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'Lucida Grande', 'Trebuchet MS', Verdana, Helvetica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style:font-name="Courier New" fo:font-size="8pt" fo:letter-spacing="normal" style:font-size-asian="8pt" style:font-size-complex="8pt"/>
    </style:style>
    <style:style style:name="P2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style:font-name="Courier New" fo:font-size="8pt" fo:letter-spacing="normal" fo:font-style="normal" fo:font-weight="normal" style:font-size-asian="8pt" style:font-size-complex="8pt"/>
    </style:style>
    <style:style style:name="P3" style:family="paragraph" style:parent-style-name="Preformatted_20_Text">
      <style:paragraph-properties fo:text-align="start" style:justify-single-word="false" fo:orphans="2" fo:widows="2"/>
    </style:style>
    <style:style style:name="P4" style:family="paragraph" style:parent-style-name="Preformatted_20_Text">
      <style:paragraph-properties fo:text-align="start" style:justify-single-word="false" fo:orphans="2" fo:widows="2"/>
      <style:text-properties style:font-name="Courier New" fo:font-size="8pt" style:font-size-asian="8pt" style:font-size-complex="8pt"/>
    </style:style>
    <style:style style:name="P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6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</style:style>
    <style:style style:name="P7" style:family="paragraph" style:parent-style-name="Standard">
      <style:text-properties style:font-name="Courier New" fo:font-size="8pt" style:font-size-asian="8pt" style:font-size-complex="8pt"/>
    </style:style>
    <style:style style:name="P8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Arial" fo:font-size="9pt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3" style:family="text">
      <style:text-properties fo:font-variant="normal" fo:text-transform="none" fo:color="#000000" style:font-name="Arial" fo:font-size="15pt" fo:letter-spacing="normal" fo:font-style="normal" fo:font-weight="bold"/>
    </style:style>
    <style:style style:name="T4" style:family="text">
      <style:text-properties fo:font-variant="normal" fo:text-transform="none" fo:color="#000000" style:font-name="Arial" fo:font-size="15pt" fo:letter-spacing="normal" fo:font-style="normal" fo:font-weight="bold" fo:background-color="#0088ff" loext:char-shading-value="0" loext:padding="0.049cm" loext:border="0.06pt solid #000000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font-size="15pt" fo:letter-spacing="normal" fo:font-style="normal" fo:font-weight="bold"/>
    </style:style>
    <style:style style:name="T7" style:family="text">
      <style:text-properties fo:font-variant="normal" fo:text-transform="none" fo:color="#000000" fo:font-size="15pt" fo:letter-spacing="normal" fo:font-style="normal" fo:font-weight="bold" fo:background-color="#0088ff" loext:char-shading-value="0" loext:padding="0.049cm" loext:border="0.06pt solid #000000"/>
    </style:style>
    <style:style style:name="T8" style:family="text">
      <style:text-properties fo:font-variant="normal" fo:text-transform="none" fo:color="#000000" style:font-name="Courier New" fo:letter-spacing="normal" fo:font-style="normal" fo:font-weight="normal"/>
    </style:style>
    <style:style style:name="T9" style:family="text">
      <style:text-properties fo:font-variant="normal" fo:text-transform="none" fo:color="#000000" style:font-name="Courier New" fo:letter-spacing="normal" fo:font-style="normal" fo:font-weight="bold"/>
    </style:style>
    <style:style style:name="T10" style:family="text">
      <style:text-properties fo:font-variant="normal" fo:text-transform="none" fo:color="#000000" style:font-name="Courier New" fo:letter-spacing="normal" fo:font-style="normal" fo:font-weight="bold" fo:background-color="#0088ff" loext:char-shading-value="0" loext:padding="0.049cm" loext:border="0.06pt solid #000000"/>
    </style:style>
    <style:style style:name="T11" style:family="text">
      <style:text-properties fo:font-variant="normal" fo:text-transform="none" fo:color="#000000" style:font-name="Courier New" fo:font-size="15pt" fo:letter-spacing="normal" fo:font-style="normal" fo:font-weight="bold"/>
    </style:style>
    <style:style style:name="T12" style:family="text">
      <style:text-properties fo:font-variant="normal" fo:text-transform="none" fo:color="#000000" style:font-name="Courier New" fo:font-size="15pt" fo:letter-spacing="normal" fo:font-style="normal" fo:font-weight="bold" fo:background-color="#0088ff" loext:char-shading-value="0" loext:padding="0.049cm" loext:border="0.06pt solid #000000"/>
    </style:style>
    <style:style style:name="T13" style:family="text">
      <style:text-properties fo:font-variant="normal" fo:text-transform="none" fo:color="#000000" style:font-name="Courier New" fo:font-size="8pt" fo:letter-spacing="normal" fo:font-style="normal" fo:font-weight="normal" style:font-size-asian="8pt" style:font-size-complex="8pt"/>
    </style:style>
    <style:style style:name="T14" style:family="text">
      <style:text-properties fo:font-variant="normal" fo:text-transform="none" fo:color="#000000" style:font-name="Courier New" fo:font-size="8pt" fo:letter-spacing="normal" fo:font-style="normal" fo:font-weight="bold" fo:background-color="#0088ff" loext:char-shading-value="0" style:font-size-asian="8pt" style:font-size-complex="8pt" loext:padding="0.049cm" loext:border="0.06pt solid #000000"/>
    </style:style>
    <style:style style:name="T15" style:family="text">
      <style:text-properties fo:font-variant="normal" fo:text-transform="none" fo:color="#000000" style:font-name="Courier New" fo:font-size="8pt" fo:letter-spacing="normal" fo:font-style="normal" fo:font-weight="bold" style:font-size-asian="8pt" style:font-size-complex="8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Courier New" fo:font-style="normal" fo:font-weight="normal"/>
    </style:style>
    <style:style style:name="T18" style:family="text">
      <style:text-properties style:font-name="Courier New" fo:font-size="8pt" fo:font-style="normal" fo:font-weight="normal" style:font-size-asian="8pt" style:font-size-complex="8pt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/></text:p>
      <text:p text:style-name="P5"><text:s text:c="32"/><text:span text:style-name="T18">CHAPTER 17</text:span></text:p>
      <text:p text:style-name="P4"/>
      <text:p text:style-name="P1"><text:s text:c="33"/><text:span text:style-name="T1">________</text:span></text:p>
      <text:p text:style-name="P1"><text:s text:c="33"/><text:span text:style-name="T1">LANGUAGE</text:span></text:p>
      <text:p text:style-name="P4"/>
      <text:p text:style-name="P4"/>
      <text:p text:style-name="P4"/>
      <text:p text:style-name="P1"><text:s text:c="6"/><text:span text:style-name="T1">____________</text:span></text:p>
      <text:p text:style-name="P2"><text:bookmark text:name="p17.1"/>17.1 <text:s/>INTRODUCTION</text:p>
      <text:p text:style-name="P4"/>
      <text:p text:style-name="P4"/>
      <text:p text:style-name="P2">The Organiser Programming Language (OPL) is a high level language which has</text:p>
      <text:p text:style-name="P2">developed from a number of other languages:</text:p>
      <text:p text:style-name="P4"/>
      <text:p text:style-name="P1"><text:s text:c="16"/><text:span text:style-name="T1">C</text:span></text:p>
      <text:p text:style-name="P1"><text:s text:c="16"/><text:span text:style-name="T1">ARCHIVE (The database module in Xchange)</text:span></text:p>
      <text:p text:style-name="P1"><text:s text:c="16"/><text:span text:style-name="T1">BASIC</text:span></text:p>
      <text:p text:style-name="P1"><text:s text:c="16"/><text:span text:style-name="T1">FORTH</text:span></text:p>
      <text:p text:style-name="P1"><text:s text:c="16"/><text:span text:style-name="T1">PL1</text:span></text:p>
      <text:p text:style-name="P4"/>
      <text:p text:style-name="P2">The language is designed to be:</text:p>
      <text:p text:style-name="P4"/>
      <text:p text:style-name="P1"><text:s text:c="16"/><text:span text:style-name="T1">Fast</text:span></text:p>
      <text:p text:style-name="P1"><text:s text:c="16"/><text:span text:style-name="T1">Compact</text:span></text:p>
      <text:p text:style-name="P1"><text:s text:c="16"/><text:span text:style-name="T1">Flexible</text:span></text:p>
      <text:p text:style-name="P1"><text:s text:c="16"/><text:span text:style-name="T1">Accurate</text:span></text:p>
      <text:p text:style-name="P1"><text:s text:c="16"/><text:span text:style-name="T1">Extensible</text:span></text:p>
      <text:p text:style-name="P1"><text:s text:c="16"/><text:span text:style-name="T1">Simply overlayed</text:span></text:p>
      <text:p text:style-name="P4"/>
      <text:p text:style-name="P2">The language is stack based; all code is held <text:s/>on <text:s/>the <text:s/>stack <text:s/>as <text:s/>are <text:s/>all</text:p>
      <text:p text:style-name="P2">intermediate <text:s/>results. <text:s/>To achieve speed the source code is translated into</text:p>
      <text:p text:style-name="P2">an intermediate code (Q code) before it is run.</text:p>
      <text:p text:style-name="P4"/>
      <text:p text:style-name="P4"/>
      <text:p text:style-name="P4"/>
      <text:p text:style-name="P1"><text:s text:c="6"/><text:span text:style-name="T1">___________</text:span></text:p>
      <text:p text:style-name="P2"><text:bookmark text:name="p17.2"/>17.2 <text:s/>DEFINITIONS</text:p>
      <text:p text:style-name="P4"/>
      <text:p text:style-name="P1"><text:s text:c="8"/><text:span text:style-name="T1">_________</text:span></text:p>
      <text:p text:style-name="P2"><text:bookmark text:name="p17.2.1"/>17.2.1 <text:s/>VARIABLES</text:p>
      <text:p text:style-name="P4"/>
      <text:p text:style-name="P4"/>
      <text:p text:style-name="P2">All variables in OPL are held in one of three forms:</text:p>
      <text:p text:style-name="P4"/>
      <text:p text:style-name="P1"><text:s text:c="16"/><text:span text:style-name="T1">Integer</text:span></text:p>
      <text:p text:style-name="P1"><text:s text:c="16"/><text:span text:style-name="T1">Floating pointing</text:span></text:p>
      <text:p text:style-name="P1"><text:s text:c="16"/><text:span text:style-name="T1">String</text:span></text:p>
      <text:p text:style-name="P4"/>
      <text:p text:style-name="P2">All this can either be simple variables or field variables.</text:p>
      <text:p text:style-name="P4"/>
      <text:p text:style-name="P2">All variables are zeroed when declared by a LOCAL, GLOBAL, OPEN <text:s/>or <text:s/>CREATE</text:p>
      <text:p text:style-name="P2">statements.</text:p>
      <text:p text:style-name="P4"/>
      <text:p text:style-name="P4"/>
      <text:p text:style-name="P4"/>
      <text:p text:style-name="P1"><text:s text:c="8"/><text:span text:style-name="T1">__________</text:span></text:p>
      <text:p text:style-name="P2"><text:bookmark text:name="p17.2.2"/>17.2.2 <text:s/>PROCEDURES</text:p>
      <text:p text:style-name="P4"/>
      <text:p text:style-name="P4"/>
      <text:p text:style-name="P2">OPL is a procedure base language, a number of <text:s/>procedures <text:s/>normally <text:s/>go <text:s/>to</text:p>
      <text:p text:style-name="P2">make <text:s/>up a program. <text:s/>Up to 16 parameters can be passed to a procedure which</text:p>
      <text:p text:style-name="P2">always returns a variable.</text:p>
      <text:p text:style-name="P4"/>
      <text:p text:style-name="P2">When a procedure is called a header is placed on <text:s/>the <text:s/>stack, <text:s/>followed <text:s/>by</text:p>
      <text:p text:style-name="P2">space <text:s/>for <text:s/>variables <text:s/>declared <text:s/>and <text:s/>the <text:s/>Q code itself. <text:s/>When a procedure</text:p>
      <text:p text:style-name="P2">returns all the stack is freed for use by other <text:s/>procedures. <text:s text:c="2"/>This <text:s/>allows</text:p>
      <text:p text:style-name="P2">overlaying <text:s/>of code so that programs can run which are substantially bigger</text:p>
      <text:p text:style-name="P2">than the available memory on the machine.</text:p>
      <text:p text:style-name="P4"/>
      <text:p text:style-name="P4"/>
      <text:p text:style-name="P4"/>
      <text:p text:style-name="P1"><text:s text:c="8"/><text:span text:style-name="T1">__________</text:span></text:p>
      <text:p text:style-name="P2"><text:bookmark text:name="p17.2.3"/>17.2.3 <text:s/>PARAMETERS</text:p>
      <text:p text:style-name="P4"/>
      <text:p text:style-name="P4"/>
      <text:p text:style-name="P2">Parameters passed to a procedure may be integer, floating point or <text:s/>string.</text:p>
      <text:p text:style-name="P2">They <text:s/>are <text:s/>passed <text:s/>by value. <text:s/>On the stack they are in reverse order to the</text:p>
      <text:p text:style-name="P2">order they are input.</text:p>
      <text:p text:style-name="P4"><text:soft-page-break/></text:p>
      <text:p text:style-name="P2">For <text:s/>example <text:s/>the <text:s/>statement <text:s/>"PROC:(12,17.5,"ABC")" <text:s/>will <text:s text:c="2"/>generate <text:s text:c="2"/>the</text:p>
      <text:p text:style-name="P2">following stack entry before the procedure PROC is called:</text:p>
      <text:p text:style-name="P4"/>
      <text:p text:style-name="P2">high memory <text:s text:c="5"/>00 12</text:p>
      <text:p text:style-name="P1"><text:s text:c="16"/><text:span text:style-name="T1">00 <text:s text:c="21"/>; Integer type</text:span></text:p>
      <text:p text:style-name="P1"><text:s text:c="16"/><text:span text:style-name="T1">00 00 00 00 50 17 01 00</text:span></text:p>
      <text:p text:style-name="P1"><text:s text:c="16"/><text:span text:style-name="T1">01 <text:s text:c="21"/>; Floating point type</text:span></text:p>
      <text:p text:style-name="P1"><text:s text:c="16"/><text:span text:style-name="T1">03 41 42 43 <text:s text:c="12"/>; "ABC"</text:span></text:p>
      <text:p text:style-name="P1"><text:s text:c="16"/><text:span text:style-name="T1">02 <text:s text:c="21"/>; String type</text:span></text:p>
      <text:p text:style-name="P2">low memory <text:s text:c="5"/>03 <text:s text:c="21"/>; Parameter count</text:p>
      <text:p text:style-name="P4"/>
      <text:p text:style-name="P4"/>
      <text:p text:style-name="P4"/>
      <text:p text:style-name="P1"><text:s text:c="8"/><text:span text:style-name="T1">_________</text:span></text:p>
      <text:p text:style-name="P2"><text:bookmark text:name="p17.2.4"/>17.2.4 <text:s/>ADDRESSES</text:p>
      <text:p text:style-name="P4"/>
      <text:p text:style-name="P4"/>
      <text:p text:style-name="P2">Memory addresses in OPL are held as integers. <text:s/>Pack addresses are held in 3</text:p>
      <text:p text:style-name="P2">bytes. <text:s/>In the CM operating system the most significant byte is ignored.</text:p>
      <text:p text:style-name="P4"/>
      <text:p text:style-name="P4"/>
      <text:p text:style-name="P4"/>
      <text:p text:style-name="P1"><text:s text:c="8"/><text:span text:style-name="T1">________</text:span></text:p>
      <text:p text:style-name="P2"><text:bookmark text:name="p17.2.5"/>17.2.5 <text:s/>INTEGERS</text:p>
      <text:p text:style-name="P4"/>
      <text:p text:style-name="P4"/>
      <text:p text:style-name="P2">An integer is a number between 32767 and -32768. <text:s/>It is stored in memory as</text:p>
      <text:p text:style-name="P2">a <text:s/>single word. <text:s/>In the source code of the language an integer may be input</text:p>
      <text:p text:style-name="P2">in hexadecimal by preceding the number by a '$', so $FFFF is a valid number</text:p>
      <text:p text:style-name="P2">and equal to -1. <text:s/>A number in an OPL program will be taken as integer if it</text:p>
      <text:p text:style-name="P2">is in the integer range with the <text:s/>one <text:s/>exception, <text:s/>-32768 <text:s/>is <text:s/>taken <text:s/>as <text:s/>a</text:p>
      <text:p text:style-name="P2">floating point number.</text:p>
      <text:p text:style-name="P4"/>
      <text:p text:style-name="P2">The reason for this is that the translator translates a negative number <text:s/>as</text:p>
      <text:p text:style-name="P2">the <text:s/>absolute <text:s/>value, followed by a unary minus operator. <text:s/>32768 is outside</text:p>
      <text:p text:style-name="P2">the range for integers and so is translated as a floating point number. <text:s text:c="2"/>A</text:p>
      <text:p text:style-name="P2">small increase in speed and compactness can be obtained by writing negative</text:p>
      <text:p text:style-name="P2">integers in hexadecimal.</text:p>
      <text:p text:style-name="P4"/>
      <text:p text:style-name="P2">It is very important to anticipate what is taken as integer. <text:s/>For example:</text:p>
      <text:p text:style-name="P4"/>
      <text:p text:style-name="P1"><text:s text:c="8"/><text:span text:style-name="T1">30001/2 is the integer 15000</text:span></text:p>
      <text:p text:style-name="P2">but</text:p>
      <text:p text:style-name="P1"><text:s text:c="8"/><text:span text:style-name="T1">40001/2 is floating point number 20000.5.</text:span></text:p>
      <text:p text:style-name="P4"/>
      <text:p text:style-name="P2">To ensure that a number is taken as a floating <text:s/>point <text:s/>number <text:s/>just <text:s/>add <text:s/>a</text:p>
      <text:p text:style-name="P2">trailing period. <text:s/>'2' is an integer, '2.' is a floating point number.</text:p>
      <text:p text:style-name="P4"/>
      <text:p text:style-name="P2">The calculator translates numbers as floating point. <text:s/>If you wish to put an</text:p>
      <text:p text:style-name="P2">integer <text:s/>into <text:s/>the <text:s/>calculator <text:s/>you <text:s/>must <text:s/>use <text:s/>the <text:s/>function INT. <text:s/>So, for</text:p>
      <text:p text:style-name="P2">example, from the calculator:</text:p>
      <text:p text:style-name="P4"/>
      <text:p text:style-name="P1"><text:s text:c="16"/><text:span text:style-name="T1">PRICE:(INT(10))</text:span></text:p>
      <text:p text:style-name="P4"/>
      <text:p text:style-name="P2">passes the integer 10 to the procedure PRICE.</text:p>
      <text:p text:style-name="P4"/>
      <text:p text:style-name="P4"/>
      <text:p text:style-name="P4"/>
      <text:p text:style-name="P1"><text:s text:c="8"/><text:span text:style-name="T1">______________</text:span></text:p>
      <text:p text:style-name="P2"><text:bookmark text:name="p17.2.6"/>17.2.6 <text:s/>FLOATING POINT</text:p>
      <text:p text:style-name="P4"/>
      <text:p text:style-name="P4"/>
      <text:p text:style-name="P2">Floating point numbers are in the range <text:s/>+/-9.99999999999E99 <text:s/>to <text:s/>+/-1E-99.</text:p>
      <text:p text:style-name="P2">They <text:s/>are <text:s/>held <text:s/>in <text:s/>Binary Coded Decimal (BCD) in 8 bytes; 6 bytes for the</text:p>
      <text:p text:style-name="P2">mantissa, 1 byte for the exponent, and 1 for the sign.</text:p>
      <text:p text:style-name="P4"/>
      <text:p text:style-name="P2">The decimal number -153 is held as:</text:p>
      <text:p text:style-name="P4"/>
      <text:p text:style-name="P1"><text:s text:c="16"/><text:span text:style-name="T1">00 00 00 00 30 15 02 80</text:span></text:p>
      <text:p text:style-name="P4"/>
      <text:p text:style-name="P2">where the last byte is the sign byte (either 00 or 80) <text:s/>and <text:s/>the <text:s/>preceding</text:p>
      <text:p text:style-name="P2">byte the exponent.</text:p>
      <text:p text:style-name="P4"/>
      <text:p text:style-name="P2">The decimal number .0234567 is held as:</text:p>
      <text:p text:style-name="P4"/>
      <text:p text:style-name="P1"><text:s text:c="16"/><text:span text:style-name="T1">00 00 00 67 45 23 FE 00.</text:span></text:p>
      <text:p text:style-name="P4"/>
      <text:p text:style-name="P2">It is possible for the exponent to go out of range, e.g. 1E99*10 or 1E-99/10.</text:p>
      <text:p text:style-name="P2">This is reported as an EXPONENT RANGE error.</text:p>
      <text:p text:style-name="P4"><text:soft-page-break/></text:p>
      <text:p text:style-name="P2">When floating point numbers are translated they are held in a more <text:s/>compact</text:p>
      <text:p text:style-name="P2">form. <text:s text:c="2"/>The first byte contains both the sign, in the most significant bit,</text:p>
      <text:p text:style-name="P2">and the number of bytes following. <text:s/>The <text:s/>next <text:s/>bytes <text:s/>are <text:s/>the <text:s/>significant</text:p>
      <text:p text:style-name="P2">bytes of the mantissa, the final byte is the exponent.</text:p>
      <text:p text:style-name="P4"/>
      <text:p text:style-name="P2">In Q code the decimal number -153 is represented as:</text:p>
      <text:p text:style-name="P4"/>
      <text:p text:style-name="P1"><text:s text:c="16"/><text:span text:style-name="T1">83 30 15 02.</text:span></text:p>
      <text:p text:style-name="P4"/>
      <text:p text:style-name="P2">The decimal number .0234567 is represented as:</text:p>
      <text:p text:style-name="P4"/>
      <text:p text:style-name="P1"><text:s text:c="16"/><text:span text:style-name="T1">04 47 45 23 FE</text:span></text:p>
      <text:p text:style-name="P4"/>
      <text:p text:style-name="P2">This compact form is always preceded by a QI_STK_LIT_NUM operator.</text:p>
      <text:p text:style-name="P4"/>
      <text:p text:style-name="P4"/>
      <text:p text:style-name="P4"/>
      <text:p text:style-name="P1"><text:s text:c="8"/><text:span text:style-name="T1">_______</text:span></text:p>
      <text:p text:style-name="P2"><text:bookmark text:name="p17.2.7"/>17.2.7 <text:s/>STRINGS</text:p>
      <text:p text:style-name="P4"/>
      <text:p text:style-name="P4"/>
      <text:p text:style-name="P2">Strings are up to 255 characters long, with a preceding length <text:s/>byte. <text:s text:c="2"/>The</text:p>
      <text:p text:style-name="P2">string "QWERTY" is held as:</text:p>
      <text:p text:style-name="P4"/>
      <text:p text:style-name="P1"><text:s text:c="16"/><text:span text:style-name="T1">06 51 57 45 52 54 59</text:span></text:p>
      <text:p text:style-name="P4"/>
      <text:p text:style-name="P2">All string variables, except field strings, are preceded by that variable's</text:p>
      <text:p text:style-name="P2">maximum length, as declared in the LOCAL or GLOBAL statement.</text:p>
      <text:p text:style-name="P4"/>
      <text:p text:style-name="P2">All strings in OPL have this format. <text:s text:c="2"/>For <text:s/>example <text:s/>when <text:s/>using <text:s/>USR$ <text:s/>the</text:p>
      <text:p text:style-name="P2">machine <text:s/>code should return with the X register pointing at the length byte</text:p>
      <text:p text:style-name="P2">of the string to be returned.</text:p>
      <text:p text:style-name="P4"/>
      <text:p text:style-name="P4"/>
      <text:p text:style-name="P4"/>
      <text:p text:style-name="P1"><text:s text:c="8"/><text:span text:style-name="T1">______</text:span></text:p>
      <text:p text:style-name="P2"><text:bookmark text:name="p17.2.8"/>17.2.8 <text:s/>ARRAYS</text:p>
      <text:p text:style-name="P4"/>
      <text:p text:style-name="P4"/>
      <text:p text:style-name="P2">One dimensional arrays are supported for integers, floating <text:s/>point <text:s/>numbers</text:p>
      <text:p text:style-name="P2">and <text:s/>strings. <text:s text:c="2"/>Multi-dimensional arrays can be easily simulated by the use</text:p>
      <text:p text:style-name="P2">of integer arithmetic.</text:p>
      <text:p text:style-name="P4"/>
      <text:p text:style-name="P2">Like all other variables, arrays are held on the stack. <text:s text:c="2"/>In <text:s/>the <text:s/>case <text:s/>of</text:p>
      <text:p text:style-name="P2">string <text:s/>arrays <text:s/>the <text:s/>maximum string length is the first byte, the next word</text:p>
      <text:p text:style-name="P2">contains the array size, this is followed by data. <text:s/>So, for example,</text:p>
      <text:p text:style-name="P4"/>
      <text:p text:style-name="P1"><text:s text:c="16"/><text:span text:style-name="T1">LOCAL A$(5,3),B%(2),C(3)</text:span></text:p>
      <text:p text:style-name="P1"><text:s text:c="16"/><text:span text:style-name="T1">A$(4)="AB"</text:span></text:p>
      <text:p text:style-name="P1"><text:s text:c="16"/><text:span text:style-name="T1">C(1)=12345</text:span></text:p>
      <text:p text:style-name="P4"/>
      <text:p text:style-name="P2">initially sets up memory as follows (from low memory to high memory):</text:p>
      <text:p text:style-name="P4"/>
      <text:p text:style-name="P2">High memory <text:s text:c="4"/>00 00 00 00 <text:s text:c="12"/>; 5st element of A$()</text:p>
      <text:p text:style-name="P1"><text:s text:c="16"/><text:span text:style-name="T1">00 00 00 00 <text:s text:c="12"/>; 4nd element of A$()</text:span></text:p>
      <text:p text:style-name="P1"><text:s text:c="16"/><text:span text:style-name="T1">00 00 00 00 <text:s text:c="12"/>; 3rd element of A$()</text:span></text:p>
      <text:p text:style-name="P1"><text:s text:c="16"/><text:span text:style-name="T1">00 00 00 00 <text:s text:c="12"/>; 2th element of A$()</text:span></text:p>
      <text:p text:style-name="P1"><text:s text:c="16"/><text:span text:style-name="T1">00 00 00 00 <text:s text:c="12"/>; 1th element of A$()</text:span></text:p>
      <text:p text:style-name="P1"><text:s text:c="16"/><text:span text:style-name="T1">00 05 <text:s text:c="18"/>; array size of A$()</text:span></text:p>
      <text:p text:style-name="P1"><text:s text:c="16"/><text:span text:style-name="T1">03 <text:s text:c="21"/>; max string length of A$()</text:span></text:p>
      <text:p text:style-name="P1"><text:s text:c="16"/><text:span text:style-name="T1">00 00 <text:s text:c="18"/>; 2st element of B%()</text:span></text:p>
      <text:p text:style-name="P1"><text:s text:c="16"/><text:span text:style-name="T1">00 00 <text:s text:c="18"/>; 1st element of B%()</text:span></text:p>
      <text:p text:style-name="P1"><text:s text:c="16"/><text:span text:style-name="T1">00 02 <text:s text:c="18"/>; array size of B%()</text:span></text:p>
      <text:p text:style-name="P1"><text:s text:c="16"/><text:span text:style-name="T1">00 00 00 00 00 00 00 00 ; 3rd element of C()</text:span></text:p>
      <text:p text:style-name="P1"><text:s text:c="16"/><text:span text:style-name="T1">00 00 00 00 00 00 00 00 ; 2nd element of C()</text:span></text:p>
      <text:p text:style-name="P1"><text:s text:c="16"/><text:span text:style-name="T1">00 00 00 00 00 00 00 00 ; 1st element of C()</text:span></text:p>
      <text:p text:style-name="P2">Low memory <text:s text:c="5"/>00 03 <text:s text:c="18"/>; array size of C()</text:p>
      <text:p text:style-name="P4"/>
      <text:p text:style-name="P2">After running the procedure it looks like:</text:p>
      <text:p text:style-name="P4"/>
      <text:p text:style-name="P2">High memory <text:s text:c="4"/>00 00 00 00 <text:s text:c="12"/>; 5th element of A$()</text:p>
      <text:p text:style-name="P1"><text:s text:c="16"/><text:span text:style-name="T1">02 41 42 00 <text:s text:c="12"/>; 4th element of A$()</text:span></text:p>
      <text:p text:style-name="P1"><text:s text:c="16"/><text:span text:style-name="T1">00 00 00 00 <text:s text:c="12"/>; 3rd element of A$()</text:span></text:p>
      <text:p text:style-name="P1"><text:s text:c="16"/><text:span text:style-name="T1">00 00 00 00 <text:s text:c="12"/>; 2nd element of A$()</text:span></text:p>
      <text:p text:style-name="P1"><text:s text:c="16"/><text:span text:style-name="T1">00 00 00 00 <text:s text:c="12"/>; 1st element of A$()</text:span></text:p>
      <text:p text:style-name="P1"><text:s text:c="16"/><text:span text:style-name="T1">00 05 <text:s text:c="18"/>; array size of A$()</text:span></text:p>
      <text:p text:style-name="P1"><text:s text:c="16"/><text:span text:style-name="T1">03 <text:s text:c="21"/>; max string length of A$()</text:span></text:p>
      <text:p text:style-name="P1"><text:s text:c="16"/><text:span text:style-name="T1">00 00 <text:s text:c="18"/>; 2st element of B%()</text:span></text:p>
      <text:p text:style-name="P1"><text:s text:c="16"/><text:span text:style-name="T1">00 00 <text:s text:c="18"/>; 1st element of B%()</text:span></text:p>
      <text:p text:style-name="P1"><text:soft-page-break/><text:s text:c="16"/><text:span text:style-name="T1">00 02 <text:s text:c="18"/>; array size of B%()</text:span></text:p>
      <text:p text:style-name="P1"><text:s text:c="16"/><text:span text:style-name="T1">00 00 00 00 00 00 00 00 ; 3rd element of C()</text:span></text:p>
      <text:p text:style-name="P1"><text:s text:c="16"/><text:span text:style-name="T1">00 00 00 00 00 00 00 00 ; 2nd element of C()</text:span></text:p>
      <text:p text:style-name="P1"><text:s text:c="16"/><text:span text:style-name="T1">00 00 00 50 34 12 04 00 ; 1st element of C()</text:span></text:p>
      <text:p text:style-name="P2">Low memory <text:s text:c="5"/>00 03 <text:s text:c="18"/>; array size of C()</text:p>
      <text:p text:style-name="P4"/>
      <text:p text:style-name="P4"/>
      <text:p text:style-name="P2">The string and array limits are inserted into the variable space <text:s/>after <text:s/>it</text:p>
      <text:p text:style-name="P2">has been zeroed. <text:s/>This process is referred to as "fixing up" the variables.</text:p>
      <text:p text:style-name="P4"/>
      <text:p text:style-name="P2">Only available memory limits the size of arrays.</text:p>
      <text:p text:style-name="P4"/>
      <text:p text:style-name="P4"/>
      <text:p text:style-name="P4"/>
      <text:p text:style-name="P1"><text:s text:c="8"/><text:span text:style-name="T1">_______________</text:span></text:p>
      <text:p text:style-name="P2"><text:bookmark text:name="p17.2.9"/>17.2.9 <text:s/>TYPE CONVERSION</text:p>
      <text:p text:style-name="P4"/>
      <text:p text:style-name="P4"/>
      <text:p text:style-name="P2">Automatic type conversion takes place where possible. <text:s/>For instance:</text:p>
      <text:p text:style-name="P4"/>
      <text:p text:style-name="P1"><text:s text:c="16"/><text:span text:style-name="T1">A=10</text:span></text:p>
      <text:p text:style-name="P2">and</text:p>
      <text:p text:style-name="P1"><text:s text:c="16"/><text:span text:style-name="T1">A=FLT(10)</text:span></text:p>
      <text:p text:style-name="P4"/>
      <text:p text:style-name="P2">produce exactly the same Q code. <text:s/>Whereas:</text:p>
      <text:p text:style-name="P4"/>
      <text:p text:style-name="P1"><text:s text:c="16"/><text:span text:style-name="T1">A=10.</text:span></text:p>
      <text:p text:style-name="P4"/>
      <text:p text:style-name="P2">has different Q code. <text:s/>All three place the floating point <text:s/>number <text:s/>10 <text:s/>into</text:p>
      <text:p text:style-name="P2">the variable A.</text:p>
      <text:p text:style-name="P4"/>
      <text:p text:style-name="P2">When expressions are evaluated the standard left to right rule <text:s/>is <text:s/>applied</text:p>
      <text:p text:style-name="P2">with type integer being maintained as long as possible. <text:s/>So, for example:</text:p>
      <text:p text:style-name="P4"/>
      <text:p text:style-name="P1"><text:s text:c="16"/><text:span text:style-name="T1">A=1000*1000*1000.</text:span></text:p>
      <text:p text:style-name="P4"/>
      <text:p text:style-name="P2">generates an "INTEGER OVERFLOW" error. <text:s/>But :</text:p>
      <text:p text:style-name="P4"/>
      <text:p text:style-name="P1"><text:s text:c="16"/><text:span text:style-name="T1">A=1000.*1000*1000</text:span></text:p>
      <text:p text:style-name="P4"/>
      <text:p text:style-name="P2">does not. <text:s/>This applies to any sub-expressions inside brackets, so:</text:p>
      <text:p text:style-name="P4"/>
      <text:p text:style-name="P1"><text:s text:c="16"/><text:span text:style-name="T1">A=1000.*(1000*1000)</text:span></text:p>
      <text:p text:style-name="P4"/>
      <text:p text:style-name="P2">generates the overflow error.</text:p>
      <text:p text:style-name="P4"/>
      <text:p text:style-name="P4"/>
      <text:p text:style-name="P4"/>
      <text:p text:style-name="P1"><text:s text:c="9"/><text:span text:style-name="T1">__________________</text:span></text:p>
      <text:p text:style-name="P2"><text:bookmark text:name="p17.2.10"/>17.2.10 <text:s/>RECORDS AND FIELDS</text:p>
      <text:p text:style-name="P4"/>
      <text:p text:style-name="P4"/>
      <text:p text:style-name="P2">A file consists of a file name record with a number <text:s/>of <text:s/>data <text:s/>records. <text:s text:c="2"/>A</text:p>
      <text:p text:style-name="P2">record contains at least one character and at most 254 characters.</text:p>
      <text:p text:style-name="P4"/>
      <text:p text:style-name="P2">A record may contain up to 16 fields, delimited by the TAB character (ASCII</text:p>
      <text:p text:style-name="P2">9).</text:p>
      <text:p text:style-name="P4"/>
      <text:p text:style-name="P2">Strings are held as the ASCII characters, numbers are <text:s/>held <text:s/>in <text:s/>the <text:s/>ASCII</text:p>
      <text:p text:style-name="P2">form. <text:s/>So for example after:</text:p>
      <text:p text:style-name="P4"/>
      <text:p text:style-name="P1"><text:s text:c="16"/><text:span text:style-name="T1">OPEN "A:ABC",A,A%,B,C$</text:span></text:p>
      <text:p text:style-name="P1"><text:s text:c="16"/><text:span text:style-name="T1">A.A=12</text:span></text:p>
      <text:p text:style-name="P1"><text:s text:c="16"/><text:span text:style-name="T1">A.B=3.4</text:span></text:p>
      <text:p text:style-name="P1"><text:s text:c="16"/><text:span text:style-name="T1">A.C$="XYZ"</text:span></text:p>
      <text:p text:style-name="P4"/>
      <text:p text:style-name="P2">the file buffer contains:</text:p>
      <text:p text:style-name="P4"/>
      <text:p text:style-name="P1"><text:s text:c="16"/><text:span text:style-name="T1">len <text:s text:c="5"/>tab <text:s text:c="8"/>tab</text:span></text:p>
      <text:p text:style-name="P1"><text:s text:c="16"/><text:span text:style-name="T1">0A 31 32 09 33 2E 34 09 58 59 5A.</text:span></text:p>
      <text:p text:style-name="P4"/>
      <text:p text:style-name="P2">When a file is opened the field names are given. <text:s/>The field names and types</text:p>
      <text:p text:style-name="P2">are not fixed and may be varied from OPEN to OPEN. <text:s/>When a numeric field is</text:p>
      <text:p text:style-name="P2">accessed the contents are converted <text:s/>from <text:s/>ASCII <text:s/>to <text:s/>integer <text:s/>or <text:s/>floating</text:p>
      <text:p text:style-name="P2">point. <text:s text:c="2"/>Should <text:s/>this <text:s/>conversion <text:s/>fail <text:s/>the <text:s/>error <text:s/>"STR <text:s/>TO <text:s/>NUM FAIL" is</text:p>
      <text:p text:style-name="P2">reported.</text:p>
      <text:p text:style-name="P4"/>
      <text:p text:style-name="P2">When searching for a particular field the field name is <text:s/>matched <text:s/>with <text:s/>the</text:p>
      <text:p text:style-name="P3"><text:span text:style-name="T13">field <text:s/>name <text:s/>buffer (see section </text:span><text:a xlink:type="simple" xlink:href="https://www.jaapsch.net/psion/tech06.htm#p6.3.2" text:style-name="Internet_20_link" text:visited-style-name="Visited_20_Internet_20_Link">6.3.2</text:a><text:span text:style-name="T13">) and the corresponding field split</text:span></text:p>
      <text:p text:style-name="P2">out of the file buffer using UT$SPLT.</text:p>
      <text:p text:style-name="P4"><text:soft-page-break/></text:p>
      <text:p text:style-name="P2">Note that any string can be assigned to a <text:s/>string <text:s/>field <text:s/>but <text:s/>that <text:s/>if <text:s/>it</text:p>
      <text:p text:style-name="P2">includes a TAB character it will generate an extra field. <text:s/>For example:</text:p>
      <text:p text:style-name="P1"><text:s text:c="16"/><text:span text:style-name="T1">OPEN "A:ABC",A,A$,B$,C$</text:span></text:p>
      <text:p text:style-name="P1"><text:s text:c="16"/><text:span text:style-name="T1">A.B$="Hello"</text:span></text:p>
      <text:p text:style-name="P1"><text:s text:c="16"/><text:span text:style-name="T1">A.A$="AB"+CHR$(9)+"CD"</text:span></text:p>
      <text:p text:style-name="P1"><text:s text:c="16"/><text:span text:style-name="T1">PRINT A.C$</text:span></text:p>
      <text:p text:style-name="P1"><text:s text:c="16"/><text:span text:style-name="T1">GET</text:span></text:p>
      <text:p text:style-name="P4"/>
      <text:p text:style-name="P2">will print "Hello" to the screen. <text:s/>The file buffer contains:</text:p>
      <text:p text:style-name="P4"/>
      <text:p text:style-name="P1"><text:s text:c="16"/><text:span text:style-name="T1">0B 41 42 09 43 44 09 48 65 6C 6C 6F</text:span></text:p>
      <text:p text:style-name="P4"/>
      <text:p text:style-name="P2">Saving data in ASCII is simple but it is easy to see how data can be</text:p>
      <text:p text:style-name="P2">compressed by using BCD, hexadecimal or other techniques.</text:p>
      <text:p text:style-name="P4"/>
      <text:p text:style-name="P4"/>
      <text:p text:style-name="P4"/>
      <text:p text:style-name="P4"/>
      <text:p text:style-name="P1"><text:s text:c="9"/><text:span text:style-name="T1">______________</text:span></text:p>
      <text:p text:style-name="P2"><text:bookmark text:name="p17.2.11"/>17.2.11 <text:s/>VARIABLE SCOPE</text:p>
      <text:p text:style-name="P4"/>
      <text:p text:style-name="P4"/>
      <text:p text:style-name="P2">When a procedure is loaded all the LOCALs and GLOBALs declared <text:s/>in <text:s/>it <text:s/>are</text:p>
      <text:p text:style-name="P2">allocated <text:s/>space <text:s/>on <text:s/>the <text:s/>stack. <text:s text:c="2"/>This area is zeroed and the strings and</text:p>
      <text:p text:style-name="P2">arrays are fixed up. <text:s/>In other words, the maximum length of each string and</text:p>
      <text:p text:style-name="P2">the array sizes are filled in.</text:p>
      <text:p text:style-name="P4"/>
      <text:p text:style-name="P2">These variables remain in memory at fixed locations, until execution of the</text:p>
      <text:p text:style-name="P2">declaring <text:s/>procedure <text:s/>terminates. <text:s text:c="2"/>LOCAL <text:s/>variables are valid only in that</text:p>
      <text:p text:style-name="P2">procedure, whereas GLOBAL variables are valid in all procedures <text:s/>called <text:s/>by</text:p>
      <text:p text:style-name="P2">the declaring procedure.</text:p>
      <text:p text:style-name="P4"/>
      <text:p text:style-name="P2">See EXAMPLE 1 &amp; 4.</text:p>
      <text:p text:style-name="P4"/>
      <text:p text:style-name="P4"/>
      <text:p text:style-name="P4"/>
      <text:p text:style-name="P1"><text:s text:c="9"/><text:span text:style-name="T1">_________</text:span></text:p>
      <text:p text:style-name="P2"><text:bookmark text:name="p17.2.12"/>17.2.12 <text:s/>EXTERNALS</text:p>
      <text:p text:style-name="P4"/>
      <text:p text:style-name="P4"/>
      <text:p text:style-name="P2">If a variable used in a procedure is not declared LOCAL or GLOBAL <text:s/>in <text:s/>that</text:p>
      <text:p text:style-name="P2">procedure it is taken as external. <text:s/>The Q code contains a list of externals</text:p>
      <text:p text:style-name="P2">and these are resolved at run time.</text:p>
      <text:p text:style-name="P4"/>
      <text:p text:style-name="P3"><text:span text:style-name="T13">Using the frame <text:s/>pointer, <text:s/>RTA_FP <text:s/>- <text:s/>see <text:s/>section <text:s/></text:span><text:a xlink:type="simple" xlink:href="https://www.jaapsch.net/psion/tech17.htm#p17.2.13" text:style-name="Internet_20_link" text:visited-style-name="Visited_20_Internet_20_Link">17.2.13</text:a><text:span text:style-name="T13">, <text:s/>the <text:s/>previous</text:span></text:p>
      <text:p text:style-name="P2">procedures are checked for all entries in the GLOBAL tables. <text:s/>If a match is</text:p>
      <text:p text:style-name="P2">found the variable address is inserted in <text:s/>an <text:s/>indirection <text:s/>table. <text:s text:c="2"/>If <text:s/>an</text:p>
      <text:p text:style-name="P2">external is not found it is reported as an error.</text:p>
      <text:p text:style-name="P4"/>
      <text:p text:style-name="P2">See EXAMPLE 4.</text:p>
      <text:p text:style-name="P4"/>
      <text:p text:style-name="P2">Note that neither the LOCAL names nor the parameter names <text:s/>are <text:s/>present <text:s/>in</text:p>
      <text:p text:style-name="P2">the Q code, but that GLOBAL names are.</text:p>
      <text:p text:style-name="P4"/>
      <text:p text:style-name="P4"/>
      <text:p text:style-name="P4"/>
      <text:p text:style-name="P1"><text:s text:c="9"/><text:span text:style-name="T1">_________________</text:span></text:p>
      <text:p text:style-name="P2"><text:bookmark text:name="p17.2.13"/>17.2.13 <text:s/>LANGUAGE POINTERS</text:p>
      <text:p text:style-name="P4"/>
      <text:p text:style-name="P4"/>
      <text:p text:style-name="P2">There are three key pointers used by the language:</text:p>
      <text:p text:style-name="P4"/>
      <text:p text:style-name="P1"><text:s text:c="16"/><text:span text:style-name="T1">RTA_SP <text:s text:c="9"/>Language stack pointer</text:span></text:p>
      <text:p text:style-name="P1"><text:s text:c="16"/><text:span text:style-name="T1">RTA_PC <text:s text:c="9"/>Program counter</text:span></text:p>
      <text:p text:style-name="P1"><text:s text:c="16"/><text:span text:style-name="T1">RTA_FP <text:s text:c="9"/>Frame (procedure) pointer</text:span></text:p>
      <text:p text:style-name="P4"/>
      <text:p text:style-name="P2">RTA_SP points at the lowest byte <text:s/>of <text:s/>the <text:s/>stack. <text:s text:c="2"/>So <text:s/>if <text:s/>an <text:s/>integer <text:s/>is</text:p>
      <text:p text:style-name="P2">stacked, <text:s/>RTA_SP <text:s/>is <text:s/>decremented by 2 and the word is saved at the address</text:p>
      <text:p text:style-name="P2">pointed to by RTA_SP.</text:p>
      <text:p text:style-name="P4"/>
      <text:p text:style-name="P2">RTA_PC points at the current operand/operator executed and <text:s/>is <text:s/>incremented</text:p>
      <text:p text:style-name="P2">after <text:s/>execution - except at the start of a procedure or a GOTO when RTA_PC</text:p>
      <text:p text:style-name="P2">is set up appropriately.</text:p>
      <text:p text:style-name="P4"/>
      <text:p text:style-name="P2">RTA_FP points into the header of the current procedure.</text:p>
      <text:p text:style-name="P4"/>
      <text:p text:style-name="P2">Each procedure header has the form:</text:p>
      <text:p text:style-name="P4"/>
      <text:p text:style-name="P1"><text:s text:c="24"/><text:span text:style-name="T1">Device (zero if top procedure)</text:span></text:p>
      <text:p text:style-name="P1"><text:soft-page-break/><text:s text:c="24"/><text:span text:style-name="T1">Return RTA_PC</text:span></text:p>
      <text:p text:style-name="P1"><text:s text:c="24"/><text:span text:style-name="T1">ONERR address</text:span></text:p>
      <text:p text:style-name="P1"><text:s text:c="24"/><text:span text:style-name="T1">BASE_SP</text:span></text:p>
      <text:p text:style-name="P2">RTA_FP points at: <text:s text:c="6"/>Previous RTA_FP</text:p>
      <text:p text:style-name="P1"><text:s text:c="24"/><text:span text:style-name="T1">Start address of the global name table</text:span></text:p>
      <text:p text:style-name="P1"><text:s text:c="24"/><text:span text:style-name="T1">Global name table</text:span></text:p>
      <text:p text:style-name="P1"><text:s text:c="24"/><text:span text:style-name="T1">Indirection table for externals/parameters</text:span></text:p>
      <text:p text:style-name="P4"/>
      <text:p text:style-name="P2">This is followed by the variables, and finally by the Q code.</text:p>
      <text:p text:style-name="P4"/>
      <text:p text:style-name="P2">RTA_FP points at the previous RTA_FP, so it is easy to jump up through <text:s/>all</text:p>
      <text:p text:style-name="P2">the <text:s/>procedures <text:s/>above. <text:s text:c="2"/>The <text:s/>language <text:s/>uses <text:s/>this when resolving external</text:p>
      <text:p text:style-name="P2">references and when handling errors.</text:p>
      <text:p text:style-name="P4"/>
      <text:p text:style-name="P2">See EXAMPLE 4.</text:p>
      <text:p text:style-name="P4"/>
      <text:p text:style-name="P4"/>
      <text:p text:style-name="P4"/>
      <text:p text:style-name="P1"><text:s text:c="9"/><text:span text:style-name="T1">________________</text:span></text:p>
      <text:p text:style-name="P2"><text:bookmark text:name="p17.2.14"/>17.2.14 <text:s/>ADDRESSING MODES</text:p>
      <text:p text:style-name="P4"/>
      <text:p text:style-name="P4"/>
      <text:p text:style-name="P2">Local variables and global variables declared in the current procedure <text:s/>are</text:p>
      <text:p text:style-name="P2">accessed <text:s/>directly. <text:s/>A reference to such variables is by an offset from the</text:p>
      <text:p text:style-name="P2">current RTA_FP.</text:p>
      <text:p text:style-name="P4"/>
      <text:p text:style-name="P2">Parameters <text:s/>and <text:s/>externally <text:s/>declared <text:s text:c="2"/>global <text:s text:c="2"/>variables <text:s text:c="2"/>are <text:s text:c="2"/>accessed</text:p>
      <text:p text:style-name="P2">indirectly. <text:s text:c="2"/>The <text:s/>addresses of these variables are held in the indirection</text:p>
      <text:p text:style-name="P2">table, the required address in this table is found by adding the offset <text:s/>in</text:p>
      <text:p text:style-name="P2">the Q code to the current RTA_FP.</text:p>
      <text:p text:style-name="P4"/>
      <text:p text:style-name="P2">See EXAMPLE 4.</text:p>
      <text:p text:style-name="P4"/>
      <text:p text:style-name="P4"/>
      <text:p text:style-name="P4"/>
      <text:p text:style-name="P1"><text:s text:c="9"/><text:span text:style-name="T1">________</text:span></text:p>
      <text:p text:style-name="P2"><text:bookmark text:name="p17.2.15"/>17.2.15 <text:s/>TOP LOOP</text:p>
      <text:p text:style-name="P4"/>
      <text:p text:style-name="P4"/>
      <text:p text:style-name="P2">Each procedure consists of two parts, a header and <text:s/>Q <text:s/>code. <text:s text:c="2"/>The <text:s/>Q <text:s/>code</text:p>
      <text:p text:style-name="P2">contains <text:s/>all <text:s/>the operands and operators in a table that is run by the TOP</text:p>
      <text:p text:style-name="P2">LOOP.</text:p>
      <text:p text:style-name="P4"/>
      <text:p text:style-name="P2">The TOP LOOP controls the language, it performs the following functions:</text:p>
      <text:p text:style-name="P4"/>
      <text:p text:style-name="P2">Increment RTA_PC by the B register</text:p>
      <text:p text:style-name="P3"><text:span text:style-name="T13">Test for the ON/CLEAR key, see section </text:span><text:a xlink:type="simple" xlink:href="https://www.jaapsch.net/psion/tech07.htm#p7.2.1" text:style-name="Internet_20_link" text:visited-style-name="Visited_20_Internet_20_Link">7.2.1</text:a></text:p>
      <text:p text:style-name="P3"><text:span text:style-name="T13">Test for low battery, see section </text:span><text:a xlink:type="simple" xlink:href="https://www.jaapsch.net/psion/tech07.htm#p7.4.3" text:style-name="Internet_20_link" text:visited-style-name="Visited_20_Internet_20_Link">7.4.3</text:a></text:p>
      <text:p text:style-name="P2">Load and execute the next operand/operator</text:p>
      <text:p text:style-name="P2">Test carry - if set then initiate error handling</text:p>
      <text:p text:style-name="P4"/>
      <text:p text:style-name="P4"/>
      <text:p text:style-name="P4"/>
      <text:p text:style-name="P1"><text:s text:c="6"/><text:span text:style-name="T1">________</text:span></text:p>
      <text:p text:style-name="P2"><text:bookmark text:name="p17.3"/>17.3 <text:s/>OPERANDS</text:p>
      <text:p text:style-name="P4"/>
      <text:p text:style-name="P4"/>
      <text:p text:style-name="P2">Each operand stacks either a constant value or a pointer to a variable.</text:p>
      <text:p text:style-name="P4"/>
      <text:p text:style-name="P2">There are a number of types of operands. <text:s/>Operands are <text:s/>named <text:s/>after <text:s/>their</text:p>
      <text:p text:style-name="P2">type, the types are:</text:p>
      <text:p text:style-name="P4"/>
      <text:p text:style-name="P2">Integer <text:s text:c="32"/>INT</text:p>
      <text:p text:style-name="P2">Floating point <text:s text:c="17"/>NUM</text:p>
      <text:p text:style-name="P2">String <text:s text:c="25"/>STR</text:p>
      <text:p text:style-name="P2">Constants (i.e. not variables) <text:s text:c="3"/>CON</text:p>
      <text:p text:style-name="P2">Arrays <text:s text:c="25"/>ARR</text:p>
      <text:p text:style-name="P2">Simple (i.e. not array) <text:s text:c="10"/>SIM</text:p>
      <text:p text:style-name="P2">Offset from RTA_FP <text:s text:c="13"/>FP</text:p>
      <text:p text:style-name="P2">Indirect offset from RTA_FP <text:s text:c="4"/>IND</text:p>
      <text:p text:style-name="P2">Left side (i.e. assigns) <text:s text:c="9"/>LS</text:p>
      <text:p text:style-name="P2">Field <text:s text:c="26"/>FLD</text:p>
      <text:p text:style-name="P2">Stack byte/word <text:s text:c="16"/>LIT</text:p>
      <text:p text:style-name="P2">Refer to the fixed memories <text:s text:c="4"/>ABS</text:p>
      <text:p text:style-name="P4"/>
      <text:p text:style-name="P4"/>
      <text:p text:style-name="P2">Internal Name <text:s text:c="4"/>Op + Bytes <text:s text:c="3"/>Added to the stack</text:p>
      <text:p text:style-name="P2">QI_INT_SIM_FP <text:s text:c="4"/>$00 <text:s text:c="2"/>2 <text:s text:c="6"/>The integer</text:p>
      <text:p text:style-name="P2">QI_NUM_SIM_FP <text:s text:c="4"/>$01 <text:s text:c="2"/>2 <text:s text:c="6"/>The floating point number</text:p>
      <text:p text:style-name="P2">QI_STR_SIM_FP <text:s text:c="4"/>$02 <text:s text:c="2"/>2 <text:s text:c="6"/>The string</text:p>
      <text:p text:style-name="P4"><text:soft-page-break/></text:p>
      <text:p text:style-name="P2">These operands take the following word, <text:s/>add <text:s/>it <text:s/>to <text:s/>RTA_FP <text:s/>(see <text:s/>section</text:p>
      <text:p text:style-name="P3"><text:a xlink:type="simple" xlink:href="https://www.jaapsch.net/psion/tech17.htm#p17.2.13" text:style-name="Internet_20_link" text:visited-style-name="Visited_20_Internet_20_Link">17.2.13</text:a><text:span text:style-name="T13">) and stack the variable at that address.</text:span></text:p>
      <text:p text:style-name="P4"/>
      <text:p text:style-name="P2">Internal Name <text:s text:c="4"/>Op + Bytes <text:s text:c="3"/>Stack</text:p>
      <text:p text:style-name="P2">QI_INT_ARR_FP <text:s text:c="4"/>$03 <text:s text:c="2"/>2 <text:s text:c="6"/>Drops element number, adds an integer</text:p>
      <text:p text:style-name="P1"><text:s text:c="33"/><text:span text:style-name="T1">from the array</text:span></text:p>
      <text:p text:style-name="P2">QI_NUM_ARR_FP <text:s text:c="4"/>$04 <text:s text:c="2"/>2 <text:s text:c="6"/>Drops element number, adds a floating</text:p>
      <text:p text:style-name="P1"><text:s text:c="33"/><text:span text:style-name="T1">point number from the array</text:span></text:p>
      <text:p text:style-name="P2">QI_STR_ARR_FP <text:s text:c="4"/>$05 <text:s text:c="2"/>2 <text:s text:c="6"/>Drops element number, adds a string</text:p>
      <text:p text:style-name="P1"><text:s text:c="33"/><text:span text:style-name="T1">from the array</text:span></text:p>
      <text:p text:style-name="P4"/>
      <text:p text:style-name="P2">These operands take the following word, adds it to RTA_FP to get the <text:s/>start</text:p>
      <text:p text:style-name="P2">of <text:s/>the <text:s/>array. <text:s text:c="2"/>The <text:s/>required element number is dropped off the stack and</text:p>
      <text:p text:style-name="P2">checked against the maximum size of the array. <text:s/>The address of the <text:s/>element</text:p>
      <text:p text:style-name="P2">is then calculated and the variable stacked.</text:p>
      <text:p text:style-name="P4"/>
      <text:p text:style-name="P4"/>
      <text:p text:style-name="P2">Internal Name <text:s text:c="4"/>Op + Bytes <text:s text:c="3"/>Added to the stack</text:p>
      <text:p text:style-name="P2">QI_NUM_SIM_ABS <text:s text:c="3"/>$06 <text:s text:c="2"/>1 <text:s text:c="6"/>Floating point number</text:p>
      <text:p text:style-name="P4"/>
      <text:p text:style-name="P2">This operand gives access to the <text:s/>calculators <text:s/>memories, <text:s/>M0 <text:s/>to <text:s/>M9. <text:s text:c="2"/>The</text:p>
      <text:p text:style-name="P2">operand is followed by the offset to the memory required.</text:p>
      <text:p text:style-name="P4"/>
      <text:p text:style-name="P4"/>
      <text:p text:style-name="P2">Internal Name <text:s text:c="4"/>Op + Bytes <text:s text:c="3"/>Added to the stack</text:p>
      <text:p text:style-name="P2">QI_INT_SIM_IND <text:s text:c="3"/>$07 <text:s text:c="2"/>2 <text:s text:c="6"/>The integer</text:p>
      <text:p text:style-name="P2">QI_NUM_SIM_IND <text:s text:c="3"/>$08 <text:s text:c="2"/>2 <text:s text:c="6"/>The floating point number</text:p>
      <text:p text:style-name="P2">QI_STR_SIM_IND <text:s text:c="3"/>$09 <text:s text:c="2"/>2 <text:s text:c="6"/>The string</text:p>
      <text:p text:style-name="P4"/>
      <text:p text:style-name="P2">These operands take the following word, add it to RTA_FP, load the <text:s/>address</text:p>
      <text:p text:style-name="P2">at that address and stack the variable at that address.</text:p>
      <text:p text:style-name="P4"/>
      <text:p text:style-name="P4"/>
      <text:p text:style-name="P2">Internal Name <text:s text:c="4"/>Op + Bytes <text:s text:c="3"/>Stack</text:p>
      <text:p text:style-name="P2">QI_INT_ARR_IND <text:s text:c="3"/>$0A <text:s text:c="2"/>2 <text:s text:c="6"/>Drops element number, adds the integer</text:p>
      <text:p text:style-name="P1"><text:s text:c="33"/><text:span text:style-name="T1">from the array</text:span></text:p>
      <text:p text:style-name="P2">QI_NUM_ARR_IND <text:s text:c="3"/>$0B <text:s text:c="2"/>2 <text:s text:c="6"/>Drops element number, adds the</text:p>
      <text:p text:style-name="P1"><text:s text:c="33"/><text:span text:style-name="T1">floating point number from the array</text:span></text:p>
      <text:p text:style-name="P2">QI_STR_ARR_IND <text:s text:c="3"/>$0C <text:s text:c="2"/>2 <text:s text:c="6"/>Drops element number, adds the string</text:p>
      <text:p text:style-name="P1"><text:s text:c="33"/><text:span text:style-name="T1">from the array</text:span></text:p>
      <text:p text:style-name="P4"/>
      <text:p text:style-name="P2">These operands take the following <text:s/>word, <text:s/>adds <text:s/>it <text:s/>to <text:s/>RTA_FP, <text:s/>loads <text:s/>the</text:p>
      <text:p text:style-name="P2">address <text:s/>at that address to get the start of the array. <text:s/>The element of the</text:p>
      <text:p text:style-name="P2">array required is dropped off the stack, it is <text:s/>then <text:s/>checked <text:s/>against <text:s/>the</text:p>
      <text:p text:style-name="P2">maximum <text:s/>size <text:s/>of the array. <text:s/>The address of the element is then calculated</text:p>
      <text:p text:style-name="P2">and the variable stacked.</text:p>
      <text:p text:style-name="P4"/>
      <text:p text:style-name="P4"/>
      <text:p text:style-name="P2">Internal Name <text:s text:c="4"/>Op + Bytes <text:s text:c="3"/>Added to the stack</text:p>
      <text:p text:style-name="P2">QI_LS_INT_SIM_FP <text:s/>$0D <text:s text:c="2"/>2 <text:s text:c="6"/>The address of the integer + field flag</text:p>
      <text:p text:style-name="P2">QI_LS_NUM_SIM_FP <text:s/>$0E <text:s text:c="2"/>2 <text:s text:c="6"/>The address of the floating point</text:p>
      <text:p text:style-name="P1"><text:s text:c="33"/><text:span text:style-name="T1">number + field flag</text:span></text:p>
      <text:p text:style-name="P2">QI_LS_STR_SIM_FP <text:s/>$0F <text:s text:c="2"/>2 <text:s text:c="6"/>The maximum size + the address of</text:p>
      <text:p text:style-name="P1"><text:s text:c="33"/><text:span text:style-name="T1">the string + field flag</text:span></text:p>
      <text:p text:style-name="P2">QI_LS_INT_ARR_FP <text:s/>$10 <text:s text:c="2"/>2 <text:s text:c="6"/>The address of the integer from the</text:p>
      <text:p text:style-name="P1"><text:s text:c="33"/><text:span text:style-name="T1">array + field flag</text:span></text:p>
      <text:p text:style-name="P2">QI_LS_NUM_ARR_FP <text:s/>$11 <text:s text:c="2"/>2 <text:s text:c="6"/>The address of the floating point</text:p>
      <text:p text:style-name="P1"><text:s text:c="33"/><text:span text:style-name="T1">number from the array + field flag</text:span></text:p>
      <text:p text:style-name="P2">QI_LS_STR_ARR_FP <text:s/>$12 <text:s text:c="2"/>2 <text:s text:c="6"/>The maximum size + the address of</text:p>
      <text:p text:style-name="P1"><text:s text:c="33"/><text:span text:style-name="T1">the string from the array + field flag</text:span></text:p>
      <text:p text:style-name="P2">QI_LS_NUM_SIM_ABS $13 <text:s text:c="2"/>2 <text:s text:c="6"/>The address of the calculator memory +</text:p>
      <text:p text:style-name="P1"><text:s text:c="33"/><text:span text:style-name="T1">field flag</text:span></text:p>
      <text:p text:style-name="P2">QI_LS_INT_SIM_IND $14 <text:s text:c="2"/>2 <text:s text:c="6"/>The address of the integer + field flag</text:p>
      <text:p text:style-name="P2">QI_LS_NUM_SIM_IND $15 <text:s text:c="2"/>2 <text:s text:c="6"/>The address of the floating point</text:p>
      <text:p text:style-name="P1"><text:s text:c="33"/><text:span text:style-name="T1">number + field flag</text:span></text:p>
      <text:p text:style-name="P2">QI_LS_STR_SIM_IND $16 <text:s text:c="2"/>2 <text:s text:c="6"/>The maximum size + the address of</text:p>
      <text:p text:style-name="P1"><text:s text:c="33"/><text:span text:style-name="T1">the string + field flag</text:span></text:p>
      <text:p text:style-name="P2">QI_LS_INT_ARR_IND $17 <text:s text:c="2"/>2 <text:s text:c="6"/>The address of the integer from the</text:p>
      <text:p text:style-name="P1"><text:s text:c="33"/><text:span text:style-name="T1">array + field flag</text:span></text:p>
      <text:p text:style-name="P2">QI_LS_NUM_ARR_IND $18 <text:s text:c="2"/>2 <text:s text:c="6"/>The address of the floating point number</text:p>
      <text:p text:style-name="P1"><text:s text:c="33"/><text:span text:style-name="T1">from the array + field flag</text:span></text:p>
      <text:p text:style-name="P2">QI_LS_STR_ARR_IND $19 <text:s text:c="2"/>2 <text:s text:c="6"/>the maximum size + the address of the</text:p>
      <text:p text:style-name="P1"><text:s text:c="33"/><text:span text:style-name="T1">string from the array + field flag</text:span></text:p>
      <text:p text:style-name="P4"/>
      <text:p text:style-name="P2">These operands correspond to their right side equivalents. <text:s/>In the case <text:s/>of</text:p>
      <text:p text:style-name="P2">strings <text:s/>the <text:s/>maximum <text:s/>length <text:s/>is <text:s/>stacked <text:s/>first. <text:s/>Then, in all cases, the</text:p>
      <text:p text:style-name="P2">address of the variable is stacked. <text:s/>The field flag byte is <text:s/>then <text:s/>stacked,</text:p>
      <text:p text:style-name="P2">in all these cases it is zero to show that it is not a field reference.</text:p>
      <text:p text:style-name="P4"/>
      <text:p text:style-name="P2"><text:soft-page-break/>See EXAMPLE 1.</text:p>
      <text:p text:style-name="P4"/>
      <text:p text:style-name="P4"/>
      <text:p text:style-name="P2">Internal Name <text:s text:c="4"/>Op + Bytes <text:s text:c="3"/>Stack</text:p>
      <text:p text:style-name="P2">QI_INT_FLD <text:s text:c="7"/>$1A <text:s text:c="2"/>1 <text:s text:c="6"/>Drops the field name, adds the integer</text:p>
      <text:p text:style-name="P2">QI_NUM_FLD <text:s text:c="7"/>$1B <text:s text:c="2"/>1 <text:s text:c="6"/>Drops the field name, adds the</text:p>
      <text:p text:style-name="P1"><text:s text:c="33"/><text:span text:style-name="T1">floating point number</text:span></text:p>
      <text:p text:style-name="P2">QI_STR_FLD <text:s text:c="7"/>$1C <text:s text:c="2"/>1 <text:s text:c="6"/>Drops the field name, adds the string</text:p>
      <text:p text:style-name="P4"/>
      <text:p text:style-name="P2">These operands are followed by a logical file name, 0,1,2 or 3, which <text:s/>says</text:p>
      <text:p text:style-name="P2">which <text:s/>logical file to use. <text:s/>First it looks for the field name in the Field</text:p>
      <text:p text:style-name="P2">Name Symbol Table. <text:s/>If it is found the corresponding field <text:s/>is <text:s/>split <text:s/>from</text:p>
      <text:p text:style-name="P2">the corresponding File Buffer.</text:p>
      <text:p text:style-name="P4"/>
      <text:p text:style-name="P2">If it is a string it is immediately placed on the stack. <text:s/>If it is <text:s/>numeric</text:p>
      <text:p text:style-name="P2">it is converted from ASCII to the relevant format and placed on the stack.</text:p>
      <text:p text:style-name="P4"/>
      <text:p text:style-name="P4"/>
      <text:p text:style-name="P2">Internal Name <text:s text:c="4"/>Op + Bytes <text:s text:c="3"/>Stack</text:p>
      <text:p text:style-name="P2">QI_LS_INT_FLD <text:s text:c="4"/>$1D <text:s text:c="2"/>1 <text:s text:c="6"/>Stacks the logical file name +</text:p>
      <text:p text:style-name="P1"><text:s text:c="32"/><text:span text:style-name="T1">field flag</text:span></text:p>
      <text:p text:style-name="P2">QI_LS_NUM_FLD <text:s text:c="4"/>$1E <text:s text:c="2"/>1 <text:s text:c="6"/>Stacks the logical file name +</text:p>
      <text:p text:style-name="P1"><text:s text:c="32"/><text:span text:style-name="T1">field flag</text:span></text:p>
      <text:p text:style-name="P2">QI_LS_STR_FLD <text:s text:c="4"/>$1F <text:s text:c="2"/>1 <text:s text:c="6"/>Stacks the logical file name +</text:p>
      <text:p text:style-name="P1"><text:s text:c="32"/><text:span text:style-name="T1">field flag</text:span></text:p>
      <text:p text:style-name="P4"/>
      <text:p text:style-name="P2">These operands stacks the logical file, the byte following the operand, and</text:p>
      <text:p text:style-name="P2">the field flag which in this case is non-zero. <text:s/>All the work is done by the</text:p>
      <text:p text:style-name="P2">assign.</text:p>
      <text:p text:style-name="P4"/>
      <text:p text:style-name="P4"/>
      <text:p text:style-name="P2">Internal Name <text:s text:c="2"/>Op + Bytes <text:s text:c="5"/>Added to the stack</text:p>
      <text:p text:style-name="P2">QI_STK_LIT_BYTE $20 <text:s text:c="4"/>1 <text:s text:c="6"/>The byte</text:p>
      <text:p text:style-name="P2">QI_STK_LIT_WORD $21 <text:s text:c="4"/>2 <text:s text:c="6"/>The word</text:p>
      <text:p text:style-name="P4"/>
      <text:p text:style-name="P2">Stacks the <text:s/>following <text:s/>byte <text:s/>or <text:s/>word. <text:s text:c="2"/>QI_STK_LIT_WORD <text:s/>is <text:s/>identical <text:s/>to</text:p>
      <text:p text:style-name="P2">QI_INT_CON.</text:p>
      <text:p text:style-name="P4"/>
      <text:p text:style-name="P4"/>
      <text:p text:style-name="P2">Internal Name <text:s text:c="2"/>Op + Bytes <text:s text:c="5"/>Added to the stack</text:p>
      <text:p text:style-name="P2">QI_INT_CON <text:s text:c="5"/>$22 <text:s text:c="4"/>2 <text:s text:c="6"/>Integer</text:p>
      <text:p text:style-name="P3"><text:span text:style-name="T13">QI_NUM_CON <text:s text:c="5"/>$23 <text:s text:c="4"/>* <text:s text:c="6"/>Floating point number (see section </text:span><text:a xlink:type="simple" xlink:href="https://www.jaapsch.net/psion/tech17.htm#p17.2.6" text:style-name="Internet_20_link" text:visited-style-name="Visited_20_Internet_20_Link">17.2.6</text:a><text:span text:style-name="T13">)</text:span></text:p>
      <text:p text:style-name="P2">QI_STR_CON <text:s text:c="5"/>$24 <text:s text:c="4"/>* <text:s text:c="6"/>String</text:p>
      <text:p text:style-name="P4"/>
      <text:p text:style-name="P2">Stacks the constant value following.</text:p>
      <text:p text:style-name="P4"/>
      <text:p text:style-name="P4"/>
      <text:p text:style-name="P4"/>
      <text:p text:style-name="P1"><text:s text:c="6"/><text:span text:style-name="T1">_________</text:span></text:p>
      <text:p text:style-name="P2"><text:bookmark text:name="p17.4"/>17.4 <text:s/>OPERATORS</text:p>
      <text:p text:style-name="P4"/>
      <text:p text:style-name="P4"/>
      <text:p text:style-name="P2">Operators generally do things to the variables already on the stack.</text:p>
      <text:p text:style-name="P4"/>
      <text:p text:style-name="P4"/>
      <text:p text:style-name="P4"/>
      <text:p text:style-name="P1"><text:s text:c="8"/><text:span text:style-name="T1">____________________________</text:span></text:p>
      <text:p text:style-name="P2"><text:bookmark text:name="p17.4.1"/>17.4.1 <text:s/>ERRORS, CALLS AND PARAMETERS</text:p>
      <text:p text:style-name="P4"/>
      <text:p text:style-name="P4"/>
      <text:p text:style-name="P2">In the following section if an operand <text:s/>cannot <text:s/>return <text:s/>an <text:s/>error <text:s/>then <text:s/>no</text:p>
      <text:p text:style-name="P2">errors are listed.</text:p>
      <text:p text:style-name="P4"/>
      <text:p text:style-name="P2">Any access to a device can result in the following <text:s/>errors. <text:s text:c="2"/>They <text:s/>are <text:s/>no</text:p>
      <text:p text:style-name="P2">given explicitly as error for that operand/operator:</text:p>
      <text:p text:style-name="P4"/>
      <text:p text:style-name="P1"><text:s text:c="8"/><text:span text:style-name="T1">ER_FL_NP - no pack</text:span></text:p>
      <text:p text:style-name="P1"><text:s text:c="8"/><text:span text:style-name="T1">ER_PK_IV - unknown pack</text:span></text:p>
      <text:p text:style-name="P1"><text:s text:c="8"/><text:span text:style-name="T1">ER_DV_CA - bad device name</text:span></text:p>
      <text:p text:style-name="P2">and if the pack was not blank:</text:p>
      <text:p text:style-name="P1"><text:s text:c="8"/><text:span text:style-name="T1">ER_PK_NB - pack not blank</text:span></text:p>
      <text:p text:style-name="P4"/>
      <text:p text:style-name="P2">When writing to a pack the following are always possible:</text:p>
      <text:p text:style-name="P4"/>
      <text:p text:style-name="P1"><text:s text:c="8"/><text:span text:style-name="T1">ER_FL_PF - pack full</text:span></text:p>
      <text:p text:style-name="P1"><text:s text:c="8"/><text:span text:style-name="T1">ER_PK_RO - read only pack</text:span></text:p>
      <text:p text:style-name="P1"><text:s text:c="8"/><text:span text:style-name="T1">ER_PK_DE - write error</text:span></text:p>
      <text:p text:style-name="P4"/>
      <text:p text:style-name="P2">If the operator calls an operating system then that is listed. <text:s/>If no calls</text:p>
      <text:p text:style-name="P2">are <text:s/>given <text:s/>then the run time code handles it all itself. <text:s/>In general there</text:p>
      <text:p text:style-name="P2"><text:soft-page-break/>is no difference between call with a $ and with <text:s/>an <text:s/>_, <text:s/>the <text:s/>$ <text:s/>calls <text:s/>are</text:p>
      <text:p text:style-name="P2">called <text:s/>through <text:s/>SWIs <text:s/>whereas the _ calls are made directly. <text:s/>Direct calls</text:p>
      <text:p text:style-name="P2">are faster, but SWIs can be redirected for the addition of extra <text:s/>features.</text:p>
      <text:p text:style-name="P3"><text:span text:style-name="T13">See section </text:span><text:a xlink:type="simple" xlink:href="https://www.jaapsch.net/psion/tech05.htm#p5.1.1" text:style-name="Internet_20_link" text:visited-style-name="Visited_20_Internet_20_Link">5.1.1</text:a><text:span text:style-name="T13"> on calling system services.</text:span></text:p>
      <text:p text:style-name="P4"/>
      <text:p text:style-name="P2">If there is more than one <text:s/>parameter <text:s/>they <text:s/>are <text:s/>listed. <text:s text:c="2"/>The <text:s/>values <text:s/>are</text:p>
      <text:p text:style-name="P2">stacked <text:s/>in order. <text:s/>So para1 is stacked before para2 - when the operator is</text:p>
      <text:p text:style-name="P2">called the last parameter is the one pointed to by the RTA_SP.</text:p>
      <text:p text:style-name="P4"/>
      <text:p text:style-name="P4"/>
      <text:p text:style-name="P4"/>
      <text:p text:style-name="P1"><text:s text:c="8"/><text:span text:style-name="T1">________________________________________</text:span></text:p>
      <text:p text:style-name="P2"><text:bookmark text:name="p17.4.2"/>17.4.2 <text:s/>LOGICAL AND ARITHMETIC COMPARE OPERATORS</text:p>
      <text:p text:style-name="P4"/>
      <text:p text:style-name="P2">Internal Name <text:s text:c="2"/>Op <text:s text:c="5"/>Stack</text:p>
      <text:p text:style-name="P2">QCO_LT_INT <text:s text:c="5"/>$27 <text:s text:c="4"/>Drops 2 INTs, returns 0 or -1 as an INT</text:p>
      <text:p text:style-name="P2">QCO_LTE_INT <text:s text:c="4"/>$28 <text:s text:c="4"/>Drops 2 INTs, returns 0 or -1 as an INT</text:p>
      <text:p text:style-name="P2">QCO_GT_INT <text:s text:c="5"/>$29 <text:s text:c="4"/>Drops 2 INTs, returns 0 or -1 as an INT</text:p>
      <text:p text:style-name="P2">QCO_GTE_INT <text:s text:c="4"/>$2A <text:s text:c="4"/>Drops 2 INTs, returns 0 or -1 as an INT</text:p>
      <text:p text:style-name="P2">QCO_NE_INT <text:s text:c="5"/>$2B <text:s text:c="4"/>Drops 2 INTs, returns 0 or -1 as an INT</text:p>
      <text:p text:style-name="P2">QCO_EQ_INT <text:s text:c="5"/>$2C <text:s text:c="4"/>Drops 2 INTs, returns 0 or -1 as an INT</text:p>
      <text:p text:style-name="P2">QCO_ADD_INT <text:s text:c="4"/>$2D <text:s text:c="4"/>Drops 2 INTs, returns result as an INT</text:p>
      <text:p text:style-name="P2">QCO_SUB_INT <text:s text:c="4"/>$2E <text:s text:c="4"/>Drops 2 INTs, returns result as an INT</text:p>
      <text:p text:style-name="P2">QCO_MUL_INT <text:s text:c="4"/>$2F <text:s text:c="4"/>Drops 2 INTs, returns result as an INT</text:p>
      <text:p text:style-name="P2">QCO_DIV_INT <text:s text:c="4"/>$30 <text:s text:c="4"/>Drops 2 INTs, returns result as an INT</text:p>
      <text:p text:style-name="P2">QCO_POW_INT <text:s text:c="4"/>$31 <text:s text:c="4"/>Drops 2 INTs, returns result as an INT</text:p>
      <text:p text:style-name="P2">QCO_UMIN_INT <text:s text:c="3"/>$32 <text:s text:c="4"/>Drops an INT, returns result as an INT</text:p>
      <text:p text:style-name="P2">QCO_NOT_INT <text:s text:c="4"/>$33 <text:s text:c="4"/>Drops an INT, returns result as an INT</text:p>
      <text:p text:style-name="P2">QCO_AND_INT <text:s text:c="4"/>$34 <text:s text:c="4"/>Drops 2 INTs, returns result as an INT</text:p>
      <text:p text:style-name="P2">QCO_OR_INT <text:s text:c="5"/>$35 <text:s text:c="4"/>Drops 2 INTs, returns result as an INT</text:p>
      <text:p text:style-name="P4"/>
      <text:p text:style-name="P2">QCO_LT_NUM <text:s text:c="5"/>$36 <text:s text:c="4"/>Drops 2 NUMs, returns 0 or -1 as an INT</text:p>
      <text:p text:style-name="P2">QCO_LTE_NUM <text:s text:c="4"/>$37 <text:s text:c="4"/>Drops 2 NUMs, returns 0 or -1 as an INT</text:p>
      <text:p text:style-name="P2">QCO_GT_NUM <text:s text:c="5"/>$38 <text:s text:c="4"/>Drops 2 NUMs, returns 0 or -1 as an INT</text:p>
      <text:p text:style-name="P2">QCO_GTE_NUM <text:s text:c="4"/>$39 <text:s text:c="4"/>Drops 2 NUMs, returns 0 or -1 as an INT</text:p>
      <text:p text:style-name="P2">QCO_NE_NUM <text:s text:c="5"/>$3A <text:s text:c="4"/>Drops 2 NUMs, returns 0 or -1 as an INT</text:p>
      <text:p text:style-name="P2">QCO_EQ_NUM <text:s text:c="5"/>$3B <text:s text:c="4"/>Drops 2 NUMs, returns 0 or -1 as an INT</text:p>
      <text:p text:style-name="P2">QCO_ADD_NUM <text:s text:c="4"/>$3C <text:s text:c="4"/>Drops 2 NUMs, returns result as an NUM</text:p>
      <text:p text:style-name="P2">QCO_SUB_NUM <text:s text:c="4"/>$3D <text:s text:c="4"/>Drops 2 NUMs, returns result as an NUM</text:p>
      <text:p text:style-name="P2">QCO_MUL_NUM <text:s text:c="4"/>$3E <text:s text:c="4"/>Drops 2 NUMs, returns result as an NUM</text:p>
      <text:p text:style-name="P2">QCO_DIV_NUM <text:s text:c="4"/>$3F <text:s text:c="4"/>Drops 2 NUMs, returns result as an NUM</text:p>
      <text:p text:style-name="P2">QCO_POW_NUM <text:s text:c="4"/>$40 <text:s text:c="4"/>Drops 2 NUMs, returns result as an NUM</text:p>
      <text:p text:style-name="P2">QCO_UMIN_NUM <text:s text:c="3"/>$41 <text:s text:c="4"/>Drops a NUM, returns result as an NUM</text:p>
      <text:p text:style-name="P2">QCO_NOT_NUM <text:s text:c="4"/>$42 <text:s text:c="4"/>Drops a NUM, returns 0 or -1 as an INT</text:p>
      <text:p text:style-name="P2">QCO_AND_NUM <text:s text:c="4"/>$43 <text:s text:c="4"/>Drops 2 NUMs, returns 0 or -1 as an INT</text:p>
      <text:p text:style-name="P2">QCO_OR_NUM <text:s text:c="5"/>$44 <text:s text:c="4"/>Drops 2 NUMs, returns 0 or -1 as an INT</text:p>
      <text:p text:style-name="P4"/>
      <text:p text:style-name="P2">QCO_LT_STR <text:s text:c="5"/>$45 <text:s text:c="4"/>Drops 2 STRs, returns 0 or -1 as an INT</text:p>
      <text:p text:style-name="P2">QCO_LTE_STR <text:s text:c="4"/>$46 <text:s text:c="4"/>Drops 2 STRs, returns 0 or -1 as an INT</text:p>
      <text:p text:style-name="P2">QCO_GT_STR <text:s text:c="5"/>$47 <text:s text:c="4"/>Drops 2 STRs, returns 0 or -1 as an INT</text:p>
      <text:p text:style-name="P2">QCO_GTE_STR <text:s text:c="4"/>$48 <text:s text:c="4"/>Drops 2 STRs, returns 0 or -1 as an INT</text:p>
      <text:p text:style-name="P2">QCO_NE_STR <text:s text:c="5"/>$49 <text:s text:c="4"/>Drops 2 STRs, returns 0 or -1 as an INT</text:p>
      <text:p text:style-name="P2">QCO_EQ_STR <text:s text:c="5"/>$4A <text:s text:c="4"/>Drops 2 STRs, returns 0 or -1 as an INT</text:p>
      <text:p text:style-name="P2">QCO_ADD_STR <text:s text:c="4"/>$4B <text:s text:c="4"/>Drops 2 STRs, returns result as a STR</text:p>
      <text:p text:style-name="P4"/>
      <text:p text:style-name="P2">The compares drop whatever is on the stack and <text:s/>return <text:s/>an <text:s/>integer <text:s/>either</text:p>
      <text:p text:style-name="P2">TRUE(-1) or FALSE(0).</text:p>
      <text:p text:style-name="P4"/>
      <text:p text:style-name="P2">NOT, AND, and OR are bitwise on INTs, but on NUMs they are logical. <text:s/>So the</text:p>
      <text:p text:style-name="P2">following equalities are true:</text:p>
      <text:p text:style-name="P4"/>
      <text:p text:style-name="P2">NOT(3.0) = 0; <text:s text:c="2"/>(3.0 AND 5.0) = -1; <text:s text:c="4"/>(3.0 OR 5.0) = -1;</text:p>
      <text:p text:style-name="P2">NOT(3) = -4; <text:s text:c="3"/>(3 AND 5) = 1; <text:s text:c="9"/>(3 OR 5) = 7;</text:p>
      <text:p text:style-name="P4"/>
      <text:p text:style-name="P2">The string compares are case sensitive.</text:p>
      <text:p text:style-name="P4"/>
      <text:p text:style-name="P2">Divide by zero generates the error ER_FN_BA.</text:p>
      <text:p text:style-name="P4"/>
      <text:p text:style-name="P4"/>
      <text:p text:style-name="P2">The function X<text:span text:style-name="T16">Y</text:span> will generate ER_FN_BA if X zero and Y less than <text:s/>or <text:s/>equal</text:p>
      <text:p text:style-name="P2">to <text:s/>zero, X negative and Y non-integer. <text:s/>NOTE VERY WELL: <text:s/>In the calculator</text:p>
      <text:p text:style-name="P2">all numeric constants are automatically converted to floating point. <text:s/>So in</text:p>
      <text:p text:style-name="P2">the calculator NOT(3) evaluates to 0, whereas NOT(INT(3)) is -4.</text:p>
      <text:p text:style-name="P4"/>
      <text:p text:style-name="P2">Note also: <text:s/>Outside the calculator a simple number is taken as <text:s/>an <text:s/>integer</text:p>
      <text:p text:style-name="P2">if <text:s/>it <text:s/>is <text:s/>less <text:s/>than 32768 and more than -32768, so in a procedure 10**10</text:p>
      <text:p text:style-name="P2">gives an INTEGER OVERFLOW error.</text:p>
      <text:p text:style-name="P4"/>
      <text:p text:style-name="P4"/>
      <text:p text:style-name="P4"/>
      <text:p text:style-name="P1"><text:soft-page-break/><text:s text:c="6"/><text:span text:style-name="T1">_________________</text:span></text:p>
      <text:p text:style-name="P2"><text:bookmark text:name="p17.5"/>17.5 <text:s/>COMMAND OPERATORS</text:p>
      <text:p text:style-name="P4"/>
      <text:p text:style-name="P1"><text:s text:c="8"/><text:span text:style-name="T1">______</text:span></text:p>
      <text:p text:style-name="P2"><text:bookmark text:name="p17.5.1"/>17.5.1 <text:s/>QCO_AT</text:p>
      <text:p text:style-name="P4"/>
      <text:p text:style-name="P2">Positions the cursor.</text:p>
      <text:p text:style-name="P4"/>
      <text:p text:style-name="P2">OP: <text:s text:c="4"/>$4C</text:p>
      <text:p text:style-name="P2">OPL: <text:s text:c="3"/>AT</text:p>
      <text:p text:style-name="P2">Para1: <text:s/>New X position (1 to 16)</text:p>
      <text:p text:style-name="P2">Para2: <text:s/>New Y position (1 or 2)</text:p>
      <text:p text:style-name="P2">Stack: <text:s/>Drops the two integers on the stack</text:p>
      <text:p text:style-name="P2">Calls: <text:s/>DP$STAT</text:p>
      <text:p text:style-name="P2">Errors: ER_FN_BA - Bad parameter if either parameter out of range.</text:p>
      <text:p text:style-name="P4"/>
      <text:p text:style-name="P2">Clears RTB_CRFL, the carriage return flag.</text:p>
      <text:p text:style-name="P4"/>
      <text:p text:style-name="P4"/>
      <text:p text:style-name="P4"/>
      <text:p text:style-name="P1"><text:s text:c="8"/><text:span text:style-name="T1">________</text:span></text:p>
      <text:p text:style-name="P2"><text:bookmark text:name="p17.5.2"/>17.5.2 <text:s/>QCO_BEEP</text:p>
      <text:p text:style-name="P4"/>
      <text:p text:style-name="P2">Beeps with a frequency of 460800/(39+para2).</text:p>
      <text:p text:style-name="P4"/>
      <text:p text:style-name="P2">OP: <text:s text:c="4"/>$4D</text:p>
      <text:p text:style-name="P2">OPL: <text:s text:c="3"/>BEEP</text:p>
      <text:p text:style-name="P2">Para1: <text:s/>Integer duration in milliseconds</text:p>
      <text:p text:style-name="P2">Para2: <text:s/>Integer period</text:p>
      <text:p text:style-name="P2">Stack: <text:s/>Drops the two integers</text:p>
      <text:p text:style-name="P2">Calls: <text:s/>BZ_TONE</text:p>
      <text:p text:style-name="P2">Bugs: <text:s text:c="2"/>If para1 is negative BEEP returns immediately.</text:p>
      <text:p text:style-name="P1"><text:s text:c="8"/><text:span text:style-name="T1">Para2 is regarded as an unsigned word.</text:span></text:p>
      <text:p text:style-name="P4"/>
      <text:p text:style-name="P4"/>
      <text:p text:style-name="P4"/>
      <text:p text:style-name="P1"><text:s text:c="8"/><text:span text:style-name="T1">_________</text:span></text:p>
      <text:p text:style-name="P2"><text:bookmark text:name="p17.5.3"/>17.5.3 <text:s/>QCO_BREAK</text:p>
      <text:p text:style-name="P4"/>
      <text:p text:style-name="P2">Break the execution of OPL. <text:s/>Note that this is not equivalent <text:s/>to <text:s/>the <text:s/>OPL</text:p>
      <text:p text:style-name="P2">word BREAK.</text:p>
      <text:p text:style-name="P4"/>
      <text:p text:style-name="P2">OP: <text:s text:c="4"/>$26</text:p>
      <text:p text:style-name="P2">Calls: <text:s/>UT_LEAV</text:p>
      <text:p text:style-name="P4"/>
      <text:p text:style-name="P4"/>
      <text:p text:style-name="P4"/>
      <text:p text:style-name="P1"><text:s text:c="8"/><text:span text:style-name="T1">_______</text:span></text:p>
      <text:p text:style-name="P2"><text:bookmark text:name="p17.5.4"/>17.5.4 <text:s/>QCO_CLS</text:p>
      <text:p text:style-name="P4"/>
      <text:p text:style-name="P2">Clears the screen. <text:s/>The cursor is homed to the top left.</text:p>
      <text:p text:style-name="P4"/>
      <text:p text:style-name="P2">OP: <text:s text:c="4"/>$4E</text:p>
      <text:p text:style-name="P2">OPL: <text:s text:c="3"/>CLS</text:p>
      <text:p text:style-name="P2">Stack: <text:s/>No effect</text:p>
      <text:p text:style-name="P2">Calls: <text:s/>DP_CLRB</text:p>
      <text:p text:style-name="P4"/>
      <text:p text:style-name="P4"/>
      <text:p text:style-name="P4"/>
      <text:p text:style-name="P1"><text:s text:c="8"/><text:span text:style-name="T1">__________</text:span></text:p>
      <text:p text:style-name="P2"><text:bookmark text:name="p17.5.5"/>17.5.5 <text:s/>QCO_CURSOR</text:p>
      <text:p text:style-name="P4"/>
      <text:p text:style-name="P2">Set the cursor on or off.</text:p>
      <text:p text:style-name="P4"/>
      <text:p text:style-name="P2">OP: <text:s text:c="4"/>$4F</text:p>
      <text:p text:style-name="P2">OPL: <text:s text:c="3"/>CURSOR ON, CURSOR OFF</text:p>
      <text:p text:style-name="P2">Stack: <text:s/>No effect</text:p>
      <text:p text:style-name="P2">Calls: <text:s/>DP$STAT</text:p>
      <text:p text:style-name="P4"/>
      <text:p text:style-name="P2">Gets byte after operator, sets or clears most significant bit of DPB_CUST.</text:p>
      <text:p text:style-name="P4"/>
      <text:p text:style-name="P4"/>
      <text:p text:style-name="P4"/>
      <text:p text:style-name="P1"><text:s text:c="8"/><text:span text:style-name="T1">__________</text:span></text:p>
      <text:p text:style-name="P2"><text:bookmark text:name="p17.5.6"/>17.5.6 <text:s/>QCO_ESCAPE</text:p>
      <text:p text:style-name="P4"/>
      <text:p text:style-name="P2">Enables or disables the ON/CLEAR key freeze and quit.</text:p>
      <text:p text:style-name="P4"/>
      <text:p text:style-name="P2">OP: <text:s text:c="4"/>$50</text:p>
      <text:p text:style-name="P2">OPL: <text:s text:c="3"/>ESCAPE ON, ESCAPE OFF</text:p>
      <text:p text:style-name="P2"><text:soft-page-break/>Stack: <text:s/>Drops the integer on the stack</text:p>
      <text:p text:style-name="P4"/>
      <text:p text:style-name="P2">Gets byte after operator, sets or clears RTA_ESCF.</text:p>
      <text:p text:style-name="P4"/>
      <text:p text:style-name="P4"/>
      <text:p text:style-name="P4"/>
      <text:p text:style-name="P1"><text:s text:c="8"/><text:span text:style-name="T1">________</text:span></text:p>
      <text:p text:style-name="P2"><text:bookmark text:name="p17.5.7"/>17.5.7 <text:s/>QCO_GOTO</text:p>
      <text:p text:style-name="P4"/>
      <text:p text:style-name="P2">Jump RTA_PC to a new location in the same procedure.</text:p>
      <text:p text:style-name="P4"/>
      <text:p text:style-name="P2">OP: <text:s text:c="4"/>$51</text:p>
      <text:p text:style-name="P2">OPL: <text:s text:c="3"/>GOTO, BREAK, CONTINUE, ELSE</text:p>
      <text:p text:style-name="P2">Stack: <text:s/>No effect</text:p>
      <text:p text:style-name="P4"/>
      <text:p text:style-name="P2">Adds word after the operator to RTA_PC. <text:s/>See QCO_BRA_FALSE.</text:p>
      <text:p text:style-name="P4"/>
      <text:p text:style-name="P4"/>
      <text:p text:style-name="P4"/>
      <text:p text:style-name="P1"><text:s text:c="8"/><text:span text:style-name="T1">_______</text:span></text:p>
      <text:p text:style-name="P2"><text:bookmark text:name="p17.5.8"/>17.5.8 <text:s/>QCO_OFF</text:p>
      <text:p text:style-name="P4"/>
      <text:p text:style-name="P2">Turns off the machine. <text:s/>Does not terminate language execution.</text:p>
      <text:p text:style-name="P4"/>
      <text:p text:style-name="P2">OP: <text:s text:c="4"/>$52</text:p>
      <text:p text:style-name="P2">OPL: <text:s text:c="3"/>OFF</text:p>
      <text:p text:style-name="P2">Stack: <text:s/>No effect</text:p>
      <text:p text:style-name="P2">Calls: <text:s/>BT_SWOF</text:p>
      <text:p text:style-name="P4"/>
      <text:p text:style-name="P2">This is exactly the same state as when the machine is turned off at the top</text:p>
      <text:p text:style-name="P3"><text:span text:style-name="T13">level. <text:s/>The drain on the battery is minimal. <text:s/>See section </text:span><text:a xlink:type="simple" xlink:href="https://www.jaapsch.net/psion/tech05.htm#p5.4" text:style-name="Internet_20_link" text:visited-style-name="Visited_20_Internet_20_Link">5.4</text:a><text:span text:style-name="T13">.</text:span></text:p>
      <text:p text:style-name="P4"/>
      <text:p text:style-name="P4"/>
      <text:p text:style-name="P4"/>
      <text:p text:style-name="P1"><text:s text:c="8"/><text:span text:style-name="T1">_________</text:span></text:p>
      <text:p text:style-name="P2"><text:bookmark text:name="p17.5.9"/>17.5.9 <text:s/>QCO_ONERR</text:p>
      <text:p text:style-name="P4"/>
      <text:p text:style-name="P2">Set up error handling.</text:p>
      <text:p text:style-name="P4"/>
      <text:p text:style-name="P2">OP: <text:s text:c="4"/>$53</text:p>
      <text:p text:style-name="P2">OPL: <text:s text:c="3"/>ONERR, ONERR OFF</text:p>
      <text:p text:style-name="P2">Stack: <text:s/>No effect</text:p>
      <text:p text:style-name="P4"/>
      <text:p text:style-name="P2">The following word contains the offset to the address to <text:s/>jump <text:s/>to <text:s/>in <text:s/>the</text:p>
      <text:p text:style-name="P2">event <text:s/>of an error being detected. <text:s/>ONERR OFF is the same operator followed</text:p>
      <text:p text:style-name="P2">by a zero word. <text:s/>The ONERR address is saved <text:s/>in <text:s/>the <text:s/>header, <text:s/>see <text:s/>section</text:p>
      <text:p text:style-name="P3"><text:a xlink:type="simple" xlink:href="https://www.jaapsch.net/psion/tech17.htm#p17.2.13" text:style-name="Internet_20_link" text:visited-style-name="Visited_20_Internet_20_Link">17.2.13</text:a><text:span text:style-name="T13">.</text:span></text:p>
      <text:p text:style-name="P4"/>
      <text:p text:style-name="P4"/>
      <text:p text:style-name="P4"/>
      <text:p text:style-name="P1"><text:s text:c="9"/><text:span text:style-name="T1">_________</text:span></text:p>
      <text:p text:style-name="P2"><text:bookmark text:name="p17.5.10"/>17.5.10 <text:s/>QCO_PAUSE</text:p>
      <text:p text:style-name="P4"/>
      <text:p text:style-name="P2">If positive it pauses for that many 50 millisecond units, <text:s/>if <text:s/>negative <text:s/>it</text:p>
      <text:p text:style-name="P2">pauses for that many 50 millisecond units or until the first key press. <text:s/>If</text:p>
      <text:p text:style-name="P2">it is zero it waits for the next key press.</text:p>
      <text:p text:style-name="P4"/>
      <text:p text:style-name="P2">OP: <text:s text:c="4"/>$54</text:p>
      <text:p text:style-name="P2">OPL: <text:s text:c="3"/>PAUSE</text:p>
      <text:p text:style-name="P2">Stack: <text:s/>Drops the integer</text:p>
      <text:p text:style-name="P2">Bugs: <text:s text:c="2"/>If a key is pressed it is not removed from the input buffer, so</text:p>
      <text:p text:style-name="P1"><text:s text:c="8"/><text:span text:style-name="T1">it should be read by a KEY or GET function.</text:span></text:p>
      <text:p text:style-name="P4"/>
      <text:p text:style-name="P2">Uses the 'SLP' processor instruction, so less power <text:s/>is <text:s/>used <text:s/>when <text:s/>PAUSEd</text:p>
      <text:p text:style-name="P2">compared <text:s/>to <text:s/>normal <text:s/>operation. <text:s/>It does however use more power than being</text:p>
      <text:p text:style-name="P3"><text:span text:style-name="T13">switched off. <text:s/>See section </text:span><text:a xlink:type="simple" xlink:href="https://www.jaapsch.net/psion/tech03.htm#p3.2" text:style-name="Internet_20_link" text:visited-style-name="Visited_20_Internet_20_Link">3.2</text:a><text:span text:style-name="T13">.</text:span></text:p>
      <text:p text:style-name="P4"/>
      <text:p text:style-name="P4"/>
      <text:p text:style-name="P4"/>
      <text:p text:style-name="P1"><text:s text:c="9"/><text:span text:style-name="T1">_________</text:span></text:p>
      <text:p text:style-name="P2"><text:bookmark text:name="p17.5.11"/>17.5.11 <text:s/>QCO_POKEB</text:p>
      <text:p text:style-name="P4"/>
      <text:p text:style-name="P2">Pokes a byte into memory.</text:p>
      <text:p text:style-name="P4"/>
      <text:p text:style-name="P2">OP: <text:s text:c="4"/>$55</text:p>
      <text:p text:style-name="P2">OPL: <text:s text:c="3"/>POKEB</text:p>
      <text:p text:style-name="P2">Para1: <text:s/>Address to write to</text:p>
      <text:p text:style-name="P2">Para2: <text:s/>Byte to be written</text:p>
      <text:p text:style-name="P2">Stack: <text:s/>Drops the two integers</text:p>
      <text:p text:style-name="P2">Errors: ER_FN_BA - Bad parameter</text:p>
      <text:p text:style-name="P4"><text:soft-page-break/></text:p>
      <text:p text:style-name="P2">Reports an error if para2 is <text:s/>not <text:s/>a <text:s/>byte. <text:s text:c="2"/>If <text:s/>the <text:s/>address <text:s/>is <text:s/>in <text:s/>the</text:p>
      <text:p text:style-name="P2">protected range $00 to $3F or $282 to $400 then it does nothing.</text:p>
      <text:p text:style-name="P4"/>
      <text:p text:style-name="P4"/>
      <text:p text:style-name="P4"/>
      <text:p text:style-name="P1"><text:s text:c="9"/><text:span text:style-name="T1">_________</text:span></text:p>
      <text:p text:style-name="P2"><text:bookmark text:name="p17.5.12"/>17.5.12 <text:s/>QCO_POKEW</text:p>
      <text:p text:style-name="P4"/>
      <text:p text:style-name="P2">Pokes a word into memory.</text:p>
      <text:p text:style-name="P4"/>
      <text:p text:style-name="P2">OP: <text:s text:c="4"/>$56</text:p>
      <text:p text:style-name="P2">OPL: <text:s text:c="3"/>POKEW</text:p>
      <text:p text:style-name="P2">Para1: <text:s/>Address to write to</text:p>
      <text:p text:style-name="P2">Para2: <text:s/>Word to be written</text:p>
      <text:p text:style-name="P2">Stack: <text:s/>Drops the two integers on the stack</text:p>
      <text:p text:style-name="P2">Errors: ER_FN_BA - Bad parameter</text:p>
      <text:p text:style-name="P4"/>
      <text:p text:style-name="P2">If the address is in the protected range $00 to $3F or $282 to $400 then it</text:p>
      <text:p text:style-name="P2">does nothing.</text:p>
      <text:p text:style-name="P4"/>
      <text:p text:style-name="P4"/>
      <text:p text:style-name="P4"/>
      <text:p text:style-name="P1"><text:s text:c="9"/><text:span text:style-name="T1">_________</text:span></text:p>
      <text:p text:style-name="P2"><text:bookmark text:name="p17.5.13"/>17.5.13 <text:s/>QCO_RAISE</text:p>
      <text:p text:style-name="P4"/>
      <text:p text:style-name="P2">Generates an error condition.</text:p>
      <text:p text:style-name="P4"/>
      <text:p text:style-name="P2">OP: <text:s text:c="4"/>$57</text:p>
      <text:p text:style-name="P2">OPL: <text:s text:c="3"/>RAISE</text:p>
      <text:p text:style-name="P2">Stack: <text:s/>Drops the integer</text:p>
      <text:p text:style-name="P2">Errors: ER_FN_BA - Bad parameter</text:p>
      <text:p text:style-name="P4"/>
      <text:p text:style-name="P2">If integer on the stack is not a byte it reports error. <text:s/>Otherwise <text:s/>it <text:s/>has</text:p>
      <text:p text:style-name="P2">exactly <text:s/>the <text:s/>same effect as if that error was generated. <text:s/>Errors generated</text:p>
      <text:p text:style-name="P2">by RAISE are handled in the normal way by ONERR.</text:p>
      <text:p text:style-name="P4"/>
      <text:p text:style-name="P2">Using this command and ONERR the programmer can <text:s/>completely <text:s/>take-over <text:s/>the</text:p>
      <text:p text:style-name="P2">handling and reporting of errors.</text:p>
      <text:p text:style-name="P4"/>
      <text:p text:style-name="P2">If the error is out of the range normally reported by the <text:s/>OS <text:s/>the <text:s/>message</text:p>
      <text:p text:style-name="P2">"*** ERROR ***" is reported.</text:p>
      <text:p text:style-name="P4"/>
      <text:p text:style-name="P2">RAISE 0 is special as it does not report an error.</text:p>
      <text:p text:style-name="P4"/>
      <text:p text:style-name="P4"/>
      <text:p text:style-name="P4"/>
      <text:p text:style-name="P1"><text:s text:c="9"/><text:span text:style-name="T1">_____________</text:span></text:p>
      <text:p text:style-name="P2"><text:bookmark text:name="p17.5.14"/>17.5.14 <text:s/>QCO_RANDOMIZE</text:p>
      <text:p text:style-name="P4"/>
      <text:p text:style-name="P2">Set the <text:s/>seed <text:s/>of <text:s/>the <text:s/>random <text:s/>number <text:s/>generator. <text:s text:c="2"/>The <text:s/>sequence <text:s/>numbers</text:p>
      <text:p text:style-name="P2">generated by RND becomes repeatable.</text:p>
      <text:p text:style-name="P4"/>
      <text:p text:style-name="P2">OP: <text:s text:c="4"/>$58</text:p>
      <text:p text:style-name="P2">OPL: <text:s text:c="3"/>RANDOMIZE</text:p>
      <text:p text:style-name="P2">Stack: <text:s/>Drops the floating point number on the stack</text:p>
      <text:p text:style-name="P2">Calls: <text:s/>FN_RAND</text:p>
      <text:p text:style-name="P4"/>
      <text:p text:style-name="P4"/>
      <text:p text:style-name="P4"/>
      <text:p text:style-name="P1"><text:s text:c="9"/><text:span text:style-name="T1">___________</text:span></text:p>
      <text:p text:style-name="P2"><text:bookmark text:name="p17.5.15"/>17.5.15 <text:s/>QCO_SPECIAL</text:p>
      <text:p text:style-name="P4"/>
      <text:p text:style-name="P2">Special operator used to vector to machine code.</text:p>
      <text:p text:style-name="P4"/>
      <text:p text:style-name="P2">OP: <text:s text:c="4"/>$25</text:p>
      <text:p text:style-name="P2">OPL: <text:s text:c="3"/>See below</text:p>
      <text:p text:style-name="P2">Stack: <text:s/>No effect</text:p>
      <text:p text:style-name="P4"/>
      <text:p text:style-name="P2">Vectors via the contents of the location RTA_1VCT <text:s/>to <text:s/>machine <text:s/>code. <text:s text:c="2"/>The</text:p>
      <text:p text:style-name="P2">machine code should return with the carry flag set to report an error.</text:p>
      <text:p text:style-name="P4"/>
      <text:p text:style-name="P2">If the ASCII value 1 is encountered in the OPL source code it is <text:s/>taken <text:s/>to</text:p>
      <text:p text:style-name="P2">be <text:s/>a <text:s/>SPECIAL <text:s/>call which returns an integer. <text:s/>A 2 is for a floating point</text:p>
      <text:p text:style-name="P2">return and 3 for a string. <text:s/>It is impossible to get these values <text:s/>into <text:s/>the</text:p>
      <text:p text:style-name="P2">source code from the editor, it must be generated by another program.</text:p>
      <text:p text:style-name="P4"/>
      <text:p text:style-name="P2">For example if you want to write an evaluator for <text:s/>a <text:s/>spreadsheet <text:s/>and <text:s/>you</text:p>
      <text:p text:style-name="P2">want to add cell A1 to cell B1 you could poke in:</text:p>
      <text:p text:style-name="P4"/>
      <text:p text:style-name="P1"><text:soft-page-break/><text:s text:c="8"/><text:span text:style-name="T1">01 ????</text:span></text:p>
      <text:p text:style-name="P4"/>
      <text:p text:style-name="P4"/>
      <text:p text:style-name="P4"/>
      <text:p text:style-name="P1"><text:s text:c="9"/><text:span text:style-name="T1">________</text:span></text:p>
      <text:p text:style-name="P2"><text:bookmark text:name="p17.5.16"/>17.5.16 <text:s/>QCO_STOP</text:p>
      <text:p text:style-name="P4"/>
      <text:p text:style-name="P2">Stops executing the language.</text:p>
      <text:p text:style-name="P4"/>
      <text:p text:style-name="P2">OP: <text:s text:c="4"/>$59</text:p>
      <text:p text:style-name="P2">OPL: <text:s text:c="3"/>STOP</text:p>
      <text:p text:style-name="P4"/>
      <text:p text:style-name="P2">Resets RTA_SP, zeroes the file buffers by calling AL_ZERO <text:s/>and <text:s/>leaves <text:s/>the</text:p>
      <text:p text:style-name="P2">language.</text:p>
      <text:p text:style-name="P4"/>
      <text:p text:style-name="P4"/>
      <text:p text:style-name="P4"/>
      <text:p text:style-name="P1"><text:s text:c="9"/><text:span text:style-name="T1">________</text:span></text:p>
      <text:p text:style-name="P2"><text:bookmark text:name="p17.5.17"/>17.5.17 <text:s/>QCO_TRAP</text:p>
      <text:p text:style-name="P4"/>
      <text:p text:style-name="P2">Disables the reporting of any error <text:s/>arising <text:s/>from <text:s/>the <text:s/>execution <text:s/>of <text:s/>the</text:p>
      <text:p text:style-name="P2">following <text:s/>operator. <text:s text:c="2"/>Instead <text:s/>the error number is saved in RTB_EROR which</text:p>
      <text:p text:style-name="P2">can be read by the function ERR.</text:p>
      <text:p text:style-name="P4"/>
      <text:p text:style-name="P2">OP: <text:s text:c="4"/>$5A</text:p>
      <text:p text:style-name="P2">OPL: <text:s text:c="3"/>TRAP</text:p>
      <text:p text:style-name="P2">Stack: <text:s/>No effect</text:p>
      <text:p text:style-name="P4"/>
      <text:p text:style-name="P2">Clears RTB_EROR and sets the trap flag RTB_TRAP.</text:p>
      <text:p text:style-name="P4"/>
      <text:p text:style-name="P2">The following operators can be used with TRAP:</text:p>
      <text:p text:style-name="P4"/>
      <text:p text:style-name="P1"><text:s text:c="8"/><text:span text:style-name="T1">APPEND <text:s text:c="9"/>BACK <text:s text:c="11"/>CLOSE</text:span></text:p>
      <text:p text:style-name="P1"><text:s text:c="8"/><text:span text:style-name="T1">COPY <text:s text:c="11"/>CREATE <text:s text:c="9"/>DELETE</text:span></text:p>
      <text:p text:style-name="P1"><text:s text:c="8"/><text:span text:style-name="T1">ERASE <text:s text:c="10"/>EDIT <text:s text:c="11"/>FIRST</text:span></text:p>
      <text:p text:style-name="P1"><text:s text:c="8"/><text:span text:style-name="T1">INPUT <text:s text:c="10"/>LAST <text:s text:c="11"/>NEXT</text:span></text:p>
      <text:p text:style-name="P1"><text:s text:c="8"/><text:span text:style-name="T1">OPEN <text:s text:c="11"/>POSITION <text:s text:c="7"/>RENAME</text:span></text:p>
      <text:p text:style-name="P1"><text:s text:c="8"/><text:span text:style-name="T1">UPDATE <text:s text:c="9"/>USE</text:span></text:p>
      <text:p text:style-name="P4"/>
      <text:p text:style-name="P2">If no error occurs these operators clear RTB_TRAP.</text:p>
      <text:p text:style-name="P4"/>
      <text:p text:style-name="P2">Most of these are file-related operator. <text:s/>The <text:s/>programmer <text:s/>will <text:s/>frequently</text:p>
      <text:p text:style-name="P2">either <text:s/>need <text:s/>to report errors arising from the operators himself or handle</text:p>
      <text:p text:style-name="P2">them in a discriminating way. <text:s/>For example:</text:p>
      <text:p text:style-name="P4"/>
      <text:p text:style-name="P1"><text:s text:c="16"/><text:span text:style-name="T1">TRAP OPEN "B:XYZ",A,A$</text:span></text:p>
      <text:p text:style-name="P1"><text:s text:c="16"/><text:span text:style-name="T1">IF ERR</text:span></text:p>
      <text:p text:style-name="P1"><text:s text:c="17"/><text:span text:style-name="T1">TRAP OPEN "C:XYZ",A,A$</text:span></text:p>
      <text:p text:style-name="P1"><text:s text:c="17"/><text:span text:style-name="T1">IF ERR</text:span></text:p>
      <text:p text:style-name="P1"><text:s text:c="18"/><text:span text:style-name="T1">CLS :PRINT "FILE XYZ NOT" :PRINT "FOUND"</text:span></text:p>
      <text:p text:style-name="P1"><text:s text:c="18"/><text:span text:style-name="T1">BEEP 100,100 :GET :STOP</text:span></text:p>
      <text:p text:style-name="P1"><text:s text:c="17"/><text:span text:style-name="T1">ENDIF</text:span></text:p>
      <text:p text:style-name="P1"><text:s text:c="16"/><text:span text:style-name="T1">ENDIF</text:span></text:p>
      <text:p text:style-name="P4"/>
      <text:p text:style-name="P2">INPUT and EDIT are different. <text:s/>TRAP changes the conditions under which they</text:p>
      <text:p text:style-name="P2">exit. <text:s text:c="2"/>"EDIT <text:s/>A$" <text:s/>will <text:s/>not exit on the ON/CLEAR key, "TRAP EDIT A$" will</text:p>
      <text:p text:style-name="P2">exit with RTB_EROR set to ER_RT_BK. <text:s/>When inputting a <text:s/>number <text:s/>without <text:s/>the</text:p>
      <text:p text:style-name="P2">TRAP <text:s/>option, <text:s/>the <text:s/>routine <text:s/>will <text:s/>not <text:s/>exit until a valid number is input;</text:p>
      <text:p text:style-name="P2">however with TRAP any input will be accepted and <text:s/>the <text:s/>corresponding <text:s/>error</text:p>
      <text:p text:style-name="P2">condition placed in RTB_EROR.</text:p>
      <text:p text:style-name="P4"/>
      <text:p text:style-name="P2">See QCO_INPUT_INT, QCO_INPUT_NUM, QCO_INPUT_STR, QCO_EDIT.</text:p>
      <text:p text:style-name="P4"/>
      <text:p text:style-name="P4"/>
      <text:p text:style-name="P4"/>
      <text:p text:style-name="P1"><text:s text:c="6"/><text:span text:style-name="T1">____ _________</text:span></text:p>
      <text:p text:style-name="P2"><text:bookmark text:name="p17.6"/>17.6 <text:s/>FILE OPERATORS</text:p>
      <text:p text:style-name="P4"/>
      <text:p text:style-name="P1"><text:s text:c="8"/><text:span text:style-name="T1">__________</text:span></text:p>
      <text:p text:style-name="P2"><text:bookmark text:name="p17.6.1"/>17.6.1 <text:s/>QCO_APPEND</text:p>
      <text:p text:style-name="P4"/>
      <text:p text:style-name="P2">Adds the current record buffer to the current file as a new record.</text:p>
      <text:p text:style-name="P4"/>
      <text:p text:style-name="P2">OP: <text:s text:c="4"/>$5B</text:p>
      <text:p text:style-name="P2">OPL: <text:s text:c="3"/>APPEND</text:p>
      <text:p text:style-name="P2">Stack: <text:s/>No effect</text:p>
      <text:p text:style-name="P2">Errors: ER_RT_FC - file not open</text:p>
      <text:p text:style-name="P2">Calls: <text:s/>FL$SETP, FL$RECT, FL$RSET, FL$WRIT</text:p>
      <text:p text:style-name="P2">Bugs: <text:s text:c="2"/>If the current length of the current record is zero, it is</text:p>
      <text:p text:style-name="P1"><text:s text:c="8"/><text:span text:style-name="T1">automatically made non-zero by adding a TAB, the field delimiter.</text:span></text:p>
      <text:p text:style-name="P4"><text:soft-page-break/></text:p>
      <text:p text:style-name="P2">The contents of the file buffer are saved at the end of the current device.</text:p>
      <text:p text:style-name="P2">The first byte of the buffer is the length of the buffer.</text:p>
      <text:p text:style-name="P4"/>
      <text:p text:style-name="P4"/>
      <text:p text:style-name="P4"/>
      <text:p text:style-name="P1"><text:s text:c="8"/><text:span text:style-name="T1">_________</text:span></text:p>
      <text:p text:style-name="P2"><text:bookmark text:name="p17.6.2"/>17.6.2 <text:s/>QCO_CLOSE</text:p>
      <text:p text:style-name="P4"/>
      <text:p text:style-name="P2">Closes the current file.</text:p>
      <text:p text:style-name="P4"/>
      <text:p text:style-name="P2">OP: <text:s text:c="4"/>$5C</text:p>
      <text:p text:style-name="P2">OPL: <text:s text:c="3"/>CLOSE</text:p>
      <text:p text:style-name="P2">Stack: <text:s/>No effect</text:p>
      <text:p text:style-name="P2">Errors: ER_RT_FC - file not open</text:p>
      <text:p text:style-name="P2">Calls: <text:s/>FL$SETP, FL$RECT, FL$RSET, AL$ZCEL</text:p>
      <text:p text:style-name="P2">Bugs: <text:s text:c="2"/>After closing the file it looks for another file to make current.</text:p>
      <text:p text:style-name="P1"><text:s text:c="8"/><text:span text:style-name="T1">If several files are open it is unpredictable which will</text:span></text:p>
      <text:p text:style-name="P1"><text:s text:c="8"/><text:span text:style-name="T1">become current.</text:span></text:p>
      <text:p text:style-name="P4"/>
      <text:p text:style-name="P2">CLOSE has no effect on the file itself, it checks that the <text:s/>file <text:s/>is <text:s/>open,</text:p>
      <text:p text:style-name="P2">clears the record type in RTT_FIL, and zeroes the two cells.</text:p>
      <text:p text:style-name="P4"/>
      <text:p text:style-name="P4"/>
      <text:p text:style-name="P4"/>
      <text:p text:style-name="P1"><text:s text:c="8"/><text:span text:style-name="T1">________</text:span></text:p>
      <text:p text:style-name="P2"><text:bookmark text:name="p17.6.3"/>17.6.3 <text:s/>QCO_COPY</text:p>
      <text:p text:style-name="P4"/>
      <text:p text:style-name="P2">Copies a file from one device to another. <text:s/>If the target already exists the</text:p>
      <text:p text:style-name="P2">data is appended.</text:p>
      <text:p text:style-name="P4"/>
      <text:p text:style-name="P2">OP: <text:s text:c="4"/>$5D</text:p>
      <text:p text:style-name="P2">OPL: <text:s text:c="3"/>COPY</text:p>
      <text:p text:style-name="P2">Stack: <text:s/>Drops the names of the two files</text:p>
      <text:p text:style-name="P2">Errors: ER_FL_NX - file does not exist</text:p>
      <text:p text:style-name="P1"><text:s text:c="8"/><text:span text:style-name="T1">ER_PK_CH - changed pack</text:span></text:p>
      <text:p text:style-name="P2">Calls: <text:s/>fl$copy</text:p>
      <text:p text:style-name="P2">Bugs: <text:s text:c="2"/>You cannot copy to the same device.</text:p>
      <text:p text:style-name="P4"/>
      <text:p text:style-name="P4"/>
      <text:p text:style-name="P4"/>
      <text:p text:style-name="P1"><text:s text:c="8"/><text:span text:style-name="T1">__________</text:span></text:p>
      <text:p text:style-name="P2"><text:bookmark text:name="p17.6.4"/>17.6.4 <text:s/>QCO_CREATE</text:p>
      <text:p text:style-name="P4"/>
      <text:p text:style-name="P2">Creates a file.</text:p>
      <text:p text:style-name="P4"/>
      <text:p text:style-name="P2">OP: <text:s text:c="4"/>$5E</text:p>
      <text:p text:style-name="P2">OPL: <text:s text:c="3"/>CREATE</text:p>
      <text:p text:style-name="P2">Stack: <text:s/>Drops the name of the file to be created</text:p>
      <text:p text:style-name="P2">Errors: ER_FL_EX - file already exists</text:p>
      <text:p text:style-name="P1"><text:s text:c="8"/><text:span text:style-name="T1">ER_AL_NR - out of memory</text:span></text:p>
      <text:p text:style-name="P2">Calls: <text:s/>FL$CRET, AL$GROW, FL$SETP, FL$RECT, FL$RSET, FL$READ</text:p>
      <text:p text:style-name="P4"/>
      <text:p text:style-name="P2">See EXAMPLE 2.</text:p>
      <text:p text:style-name="P4"/>
      <text:p text:style-name="P4"/>
      <text:p text:style-name="P4"/>
      <text:p text:style-name="P1"><text:s text:c="8"/><text:span text:style-name="T1">__________</text:span></text:p>
      <text:p text:style-name="P2"><text:bookmark text:name="p17.6.5"/>17.6.5 <text:s/>QCO_DELETE</text:p>
      <text:p text:style-name="P4"/>
      <text:p text:style-name="P2">Deletes a file.</text:p>
      <text:p text:style-name="P4"/>
      <text:p text:style-name="P2">OP: <text:s text:c="4"/>$5F</text:p>
      <text:p text:style-name="P2">OPL: <text:s text:c="3"/>DELETE</text:p>
      <text:p text:style-name="P2">Stack: <text:s/>Drops the name of the file to be deleted.</text:p>
      <text:p text:style-name="P2">Errors: ER_FL_NX - file does not exist</text:p>
      <text:p text:style-name="P1"><text:s text:c="8"/><text:span text:style-name="T1">ER_RT_FO - file open</text:span></text:p>
      <text:p text:style-name="P2">Calls: <text:s/>FL$DELN</text:p>
      <text:p text:style-name="P4"/>
      <text:p text:style-name="P2">Checks that the file is not open. <text:s/>Deletes all records, starting <text:s/>with <text:s/>the</text:p>
      <text:p text:style-name="P2">first, and finally the file name record of the file.</text:p>
      <text:p text:style-name="P4"/>
      <text:p text:style-name="P4"/>
      <text:p text:style-name="P4"/>
      <text:p text:style-name="P1"><text:s text:c="8"/><text:span text:style-name="T1">_________</text:span></text:p>
      <text:p text:style-name="P2"><text:bookmark text:name="p17.6.6"/>17.6.6 <text:s/>QCO_ERASE</text:p>
      <text:p text:style-name="P4"/>
      <text:p text:style-name="P2">Erases the current record of the current file.</text:p>
      <text:p text:style-name="P4"/>
      <text:p text:style-name="P2">OP: <text:s text:c="4"/>$60</text:p>
      <text:p text:style-name="P2"><text:soft-page-break/>OPL: <text:s text:c="3"/>ERASE</text:p>
      <text:p text:style-name="P2">Stack: <text:s/>No effect</text:p>
      <text:p text:style-name="P2">Errors: ER_RT_FC - file not open</text:p>
      <text:p text:style-name="P1"><text:s text:c="8"/><text:span text:style-name="T1">ER_FL_EF - end of file</text:span></text:p>
      <text:p text:style-name="P2">Calls: <text:s/>FL$ERAS, FL$SETP, FL$RECT, FL$RSET, FL$READ</text:p>
      <text:p text:style-name="P2">Bugs: <text:s text:c="2"/>The current record becomes the record following the erased record.</text:p>
      <text:p text:style-name="P1"><text:s text:c="8"/><text:span text:style-name="T1">If, after the erase, FL$READ returns an 'END OF FILE', the length</text:span></text:p>
      <text:p text:style-name="P1"><text:s text:c="8"/><text:span text:style-name="T1">of the current record is set to zero and the current record number</text:span></text:p>
      <text:p text:style-name="P1"><text:s text:c="8"/><text:span text:style-name="T1">set to the number of records (as found <text:s/>by FL$SIZE) plus one.</text:span></text:p>
      <text:p text:style-name="P4"/>
      <text:p text:style-name="P1"><text:s text:c="8"/><text:span text:style-name="T1">'END OF FILE' error will be generated if already at the end</text:span></text:p>
      <text:p text:style-name="P1"><text:s text:c="8"/><text:span text:style-name="T1">of the file. This includes the case of a file with no records.</text:span></text:p>
      <text:p text:style-name="P4"/>
      <text:p text:style-name="P4"/>
      <text:p text:style-name="P4"/>
      <text:p text:style-name="P1"><text:s text:c="8"/><text:span text:style-name="T1">_________</text:span></text:p>
      <text:p text:style-name="P2"><text:bookmark text:name="p17.6.7"/>17.6.7 <text:s/>QCO_FIRST</text:p>
      <text:p text:style-name="P4"/>
      <text:p text:style-name="P2">Goes to the first record of the current file.</text:p>
      <text:p text:style-name="P4"/>
      <text:p text:style-name="P2">OP: <text:s text:c="4"/>$61</text:p>
      <text:p text:style-name="P2">OPL: <text:s text:c="3"/>FIRST</text:p>
      <text:p text:style-name="P2">Stack: <text:s/>No effect</text:p>
      <text:p text:style-name="P2">Errors: ER_RT_FC - file not open</text:p>
      <text:p text:style-name="P2">Calls: <text:s/>FL$SETP, FL$RECT, FL$RSET, FL$READ</text:p>
      <text:p text:style-name="P2">Bugs: <text:s text:c="2"/>No error reported if there are no records.</text:p>
      <text:p text:style-name="P4"/>
      <text:p text:style-name="P4"/>
      <text:p text:style-name="P4"/>
      <text:p text:style-name="P1"><text:s text:c="8"/><text:span text:style-name="T1">________</text:span></text:p>
      <text:p text:style-name="P2"><text:bookmark text:name="p17.6.8"/>17.6.8 <text:s/>QCO_LAST</text:p>
      <text:p text:style-name="P4"/>
      <text:p text:style-name="P2">Goes to the last record of the current file.</text:p>
      <text:p text:style-name="P4"/>
      <text:p text:style-name="P2">OP: <text:s text:c="4"/>$62</text:p>
      <text:p text:style-name="P2">OPL: <text:s text:c="3"/>LAST</text:p>
      <text:p text:style-name="P2">Stack: <text:s/>No effect</text:p>
      <text:p text:style-name="P2">Errors: ER_RT_FC - file not open</text:p>
      <text:p text:style-name="P2">Calls: <text:s/>FL$SIZE, FL$SETP, FL$RECT, FL$RSET, FL$READ</text:p>
      <text:p text:style-name="P2">Bugs: <text:s text:c="2"/>No error reported if there are no records.</text:p>
      <text:p text:style-name="P4"/>
      <text:p text:style-name="P4"/>
      <text:p text:style-name="P4"/>
      <text:p text:style-name="P1"><text:s text:c="8"/><text:span text:style-name="T1">________</text:span></text:p>
      <text:p text:style-name="P2"><text:bookmark text:name="p17.6.9"/>17.6.9 <text:s/>QCO_NEXT</text:p>
      <text:p text:style-name="P4"/>
      <text:p text:style-name="P2">Goes to the next record.</text:p>
      <text:p text:style-name="P4"/>
      <text:p text:style-name="P2">OP: <text:s text:c="4"/>$63</text:p>
      <text:p text:style-name="P2">OPL: <text:s text:c="3"/>NEXT</text:p>
      <text:p text:style-name="P2">Stack: <text:s/>No effect</text:p>
      <text:p text:style-name="P2">Errors: ER_RT_FC - file not open</text:p>
      <text:p text:style-name="P2">Calls: <text:s/>FL$NEXT, FL$READ</text:p>
      <text:p text:style-name="P2">Bugs: <text:s text:c="2"/>No error reported if at the end of file.</text:p>
      <text:p text:style-name="P1"><text:s text:c="8"/><text:span text:style-name="T1">If FL$READ returns an "END OF FILE" error, the length of the</text:span></text:p>
      <text:p text:style-name="P1"><text:s text:c="8"/><text:span text:style-name="T1">current record is set to zero and the current record number set</text:span></text:p>
      <text:p text:style-name="P1"><text:s text:c="8"/><text:span text:style-name="T1">to the number of records (as found by FL$SIZE) plus one.</text:span></text:p>
      <text:p text:style-name="P4"/>
      <text:p text:style-name="P4"/>
      <text:p text:style-name="P4"/>
      <text:p text:style-name="P1"><text:s text:c="9"/><text:span text:style-name="T1">________</text:span></text:p>
      <text:p text:style-name="P2"><text:bookmark text:name="p17.6.10"/>17.6.10 <text:s/>QCO_BACK</text:p>
      <text:p text:style-name="P4"/>
      <text:p text:style-name="P2">Steps back one record.</text:p>
      <text:p text:style-name="P4"/>
      <text:p text:style-name="P2">OP: <text:s text:c="4"/>$64</text:p>
      <text:p text:style-name="P2">OPL: <text:s text:c="3"/>BACK</text:p>
      <text:p text:style-name="P2">Stack: <text:s/>No effect</text:p>
      <text:p text:style-name="P2">Errors: ER_RT_FC - file not open</text:p>
      <text:p text:style-name="P2">Calls: <text:s/>FL$BACK</text:p>
      <text:p text:style-name="P2">Bugs: <text:s text:c="2"/>No error reported if already on the first record.</text:p>
      <text:p text:style-name="P4"/>
      <text:p text:style-name="P4"/>
      <text:p text:style-name="P4"/>
      <text:p text:style-name="P1"><text:s text:c="9"/><text:span text:style-name="T1">________</text:span></text:p>
      <text:p text:style-name="P2"><text:bookmark text:name="p17.6.11"/>17.6.11 <text:s/>QCO_OPEN</text:p>
      <text:p text:style-name="P4"/>
      <text:p text:style-name="P2">Open a file.</text:p>
      <text:p text:style-name="P4"/>
      <text:p text:style-name="P2">OP: <text:s text:c="4"/>$65</text:p>
      <text:p text:style-name="P2"><text:soft-page-break/>OPL: <text:s text:c="3"/>OPEN</text:p>
      <text:p text:style-name="P2">Stack: <text:s/>Drop the name of the file.</text:p>
      <text:p text:style-name="P2">Errors: ER_RT_FO - file open</text:p>
      <text:p text:style-name="P2">Calls: <text:s/>FL$OPEN, FL$SETP, FL$RECT, FL$RSET, FL$READ</text:p>
      <text:p text:style-name="P4"/>
      <text:p text:style-name="P2">OPEN has exactly the same form as CREATE. <text:s/>See EXAMPLE 2.</text:p>
      <text:p text:style-name="P4"/>
      <text:p text:style-name="P4"/>
      <text:p text:style-name="P4"/>
      <text:p text:style-name="P1"><text:s text:c="9"/><text:span text:style-name="T1">____________</text:span></text:p>
      <text:p text:style-name="P2"><text:bookmark text:name="p17.6.12"/>17.6.12 <text:s/>QCO_POSITION</text:p>
      <text:p text:style-name="P4"/>
      <text:p text:style-name="P2">Position at that record.</text:p>
      <text:p text:style-name="P4"/>
      <text:p text:style-name="P2">OP: <text:s text:c="4"/>$66</text:p>
      <text:p text:style-name="P2">OPL: <text:s text:c="3"/>POSITION</text:p>
      <text:p text:style-name="P2">Stack: <text:s/>Drops the integer</text:p>
      <text:p text:style-name="P2">Errors: ER_RT_FC - file not open</text:p>
      <text:p text:style-name="P2">Calls: <text:s/>FL$SETP, FL$RECT, FL$RSET, FL$READ</text:p>
      <text:p text:style-name="P2">Bugs: <text:s text:c="2"/>If the FL$READ returns an 'END OF FILE', the length of the current</text:p>
      <text:p text:style-name="P1"><text:s text:c="8"/><text:span text:style-name="T1">record is set to zero and the current record number set to the</text:span></text:p>
      <text:p text:style-name="P1"><text:s text:c="8"/><text:span text:style-name="T1">number of records (as found by FL$SIZE) plus one.</text:span></text:p>
      <text:p text:style-name="P4"/>
      <text:p text:style-name="P4"/>
      <text:p text:style-name="P4"/>
      <text:p text:style-name="P1"><text:s text:c="9"/><text:span text:style-name="T1">__________</text:span></text:p>
      <text:p text:style-name="P2"><text:bookmark text:name="p17.6.13"/>17.6.13 <text:s/>QCO_RENAME</text:p>
      <text:p text:style-name="P4"/>
      <text:p text:style-name="P2">Renames a file.</text:p>
      <text:p text:style-name="P4"/>
      <text:p text:style-name="P2">OP: <text:s text:c="4"/>$67</text:p>
      <text:p text:style-name="P2">OPL: <text:s text:c="3"/>RENAME</text:p>
      <text:p text:style-name="P2">Stack: <text:s/>Drops the two file names</text:p>
      <text:p text:style-name="P2">Errors: ER_RT_FO - file open</text:p>
      <text:p text:style-name="P1"><text:s text:c="8"/><text:span text:style-name="T1">ER_FL_NX - file exists</text:span></text:p>
      <text:p text:style-name="P1"><text:s text:c="8"/><text:span text:style-name="T1">ER_FL_NX - file does not exist</text:span></text:p>
      <text:p text:style-name="P2">Calls: <text:s/>FL$RENM</text:p>
      <text:p text:style-name="P4"/>
      <text:p text:style-name="P2">Erases the file name record and writes a new one.</text:p>
      <text:p text:style-name="P4"/>
      <text:p text:style-name="P4"/>
      <text:p text:style-name="P4"/>
      <text:p text:style-name="P1"><text:s text:c="9"/><text:span text:style-name="T1">__________</text:span></text:p>
      <text:p text:style-name="P2"><text:bookmark text:name="p17.6.14"/>17.6.14 <text:s/>QCO_UPDATE</text:p>
      <text:p text:style-name="P4"/>
      <text:p text:style-name="P2">Updates a record.</text:p>
      <text:p text:style-name="P4"/>
      <text:p text:style-name="P2">OP: <text:s text:c="4"/>$68</text:p>
      <text:p text:style-name="P2">OPL: <text:s text:c="3"/>UPDATE</text:p>
      <text:p text:style-name="P2">Stack: <text:s/>No effect</text:p>
      <text:p text:style-name="P2">Errors: ER_RT_FC - file not open</text:p>
      <text:p text:style-name="P2">Calls: <text:s/>FL$ERAS, FL$WRIT, FL$SETP, FL$RECT, FL$RSET, FL$READ</text:p>
      <text:p text:style-name="P2">Bugs: <text:s text:c="2"/>If the APPEND fails, with 'PAK FULL' for example, the original</text:p>
      <text:p text:style-name="P1"><text:s text:c="8"/><text:span text:style-name="T1">record is already erased.</text:span></text:p>
      <text:p text:style-name="P4"/>
      <text:p text:style-name="P2">It deletes the current record in the current <text:s/>file <text:s/>and <text:s/>then <text:s/>APPENDs <text:s/>the</text:p>
      <text:p text:style-name="P2">contents of the buffer.</text:p>
      <text:p text:style-name="P4"/>
      <text:p text:style-name="P4"/>
      <text:p text:style-name="P4"/>
      <text:p text:style-name="P1"><text:s text:c="9"/><text:span text:style-name="T1">_______</text:span></text:p>
      <text:p text:style-name="P2"><text:bookmark text:name="p17.6.15"/>17.6.15 <text:s/>QCO_USE</text:p>
      <text:p text:style-name="P4"/>
      <text:p text:style-name="P2">Changes the current file.</text:p>
      <text:p text:style-name="P4"/>
      <text:p text:style-name="P2">OP: <text:s text:c="4"/>$69</text:p>
      <text:p text:style-name="P2">OPL: <text:s text:c="3"/>USE</text:p>
      <text:p text:style-name="P2">Stack: <text:s/>No effect</text:p>
      <text:p text:style-name="P2">Errors: ER_TR_BL - bad logical name (logical name not in use)</text:p>
      <text:p text:style-name="P4"/>
      <text:p text:style-name="P2">Takes the byte following the operator and after checking it <text:s/>makes <text:s/>it <text:s/>the</text:p>
      <text:p text:style-name="P3"><text:span text:style-name="T13">new current logical file. <text:s/>See section </text:span><text:a xlink:type="simple" xlink:href="https://www.jaapsch.net/psion/tech17.htm#p17.11.3" text:style-name="Internet_20_link" text:visited-style-name="Visited_20_Internet_20_Link">17.11.3</text:a><text:span text:style-name="T13">.</text:span></text:p>
      <text:p text:style-name="P4"/>
      <text:p text:style-name="P4"/>
      <text:p text:style-name="P4"/>
      <text:p text:style-name="P4"/>
      <text:p text:style-name="P1"><text:s text:c="6"/><text:span text:style-name="T1">_______________</text:span></text:p>
      <text:p text:style-name="P2"><text:bookmark text:name="p17.7"/>17.7 <text:s/>OTHER OPERATORS</text:p>
      <text:p text:style-name="P4"/>
      <text:p text:style-name="P1"><text:s text:c="8"/><text:span text:style-name="T1">_________</text:span></text:p>
      <text:p text:style-name="P2"><text:bookmark text:name="p17.7.1"/><text:soft-page-break/>17.7.1 <text:s/>QCO_KSTAT</text:p>
      <text:p text:style-name="P4"/>
      <text:p text:style-name="P2">Set the shift state of the keyboard.</text:p>
      <text:p text:style-name="P4"/>
      <text:p text:style-name="P2">OP: <text:s text:c="4"/>$6A</text:p>
      <text:p text:style-name="P2">OPL: <text:s text:c="3"/>KSTAT</text:p>
      <text:p text:style-name="P2">Stack: <text:s/>Drops integer</text:p>
      <text:p text:style-name="P2">Errors: ER_FN_BA - function argument error</text:p>
      <text:p text:style-name="P2">Calls: <text:s/>KB$STAT</text:p>
      <text:p text:style-name="P2">Use KSTAT to change the upper/lower alpha/numeric case:</text:p>
      <text:p text:style-name="P1"><text:s text:c="8"/><text:span text:style-name="T1">1 <text:s text:c="6"/>alpha, upper case (default setting)</text:span></text:p>
      <text:p text:style-name="P1"><text:s text:c="8"/><text:span text:style-name="T1">2 <text:s text:c="6"/>alpha, lower case</text:span></text:p>
      <text:p text:style-name="P1"><text:s text:c="8"/><text:span text:style-name="T1">3 <text:s text:c="6"/>numeric, upper case</text:span></text:p>
      <text:p text:style-name="P1"><text:s text:c="8"/><text:span text:style-name="T1">4 <text:s text:c="6"/>numeric, lower case</text:span></text:p>
      <text:p text:style-name="P4"/>
      <text:p text:style-name="P4"/>
      <text:p text:style-name="P4"/>
      <text:p text:style-name="P1"><text:s text:c="8"/><text:span text:style-name="T1">________</text:span></text:p>
      <text:p text:style-name="P2"><text:bookmark text:name="p17.7.2"/>17.7.2 <text:s/>QCO_EDIT</text:p>
      <text:p text:style-name="P4"/>
      <text:p text:style-name="P2">Edits a string.</text:p>
      <text:p text:style-name="P4"/>
      <text:p text:style-name="P2">OP: <text:s text:c="4"/>$6B</text:p>
      <text:p text:style-name="P2">OPL: <text:s text:c="3"/>EDIT</text:p>
      <text:p text:style-name="P2">Stack: <text:s/>Drop the left side reference to string</text:p>
      <text:p text:style-name="P2">Errors: ER_RT_BK - ON/CLEAR key pressed</text:p>
      <text:p text:style-name="P1"><text:s text:c="8"/><text:span text:style-name="T1">ER_RT_FC - file not open</text:span></text:p>
      <text:p text:style-name="P1"><text:s text:c="8"/><text:span text:style-name="T1">ER_RT_NF - field not found</text:span></text:p>
      <text:p text:style-name="P1"><text:s text:c="8"/><text:span text:style-name="T1">ER_RT_RB - record too big</text:span></text:p>
      <text:p text:style-name="P2">Calls: <text:s/>ED$EDIT</text:p>
      <text:p text:style-name="P4"/>
      <text:p text:style-name="P2">If the string to be edited is a field then the maximum length of the string</text:p>
      <text:p text:style-name="P2">is <text:s/>252. <text:s text:c="2"/>Otherwise the maximum length allowed is the length of the string</text:p>
      <text:p text:style-name="P2">as defined in the LOCAL or GLOBAL statement. <text:s/>The string to <text:s/>be <text:s/>edited <text:s/>is</text:p>
      <text:p text:style-name="P2">copied <text:s/>into <text:s/>RTT_BUF. <text:s text:c="2"/>Once <text:s/>the <text:s/>string <text:s/>is edited it is assigned to the</text:p>
      <text:p text:style-name="P2">source.</text:p>
      <text:p text:style-name="P4"/>
      <text:p text:style-name="P2">If the EDIT is preceded by TRAP then the edit will exit on the ON/CLEAR key</text:p>
      <text:p text:style-name="P2">with the error condition ER_RT_BK. <text:s/>The string remains unchanged.</text:p>
      <text:p text:style-name="P4"/>
      <text:p text:style-name="P2">Before execution of this <text:s/>operator <text:s/>RTB_CRFL <text:s/>is <text:s/>tested <text:s/>and, <text:s/>if <text:s/>set, <text:s/>a</text:p>
      <text:p text:style-name="P2">carriage return is sent to the screen and the flag cleared.</text:p>
      <text:p text:style-name="P4"/>
      <text:p text:style-name="P4"/>
      <text:p text:style-name="P4"/>
      <text:p text:style-name="P1"><text:s text:c="8"/><text:span text:style-name="T1">_____________</text:span></text:p>
      <text:p text:style-name="P2"><text:bookmark text:name="p17.7.3"/>17.7.3 <text:s/>QCO_INPUT_INT</text:p>
      <text:p text:style-name="P4"/>
      <text:p text:style-name="P2">Input an integer.</text:p>
      <text:p text:style-name="P4"/>
      <text:p text:style-name="P2">OP: <text:s text:c="4"/>$6C</text:p>
      <text:p text:style-name="P2">OPL: <text:s text:c="3"/>INPUT</text:p>
      <text:p text:style-name="P2">Stack: <text:s/>Drops the left side integer reference</text:p>
      <text:p text:style-name="P2">Errors: ER_RT_BK - ON/CLEAR key pressed</text:p>
      <text:p text:style-name="P1"><text:s text:c="8"/><text:span text:style-name="T1">ER_MT_IS - conversion to number failed</text:span></text:p>
      <text:p text:style-name="P1"><text:s text:c="8"/><text:span text:style-name="T1">ER_RT_IO - integer overflow</text:span></text:p>
      <text:p text:style-name="P1"><text:s text:c="8"/><text:span text:style-name="T1">ER_RT_FC - file not open</text:span></text:p>
      <text:p text:style-name="P1"><text:s text:c="8"/><text:span text:style-name="T1">ER_RT_NF - field not found</text:span></text:p>
      <text:p text:style-name="P1"><text:s text:c="8"/><text:span text:style-name="T1">ER_RT_RB - record too big</text:span></text:p>
      <text:p text:style-name="P2">Calls: <text:s/>ED$EDIT</text:p>
      <text:p text:style-name="P4"/>
      <text:p text:style-name="P2">If the INPUT is preceded by TRAP then the input will exit on <text:s/>the <text:s/>ON/CLEAR</text:p>
      <text:p text:style-name="P2">key <text:s/>with <text:s/>the <text:s/>error <text:s/>condition ER_RT_BK. <text:s/>It will also exit if an invalid</text:p>
      <text:p text:style-name="P2">integer is input, e.g. 99999 or $1.</text:p>
      <text:p text:style-name="P4"/>
      <text:p text:style-name="P2">If there is no TRAP then the INPUT will not exit on the <text:s/>ON/CLEAR <text:s/>key <text:s/>and</text:p>
      <text:p text:style-name="P2">invalid integers generate a '?' on the next line and the INPUT is repeated.</text:p>
      <text:p text:style-name="P4"/>
      <text:p text:style-name="P2">Up to 6 characters, including leading spaces, are allowed.</text:p>
      <text:p text:style-name="P4"/>
      <text:p text:style-name="P2">Before execution of this <text:s/>operator <text:s/>RTB_CRFL <text:s/>is <text:s/>tested <text:s/>and, <text:s/>if <text:s/>set, <text:s/>a</text:p>
      <text:p text:style-name="P2">carriage return is sent to the screen and the flag cleared.</text:p>
      <text:p text:style-name="P4"/>
      <text:p text:style-name="P4"/>
      <text:p text:style-name="P4"/>
      <text:p text:style-name="P1"><text:s text:c="8"/><text:span text:style-name="T1">_____________</text:span></text:p>
      <text:p text:style-name="P2"><text:bookmark text:name="p17.7.4"/>17.7.4 <text:s/>QCO_INPUT_NUM</text:p>
      <text:p text:style-name="P4"/>
      <text:p text:style-name="P2">Inputs a floating point number.</text:p>
      <text:p text:style-name="P4"/>
      <text:p text:style-name="P2"><text:soft-page-break/>OP: <text:s text:c="4"/>$6D</text:p>
      <text:p text:style-name="P2">OPL: <text:s text:c="3"/>INPUT</text:p>
      <text:p text:style-name="P2">Stack: <text:s/>Drops left side reference to floating point number</text:p>
      <text:p text:style-name="P2">Errors: ER_RT_BK - ON/CLEAR key pressed</text:p>
      <text:p text:style-name="P1"><text:s text:c="8"/><text:span text:style-name="T1">ER_MT_IS - conversion to number failed</text:span></text:p>
      <text:p text:style-name="P1"><text:s text:c="8"/><text:span text:style-name="T1">ER_RT_IO - integer overflow</text:span></text:p>
      <text:p text:style-name="P1"><text:s text:c="8"/><text:span text:style-name="T1">ER_RT_FC - file not open</text:span></text:p>
      <text:p text:style-name="P1"><text:s text:c="8"/><text:span text:style-name="T1">ER_RT_NF - field not found</text:span></text:p>
      <text:p text:style-name="P1"><text:s text:c="8"/><text:span text:style-name="T1">ER_RT_RB - record too big</text:span></text:p>
      <text:p text:style-name="P2">Calls: <text:s/>ED$EDIT</text:p>
      <text:p text:style-name="P4"/>
      <text:p text:style-name="P2">If the INPUT is preceded by TRAP then the input will exit on <text:s/>the <text:s/>ON/CLEAR</text:p>
      <text:p text:style-name="P2">key <text:s/>with <text:s/>the <text:s/>error <text:s/>condition ER_RT_BK. <text:s/>It will also exit if an invalid</text:p>
      <text:p text:style-name="P2">floating point number is input, e.g. 999999999999999 or $1.</text:p>
      <text:p text:style-name="P4"/>
      <text:p text:style-name="P2">If there is no TRAP then the INPUT will not exit on the <text:s/>ON/CLEAR <text:s/>key <text:s/>and</text:p>
      <text:p text:style-name="P2">invalid integers generate a '?' on the next line and the INPUT is repeated.</text:p>
      <text:p text:style-name="P4"/>
      <text:p text:style-name="P2">Up to 15 characters, including leading spaces, are allowed.</text:p>
      <text:p text:style-name="P4"/>
      <text:p text:style-name="P2">Before execution of this <text:s/>operator <text:s/>RTB_CRFL <text:s/>is <text:s/>tested <text:s/>and, <text:s/>if <text:s/>set, <text:s/>a</text:p>
      <text:p text:style-name="P2">carriage return is sent to the screen and the flag cleared.</text:p>
      <text:p text:style-name="P4"/>
      <text:p text:style-name="P4"/>
      <text:p text:style-name="P4"/>
      <text:p text:style-name="P1"><text:s text:c="8"/><text:span text:style-name="T1">_____________</text:span></text:p>
      <text:p text:style-name="P2"><text:bookmark text:name="p17.7.5"/>17.7.5 <text:s/>QCO_INPUT_STR</text:p>
      <text:p text:style-name="P4"/>
      <text:p text:style-name="P2">Inputs a string.</text:p>
      <text:p text:style-name="P4"/>
      <text:p text:style-name="P2">OP: <text:s text:c="4"/>$6E</text:p>
      <text:p text:style-name="P2">OPL: <text:s text:c="3"/>INPUT</text:p>
      <text:p text:style-name="P2">Stack: <text:s/>Drops left side reference to string</text:p>
      <text:p text:style-name="P2">Errors: ER_RT_FC - file not open</text:p>
      <text:p text:style-name="P1"><text:s text:c="8"/><text:span text:style-name="T1">ER_RT_NF - field not found</text:span></text:p>
      <text:p text:style-name="P1"><text:s text:c="8"/><text:span text:style-name="T1">ER_RT_RB - record too big</text:span></text:p>
      <text:p text:style-name="P2">Calls: <text:s/>ED$EDIT</text:p>
      <text:p text:style-name="P4"/>
      <text:p text:style-name="P2">QCO_INPUT_STR is exactly <text:s/>equivalent <text:s/>to <text:s/>QCO_EDIT <text:s/>with <text:s/>an <text:s/>initial <text:s/>null</text:p>
      <text:p text:style-name="P2">string.</text:p>
      <text:p text:style-name="P4"/>
      <text:p text:style-name="P4"/>
      <text:p text:style-name="P4"/>
      <text:p text:style-name="P1"><text:s text:c="8"/><text:span text:style-name="T1">_____________</text:span></text:p>
      <text:p text:style-name="P2"><text:bookmark text:name="p17.7.6"/>17.7.6 <text:s/>QCO_PRINT_INT</text:p>
      <text:p text:style-name="P4"/>
      <text:p text:style-name="P2">Prints an integer to the screen.</text:p>
      <text:p text:style-name="P4"/>
      <text:p text:style-name="P2">OP: <text:s text:c="4"/>$6F</text:p>
      <text:p text:style-name="P2">OPL: <text:s text:c="3"/>PRINT</text:p>
      <text:p text:style-name="P2">Stack: <text:s/>Drops the integer</text:p>
      <text:p text:style-name="P2">Calls: <text:s/>UT$DISP</text:p>
      <text:p text:style-name="P2">Bugs: <text:s text:c="2"/>If the number $FFFF is assigned to an integer and then it is</text:p>
      <text:p text:style-name="P1"><text:s text:c="8"/><text:span text:style-name="T1">printed it will be represented as -1.</text:span></text:p>
      <text:p text:style-name="P4"/>
      <text:p text:style-name="P2">Before execution of this <text:s/>operator <text:s/>RTB_CRFL <text:s/>is <text:s/>tested <text:s/>and, <text:s/>if <text:s/>set, <text:s/>a</text:p>
      <text:p text:style-name="P2">carriage return is sent to the screen and the flag cleared.</text:p>
      <text:p text:style-name="P4"/>
      <text:p text:style-name="P4"/>
      <text:p text:style-name="P4"/>
      <text:p text:style-name="P1"><text:s text:c="8"/><text:span text:style-name="T1">_____________</text:span></text:p>
      <text:p text:style-name="P2"><text:bookmark text:name="p17.7.7"/>17.7.7 <text:s/>QCO_PRINT_NUM</text:p>
      <text:p text:style-name="P4"/>
      <text:p text:style-name="P2">Prints a floating point number to the screen.</text:p>
      <text:p text:style-name="P4"/>
      <text:p text:style-name="P2">OP: <text:s text:c="4"/>$70</text:p>
      <text:p text:style-name="P2">OPL: <text:s text:c="3"/>PRINT</text:p>
      <text:p text:style-name="P2">Stack: <text:s/>Drops the floating point number</text:p>
      <text:p text:style-name="P2">Calls: <text:s/>UT$DISP</text:p>
      <text:p text:style-name="P4"/>
      <text:p text:style-name="P2">Before execution of this <text:s/>operator <text:s/>RTB_CRFL <text:s/>is <text:s/>tested <text:s/>and, <text:s/>if <text:s/>set, <text:s/>a</text:p>
      <text:p text:style-name="P2">carriage <text:s/>return is sent to the screen and the flag cleared. <text:s/>The format in</text:p>
      <text:p text:style-name="P2">which a number is displayed is integer, decimal or scientific in that order</text:p>
      <text:p text:style-name="P2">of precedence.</text:p>
      <text:p text:style-name="P4"/>
      <text:p text:style-name="P4"/>
      <text:p text:style-name="P4"/>
      <text:p text:style-name="P1"><text:s text:c="8"/><text:span text:style-name="T1">_____________</text:span></text:p>
      <text:p text:style-name="P2"><text:bookmark text:name="p17.7.8"/>17.7.8 <text:s/>QCO_PRINT_STR</text:p>
      <text:p text:style-name="P4"/>
      <text:p text:style-name="P2"><text:soft-page-break/>Print a string to the screen.</text:p>
      <text:p text:style-name="P4"/>
      <text:p text:style-name="P2">OP: <text:s text:c="4"/>$71</text:p>
      <text:p text:style-name="P2">OPL: <text:s text:c="3"/>PRINT</text:p>
      <text:p text:style-name="P2">Stack: <text:s/>Drops the string</text:p>
      <text:p text:style-name="P2">Calls: <text:s/>UT$DISP</text:p>
      <text:p text:style-name="P4"/>
      <text:p text:style-name="P2">Before execution of this <text:s/>operator <text:s/>RTB_CRFL <text:s/>is <text:s/>tested <text:s/>and, <text:s/>if <text:s/>set, <text:s/>a</text:p>
      <text:p text:style-name="P2">carriage return is sent to the screen and the flag cleared.</text:p>
      <text:p text:style-name="P4"/>
      <text:p text:style-name="P4"/>
      <text:p text:style-name="P4"/>
      <text:p text:style-name="P1"><text:s text:c="8"/><text:span text:style-name="T1">____________</text:span></text:p>
      <text:p text:style-name="P2"><text:bookmark text:name="p17.7.9"/>17.7.9 <text:s/>QCO_PRINT_SP</text:p>
      <text:p text:style-name="P4"/>
      <text:p text:style-name="P2">Prints a space to the screen.</text:p>
      <text:p text:style-name="P4"/>
      <text:p text:style-name="P2">OP: <text:s text:c="4"/>$72</text:p>
      <text:p text:style-name="P2">OPL: <text:s text:c="3"/>PRINT</text:p>
      <text:p text:style-name="P2">Stack: <text:s/>No effect</text:p>
      <text:p text:style-name="P2">Calls: <text:s/>UT$DISP</text:p>
      <text:p text:style-name="P4"/>
      <text:p text:style-name="P2">This operator is <text:s/>generated <text:s/>by <text:s/>use <text:s/>of <text:s/>the <text:s/>',' <text:s/>separator <text:s/>in <text:s/>a <text:s/>PRINT</text:p>
      <text:p text:style-name="P2">statement.</text:p>
      <text:p text:style-name="P4"/>
      <text:p text:style-name="P2">Before execution of this <text:s/>operator <text:s/>RTB_CRFL <text:s/>is <text:s/>tested <text:s/>and, <text:s/>if <text:s/>set, <text:s/>a</text:p>
      <text:p text:style-name="P2">carriage return is sent to the screen and the flag cleared.</text:p>
      <text:p text:style-name="P4"/>
      <text:p text:style-name="P4"/>
      <text:p text:style-name="P4"/>
      <text:p text:style-name="P1"><text:s text:c="9"/><text:span text:style-name="T1">____________</text:span></text:p>
      <text:p text:style-name="P2"><text:bookmark text:name="p17.7.10"/>17.7.10 <text:s/>QCO_PRINT_CR</text:p>
      <text:p text:style-name="P4"/>
      <text:p text:style-name="P2">Print a carriage return to the screen.</text:p>
      <text:p text:style-name="P4"/>
      <text:p text:style-name="P2">OP: <text:s text:c="4"/>$73</text:p>
      <text:p text:style-name="P2">OPL: <text:s text:c="3"/>PRINT</text:p>
      <text:p text:style-name="P2">Stack: <text:s/>No effect</text:p>
      <text:p text:style-name="P2">Calls: <text:s/>UT$DISP</text:p>
      <text:p text:style-name="P4"/>
      <text:p text:style-name="P2">If a PRINT, INPUT or EDIT statement is not followed by a ';' <text:s/>or <text:s/>',' <text:s/>then</text:p>
      <text:p text:style-name="P2">this <text:s/>operator <text:s/>is automatically inserted. <text:s/>It is not acted on immediately;</text:p>
      <text:p text:style-name="P2">it sets the flag RTB_CRFL.</text:p>
      <text:p text:style-name="P4"/>
      <text:p text:style-name="P2">Before execution of this <text:s/>operator <text:s/>RTB_CRFL <text:s/>is <text:s/>tested <text:s/>and, <text:s/>if <text:s/>set, <text:s/>a</text:p>
      <text:p text:style-name="P2">carriage return is sent to the screen and the flag cleared.</text:p>
      <text:p text:style-name="P4"/>
      <text:p text:style-name="P2">Note that if a carriage return results in scrolling the screen there is <text:s/>an</text:p>
      <text:p text:style-name="P2">automatic <text:s/>delay; <text:s/>the length of this delay is defined by DPW_DELY which is</text:p>
      <text:p text:style-name="P2">in 50 millisecond units, the default being 10.</text:p>
      <text:p text:style-name="P4"/>
      <text:p text:style-name="P4"/>
      <text:p text:style-name="P4"/>
      <text:p text:style-name="P1"><text:s text:c="9"/><text:span text:style-name="T1">______________</text:span></text:p>
      <text:p text:style-name="P2"><text:bookmark text:name="p17.7.11"/>17.7.11 <text:s/>QCO_LPRINT_INT</text:p>
      <text:p text:style-name="P4"/>
      <text:p text:style-name="P2">Sends an integer to the RS232.</text:p>
      <text:p text:style-name="P4"/>
      <text:p text:style-name="P2">OP: <text:s text:c="4"/>$74</text:p>
      <text:p text:style-name="P2">OPL: <text:s text:c="3"/>LPRINT</text:p>
      <text:p text:style-name="P2">Errors: ER_DV_NP - device missing</text:p>
      <text:p text:style-name="P1"><text:s text:c="8"/><text:span text:style-name="T1">ER_DV_CS - device load error</text:span></text:p>
      <text:p text:style-name="P4"/>
      <text:p text:style-name="P2">Exactly as PRINT_INT, except the CR flag is not tested.</text:p>
      <text:p text:style-name="P4"/>
      <text:p text:style-name="P4"/>
      <text:p text:style-name="P4"/>
      <text:p text:style-name="P1"><text:s text:c="9"/><text:span text:style-name="T1">______________</text:span></text:p>
      <text:p text:style-name="P2"><text:bookmark text:name="p17.7.12"/>17.7.12 <text:s/>QCO_LPRINT_NUM</text:p>
      <text:p text:style-name="P4"/>
      <text:p text:style-name="P2">Send a floating point number to the RS232.</text:p>
      <text:p text:style-name="P4"/>
      <text:p text:style-name="P2">OP: <text:s text:c="4"/>$75</text:p>
      <text:p text:style-name="P2">OPL: <text:s text:c="3"/>LPRINT</text:p>
      <text:p text:style-name="P2">Errors: ER_DV_NP - device missing</text:p>
      <text:p text:style-name="P1"><text:s text:c="8"/><text:span text:style-name="T1">ER_DV_CS - device load error</text:span></text:p>
      <text:p text:style-name="P4"/>
      <text:p text:style-name="P2">Exactly as PRINT_NUM, except the CR flag is not tested.</text:p>
      <text:p text:style-name="P4"/>
      <text:p text:style-name="P4"/>
      <text:p text:style-name="P4"><text:soft-page-break/></text:p>
      <text:p text:style-name="P1"><text:s text:c="9"/><text:span text:style-name="T1">______________</text:span></text:p>
      <text:p text:style-name="P2"><text:bookmark text:name="p17.7.13"/>17.7.13 <text:s/>QCO_LPRINT_STR</text:p>
      <text:p text:style-name="P4"/>
      <text:p text:style-name="P2">Send a string to the RS232.</text:p>
      <text:p text:style-name="P4"/>
      <text:p text:style-name="P2">OP: <text:s text:c="4"/>$76</text:p>
      <text:p text:style-name="P2">OPL: <text:s text:c="3"/>LPRINT</text:p>
      <text:p text:style-name="P2">Errors: ER_DV_NP - device missing</text:p>
      <text:p text:style-name="P1"><text:s text:c="8"/><text:span text:style-name="T1">ER_DV_CS - device load error</text:span></text:p>
      <text:p text:style-name="P4"/>
      <text:p text:style-name="P2">Exactly as PRINT_STR, except the CR flag is not tested.</text:p>
      <text:p text:style-name="P4"/>
      <text:p text:style-name="P4"/>
      <text:p text:style-name="P4"/>
      <text:p text:style-name="P1"><text:s text:c="9"/><text:span text:style-name="T1">_____________</text:span></text:p>
      <text:p text:style-name="P2"><text:bookmark text:name="p17.7.14"/>17.7.14 <text:s/>QCO_LPRINT_SP</text:p>
      <text:p text:style-name="P4"/>
      <text:p text:style-name="P2">Send a space character to the RS232.</text:p>
      <text:p text:style-name="P4"/>
      <text:p text:style-name="P2">OP: <text:s text:c="4"/>$77</text:p>
      <text:p text:style-name="P2">OPL: <text:s text:c="3"/>LPRINT</text:p>
      <text:p text:style-name="P2">Errors: ER_DV_NP - device missing</text:p>
      <text:p text:style-name="P1"><text:s text:c="8"/><text:span text:style-name="T1">ER_DV_CS - device load error</text:span></text:p>
      <text:p text:style-name="P4"/>
      <text:p text:style-name="P2">Exactly as PRINT_SP, except the CR flag is not tested.</text:p>
      <text:p text:style-name="P4"/>
      <text:p text:style-name="P4"/>
      <text:p text:style-name="P4"/>
      <text:p text:style-name="P1"><text:s text:c="9"/><text:span text:style-name="T1">_____________</text:span></text:p>
      <text:p text:style-name="P2"><text:bookmark text:name="p17.7.15"/>17.7.15 <text:s/>QCO_LPRINT_CR</text:p>
      <text:p text:style-name="P4"/>
      <text:p text:style-name="P2">Send a carriage return to the RS232.</text:p>
      <text:p text:style-name="P4"/>
      <text:p text:style-name="P2">OP: <text:s text:c="4"/>$78</text:p>
      <text:p text:style-name="P2">OPL: <text:s text:c="3"/>LPRINT</text:p>
      <text:p text:style-name="P2">Errors: ER_DV_NP - device missing</text:p>
      <text:p text:style-name="P1"><text:s text:c="8"/><text:span text:style-name="T1">ER_DV_CS - device load error</text:span></text:p>
      <text:p text:style-name="P4"/>
      <text:p text:style-name="P2">As PRINT_CR except it is acted on immediately.</text:p>
      <text:p text:style-name="P4"/>
      <text:p text:style-name="P4"/>
      <text:p text:style-name="P4"/>
      <text:p text:style-name="P1"><text:s text:c="9"/><text:span text:style-name="T1">__________</text:span></text:p>
      <text:p text:style-name="P2"><text:bookmark text:name="p17.7.16"/>17.7.16 <text:s/>QCO_RETURN</text:p>
      <text:p text:style-name="P4"/>
      <text:p text:style-name="P2">Return from a procedure.</text:p>
      <text:p text:style-name="P4"/>
      <text:p text:style-name="P2">OP: <text:s text:c="4"/>$79</text:p>
      <text:p text:style-name="P2">OPL: <text:s text:c="3"/>RETURN</text:p>
      <text:p text:style-name="P2">Stack: <text:s/>Unwinds the procedure</text:p>
      <text:p text:style-name="P4"/>
      <text:p text:style-name="P2">This operator follows the operator which stacks the return value.</text:p>
      <text:p text:style-name="P4"/>
      <text:p text:style-name="P2">All procedures return a value. <text:s/>If no explicit value is <text:s/>returned <text:s/>then <text:s/>it</text:p>
      <text:p text:style-name="P2">will <text:s/>return <text:s/>integer <text:s/>zero for integer procedures, floating point zero for</text:p>
      <text:p text:style-name="P2">floating point procedures or a null string for string procedures.</text:p>
      <text:p text:style-name="P4"/>
      <text:p text:style-name="P2">See EXAMPLE 5.</text:p>
      <text:p text:style-name="P4"/>
      <text:p text:style-name="P4"/>
      <text:p text:style-name="P4"/>
      <text:p text:style-name="P1"><text:s text:c="9"/><text:span text:style-name="T1">_________________</text:span></text:p>
      <text:p text:style-name="P2"><text:bookmark text:name="p17.7.17"/>17.7.17 <text:s/>QCO_RETURN_NOUGHT</text:p>
      <text:p text:style-name="P4"/>
      <text:p text:style-name="P2">For an integer procedure this is the default return.</text:p>
      <text:p text:style-name="P4"/>
      <text:p text:style-name="P2">OP: <text:s text:c="4"/>$7A</text:p>
      <text:p text:style-name="P2">OPL: <text:s text:c="3"/>RETURN</text:p>
      <text:p text:style-name="P2">Stack: <text:s/>Stack the integer zero and then unwind the procedure</text:p>
      <text:p text:style-name="P4"/>
      <text:p text:style-name="P2">Stacks default return value, then exactly the same as QCO_RETURN.</text:p>
      <text:p text:style-name="P4"/>
      <text:p text:style-name="P4"/>
      <text:p text:style-name="P4"/>
      <text:p text:style-name="P1"><text:s text:c="9"/><text:span text:style-name="T1">_______________</text:span></text:p>
      <text:p text:style-name="P2"><text:bookmark text:name="p17.7.18"/>17.7.18 <text:s/>QCO_RETURN_ZERO</text:p>
      <text:p text:style-name="P4"/>
      <text:p text:style-name="P2">For an floating point procedure this is the default return.</text:p>
      <text:p text:style-name="P4"/>
      <text:p text:style-name="P2"><text:soft-page-break/>OP: <text:s text:c="4"/>$7B</text:p>
      <text:p text:style-name="P2">OPL: <text:s text:c="3"/>RETURN</text:p>
      <text:p text:style-name="P2">Stack: <text:s/>Stack a floating point zero and then unwind the procedure</text:p>
      <text:p text:style-name="P4"/>
      <text:p text:style-name="P2">Stacks default return value, then exactly the same as QCO_RETURN.</text:p>
      <text:p text:style-name="P4"/>
      <text:p text:style-name="P4"/>
      <text:p text:style-name="P4"/>
      <text:p text:style-name="P1"><text:s text:c="9"/><text:span text:style-name="T1">_______________</text:span></text:p>
      <text:p text:style-name="P2"><text:bookmark text:name="p17.7.19"/>17.7.19 <text:s/>QCO_RETURN_NULL</text:p>
      <text:p text:style-name="P4"/>
      <text:p text:style-name="P2">For a string procedure this is the default return.</text:p>
      <text:p text:style-name="P4"/>
      <text:p text:style-name="P2">OP: <text:s text:c="4"/>$7C</text:p>
      <text:p text:style-name="P2">OPL: <text:s text:c="3"/>RETURN</text:p>
      <text:p text:style-name="P2">Stack: <text:s/>Adds a null string and the unwinds the procedure</text:p>
      <text:p text:style-name="P4"/>
      <text:p text:style-name="P2">Stacks default return value, <text:s/>on <text:s/>the <text:s/>stack, <text:s/>then <text:s/>exactly <text:s/>the <text:s/>same <text:s/>as</text:p>
      <text:p text:style-name="P2">QCO_RETURN.</text:p>
      <text:p text:style-name="P4"/>
      <text:p text:style-name="P4"/>
      <text:p text:style-name="P4"/>
      <text:p text:style-name="P1"><text:s text:c="9"/><text:span text:style-name="T1">________</text:span></text:p>
      <text:p text:style-name="P2"><text:bookmark text:name="p17.7.20"/>17.7.20 <text:s/>QCO_PROC</text:p>
      <text:p text:style-name="P4"/>
      <text:p text:style-name="P2">Call a procedure.</text:p>
      <text:p text:style-name="P4"/>
      <text:p text:style-name="P2">OP: <text:s text:c="4"/>$7D</text:p>
      <text:p text:style-name="P2">OPL: <text:s text:c="3"/>procnam:</text:p>
      <text:p text:style-name="P2">Stack: <text:s/>Initialises procedure</text:p>
      <text:p text:style-name="P2">Errors: ER_RT_PN - procedure not found</text:p>
      <text:p text:style-name="P1"><text:s text:c="8"/><text:span text:style-name="T1">ER_RT_NP - wrong number of parameters</text:span></text:p>
      <text:p text:style-name="P1"><text:s text:c="8"/><text:span text:style-name="T1">ER_RT_UE - undefined external</text:span></text:p>
      <text:p text:style-name="P1"><text:s text:c="8"/><text:span text:style-name="T1">ER_EX_TV - parameter type mis-match</text:span></text:p>
      <text:p text:style-name="P1"><text:s text:c="8"/><text:span text:style-name="T1">ER_AL_NR - out of memory</text:span></text:p>
      <text:p text:style-name="P1"><text:s text:c="8"/><text:span text:style-name="T1">ER_GN_BL - test explicitly for low battery error</text:span></text:p>
      <text:p text:style-name="P2">Calls: <text:s/>PK$RBYT, PK$RWRD, PK$READ, DV$LKUP, DV$VECT</text:p>
      <text:p text:style-name="P4"/>
      <text:p text:style-name="P4"/>
      <text:p text:style-name="P2">First checks to see if a language extension of that name <text:s/>has <text:s/>been <text:s/>booted</text:p>
      <text:p text:style-name="P3"><text:span text:style-name="T13">into <text:s/>memory <text:s/>(see section </text:span><text:a xlink:type="simple" xlink:href="https://www.jaapsch.net/psion/tech11.htm#p11.1.4.3" text:style-name="Internet_20_link" text:visited-style-name="Visited_20_Internet_20_Link">11.1.4.3</text:a><text:span text:style-name="T13">). <text:s/>If not it searches the 4 devices for</text:span></text:p>
      <text:p text:style-name="P2">an OPL procedure of the right name. <text:s/>It starts with the default device. <text:s/>So</text:p>
      <text:p text:style-name="P2">if the procedure called was on C: <text:s/>then it searches in the order C:, D:, A:</text:p>
      <text:p text:style-name="P2">and B:.</text:p>
      <text:p text:style-name="P4"/>
      <text:p text:style-name="P2">If a language extension has been found (for example LINPUT) <text:s/>it <text:s/>calls <text:s/>the</text:p>
      <text:p text:style-name="P2">relevant <text:s/>vector <text:s/>and <text:s/>the <text:s/>device <text:s/>is <text:s/>then <text:s/>responsible <text:s/>for checking the</text:p>
      <text:p text:style-name="P3"><text:span text:style-name="T13">parameters and handling the stack. <text:s/>See section </text:span><text:a xlink:type="simple" xlink:href="https://www.jaapsch.net/psion/tech17.htm#p17.12.2" text:style-name="Internet_20_link" text:visited-style-name="Visited_20_Internet_20_Link">17.12.2</text:a><text:span text:style-name="T13">.</text:span></text:p>
      <text:p text:style-name="P4"/>
      <text:p text:style-name="P2">If it is an OPL procedure the header information is read in and the <text:s/>memory</text:p>
      <text:p text:style-name="P2">required <text:s/>checked. <text:s/>The external references are then checked and the fixups</text:p>
      <text:p text:style-name="P2">on the strings and arrays performed. <text:s/>See EXAMPLE 4.</text:p>
      <text:p text:style-name="P4"/>
      <text:p text:style-name="P2">The Q code is then read in, and RTA_PC and RTA_SP <text:s/>are <text:s/>set <text:s/>to <text:s/>their <text:s/>new</text:p>
      <text:p text:style-name="P2">values.</text:p>
      <text:p text:style-name="P4"/>
      <text:p text:style-name="P4"/>
      <text:p text:style-name="P4"/>
      <text:p text:style-name="P1"><text:s text:c="9"/><text:span text:style-name="T1">_____________</text:span></text:p>
      <text:p text:style-name="P2"><text:bookmark text:name="p17.7.21"/>17.7.21 <text:s/>QCO_BRA_FALSE</text:p>
      <text:p text:style-name="P4"/>
      <text:p text:style-name="P2">Branches if the integer on the stack is false.</text:p>
      <text:p text:style-name="P4"/>
      <text:p text:style-name="P2">OP: <text:s text:c="4"/>$7E</text:p>
      <text:p text:style-name="P2">OPL: <text:s text:c="3"/>UNTIL, WHILE, IF, ELSEIF</text:p>
      <text:p text:style-name="P2">Stack: <text:s/>Drop the offset</text:p>
      <text:p text:style-name="P4"/>
      <text:p text:style-name="P2">Adds the integer following the operator to RTA_PC if the value on the stack</text:p>
      <text:p text:style-name="P2">is zero.</text:p>
      <text:p text:style-name="P4"/>
      <text:p text:style-name="P4"/>
      <text:p text:style-name="P4"/>
      <text:p text:style-name="P1"><text:s text:c="9"/><text:span text:style-name="T1">___________</text:span></text:p>
      <text:p text:style-name="P2"><text:bookmark text:name="p17.7.22"/>17.7.22 <text:s/>QCO_ASS_INT</text:p>
      <text:p text:style-name="P4"/>
      <text:p text:style-name="P2">Assign an integer to a variable.</text:p>
      <text:p text:style-name="P4"/>
      <text:p text:style-name="P2">OP: <text:s text:c="4"/>$7F</text:p>
      <text:p text:style-name="P2">OPL: <text:s text:c="3"/>=</text:p>
      <text:p text:style-name="P2">Stack: <text:s/>Drops the integer and the integer reference</text:p>
      <text:p text:style-name="P2"><text:soft-page-break/>Errors: ER_RT_RB - field too big</text:p>
      <text:p text:style-name="P1"><text:s text:c="8"/><text:span text:style-name="T1">ER_RT_FC - file not open</text:span></text:p>
      <text:p text:style-name="P1"><text:s text:c="8"/><text:span text:style-name="T1">ER_RT_NF - field not found</text:span></text:p>
      <text:p text:style-name="P1"><text:s text:c="8"/><text:span text:style-name="T1">ER_RT_RB - record too big</text:span></text:p>
      <text:p text:style-name="P4"/>
      <text:p text:style-name="P2">At the start of the operand the stack looks like:</text:p>
      <text:p text:style-name="P4"/>
      <text:p text:style-name="P2">High memory <text:s text:c="12"/>Address of integer variable</text:p>
      <text:p text:style-name="P1"><text:s text:c="24"/><text:span text:style-name="T1">0 (field flag)</text:span></text:p>
      <text:p text:style-name="P2">Low memory <text:s text:c="13"/>Integer</text:p>
      <text:p text:style-name="P1"><text:s text:c="16"/><text:span text:style-name="T1">or:</text:span></text:p>
      <text:p text:style-name="P2">High memory <text:s text:c="12"/>Field name</text:p>
      <text:p text:style-name="P1"><text:s text:c="24"/><text:span text:style-name="T1">Logical file name (0,1,2 or 4)</text:span></text:p>
      <text:p text:style-name="P1"><text:s text:c="24"/><text:span text:style-name="T1">1 (field flag)</text:span></text:p>
      <text:p text:style-name="P2">Low memory <text:s text:c="13"/>Integer</text:p>
      <text:p text:style-name="P4"/>
      <text:p text:style-name="P2">If the assign is to a field, it checks that the file is <text:s/>open, <text:s/>checks <text:s/>the</text:p>
      <text:p text:style-name="P2">field name and saves the value.</text:p>
      <text:p text:style-name="P4"/>
      <text:p text:style-name="P2">If not a field it simply saves the integer to the address.</text:p>
      <text:p text:style-name="P4"/>
      <text:p text:style-name="P2">See EXAMPLE 4.</text:p>
      <text:p text:style-name="P4"/>
      <text:p text:style-name="P4"/>
      <text:p text:style-name="P4"/>
      <text:p text:style-name="P1"><text:s text:c="9"/><text:span text:style-name="T1">___________</text:span></text:p>
      <text:p text:style-name="P2"><text:bookmark text:name="p17.7.23"/>17.7.23 <text:s/>QCO_ASS_NUM</text:p>
      <text:p text:style-name="P4"/>
      <text:p text:style-name="P2">Assigns a floating point number.</text:p>
      <text:p text:style-name="P4"/>
      <text:p text:style-name="P2">OP: <text:s text:c="4"/>$80</text:p>
      <text:p text:style-name="P2">OPL: <text:s text:c="3"/>=</text:p>
      <text:p text:style-name="P2">Stack: <text:s/>Drops the floating point number and the floating point reference</text:p>
      <text:p text:style-name="P2">Errors: ER_RT_RB - field too big</text:p>
      <text:p text:style-name="P1"><text:s text:c="8"/><text:span text:style-name="T1">ER_RT_FC - file not open</text:span></text:p>
      <text:p text:style-name="P1"><text:s text:c="8"/><text:span text:style-name="T1">ER_RT_NF - field not found</text:span></text:p>
      <text:p text:style-name="P1"><text:s text:c="8"/><text:span text:style-name="T1">ER_RT_RB - record too big</text:span></text:p>
      <text:p text:style-name="P4"/>
      <text:p text:style-name="P2">Exactly the same as QCO_ASS_INT except it handles floating <text:s/>point <text:s/>numbers.</text:p>
      <text:p text:style-name="P2">See EXAMPLE 4.</text:p>
      <text:p text:style-name="P4"/>
      <text:p text:style-name="P4"/>
      <text:p text:style-name="P4"/>
      <text:p text:style-name="P1"><text:s text:c="9"/><text:span text:style-name="T1">___________</text:span></text:p>
      <text:p text:style-name="P2"><text:bookmark text:name="p17.7.24"/>17.7.24 <text:s/>QCO_ASS_STR</text:p>
      <text:p text:style-name="P4"/>
      <text:p text:style-name="P2">Assigns a string.</text:p>
      <text:p text:style-name="P4"/>
      <text:p text:style-name="P2">OP: <text:s text:c="4"/>$81</text:p>
      <text:p text:style-name="P2">OPL: <text:s text:c="3"/>=</text:p>
      <text:p text:style-name="P2">Stack: <text:s/>Drops the string and the string reference</text:p>
      <text:p text:style-name="P2">Errors: ER_RT_RT - field too big</text:p>
      <text:p text:style-name="P1"><text:s text:c="8"/><text:span text:style-name="T1">ER_LX_ST - string too long</text:span></text:p>
      <text:p text:style-name="P4"/>
      <text:p text:style-name="P2">Exactly the same as QCO_ASS_INT except it handles strings. <text:s/>See EXAMPLE 4.</text:p>
      <text:p text:style-name="P4"/>
      <text:p text:style-name="P4"/>
      <text:p text:style-name="P4"/>
      <text:p text:style-name="P1"><text:s text:c="9"/><text:span text:style-name="T1">_____________</text:span></text:p>
      <text:p text:style-name="P2"><text:bookmark text:name="p17.7.25"/>17.7.25 <text:s/>QCO_DROP_BYTE</text:p>
      <text:p text:style-name="P4"/>
      <text:p text:style-name="P2">Drops a byte off stack.</text:p>
      <text:p text:style-name="P4"/>
      <text:p text:style-name="P2">OP: <text:s text:c="4"/>$82</text:p>
      <text:p text:style-name="P2">OPL: <text:s text:c="3"/>-</text:p>
      <text:p text:style-name="P2">Stack: <text:s/>Drops byte</text:p>
      <text:p text:style-name="P4"/>
      <text:p text:style-name="P4"/>
      <text:p text:style-name="P4"/>
      <text:p text:style-name="P1"><text:s text:c="9"/><text:span text:style-name="T1">_____________</text:span></text:p>
      <text:p text:style-name="P2"><text:bookmark text:name="p17.7.26"/>17.7.26 <text:s/>QCO_DROP_WORD</text:p>
      <text:p text:style-name="P4"/>
      <text:p text:style-name="P2">Drops a word off the stack.</text:p>
      <text:p text:style-name="P4"/>
      <text:p text:style-name="P2">OP: <text:s text:c="4"/>$83</text:p>
      <text:p text:style-name="P2">OPL: <text:s text:c="3"/>-</text:p>
      <text:p text:style-name="P2">Stack: <text:s/>Drops word</text:p>
      <text:p text:style-name="P4"/>
      <text:p text:style-name="P2">Used internally to drop unwanted results <text:s/>off <text:s/>the <text:s/>stack, <text:s/>for <text:s/>example <text:s/>a</text:p>
      <text:p text:style-name="P2">statement "GET" which translates into RTF_GET,QCO_DROP_WORD.</text:p>
      <text:p text:style-name="P4"><text:soft-page-break/></text:p>
      <text:p text:style-name="P4"/>
      <text:p text:style-name="P4"/>
      <text:p text:style-name="P1"><text:s text:c="9"/><text:span text:style-name="T1">____________</text:span></text:p>
      <text:p text:style-name="P2"><text:bookmark text:name="p17.7.27"/>17.7.27 <text:s/>QCO_DROP_NUM</text:p>
      <text:p text:style-name="P4"/>
      <text:p text:style-name="P2">Drops a floating point number off the stack.</text:p>
      <text:p text:style-name="P4"/>
      <text:p text:style-name="P2">OP: <text:s text:c="4"/>$84</text:p>
      <text:p text:style-name="P2">OPL: <text:s text:c="3"/>-</text:p>
      <text:p text:style-name="P2">Stack: <text:s/>Drops a floating point number</text:p>
      <text:p text:style-name="P4"/>
      <text:p text:style-name="P2">Used internally to OPL <text:s/>when, <text:s/>for <text:s/>example, <text:s/>a <text:s/>floating <text:s/>point <text:s/>procedure</text:p>
      <text:p text:style-name="P2">returns a value that is not required.</text:p>
      <text:p text:style-name="P4"/>
      <text:p text:style-name="P4"/>
      <text:p text:style-name="P4"/>
      <text:p text:style-name="P1"><text:s text:c="9"/><text:span text:style-name="T1">____________</text:span></text:p>
      <text:p text:style-name="P2"><text:bookmark text:name="p17.7.28"/>17.7.28 <text:s/>QCO_DROP_STR</text:p>
      <text:p text:style-name="P4"/>
      <text:p text:style-name="P2">Drops a string off the stack.</text:p>
      <text:p text:style-name="P4"/>
      <text:p text:style-name="P2">OP: <text:s text:c="4"/>$85</text:p>
      <text:p text:style-name="P2">OPL: <text:s text:c="3"/>-</text:p>
      <text:p text:style-name="P2">Stack: <text:s/>Drops a string off the stack</text:p>
      <text:p text:style-name="P4"/>
      <text:p text:style-name="P2">Used internally to OPL when, for example, <text:s/>a <text:s/>string <text:s/>procedure <text:s/>returns <text:s/>a</text:p>
      <text:p text:style-name="P2">string that is not required.</text:p>
      <text:p text:style-name="P4"/>
      <text:p text:style-name="P4"/>
      <text:p text:style-name="P4"/>
      <text:p text:style-name="P1"><text:s text:c="9"/><text:span text:style-name="T1">______________</text:span></text:p>
      <text:p text:style-name="P2"><text:bookmark text:name="p17.7.29"/>17.7.29 <text:s/>QCO_INT_TO_NUM</text:p>
      <text:p text:style-name="P4"/>
      <text:p text:style-name="P2">Converts an integer into a floating point number.</text:p>
      <text:p text:style-name="P4"/>
      <text:p text:style-name="P2">OP: <text:s text:c="4"/>$86</text:p>
      <text:p text:style-name="P2">OPL: <text:s text:c="3"/>-</text:p>
      <text:p text:style-name="P2">Stack: <text:s/>Drops an integer, stacks a float</text:p>
      <text:p text:style-name="P2">Calls: <text:s/>MT$BTOF</text:p>
      <text:p text:style-name="P2">Bugs: <text:s text:c="2"/>Integers are always taken as signed. To make unsigned:</text:p>
      <text:p text:style-name="P1"><text:s text:c="16"/><text:span text:style-name="T1">A=I% :IF I%&lt;0 :A=A+65536 :ENDIF</text:span></text:p>
      <text:p text:style-name="P4"/>
      <text:p text:style-name="P2">Used for automatic type conversion.</text:p>
      <text:p text:style-name="P4"/>
      <text:p text:style-name="P4"/>
      <text:p text:style-name="P4"/>
      <text:p text:style-name="P1"><text:s text:c="9"/><text:span text:style-name="T1">______________</text:span></text:p>
      <text:p text:style-name="P2"><text:bookmark text:name="p17.7.30"/>17.7.30 <text:s/>QCO_NUM_TO_INT</text:p>
      <text:p text:style-name="P4"/>
      <text:p text:style-name="P2">Converts a floating point number to integer.</text:p>
      <text:p text:style-name="P4"/>
      <text:p text:style-name="P2">OP: <text:s text:c="4"/>$87</text:p>
      <text:p text:style-name="P2">OPL: <text:s text:c="3"/>-</text:p>
      <text:p text:style-name="P2">Stack: <text:s/>Drops float, stacks integer</text:p>
      <text:p text:style-name="P2">Errors: ER_RT_IO - integer overflow</text:p>
      <text:p text:style-name="P2">Calls: <text:s/>IM$DINT, IM$FLOI</text:p>
      <text:p text:style-name="P2">Bugs: <text:s text:c="2"/>Always rounds down, 3.9 becomes 3 and -3.9 becomes -4.</text:p>
      <text:p text:style-name="P4"/>
      <text:p text:style-name="P2">Used for automatic type conversion.</text:p>
      <text:p text:style-name="P4"/>
      <text:p text:style-name="P4"/>
      <text:p text:style-name="P4"/>
      <text:p text:style-name="P1"><text:s text:c="9"/><text:span text:style-name="T1">______________</text:span></text:p>
      <text:p text:style-name="P2"><text:bookmark text:name="p17.7.31"/>17.7.31 <text:s/>QCO_END_FIELDS</text:p>
      <text:p text:style-name="P4"/>
      <text:p text:style-name="P2">Indicates where the field names end.</text:p>
      <text:p text:style-name="P4"/>
      <text:p text:style-name="P2">OP: <text:s text:c="4"/>$88</text:p>
      <text:p text:style-name="P2">OPL: <text:s text:c="3"/>OPEN, CREATE</text:p>
      <text:p text:style-name="P2">Stack: <text:s/>No effect</text:p>
      <text:p text:style-name="P4"/>
      <text:p text:style-name="P2">Only used internally at the end of an OPEN or CREATE command. <text:s/>See <text:s/>EXAMPLE</text:p>
      <text:p text:style-name="P2">2.</text:p>
      <text:p text:style-name="P4"/>
      <text:p text:style-name="P4"/>
      <text:p text:style-name="P4"/>
      <text:p text:style-name="P1"><text:s text:c="9"/><text:span text:style-name="T1">_____________</text:span></text:p>
      <text:p text:style-name="P2"><text:bookmark text:name="p17.7.32"/>17.7.32 <text:s/>QCO_RUN_ASSEM</text:p>
      <text:p text:style-name="P4"/>
      <text:p text:style-name="P2"><text:soft-page-break/>Runs machine code immediately after operator.</text:p>
      <text:p text:style-name="P4"/>
      <text:p text:style-name="P2">OP: <text:s text:c="4"/>$89</text:p>
      <text:p text:style-name="P2">OPL: <text:s text:c="3"/>-</text:p>
      <text:p text:style-name="P2">Stack: <text:s/>No effect</text:p>
      <text:p text:style-name="P4"/>
      <text:p text:style-name="P2">Runs the code immediately after the operator as machine code. <text:s/>On return if</text:p>
      <text:p text:style-name="P2">there <text:s/>are <text:s/>no <text:s/>errors <text:s/>carry <text:s/>must be clear and the B register must be the</text:p>
      <text:p text:style-name="P2">number of bytes for RTA_PC to jump. <text:s/>If there is an error carry must be set</text:p>
      <text:p text:style-name="P2">and the B register should contain the number of the error to be reported.</text:p>
      <text:p text:style-name="P4"/>
      <text:p text:style-name="P2">This cannot be generated from the editor.</text:p>
      <text:p text:style-name="P4"/>
      <text:p text:style-name="P4"/>
      <text:p text:style-name="P4"/>
      <text:p text:style-name="P1"><text:s text:c="6"/><text:span text:style-name="T1">_______ _________</text:span></text:p>
      <text:p text:style-name="P2"><text:bookmark text:name="p17.8"/>17.8 <text:s/>INTEGER FUNCTIONS</text:p>
      <text:p text:style-name="P4"/>
      <text:p text:style-name="P4"/>
      <text:p text:style-name="P2">These functions return integer values.</text:p>
      <text:p text:style-name="P4"/>
      <text:p text:style-name="P4"/>
      <text:p text:style-name="P4"/>
      <text:p text:style-name="P1"><text:s text:c="8"/><text:span text:style-name="T1">________</text:span></text:p>
      <text:p text:style-name="P2"><text:bookmark text:name="p17.8.1"/>17.8.1 <text:s/>RTF_ADDR</text:p>
      <text:p text:style-name="P4"/>
      <text:p text:style-name="P2">Returns the address of a numeric variable.</text:p>
      <text:p text:style-name="P4"/>
      <text:p text:style-name="P2">OP: <text:s text:c="4"/>$8A</text:p>
      <text:p text:style-name="P2">OPL: <text:s text:c="3"/>ADDR</text:p>
      <text:p text:style-name="P2">Stack: <text:s/>Drops the 'left side' reference, stacks the address.</text:p>
      <text:p text:style-name="P2">Bugs: <text:s text:c="2"/>Cannot deal with elements of arrays, though they may be easily</text:p>
      <text:p text:style-name="P1"><text:s text:c="9"/><text:span text:style-name="T1">calculated.</text:span></text:p>
      <text:p text:style-name="P4"/>
      <text:p text:style-name="P2">In the case of arrays ADDR returns the address of the first <text:s/>element <text:s/>which</text:p>
      <text:p text:style-name="P2">is immediately after the word giving the size of the array.</text:p>
      <text:p text:style-name="P4"/>
      <text:p text:style-name="P2">So "PRINT PEEKW(ADDR(A%))" is exactly the same as "PRINT A%" and</text:p>
      <text:p text:style-name="P2">"PRINT PEEKW(ADDR(A%())) is the same as "PRINT A%(1)".</text:p>
      <text:p text:style-name="P4"/>
      <text:p text:style-name="P4"/>
      <text:p text:style-name="P4"/>
      <text:p text:style-name="P1"><text:s text:c="8"/><text:span text:style-name="T1">_______</text:span></text:p>
      <text:p text:style-name="P2"><text:bookmark text:name="p17.8.2"/>17.8.2 <text:s/>RTF_ASC</text:p>
      <text:p text:style-name="P4"/>
      <text:p text:style-name="P2">Returns the ASCII value of the first character of the string.</text:p>
      <text:p text:style-name="P4"/>
      <text:p text:style-name="P2">OP: <text:s text:c="4"/>$8B</text:p>
      <text:p text:style-name="P2">OPL: <text:s text:c="3"/>ASC</text:p>
      <text:p text:style-name="P2">Stack: <text:s/>Drops the string, stacks an integer</text:p>
      <text:p text:style-name="P2">Bugs: <text:s text:c="2"/>If the string is zero length it returns zero.</text:p>
      <text:p text:style-name="P4"/>
      <text:p text:style-name="P4"/>
      <text:p text:style-name="P4"/>
      <text:p text:style-name="P1"><text:s text:c="8"/><text:span text:style-name="T1">_______</text:span></text:p>
      <text:p text:style-name="P2"><text:bookmark text:name="p17.8.3"/>17.8.3 <text:s/>RTF_DAY</text:p>
      <text:p text:style-name="P4"/>
      <text:p text:style-name="P2">Returns the current day of the month - in the range 1 to 31.</text:p>
      <text:p text:style-name="P4"/>
      <text:p text:style-name="P2">OP: <text:s text:c="4"/>$8C</text:p>
      <text:p text:style-name="P2">OPL: <text:s text:c="3"/>DAY</text:p>
      <text:p text:style-name="P2">Stack: <text:s/>Stack an integer</text:p>
      <text:p text:style-name="P4"/>
      <text:p text:style-name="P4"/>
      <text:p text:style-name="P4"/>
      <text:p text:style-name="P1"><text:s text:c="8"/><text:span text:style-name="T1">________</text:span></text:p>
      <text:p text:style-name="P2"><text:bookmark text:name="p17.8.4"/>17.8.4 <text:s/>RTF_DISP</text:p>
      <text:p text:style-name="P4"/>
      <text:p text:style-name="P2">Displays a string, a record or the last string displayed, using cursor keys</text:p>
      <text:p text:style-name="P2">for viewing and waiting for any other key to exit.</text:p>
      <text:p text:style-name="P4"/>
      <text:p text:style-name="P2">OP: <text:s text:c="4"/>$8D</text:p>
      <text:p text:style-name="P2">OPL: <text:s text:c="3"/>DISP</text:p>
      <text:p text:style-name="P2">Para1: <text:s/>Integer: 1 - displays para2</text:p>
      <text:p text:style-name="P1"><text:s text:c="17"/><text:span text:style-name="T1">0 - redisplays the last DISPed string (ignores para2)</text:span></text:p>
      <text:p text:style-name="P1"><text:s text:c="16"/><text:span text:style-name="T1">-1 - displays the current record (ignores para2)</text:span></text:p>
      <text:p text:style-name="P2">Para2: <text:s/>String to be displayed</text:p>
      <text:p text:style-name="P2">Stack: <text:s/>Drops the two parameters, stacks the exit key as an integer.</text:p>
      <text:p text:style-name="P2">Calls: <text:s/>UT$DISP</text:p>
      <text:p text:style-name="P2">Bugs: <text:s text:c="2"/>In the case para1 is zero it displays the contents of RTT_BUF.</text:p>
      <text:p text:style-name="P1"><text:soft-page-break/><text:s text:c="8"/><text:span text:style-name="T1">RTT_BUF is used by a number of other operand/operators, for</text:span></text:p>
      <text:p text:style-name="P1"><text:s text:c="8"/><text:span text:style-name="T1">instance by string adds.</text:span></text:p>
      <text:p text:style-name="P4"/>
      <text:p text:style-name="P2">The display used is the same as that used by FIND in the top <text:s/>level. <text:s text:c="2"/>Each</text:p>
      <text:p text:style-name="P2">field, <text:s/>delimited <text:s/>by a TAB character, is on a different line. <text:s/>There is no</text:p>
      <text:p text:style-name="P2">limit to the number of fields.</text:p>
      <text:p text:style-name="P4"/>
      <text:p text:style-name="P4"/>
      <text:p text:style-name="P4"/>
      <text:p text:style-name="P1"><text:s text:c="8"/><text:span text:style-name="T1">_______</text:span></text:p>
      <text:p text:style-name="P2"><text:bookmark text:name="p17.8.5"/>17.8.5 <text:s/>RTF_ERR</text:p>
      <text:p text:style-name="P4"/>
      <text:p text:style-name="P2">Returns the current error value.</text:p>
      <text:p text:style-name="P4"/>
      <text:p text:style-name="P2">OP: <text:s text:c="4"/>$8E</text:p>
      <text:p text:style-name="P2">OPL: <text:s text:c="3"/>ERR</text:p>
      <text:p text:style-name="P2">Stack: <text:s/>Stack the error number as an integer</text:p>
      <text:p text:style-name="P4"/>
      <text:p text:style-name="P2">When the language starts running the value of <text:s/>RTB_EROR <text:s/>is <text:s/>zero. <text:s text:c="2"/>If <text:s/>an</text:p>
      <text:p text:style-name="P2">error is encountered and handled by a TRAP or ONERR the value remains until</text:p>
      <text:p text:style-name="P2">the next error or a TRAP command.</text:p>
      <text:p text:style-name="P4"/>
      <text:p text:style-name="P4"/>
      <text:p text:style-name="P4"/>
      <text:p text:style-name="P1"><text:s text:c="8"/><text:span text:style-name="T1">________</text:span></text:p>
      <text:p text:style-name="P2"><text:bookmark text:name="p17.8.6"/>17.8.6 <text:s/>RTF_FIND</text:p>
      <text:p text:style-name="P4"/>
      <text:p text:style-name="P2">Finds a string in the current file.</text:p>
      <text:p text:style-name="P4"/>
      <text:p text:style-name="P2">OP: <text:s text:c="4"/>$8F</text:p>
      <text:p text:style-name="P2">OPL: <text:s text:c="3"/>FIND</text:p>
      <text:p text:style-name="P2">Stack: <text:s/>Drops the search string, stacks the record number.</text:p>
      <text:p text:style-name="P2">Bugs: <text:s text:c="2"/>FIND does not do an automatic NEXT, the correct loop structure is:</text:p>
      <text:p text:style-name="P4"/>
      <text:p text:style-name="P1"><text:s text:c="16"/><text:span text:style-name="T1">DO</text:span></text:p>
      <text:p text:style-name="P1"><text:s text:c="17"/><text:span text:style-name="T1">IF FIND "ABC"</text:span></text:p>
      <text:p text:style-name="P1"><text:s text:c="18"/><text:span text:style-name="T1">statement(s)</text:span></text:p>
      <text:p text:style-name="P1"><text:s text:c="17"/><text:span text:style-name="T1">ENDIF</text:span></text:p>
      <text:p text:style-name="P1"><text:s text:c="17"/><text:span text:style-name="T1">NEXT</text:span></text:p>
      <text:p text:style-name="P1"><text:s text:c="16"/><text:span text:style-name="T1">UNTIL EOF</text:span></text:p>
      <text:p text:style-name="P4"/>
      <text:p text:style-name="P2">If no record is found zero is returned and the current record <text:s/>remains <text:s/>the</text:p>
      <text:p text:style-name="P2">same as before the FIND.</text:p>
      <text:p text:style-name="P4"/>
      <text:p text:style-name="P4"/>
      <text:p text:style-name="P4"/>
      <text:p text:style-name="P1"><text:s text:c="8"/><text:span text:style-name="T1">________</text:span></text:p>
      <text:p text:style-name="P2"><text:bookmark text:name="p17.8.7"/>17.8.7 <text:s/>RTF_FREE</text:p>
      <text:p text:style-name="P4"/>
      <text:p text:style-name="P2">Returns the amount of free memory.</text:p>
      <text:p text:style-name="P4"/>
      <text:p text:style-name="P2">OP: <text:s text:c="4"/>$90</text:p>
      <text:p text:style-name="P2">OPL: <text:s text:c="3"/>FREE</text:p>
      <text:p text:style-name="P2">Stack: <text:s/>Stack the resulting integer.</text:p>
      <text:p text:style-name="P4"/>
      <text:p text:style-name="P2">Calculates the amount of free memory by subtracting <text:s/>ALA_FREE <text:s/>from <text:s/>RTA_SP</text:p>
      <text:p text:style-name="P2">and then subtracting $100.</text:p>
      <text:p text:style-name="P4"/>
      <text:p text:style-name="P4"/>
      <text:p text:style-name="P4"/>
      <text:p text:style-name="P1"><text:s text:c="8"/><text:span text:style-name="T1">_______</text:span></text:p>
      <text:p text:style-name="P2"><text:bookmark text:name="p17.8.8"/>17.8.8 <text:s/>RTF_GET</text:p>
      <text:p text:style-name="P4"/>
      <text:p text:style-name="P2">Get a single character.</text:p>
      <text:p text:style-name="P4"/>
      <text:p text:style-name="P2">OP: <text:s text:c="4"/>$91</text:p>
      <text:p text:style-name="P2">OPL: <text:s text:c="3"/>GET</text:p>
      <text:p text:style-name="P2">Stack: <text:s/>Stack the character as an integer.</text:p>
      <text:p text:style-name="P2">Calls: <text:s/>KB$GETK</text:p>
      <text:p text:style-name="P2">Bugs: <text:s text:c="2"/>The ON/CLEAR key returns 1. <text:s/>It can be difficult to break out</text:p>
      <text:p text:style-name="P1"><text:s text:c="8"/><text:span text:style-name="T1">of a tight loop with a GET using the ON/CLEAR, Q keys. <text:s/>With</text:span></text:p>
      <text:p text:style-name="P1"><text:s text:c="8"/><text:span text:style-name="T1">perseverance it is normally possible.</text:span></text:p>
      <text:p text:style-name="P4"/>
      <text:p text:style-name="P2">If there is a key in the buffer it gets that <text:s/>key <text:s/>first. <text:s text:c="2"/>If <text:s/>no <text:s/>key <text:s/>is</text:p>
      <text:p text:style-name="P2">received the Organiser will turn itself off after the timeout. <text:s/>See section</text:p>
      <text:p text:style-name="P3"><text:a xlink:type="simple" xlink:href="https://www.jaapsch.net/psion/tech07.htm#p7.4.1" text:style-name="Internet_20_link" text:visited-style-name="Visited_20_Internet_20_Link">7.4.1</text:a><text:span text:style-name="T13"> and section </text:span><text:a xlink:type="simple" xlink:href="https://www.jaapsch.net/psion/tech07.htm#p7.4.4" text:style-name="Internet_20_link" text:visited-style-name="Visited_20_Internet_20_Link">7.4.4</text:a><text:span text:style-name="T13">.</text:span></text:p>
      <text:p text:style-name="P4"/>
      <text:p text:style-name="P4"/>
      <text:p text:style-name="P4"/>
      <text:p text:style-name="P1"><text:s text:c="8"/><text:span text:style-name="T1">________</text:span></text:p>
      <text:p text:style-name="P2"><text:bookmark text:name="p17.8.9"/><text:soft-page-break/>17.8.9 <text:s/>RTF_HOUR</text:p>
      <text:p text:style-name="P4"/>
      <text:p text:style-name="P2">Returns the current hour of the day - in the range 0 to 23.</text:p>
      <text:p text:style-name="P4"/>
      <text:p text:style-name="P2">OP: <text:s text:c="4"/>$92</text:p>
      <text:p text:style-name="P2">OPL: <text:s text:c="3"/>HOUR</text:p>
      <text:p text:style-name="P2">Stack: <text:s/>Stack the number as an integer.</text:p>
      <text:p text:style-name="P4"/>
      <text:p text:style-name="P4"/>
      <text:p text:style-name="P4"/>
      <text:p text:style-name="P1"><text:s text:c="9"/><text:span text:style-name="T1">________</text:span></text:p>
      <text:p text:style-name="P2"><text:bookmark text:name="p17.8.10"/>17.8.10 <text:s/>RTF_IABS</text:p>
      <text:p text:style-name="P4"/>
      <text:p text:style-name="P2">Does an ABS on an integer.</text:p>
      <text:p text:style-name="P4"/>
      <text:p text:style-name="P2">OP: <text:s text:c="4"/>$93</text:p>
      <text:p text:style-name="P2">OPL: <text:s text:c="3"/>IABS</text:p>
      <text:p text:style-name="P2">Stack: <text:s/>Leaves the integer on the stack.</text:p>
      <text:p text:style-name="P4"/>
      <text:p text:style-name="P2">Converts a negative integer to a positive integer. <text:s/>If ABS is used in place</text:p>
      <text:p text:style-name="P2">of <text:s/>IABS <text:s/>the <text:s/>result <text:s/>would be the same but the function would require two</text:p>
      <text:p text:style-name="P2">unnecessary type conversions. <text:s/>IABS is significantly faster than ABS.</text:p>
      <text:p text:style-name="P4"/>
      <text:p text:style-name="P4"/>
      <text:p text:style-name="P4"/>
      <text:p text:style-name="P1"><text:s text:c="9"/><text:span text:style-name="T1">_______</text:span></text:p>
      <text:p text:style-name="P2"><text:bookmark text:name="p17.8.11"/>17.8.11 <text:s/>RTF_INT</text:p>
      <text:p text:style-name="P4"/>
      <text:p text:style-name="P2">Converts a floating point number to an integer.</text:p>
      <text:p text:style-name="P4"/>
      <text:p text:style-name="P2">OP: <text:s text:c="4"/>$94</text:p>
      <text:p text:style-name="P2">OPL: <text:s text:c="3"/>INT</text:p>
      <text:p text:style-name="P2">Stack: <text:s/>Drops float, stacks integer</text:p>
      <text:p text:style-name="P2">Errors: ER_RT_IO - integer overflow</text:p>
      <text:p text:style-name="P2">Calls: <text:s/>IM$DINT, IM$FLOI</text:p>
      <text:p text:style-name="P2">Bugs: <text:s text:c="2"/>Always rounds down, INT(3.9) is 3 and INT(-3.9) is -4.</text:p>
      <text:p text:style-name="P4"/>
      <text:p text:style-name="P2">Identical to QCO_NUM_TO_INT.</text:p>
      <text:p text:style-name="P4"/>
      <text:p text:style-name="P4"/>
      <text:p text:style-name="P4"/>
      <text:p text:style-name="P1"><text:s text:c="9"/><text:span text:style-name="T1">_______</text:span></text:p>
      <text:p text:style-name="P2"><text:bookmark text:name="p17.8.12"/>17.8.12 <text:s/>RTF_KEY</text:p>
      <text:p text:style-name="P4"/>
      <text:p text:style-name="P2">Returns any key in the input buffer. <text:s/>Zero if no key is waiting.</text:p>
      <text:p text:style-name="P4"/>
      <text:p text:style-name="P2">OP: <text:s text:c="4"/>$95</text:p>
      <text:p text:style-name="P2">OPL: <text:s text:c="3"/>KEY</text:p>
      <text:p text:style-name="P2">Stack: <text:s/>Stack the integer</text:p>
      <text:p text:style-name="P2">Bugs: <text:s text:c="2"/>Except after an "ESCAPE OFF" statement, KEY cannot pick up the</text:p>
      <text:p text:style-name="P1"><text:s text:c="8"/><text:span text:style-name="T1">ON/CLEAR key.</text:span></text:p>
      <text:p text:style-name="P4"/>
      <text:p text:style-name="P4"/>
      <text:p text:style-name="P4"/>
      <text:p text:style-name="P1"><text:s text:c="9"/><text:span text:style-name="T1">_______</text:span></text:p>
      <text:p text:style-name="P2"><text:bookmark text:name="p17.8.13"/>17.8.13 <text:s/>RTF_LEN</text:p>
      <text:p text:style-name="P4"/>
      <text:p text:style-name="P2">Returns the length of the string.</text:p>
      <text:p text:style-name="P4"/>
      <text:p text:style-name="P2">OP: <text:s text:c="4"/>$96</text:p>
      <text:p text:style-name="P2">OPL: <text:s text:c="3"/>LEN</text:p>
      <text:p text:style-name="P2">Stack: <text:s/>Drops string, stacks the length as an integer</text:p>
      <text:p text:style-name="P4"/>
      <text:p text:style-name="P4"/>
      <text:p text:style-name="P4"/>
      <text:p text:style-name="P1"><text:s text:c="9"/><text:span text:style-name="T1">_______</text:span></text:p>
      <text:p text:style-name="P2"><text:bookmark text:name="p17.8.14"/>17.8.14 <text:s/>RTF_LOC</text:p>
      <text:p text:style-name="P4"/>
      <text:p text:style-name="P2">Locates one string in another, returns zero if not found.</text:p>
      <text:p text:style-name="P4"/>
      <text:p text:style-name="P2">OP: <text:s text:c="4"/>$97</text:p>
      <text:p text:style-name="P2">OPL: <text:s text:c="3"/>LOC</text:p>
      <text:p text:style-name="P2">Para1: <text:s/>String to be searched</text:p>
      <text:p text:style-name="P2">Para2: <text:s/>String to locate</text:p>
      <text:p text:style-name="P2">Stack: <text:s/>Drops the two strings, stacks the resulting position as an integer</text:p>
      <text:p text:style-name="P4"/>
      <text:p text:style-name="P4"/>
      <text:p text:style-name="P4"/>
      <text:p text:style-name="P1"><text:s text:c="9"/><text:span text:style-name="T1">________</text:span></text:p>
      <text:p text:style-name="P2"><text:bookmark text:name="p17.8.15"/>17.8.15 <text:s/>RTF_MENU</text:p>
      <text:p text:style-name="P4"><text:soft-page-break/></text:p>
      <text:p text:style-name="P2">Gives a menu of options.</text:p>
      <text:p text:style-name="P4"/>
      <text:p text:style-name="P2">OP: <text:s text:c="4"/>$98</text:p>
      <text:p text:style-name="P2">OPL: <text:s text:c="3"/>MENU</text:p>
      <text:p text:style-name="P2">Stack: <text:s/>Drops the string, stacks the exit item as an integer</text:p>
      <text:p text:style-name="P2">Calls: <text:s/>MN_AXDP</text:p>
      <text:p text:style-name="P2">Errors: ER_RT_MU - menu error</text:p>
      <text:p text:style-name="P1"><text:s text:c="8"/><text:span text:style-name="T1">ER_FN_BA - bad argument</text:span></text:p>
      <text:p text:style-name="P2">Bugs: <text:s text:c="2"/>In the input string the menu items are delimited by commas.</text:p>
      <text:p text:style-name="P1"><text:s text:c="8"/><text:span text:style-name="T1">Before MN_AXDP is called the string is converted to individual</text:span></text:p>
      <text:p text:style-name="P1"><text:s text:c="8"/><text:span text:style-name="T1">strings each terminated by a null word. <text:s/>It is possible to</text:span></text:p>
      <text:p text:style-name="P1"><text:s text:c="8"/><text:span text:style-name="T1">have too many items.</text:span></text:p>
      <text:p text:style-name="P1"><text:s text:c="8"/><text:span text:style-name="T1">Don't have spaces or tabs as part of menu items, they can have</text:span></text:p>
      <text:p text:style-name="P1"><text:s text:c="8"/><text:span text:style-name="T1">unpredictable effects.</text:span></text:p>
      <text:p text:style-name="P4"/>
      <text:p text:style-name="P2">The normal input is a string with each menu item delimited by a comma. <text:s text:c="2"/>An</text:p>
      <text:p text:style-name="P2">item <text:s/>is selected either by a unique first letter or by positioning on that</text:p>
      <text:p text:style-name="P2">item and pressing the EXE key. <text:s/>If the menu exits by the <text:s/>ON/CLEAR <text:s/>key <text:s/>it</text:p>
      <text:p text:style-name="P2">returns zero.</text:p>
      <text:p text:style-name="P4"/>
      <text:p text:style-name="P4"/>
      <text:p text:style-name="P4"/>
      <text:p text:style-name="P1"><text:s text:c="9"/><text:span text:style-name="T1">__________</text:span></text:p>
      <text:p text:style-name="P2"><text:bookmark text:name="p17.8.16"/>17.8.16 <text:s/>RTF_MINUTE</text:p>
      <text:p text:style-name="P4"/>
      <text:p text:style-name="P2">Returns the current minute of the hour - in the range 0 to 59.</text:p>
      <text:p text:style-name="P4"/>
      <text:p text:style-name="P2">OP: <text:s text:c="4"/>$99</text:p>
      <text:p text:style-name="P2">OPL: <text:s text:c="3"/>MINUTE</text:p>
      <text:p text:style-name="P2">Stack: <text:s/>Stack the number as an integer.</text:p>
      <text:p text:style-name="P4"/>
      <text:p text:style-name="P4"/>
      <text:p text:style-name="P4"/>
      <text:p text:style-name="P1"><text:s text:c="9"/><text:span text:style-name="T1">_________</text:span></text:p>
      <text:p text:style-name="P2"><text:bookmark text:name="p17.8.17"/>17.8.17 <text:s/>RTF_MONTH</text:p>
      <text:p text:style-name="P4"/>
      <text:p text:style-name="P2">Returns the current month of the year - in the range 0 to 11.</text:p>
      <text:p text:style-name="P4"/>
      <text:p text:style-name="P2">OP: <text:s text:c="4"/>$9A</text:p>
      <text:p text:style-name="P2">OPL: <text:s text:c="3"/>MONTH</text:p>
      <text:p text:style-name="P2">Stack: <text:s/>Stack the number as an integer.</text:p>
      <text:p text:style-name="P4"/>
      <text:p text:style-name="P4"/>
      <text:p text:style-name="P4"/>
      <text:p text:style-name="P1"><text:s text:c="9"/><text:span text:style-name="T1">_________</text:span></text:p>
      <text:p text:style-name="P2"><text:bookmark text:name="p17.8.18"/>17.8.18 <text:s/>RTF_PEEKB</text:p>
      <text:p text:style-name="P4"/>
      <text:p text:style-name="P2">Peeks a byte at the given address.</text:p>
      <text:p text:style-name="P4"/>
      <text:p text:style-name="P2">OP: <text:s text:c="4"/>$9B</text:p>
      <text:p text:style-name="P2">OPL: <text:s text:c="3"/>PEEKB</text:p>
      <text:p text:style-name="P2">Stack: <text:s/>Drops the address, stacks the result as an integer</text:p>
      <text:p text:style-name="P4"/>
      <text:p text:style-name="P2">If the address is in the ranges $00-$3F and $282-$400 then it returns zero.</text:p>
      <text:p text:style-name="P2">These <text:s/>ranges <text:s/>are <text:s/>the <text:s/>processor <text:s/>registers and the custom chip's control</text:p>
      <text:p text:style-name="P3"><text:span text:style-name="T13">addresses. <text:s/>See section </text:span><text:a xlink:type="simple" xlink:href="https://www.jaapsch.net/psion/tech09.htm#p9.3.2" text:style-name="Internet_20_link" text:visited-style-name="Visited_20_Internet_20_Link">9.3.2</text:a><text:span text:style-name="T13"> for more <text:s/>details. <text:s text:c="2"/>The <text:s/>informed <text:s/>user <text:s/>may</text:span></text:p>
      <text:p text:style-name="P2">access these addresses via machine code.</text:p>
      <text:p text:style-name="P4"/>
      <text:p text:style-name="P4"/>
      <text:p text:style-name="P4"/>
      <text:p text:style-name="P1"><text:s text:c="9"/><text:span text:style-name="T1">_________</text:span></text:p>
      <text:p text:style-name="P2"><text:bookmark text:name="p17.8.19"/>17.8.19 <text:s/>RTF_PEEKW</text:p>
      <text:p text:style-name="P4"/>
      <text:p text:style-name="P2">Peeks a word at the given address.</text:p>
      <text:p text:style-name="P4"/>
      <text:p text:style-name="P2">OP: <text:s text:c="4"/>$9C</text:p>
      <text:p text:style-name="P2">OPL: <text:s text:c="3"/>PEEKW</text:p>
      <text:p text:style-name="P2">Stack: <text:s/>Drops the address, stacks the result as an integer</text:p>
      <text:p text:style-name="P4"/>
      <text:p text:style-name="P2">See the comments after RTF_PEEKB.</text:p>
      <text:p text:style-name="P4"/>
      <text:p text:style-name="P4"/>
      <text:p text:style-name="P4"/>
      <text:p text:style-name="P1"><text:s text:c="9"/><text:span text:style-name="T1">___________</text:span></text:p>
      <text:p text:style-name="P2"><text:bookmark text:name="p17.8.20"/>17.8.20 <text:s/>RTF_RECSIZE</text:p>
      <text:p text:style-name="P4"/>
      <text:p text:style-name="P2">Returns the size of the current record.</text:p>
      <text:p text:style-name="P4"/>
      <text:p text:style-name="P2">OP: <text:s text:c="4"/>$9D</text:p>
      <text:p text:style-name="P2"><text:soft-page-break/>OPL: <text:s text:c="3"/>RECSIZE</text:p>
      <text:p text:style-name="P2">Stack: <text:s/>Stack the size as an integer.</text:p>
      <text:p text:style-name="P2">Bugs: <text:s text:c="2"/>The maximum size of a record is 254, this includes the field</text:p>
      <text:p text:style-name="P1"><text:s text:c="9"/><text:span text:style-name="T1">separators.</text:span></text:p>
      <text:p text:style-name="P4"/>
      <text:p text:style-name="P3"><text:span text:style-name="T13">See </text:span><text:a xlink:type="simple" xlink:href="https://www.jaapsch.net/psion/tech17.htm#p17.2.10" text:style-name="Internet_20_link" text:visited-style-name="Visited_20_Internet_20_Link">17.2.10</text:a><text:span text:style-name="T13"> for more details.</text:span></text:p>
      <text:p text:style-name="P4"/>
      <text:p text:style-name="P4"/>
      <text:p text:style-name="P4"/>
      <text:p text:style-name="P1"><text:s text:c="9"/><text:span text:style-name="T1">__________</text:span></text:p>
      <text:p text:style-name="P2"><text:bookmark text:name="p17.8.21"/>17.8.21 <text:s/>RTF_SECOND</text:p>
      <text:p text:style-name="P4"/>
      <text:p text:style-name="P2">Returns the current second of the minute - in the range 0 to 59.</text:p>
      <text:p text:style-name="P4"/>
      <text:p text:style-name="P2">OP: <text:s text:c="4"/>$9E</text:p>
      <text:p text:style-name="P2">OPL: <text:s text:c="3"/>SECOND</text:p>
      <text:p text:style-name="P2">Stack: <text:s/>Stack the number as an integer.</text:p>
      <text:p text:style-name="P4"/>
      <text:p text:style-name="P4"/>
      <text:p text:style-name="P4"/>
      <text:p text:style-name="P1"><text:s text:c="9"/><text:span text:style-name="T1">________</text:span></text:p>
      <text:p text:style-name="P2"><text:bookmark text:name="p17.8.22"/>17.8.22 <text:s/>RTF_IUSR</text:p>
      <text:p text:style-name="P4"/>
      <text:p text:style-name="P2">Calls machine code.</text:p>
      <text:p text:style-name="P4"/>
      <text:p text:style-name="P2">OP: <text:s text:c="4"/>$9F</text:p>
      <text:p text:style-name="P2">OPL: <text:s text:c="3"/>USR</text:p>
      <text:p text:style-name="P2">Para1: <text:s/>Address of the machine code</text:p>
      <text:p text:style-name="P2">Para2: <text:s/>The value to be passed in the D register</text:p>
      <text:p text:style-name="P2">Stack: <text:s/>Drops the parameters, stacks the X register on return</text:p>
      <text:p text:style-name="P4"/>
      <text:p text:style-name="P4"/>
      <text:p text:style-name="P4"/>
      <text:p text:style-name="P1"><text:s text:c="9"/><text:span text:style-name="T1">_________</text:span></text:p>
      <text:p text:style-name="P2"><text:bookmark text:name="p17.8.23"/>17.8.23 <text:s/>RTF_SADDR</text:p>
      <text:p text:style-name="P4"/>
      <text:p text:style-name="P2">Returns the address of a string.</text:p>
      <text:p text:style-name="P4"/>
      <text:p text:style-name="P2">OP: <text:s text:c="4"/>$C9</text:p>
      <text:p text:style-name="P2">OPL: <text:s text:c="3"/>ADDR</text:p>
      <text:p text:style-name="P2">Stack: <text:s/>Stack the result</text:p>
      <text:p text:style-name="P4"/>
      <text:p text:style-name="P2">Returns the address of the length byte, the <text:s/>byte <text:s/>after <text:s/>the <text:s/>maximum</text:p>
      <text:p text:style-name="P2">length.</text:p>
      <text:p text:style-name="P4"/>
      <text:p text:style-name="P2">In the case of an array it returns the address of the length <text:s/>byte <text:s/>of <text:s/>the</text:p>
      <text:p text:style-name="P2">first <text:s/>element <text:s/>of the array. <text:s/>So "ADDR(A$())-2" is the address of the size</text:p>
      <text:p text:style-name="P2">the array (a word) and "ADDR(A$())-3" is the address of the maximum <text:s/>string</text:p>
      <text:p text:style-name="P2">length (a byte).</text:p>
      <text:p text:style-name="P4"/>
      <text:p text:style-name="P4"/>
      <text:p text:style-name="P4"/>
      <text:p text:style-name="P1"><text:s text:c="9"/><text:span text:style-name="T1">________</text:span></text:p>
      <text:p text:style-name="P2"><text:bookmark text:name="p17.8.24"/>17.8.24 <text:s/>RTF_VIEW</text:p>
      <text:p text:style-name="P4"/>
      <text:p text:style-name="P2">View a string, or the last string viewed.</text:p>
      <text:p text:style-name="P4"/>
      <text:p text:style-name="P2">OP: <text:s text:c="4"/>$A0</text:p>
      <text:p text:style-name="P2">OPL: <text:s text:c="3"/>VIEW</text:p>
      <text:p text:style-name="P2">Para1: <text:s/>Line on which to view (1 or 2)</text:p>
      <text:p text:style-name="P2">Para2: <text:s/>String to be viewed</text:p>
      <text:p text:style-name="P2">Stack: <text:s/>Drops the parameters, stacks the exit character as an integer</text:p>
      <text:p text:style-name="P4"/>
      <text:p text:style-name="P2">If the string is null it re-displays the last string VIEWed (which is <text:s/>held</text:p>
      <text:p text:style-name="P2">in RTT_BUF).</text:p>
      <text:p text:style-name="P4"/>
      <text:p text:style-name="P4"/>
      <text:p text:style-name="P4"/>
      <text:p text:style-name="P1"><text:s text:c="9"/><text:span text:style-name="T1">________</text:span></text:p>
      <text:p text:style-name="P2"><text:bookmark text:name="p17.8.25"/>17.8.25 <text:s/>RTF_YEAR</text:p>
      <text:p text:style-name="P4"/>
      <text:p text:style-name="P2">Returns the current year - in the range 0 to 99.</text:p>
      <text:p text:style-name="P4"/>
      <text:p text:style-name="P2">OP: <text:s text:c="4"/>$A1</text:p>
      <text:p text:style-name="P2">OPL: <text:s text:c="3"/>YEAR</text:p>
      <text:p text:style-name="P2">Stack: <text:s/>Stack the number as an integer</text:p>
      <text:p text:style-name="P4"/>
      <text:p text:style-name="P4"/>
      <text:p text:style-name="P4"/>
      <text:p text:style-name="P1"><text:s text:c="9"/><text:span text:style-name="T1">_________</text:span></text:p>
      <text:p text:style-name="P2"><text:bookmark text:name="p17.8.26"/><text:soft-page-break/>17.8.26 <text:s/>RTF_COUNT</text:p>
      <text:p text:style-name="P4"/>
      <text:p text:style-name="P2">Returns the number of records in the current file.</text:p>
      <text:p text:style-name="P4"/>
      <text:p text:style-name="P2">OP: <text:s text:c="4"/>$A2</text:p>
      <text:p text:style-name="P2">OPL: <text:s text:c="3"/>COUNT</text:p>
      <text:p text:style-name="P2">Stack: <text:s/>Stack the result as an integer</text:p>
      <text:p text:style-name="P2">Calls: <text:s/>FL$SIZE</text:p>
      <text:p text:style-name="P4"/>
      <text:p text:style-name="P4"/>
      <text:p text:style-name="P4"/>
      <text:p text:style-name="P1"><text:s text:c="9"/><text:span text:style-name="T1">_______</text:span></text:p>
      <text:p text:style-name="P2"><text:bookmark text:name="p17.8.27"/>17.8.27 <text:s/>RTF_EOF</text:p>
      <text:p text:style-name="P4"/>
      <text:p text:style-name="P2">Returns TRUE if the position in the file is at the end <text:s/>of <text:s/>file. <text:s text:c="2"/>If <text:s/>the</text:p>
      <text:p text:style-name="P2">current record is the last record of the file, EOF returns FALSE.</text:p>
      <text:p text:style-name="P4"/>
      <text:p text:style-name="P2">OP: <text:s text:c="4"/>$A3</text:p>
      <text:p text:style-name="P2">OPL: <text:s text:c="3"/>EOF</text:p>
      <text:p text:style-name="P2">Stack: <text:s/>Stack result as an integer</text:p>
      <text:p text:style-name="P2">Errors: ER_RT_FC - file not open</text:p>
      <text:p text:style-name="P2">Bugs: <text:s text:c="2"/>If there are no records this returns true.</text:p>
      <text:p text:style-name="P4"/>
      <text:p text:style-name="P2">Returns TRUE if the current record buffer is <text:s/>zero. <text:s text:c="2"/>When <text:s/>OPL <text:s/>appends <text:s/>a</text:p>
      <text:p text:style-name="P2">record <text:s/>with <text:s/>zero <text:s/>length <text:s/>it <text:s/>adds a TAB ($09) character so that it never</text:p>
      <text:p text:style-name="P2">actually saves a null string.</text:p>
      <text:p text:style-name="P4"/>
      <text:p text:style-name="P4"/>
      <text:p text:style-name="P4"/>
      <text:p text:style-name="P1"><text:s text:c="9"/><text:span text:style-name="T1">_________</text:span></text:p>
      <text:p text:style-name="P2"><text:bookmark text:name="p17.8.28"/>17.8.28 <text:s/>RTF_EXIST</text:p>
      <text:p text:style-name="P4"/>
      <text:p text:style-name="P2">Returns TRUE is the file exists.</text:p>
      <text:p text:style-name="P4"/>
      <text:p text:style-name="P2">OP: <text:s text:c="4"/>$A4</text:p>
      <text:p text:style-name="P2">OPL: <text:s text:c="3"/>EXIST</text:p>
      <text:p text:style-name="P2">Stack: <text:s/>Drops string, stacks result</text:p>
      <text:p text:style-name="P2">Calls: <text:s/>FL$OPEN</text:p>
      <text:p text:style-name="P4"/>
      <text:p text:style-name="P4"/>
      <text:p text:style-name="P4"/>
      <text:p text:style-name="P1"><text:s text:c="9"/><text:span text:style-name="T1">_______</text:span></text:p>
      <text:p text:style-name="P2"><text:bookmark text:name="p17.8.29"/>17.8.29 <text:s/>RTF_POS</text:p>
      <text:p text:style-name="P4"/>
      <text:p text:style-name="P2">Returns the current record number in the current file.</text:p>
      <text:p text:style-name="P4"/>
      <text:p text:style-name="P2">OP: <text:s text:c="4"/>$A5</text:p>
      <text:p text:style-name="P2">OPL: <text:s text:c="3"/>POS</text:p>
      <text:p text:style-name="P2">Stack: <text:s/>Stack the result</text:p>
      <text:p text:style-name="P2">Calls: <text:s/>FL$SETP, FL$RECT, FL$RSET</text:p>
      <text:p text:style-name="P2">Errors: ER_RT_FC - file not open</text:p>
      <text:p text:style-name="P2">Bugs: <text:s text:c="2"/>If no records still return 1.</text:p>
      <text:p text:style-name="P4"/>
      <text:p text:style-name="P4"/>
      <text:p text:style-name="P4"/>
      <text:p text:style-name="P1"><text:s text:c="6"/><text:span text:style-name="T1">________ _____ _________</text:span></text:p>
      <text:p text:style-name="P2"><text:bookmark text:name="p17.9"/>17.9 <text:s/>FLOATING POINT FUNCTIONS</text:p>
      <text:p text:style-name="P4"/>
      <text:p text:style-name="P4"/>
      <text:p text:style-name="P4"/>
      <text:p text:style-name="P2">These functions return a floating point value.</text:p>
      <text:p text:style-name="P4"/>
      <text:p text:style-name="P4"/>
      <text:p text:style-name="P4"/>
      <text:p text:style-name="P1"><text:s text:c="8"/><text:span text:style-name="T1">_______</text:span></text:p>
      <text:p text:style-name="P2"><text:bookmark text:name="p17.9.1"/>17.9.1 <text:s/>RTF_ABS</text:p>
      <text:p text:style-name="P4"/>
      <text:p text:style-name="P2">Does an ABS on a floating point number.</text:p>
      <text:p text:style-name="P4"/>
      <text:p text:style-name="P2">OP: <text:s text:c="4"/>$A6</text:p>
      <text:p text:style-name="P2">OPL: <text:s text:c="3"/>ABS</text:p>
      <text:p text:style-name="P2">Stack: <text:s/>Leaves the floating point number on the stack.</text:p>
      <text:p text:style-name="P2">Calls: <text:s/>FN_ABS</text:p>
      <text:p text:style-name="P4"/>
      <text:p text:style-name="P4"/>
      <text:p text:style-name="P4"/>
      <text:p text:style-name="P1"><text:s text:c="8"/><text:span text:style-name="T1">________</text:span></text:p>
      <text:p text:style-name="P2"><text:bookmark text:name="p17.9.2"/>17.9.2 <text:s/>RTF_ATAN</text:p>
      <text:p text:style-name="P4"/>
      <text:p text:style-name="P2">Returns the arctangent of the input in radians.</text:p>
      <text:p text:style-name="P4"><text:soft-page-break/></text:p>
      <text:p text:style-name="P2">OP: <text:s text:c="4"/>$A7</text:p>
      <text:p text:style-name="P2">OPL: <text:s text:c="3"/>ATAN</text:p>
      <text:p text:style-name="P2">Stack: <text:s/>Drops the input floating point number, stacks the result</text:p>
      <text:p text:style-name="P2">Calls: <text:s/>FN_ATAN</text:p>
      <text:p text:style-name="P2">Bugs: <text:s text:c="2"/>Returns values in the range plus or minus pi/2</text:p>
      <text:p text:style-name="P4"/>
      <text:p text:style-name="P4"/>
      <text:p text:style-name="P4"/>
      <text:p text:style-name="P1"><text:s text:c="8"/><text:span text:style-name="T1">_______</text:span></text:p>
      <text:p text:style-name="P2"><text:bookmark text:name="p17.9.3"/>17.9.3 <text:s/>RTF_COS</text:p>
      <text:p text:style-name="P4"/>
      <text:p text:style-name="P2">Returns the cosine of the input, the input being in radians.</text:p>
      <text:p text:style-name="P4"/>
      <text:p text:style-name="P2">OP: <text:s text:c="4"/>$A8</text:p>
      <text:p text:style-name="P2">OPL: <text:s text:c="3"/>COS</text:p>
      <text:p text:style-name="P2">Stack: <text:s/>Drops the input floating point number, stacks the result</text:p>
      <text:p text:style-name="P2">Calls: <text:s/>FN_COS</text:p>
      <text:p text:style-name="P2">Errors: ER_FN_BA - bad argument if the absolute value is greater than</text:p>
      <text:p text:style-name="P1"><text:s text:c="24"/><text:span text:style-name="T1">3141590.</text:span></text:p>
      <text:p text:style-name="P4"/>
      <text:p text:style-name="P4"/>
      <text:p text:style-name="P4"/>
      <text:p text:style-name="P1"><text:s text:c="8"/><text:span text:style-name="T1">_______</text:span></text:p>
      <text:p text:style-name="P2"><text:bookmark text:name="p17.9.4"/>17.9.4 <text:s/>RTF_DEG</text:p>
      <text:p text:style-name="P4"/>
      <text:p text:style-name="P2">Converts the input from radians to degrees.</text:p>
      <text:p text:style-name="P4"/>
      <text:p text:style-name="P2">OP: <text:s text:c="4"/>$A9</text:p>
      <text:p text:style-name="P2">OPL: <text:s text:c="3"/>DEG</text:p>
      <text:p text:style-name="P2">Stack: <text:s/>Drops the input floating point number, stacks the result</text:p>
      <text:p text:style-name="P2">Calls: <text:s/>FN_DEG</text:p>
      <text:p text:style-name="P2">Bugs: <text:s text:c="2"/>All this does is multiply the input by 57.29...</text:p>
      <text:p text:style-name="P4"/>
      <text:p text:style-name="P4"/>
      <text:p text:style-name="P4"/>
      <text:p text:style-name="P1"><text:s text:c="8"/><text:span text:style-name="T1">_______</text:span></text:p>
      <text:p text:style-name="P2"><text:bookmark text:name="p17.9.5"/>17.9.5 <text:s/>RTF_EXP</text:p>
      <text:p text:style-name="P4"/>
      <text:p text:style-name="P2">Returns the value of e raise to the specified power.</text:p>
      <text:p text:style-name="P4"/>
      <text:p text:style-name="P2">OP: <text:s text:c="4"/>$AA</text:p>
      <text:p text:style-name="P2">OPL: <text:s text:c="3"/>EXP</text:p>
      <text:p text:style-name="P2">Stack: <text:s/>Drops the input floating point number, stacks the result</text:p>
      <text:p text:style-name="P2">Calls: <text:s/>FN_EXP</text:p>
      <text:p text:style-name="P2">Errors: ER_FN_BA - bad argument if the absolute value is greater than 229.</text:p>
      <text:p text:style-name="P4"/>
      <text:p text:style-name="P4"/>
      <text:p text:style-name="P4"/>
      <text:p text:style-name="P1"><text:s text:c="8"/><text:span text:style-name="T1">_______</text:span></text:p>
      <text:p text:style-name="P2"><text:bookmark text:name="p17.9.6"/>17.9.6 <text:s/>RTF_FLT</text:p>
      <text:p text:style-name="P4"/>
      <text:p text:style-name="P2">Converts an integer to floating point format.</text:p>
      <text:p text:style-name="P4"/>
      <text:p text:style-name="P2">OP: <text:s text:c="4"/>$AB</text:p>
      <text:p text:style-name="P2">OPL: <text:s text:c="3"/>FLT</text:p>
      <text:p text:style-name="P2">Stack: <text:s/>Drops the input integer, stacks the result</text:p>
      <text:p text:style-name="P2">Calls: <text:s/>MT$BTOF</text:p>
      <text:p text:style-name="P2">Bugs: <text:s text:c="2"/>Integers are always taken as signed. To make unsigned:</text:p>
      <text:p text:style-name="P4"/>
      <text:p text:style-name="P1"><text:s text:c="16"/><text:span text:style-name="T1">A=I% :IF I%&lt;0 :A=A+65536 :ENDIF</text:span></text:p>
      <text:p text:style-name="P4"/>
      <text:p text:style-name="P2">Exactly the same effect as QCO_INT_TO_NUM.</text:p>
      <text:p text:style-name="P4"/>
      <text:p text:style-name="P4"/>
      <text:p text:style-name="P4"/>
      <text:p text:style-name="P1"><text:s text:c="8"/><text:span text:style-name="T1">________</text:span></text:p>
      <text:p text:style-name="P2"><text:bookmark text:name="p17.9.7"/>17.9.7 <text:s/>RTF_INTF</text:p>
      <text:p text:style-name="P4"/>
      <text:p text:style-name="P2">Rounds a floating point number down to a whole number.</text:p>
      <text:p text:style-name="P4"/>
      <text:p text:style-name="P2">OP: <text:s text:c="4"/>$AC</text:p>
      <text:p text:style-name="P2">OPL: <text:s text:c="3"/>INTF</text:p>
      <text:p text:style-name="P2">Stack: <text:s/>Drops the input floating point number, stacks the result</text:p>
      <text:p text:style-name="P2">Calls: <text:s/>IM$DINT, IM$FLOI</text:p>
      <text:p text:style-name="P4"/>
      <text:p text:style-name="P2">Essential to use INTF rather than INT if the number is out of <text:s/>the <text:s/>integer</text:p>
      <text:p text:style-name="P2">range.</text:p>
      <text:p text:style-name="P4"/>
      <text:p text:style-name="P4"/>
      <text:p text:style-name="P4"><text:soft-page-break/></text:p>
      <text:p text:style-name="P1"><text:s text:c="8"/><text:span text:style-name="T1">______</text:span></text:p>
      <text:p text:style-name="P2"><text:bookmark text:name="p17.9.8"/>17.9.8 <text:s/>RTF_LN</text:p>
      <text:p text:style-name="P4"/>
      <text:p text:style-name="P2">Returns the natural logarithm of the input.</text:p>
      <text:p text:style-name="P4"/>
      <text:p text:style-name="P2">OP: <text:s text:c="4"/>$AD</text:p>
      <text:p text:style-name="P2">OPL: <text:s text:c="3"/>LN</text:p>
      <text:p text:style-name="P2">Stack: <text:s/>Drops the input floating point number, stacks the result</text:p>
      <text:p text:style-name="P2">Errors: ER_FN_BA - bad argument</text:p>
      <text:p text:style-name="P2">Calls: <text:s/>FN_LN</text:p>
      <text:p text:style-name="P2">Bugs: <text:s text:c="2"/>The input must be greater than 0.</text:p>
      <text:p text:style-name="P4"/>
      <text:p text:style-name="P4"/>
      <text:p text:style-name="P4"/>
      <text:p text:style-name="P1"><text:s text:c="8"/><text:span text:style-name="T1">_______</text:span></text:p>
      <text:p text:style-name="P2"><text:bookmark text:name="p17.9.9"/>17.9.9 <text:s/>RTF_LOG</text:p>
      <text:p text:style-name="P4"/>
      <text:p text:style-name="P2">Returns the base 10 logarithm of the input.</text:p>
      <text:p text:style-name="P4"/>
      <text:p text:style-name="P2">OP: <text:s text:c="4"/>$AE</text:p>
      <text:p text:style-name="P2">OPL: <text:s text:c="3"/>LOG</text:p>
      <text:p text:style-name="P2">Stack: <text:s/>Drops the input floating point number, stacks the result</text:p>
      <text:p text:style-name="P2">Errors: ER_FN_BA - bad argument</text:p>
      <text:p text:style-name="P2">Calls: <text:s/>FN_LOG</text:p>
      <text:p text:style-name="P2">Bugs: <text:s text:c="2"/>The input must be greater than 0.</text:p>
      <text:p text:style-name="P4"/>
      <text:p text:style-name="P4"/>
      <text:p text:style-name="P4"/>
      <text:p text:style-name="P4"/>
      <text:p text:style-name="P1"><text:s text:c="9"/><text:span text:style-name="T1">______</text:span></text:p>
      <text:p text:style-name="P2"><text:bookmark text:name="p17.9.10"/>17.9.10 <text:s/>RTF_PI</text:p>
      <text:p text:style-name="P4"/>
      <text:p text:style-name="P2">Returns the number pi = 3.14159265359.</text:p>
      <text:p text:style-name="P4"/>
      <text:p text:style-name="P2">OP: <text:s text:c="4"/>$AF</text:p>
      <text:p text:style-name="P2">OPL: <text:s text:c="3"/>PI</text:p>
      <text:p text:style-name="P2">Stack: <text:s/>Stack the result</text:p>
      <text:p text:style-name="P2">Calls: <text:s/>FN_PI</text:p>
      <text:p text:style-name="P4"/>
      <text:p text:style-name="P4"/>
      <text:p text:style-name="P4"/>
      <text:p text:style-name="P1"><text:s text:c="9"/><text:span text:style-name="T1">_______</text:span></text:p>
      <text:p text:style-name="P2"><text:bookmark text:name="p17.9.11"/>17.9.11 <text:s/>RTF_RAD</text:p>
      <text:p text:style-name="P4"/>
      <text:p text:style-name="P2">Converts the input number to radians. <text:s/>The inverse of DEG.</text:p>
      <text:p text:style-name="P4"/>
      <text:p text:style-name="P2">OP: <text:s text:c="4"/>$B0</text:p>
      <text:p text:style-name="P2">OPL: <text:s text:c="3"/>RAD</text:p>
      <text:p text:style-name="P2">Stack: <text:s/>Drops the input floating point number, stacks the result</text:p>
      <text:p text:style-name="P2">Calls: <text:s/>FN_RAD</text:p>
      <text:p text:style-name="P2">Bugs: <text:s text:c="2"/>All this does is divide the input by 57.29...</text:p>
      <text:p text:style-name="P4"/>
      <text:p text:style-name="P4"/>
      <text:p text:style-name="P4"/>
      <text:p text:style-name="P1"><text:s text:c="9"/><text:span text:style-name="T1">_______</text:span></text:p>
      <text:p text:style-name="P2"><text:bookmark text:name="p17.9.12"/>17.9.12 <text:s/>RTF_RND</text:p>
      <text:p text:style-name="P4"/>
      <text:p text:style-name="P2">Returns a pseudo-random number in the range 0(inclusive) to 1(exclusive).</text:p>
      <text:p text:style-name="P4"/>
      <text:p text:style-name="P2">OP: <text:s text:c="4"/>$B1</text:p>
      <text:p text:style-name="P2">OPL: <text:s text:c="3"/>RND</text:p>
      <text:p text:style-name="P2">Stack: <text:s/>Stack the result</text:p>
      <text:p text:style-name="P2">Calls: <text:s/>FN_RND</text:p>
      <text:p text:style-name="P4"/>
      <text:p text:style-name="P4"/>
      <text:p text:style-name="P4"/>
      <text:p text:style-name="P1"><text:s text:c="9"/><text:span text:style-name="T1">_______</text:span></text:p>
      <text:p text:style-name="P2"><text:bookmark text:name="p17.9.13"/>17.9.13 <text:s/>RTF_SIN</text:p>
      <text:p text:style-name="P4"/>
      <text:p text:style-name="P2">Returns the sine of the input, the input being in radians.</text:p>
      <text:p text:style-name="P4"/>
      <text:p text:style-name="P2">OP: <text:s text:c="4"/>$B2</text:p>
      <text:p text:style-name="P2">OPL: <text:s text:c="3"/>SIN</text:p>
      <text:p text:style-name="P2">Stack: <text:s/>Drops the input floating point number, stacks the result</text:p>
      <text:p text:style-name="P2">Calls: <text:s/>FN_SIN</text:p>
      <text:p text:style-name="P2">Errors: ER_FN_BA - bad argument if the absolute value is greater than</text:p>
      <text:p text:style-name="P1"><text:s text:c="24"/><text:span text:style-name="T1">3141590.</text:span></text:p>
      <text:p text:style-name="P4"/>
      <text:p text:style-name="P4"/>
      <text:p text:style-name="P4"><text:soft-page-break/></text:p>
      <text:p text:style-name="P1"><text:s text:c="9"/><text:span text:style-name="T1">_______</text:span></text:p>
      <text:p text:style-name="P2"><text:bookmark text:name="p17.9.14"/>17.9.14 <text:s/>RTF_SQR</text:p>
      <text:p text:style-name="P4"/>
      <text:p text:style-name="P2">Returns the square root of the input.</text:p>
      <text:p text:style-name="P4"/>
      <text:p text:style-name="P2">OP: <text:s text:c="4"/>$B3</text:p>
      <text:p text:style-name="P2">OPL: <text:s text:c="3"/>SQR</text:p>
      <text:p text:style-name="P2">Stack: <text:s/>Drops the input floating point number, stacks the result</text:p>
      <text:p text:style-name="P2">Calls: <text:s/>FN_SQRT</text:p>
      <text:p text:style-name="P2">Errors: ER_FN_BA - bad argument if negative</text:p>
      <text:p text:style-name="P4"/>
      <text:p text:style-name="P4"/>
      <text:p text:style-name="P4"/>
      <text:p text:style-name="P1"><text:s text:c="9"/><text:span text:style-name="T1">_______</text:span></text:p>
      <text:p text:style-name="P2"><text:bookmark text:name="p17.9.15"/>17.9.15 <text:s/>RTF_TAN</text:p>
      <text:p text:style-name="P4"/>
      <text:p text:style-name="P2">Returns the tangent of the input, the input being in radians.</text:p>
      <text:p text:style-name="P4"/>
      <text:p text:style-name="P2">OP: <text:s text:c="4"/>$B4</text:p>
      <text:p text:style-name="P2">OPL: <text:s text:c="3"/>TAN</text:p>
      <text:p text:style-name="P2">Stack: <text:s/>Drops the input floating point number, stacks the result</text:p>
      <text:p text:style-name="P2">Calls: <text:s/>FN_TAN</text:p>
      <text:p text:style-name="P2">Bugs: <text:s text:c="2"/>At the discontinuities in TAN, pi/2, 3*pi/2, etc, the values</text:p>
      <text:p text:style-name="P1"><text:s text:c="8"/><text:span text:style-name="T1">returned are either greater than 1E10 or less than -1E10.</text:span></text:p>
      <text:p text:style-name="P4"/>
      <text:p text:style-name="P4"/>
      <text:p text:style-name="P4"/>
      <text:p text:style-name="P1"><text:s text:c="9"/><text:span text:style-name="T1">_______</text:span></text:p>
      <text:p text:style-name="P2"><text:bookmark text:name="p17.9.16"/>17.9.16 <text:s/>RTF_VAL</text:p>
      <text:p text:style-name="P4"/>
      <text:p text:style-name="P2">Returns the input string as a number.</text:p>
      <text:p text:style-name="P4"/>
      <text:p text:style-name="P2">OP: <text:s text:c="4"/>$B5</text:p>
      <text:p text:style-name="P2">OPL: <text:s text:c="3"/>VAL</text:p>
      <text:p text:style-name="P2">Stack: <text:s/>Drops the input string, stacks the result</text:p>
      <text:p text:style-name="P2">Errors: ER_MT_FL - conversion to number failed</text:p>
      <text:p text:style-name="P2">Calls: <text:s/>MT_BTOF</text:p>
      <text:p text:style-name="P2">Bugs: <text:s text:c="2"/>This routine insists that the whole string is used in the</text:p>
      <text:p text:style-name="P1"><text:s text:c="8"/><text:span text:style-name="T1">conversion, so VAL("12.34 ") generates an error. <text:s/>The null string</text:span></text:p>
      <text:p text:style-name="P1"><text:s text:c="8"/><text:span text:style-name="T1">also gives an error.</text:span></text:p>
      <text:p text:style-name="P4"/>
      <text:p text:style-name="P4"/>
      <text:p text:style-name="P4"/>
      <text:p text:style-name="P1"><text:s text:c="9"/><text:span text:style-name="T1">_________</text:span></text:p>
      <text:p text:style-name="P2"><text:bookmark text:name="p17.9.17"/>17.9.17 <text:s/>RTF_SPACE</text:p>
      <text:p text:style-name="P4"/>
      <text:p text:style-name="P2">Returns the amount of space on the current device.</text:p>
      <text:p text:style-name="P4"/>
      <text:p text:style-name="P2">OP: <text:s text:c="4"/>$B6</text:p>
      <text:p text:style-name="P2">OPL: <text:s text:c="3"/>SPACE</text:p>
      <text:p text:style-name="P2">Stack: <text:s/>Stack the result as floating point number</text:p>
      <text:p text:style-name="P2">Calls: <text:s/>FL$SIZE</text:p>
      <text:p text:style-name="P2">Errors: ER_RT_FC - file not open</text:p>
      <text:p text:style-name="P2">Bugs: <text:s text:c="2"/>This may be longer than a word!</text:p>
      <text:p text:style-name="P4"/>
      <text:p text:style-name="P4"/>
      <text:p text:style-name="P4"/>
      <text:p text:style-name="P1"><text:s text:c="7"/><text:span text:style-name="T1">______ _________</text:span></text:p>
      <text:p text:style-name="P2"><text:bookmark text:name="p17.10"/>17.10 <text:s/>STRING FUNCTIONS</text:p>
      <text:p text:style-name="P4"/>
      <text:p text:style-name="P4"/>
      <text:p text:style-name="P4"/>
      <text:p text:style-name="P1"><text:s text:c="9"/><text:span text:style-name="T1">_______</text:span></text:p>
      <text:p text:style-name="P2"><text:bookmark text:name="p17.10.1"/>17.10.1 <text:s/>RTF_DIR</text:p>
      <text:p text:style-name="P4"/>
      <text:p text:style-name="P2">Returns the name of the first/next file on a device.</text:p>
      <text:p text:style-name="P4"/>
      <text:p text:style-name="P2">OP: <text:s text:c="4"/>$B7</text:p>
      <text:p text:style-name="P2">OPL: <text:s text:c="3"/>DIR$</text:p>
      <text:p text:style-name="P2">Stack: <text:s/>Drops the input string, stack the resulting string</text:p>
      <text:p text:style-name="P2">Calls: <text:s/>FL$CATL</text:p>
      <text:p text:style-name="P2">Errors: ER_FN_BA - bad argument</text:p>
      <text:p text:style-name="P4"/>
      <text:p text:style-name="P2">If the string is non-null it checks that it is of the form "A:" or "A". <text:s/>It</text:p>
      <text:p text:style-name="P2">splits <text:s/>out the device name and returns the first file name preceded by the</text:p>
      <text:p text:style-name="P2">device name. <text:s/>If the string is null it returns the next file name, <text:s/>on <text:s/>the</text:p>
      <text:p text:style-name="P2">device <text:s/>already <text:s/>specified. <text:s text:c="2"/>When there are no more file it returns a null</text:p>
      <text:p text:style-name="P2">string.</text:p>
      <text:p text:style-name="P4"/>
      <text:p text:style-name="P4"><text:soft-page-break/></text:p>
      <text:p text:style-name="P4"/>
      <text:p text:style-name="P1"><text:s text:c="9"/><text:span text:style-name="T1">_______</text:span></text:p>
      <text:p text:style-name="P2"><text:bookmark text:name="p17.10.2"/>17.10.2 <text:s/>RTF_CHR</text:p>
      <text:p text:style-name="P4"/>
      <text:p text:style-name="P2">Converts the integer input to a one character string.</text:p>
      <text:p text:style-name="P4"/>
      <text:p text:style-name="P2">OP: <text:s text:c="4"/>$B8</text:p>
      <text:p text:style-name="P2">OPL: <text:s text:c="3"/>CHR$</text:p>
      <text:p text:style-name="P2">Stack: <text:s/>Drops the input integer, stacks the resulting string</text:p>
      <text:p text:style-name="P2">Errors: ER_FN_BA - bad argument if out of the range 0-255</text:p>
      <text:p text:style-name="P4"/>
      <text:p text:style-name="P4"/>
      <text:p text:style-name="P4"/>
      <text:p text:style-name="P1"><text:s text:c="9"/><text:span text:style-name="T1">_________</text:span></text:p>
      <text:p text:style-name="P2"><text:bookmark text:name="p17.10.3"/>17.10.3 <text:s/>RTF_DATIM</text:p>
      <text:p text:style-name="P4"/>
      <text:p text:style-name="P2">Returns the date-time string in the form:</text:p>
      <text:p text:style-name="P4"/>
      <text:p text:style-name="P1"><text:s text:c="8"/><text:span text:style-name="T1">"TUE 04 NOV 1986 10:44:29"</text:span></text:p>
      <text:p text:style-name="P4"/>
      <text:p text:style-name="P2">OP: <text:s text:c="4"/>$B9</text:p>
      <text:p text:style-name="P2">OPL: <text:s text:c="3"/>DATIM$</text:p>
      <text:p text:style-name="P4"/>
      <text:p text:style-name="P2">Stack: <text:s/>Stacks the resulting string</text:p>
      <text:p text:style-name="P4"/>
      <text:p text:style-name="P4"/>
      <text:p text:style-name="P4"/>
      <text:p text:style-name="P1"><text:s text:c="9"/><text:span text:style-name="T1">________</text:span></text:p>
      <text:p text:style-name="P2"><text:bookmark text:name="p17.10.4"/>17.10.4 <text:s/>RTF_SERR</text:p>
      <text:p text:style-name="P4"/>
      <text:p text:style-name="P2">Returns the error string associated with the integer error number.</text:p>
      <text:p text:style-name="P4"/>
      <text:p text:style-name="P2">OP: <text:s text:c="4"/>$BA</text:p>
      <text:p text:style-name="P2">OPL: <text:s text:c="3"/>ERR$</text:p>
      <text:p text:style-name="P2">Stack: <text:s/>Drops the input integer, stacks the resulting string</text:p>
      <text:p text:style-name="P2">Errors: ER_FN_BA - bad argument (if not a byte)</text:p>
      <text:p text:style-name="P2">Calls: <text:s/>ER$LKUP</text:p>
      <text:p text:style-name="P2">Bugs: <text:s text:c="2"/>Returns "*** ERROR ***" if less than the lowest recognised</text:p>
      <text:p text:style-name="P1"><text:s text:c="8"/><text:span text:style-name="T1">error number.</text:span></text:p>
      <text:p text:style-name="P4"/>
      <text:p text:style-name="P4"/>
      <text:p text:style-name="P4"/>
      <text:p text:style-name="P1"><text:s text:c="9"/><text:span text:style-name="T1">_______</text:span></text:p>
      <text:p text:style-name="P2"><text:bookmark text:name="p17.10.5"/>17.10.5 <text:s/>RTF_FIX</text:p>
      <text:p text:style-name="P4"/>
      <text:p text:style-name="P2">Returns the floating point number as <text:s/>a <text:s/>string <text:s/>with <text:s/>a <text:s/>fixed <text:s/>number <text:s/>of</text:p>
      <text:p text:style-name="P2">decimal places.</text:p>
      <text:p text:style-name="P4"/>
      <text:p text:style-name="P2">OP: <text:s text:c="4"/>$BB</text:p>
      <text:p text:style-name="P2">OPL: <text:s text:c="3"/>FIX$</text:p>
      <text:p text:style-name="P2">Para1: <text:s/>The floating point number</text:p>
      <text:p text:style-name="P2">Para2: <text:s/>The require number of decimal places</text:p>
      <text:p text:style-name="P2">Para3: <text:s/>The field size</text:p>
      <text:p text:style-name="P2">Stack: <text:s/>Drops input parameters, stacks the resulting string</text:p>
      <text:p text:style-name="P2">Calls: <text:s/>MT_FBDC</text:p>
      <text:p text:style-name="P2">Bugs: <text:s text:c="2"/>If the number does not fit, '*'s are inserted</text:p>
      <text:p text:style-name="P4"/>
      <text:p text:style-name="P4"/>
      <text:p text:style-name="P4"/>
      <text:p text:style-name="P1"><text:s text:c="9"/><text:span text:style-name="T1">_______</text:span></text:p>
      <text:p text:style-name="P2"><text:bookmark text:name="p17.10.6"/>17.10.6 <text:s/>RTF_GEN</text:p>
      <text:p text:style-name="P4"/>
      <text:p text:style-name="P2">Returns the floating point number as a string. <text:s/>This is the same format <text:s/>as</text:p>
      <text:p text:style-name="P2">used by QCO_PRINT_NUM.</text:p>
      <text:p text:style-name="P4"/>
      <text:p text:style-name="P2">OP: <text:s text:c="4"/>$BC</text:p>
      <text:p text:style-name="P2">OPL: <text:s text:c="3"/>GEN$</text:p>
      <text:p text:style-name="P2">Stack: <text:s/>Drops the floating point number</text:p>
      <text:p text:style-name="P2">Calls: <text:s/>MT_FBGN</text:p>
      <text:p text:style-name="P2">Bugs: <text:s text:c="2"/>If the number does not fit, '*'s are inserted</text:p>
      <text:p text:style-name="P4"/>
      <text:p text:style-name="P2">The format in <text:s/>which <text:s/>the <text:s/>number <text:s/>is <text:s/>displayed <text:s/>is <text:s/>integer, <text:s/>decimal <text:s/>or</text:p>
      <text:p text:style-name="P2">scientific in that order of precedence.</text:p>
      <text:p text:style-name="P4"/>
      <text:p text:style-name="P4"/>
      <text:p text:style-name="P4"/>
      <text:p text:style-name="P1"><text:s text:c="9"/><text:span text:style-name="T1">________</text:span></text:p>
      <text:p text:style-name="P2"><text:bookmark text:name="p17.10.7"/>17.10.7 <text:s/>RTF_SGET</text:p>
      <text:p text:style-name="P4"/>
      <text:p text:style-name="P2"><text:soft-page-break/>Get a character and return it as a one character string.</text:p>
      <text:p text:style-name="P4"/>
      <text:p text:style-name="P2">OP: <text:s text:c="4"/>$BD</text:p>
      <text:p text:style-name="P2">OPL: <text:s text:c="3"/>GET$</text:p>
      <text:p text:style-name="P2">Stack: <text:s/>Stack the resulting string</text:p>
      <text:p text:style-name="P2">Calls: <text:s/>KB$GETK</text:p>
      <text:p text:style-name="P2">Bugs: <text:s text:c="2"/>The ON/CLEAR key returns a valid string. <text:s/>It can be difficult to</text:p>
      <text:p text:style-name="P1"><text:s text:c="8"/><text:span text:style-name="T1">break out of a tight loop with a GET$ using ON/CLEAR, Q keys.</text:span></text:p>
      <text:p text:style-name="P1"><text:s text:c="8"/><text:span text:style-name="T1">With perseverance it is normally possible.</text:span></text:p>
      <text:p text:style-name="P4"/>
      <text:p text:style-name="P4"/>
      <text:p text:style-name="P4"/>
      <text:p text:style-name="P1"><text:s text:c="9"/><text:span text:style-name="T1">_______</text:span></text:p>
      <text:p text:style-name="P2"><text:bookmark text:name="p17.10.8"/>17.10.8 <text:s/>RTF_HEX</text:p>
      <text:p text:style-name="P4"/>
      <text:p text:style-name="P2">Converts the integer into a hexadecimal string.</text:p>
      <text:p text:style-name="P4"/>
      <text:p text:style-name="P2">OP: <text:s text:c="4"/>$BE</text:p>
      <text:p text:style-name="P2">OPL: <text:s text:c="3"/>HEX$</text:p>
      <text:p text:style-name="P2">Stack: <text:s/>Drops input integer, stacks resulting string</text:p>
      <text:p text:style-name="P2">Calls: <text:s/>UT_XTOB</text:p>
      <text:p text:style-name="P2">Bugs: <text:s text:c="2"/>Input must be in the integer range.</text:p>
      <text:p text:style-name="P4"/>
      <text:p text:style-name="P4"/>
      <text:p text:style-name="P4"/>
      <text:p text:style-name="P1"><text:s text:c="9"/><text:span text:style-name="T1">________</text:span></text:p>
      <text:p text:style-name="P2"><text:bookmark text:name="p17.10.9"/>17.10.9 <text:s/>RTF_SKEY</text:p>
      <text:p text:style-name="P4"/>
      <text:p text:style-name="P2">Returns any keys in the input buffer as a string. <text:s/>Returns the null <text:s/>string</text:p>
      <text:p text:style-name="P2">if no key is waiting.</text:p>
      <text:p text:style-name="P4"/>
      <text:p text:style-name="P2">OP: <text:s text:c="4"/>$BF</text:p>
      <text:p text:style-name="P2">OPL: <text:s text:c="3"/>KEY$</text:p>
      <text:p text:style-name="P2">Stack: <text:s/>Stack the string</text:p>
      <text:p text:style-name="P2">Calls: <text:s/>KB$TEST, KB$GETK</text:p>
      <text:p text:style-name="P2">Bugs: <text:s text:c="2"/>Except after an "ESCAPE OFF" statement, KEY cannot pick up the</text:p>
      <text:p text:style-name="P1"><text:s text:c="8"/><text:span text:style-name="T1">ON/CLEAR key. <text:s/>ON/CLEAR key normally suspends OPL execution.</text:span></text:p>
      <text:p text:style-name="P4"/>
      <text:p text:style-name="P4"/>
      <text:p text:style-name="P4"/>
      <text:p text:style-name="P1"><text:s text:c="10"/><text:span text:style-name="T1">________</text:span></text:p>
      <text:p text:style-name="P2"><text:bookmark text:name="p17.10.10"/>17.10.10 <text:s/>RTF_LEFT</text:p>
      <text:p text:style-name="P4"/>
      <text:p text:style-name="P2">Returns the first n characters of the string.</text:p>
      <text:p text:style-name="P4"/>
      <text:p text:style-name="P2">OP: <text:s text:c="4"/>$C0</text:p>
      <text:p text:style-name="P2">OPL: <text:s text:c="3"/>LEFT$</text:p>
      <text:p text:style-name="P2">Para1: <text:s/>The string</text:p>
      <text:p text:style-name="P2">Para2: <text:s/>Number of characters to keep</text:p>
      <text:p text:style-name="P2">Stack: <text:s/>Drops the input parameters, stacks the resulting string</text:p>
      <text:p text:style-name="P2">Bugs: <text:s text:c="2"/>If the string is shorter than the number of characters the entire</text:p>
      <text:p text:style-name="P1"><text:s text:c="8"/><text:span text:style-name="T1">string is returned.</text:span></text:p>
      <text:p text:style-name="P4"/>
      <text:p text:style-name="P4"/>
      <text:p text:style-name="P4"/>
      <text:p text:style-name="P1"><text:s text:c="10"/><text:span text:style-name="T1">_________</text:span></text:p>
      <text:p text:style-name="P2"><text:bookmark text:name="p17.10.11"/>17.10.11 <text:s/>RTF_LOWER</text:p>
      <text:p text:style-name="P4"/>
      <text:p text:style-name="P2">Converts the string to lower case.</text:p>
      <text:p text:style-name="P4"/>
      <text:p text:style-name="P2">OP: <text:s text:c="4"/>$C1</text:p>
      <text:p text:style-name="P2">OPL: <text:s text:c="3"/>LOWER$</text:p>
      <text:p text:style-name="P2">Stack: <text:s/>Drops the input string, stacks the result</text:p>
      <text:p text:style-name="P4"/>
      <text:p text:style-name="P4"/>
      <text:p text:style-name="P4"/>
      <text:p text:style-name="P1"><text:s text:c="10"/><text:span text:style-name="T1">_______</text:span></text:p>
      <text:p text:style-name="P2"><text:bookmark text:name="p17.10.12"/>17.10.12 <text:s/>RTF_MID</text:p>
      <text:p text:style-name="P4"/>
      <text:p text:style-name="P2">Returns the middle of a string.</text:p>
      <text:p text:style-name="P4"/>
      <text:p text:style-name="P2">OP: <text:s text:c="4"/>$C2</text:p>
      <text:p text:style-name="P2">OPL: <text:s text:c="3"/>MID$</text:p>
      <text:p text:style-name="P2">Para1: <text:s/>The string</text:p>
      <text:p text:style-name="P2">Para2: <text:s/>The start character</text:p>
      <text:p text:style-name="P2">Para3: <text:s/>The number of characters to be kept</text:p>
      <text:p text:style-name="P2">Stack: <text:s/>Drops the input parameters, stacks the resulting string</text:p>
      <text:p text:style-name="P2">Bugs: <text:s text:c="2"/>If there are insufficient characters the rest of the string is</text:p>
      <text:p text:style-name="P1"><text:s text:c="8"/><text:span text:style-name="T1">returned.</text:span></text:p>
      <text:p text:style-name="P4"/>
      <text:p text:style-name="P2"><text:soft-page-break/>You can get all the characters after the nth by the statement:</text:p>
      <text:p text:style-name="P4"/>
      <text:p text:style-name="P1"><text:s text:c="16"/><text:span text:style-name="T1">MID$(a$,n,255)</text:span></text:p>
      <text:p text:style-name="P4"/>
      <text:p text:style-name="P4"/>
      <text:p text:style-name="P4"/>
      <text:p text:style-name="P1"><text:s text:c="10"/><text:span text:style-name="T1">_______</text:span></text:p>
      <text:p text:style-name="P2"><text:bookmark text:name="p17.10.13"/>17.10.13 <text:s/>RTF_NUM</text:p>
      <text:p text:style-name="P4"/>
      <text:p text:style-name="P2">Converts a number to an integer string.</text:p>
      <text:p text:style-name="P4"/>
      <text:p text:style-name="P2">OP: <text:s text:c="4"/>$C3</text:p>
      <text:p text:style-name="P2">OPL: <text:s text:c="3"/>NUM$</text:p>
      <text:p text:style-name="P2">Para1: <text:s/>The floating point number</text:p>
      <text:p text:style-name="P2">Para2: <text:s/>The maximum size of the string</text:p>
      <text:p text:style-name="P2">Stack: <text:s/>Drops the input parameters, stacks the resulting string.</text:p>
      <text:p text:style-name="P2">Calls: <text:s/>MT_FBIN</text:p>
      <text:p text:style-name="P2">Bugs: <text:s text:c="2"/>If the number does not fit, '*'s are inserted</text:p>
      <text:p text:style-name="P1"><text:s text:c="8"/><text:span text:style-name="T1">The number does not have to be in usual integer range.</text:span></text:p>
      <text:p text:style-name="P4"/>
      <text:p text:style-name="P4"/>
      <text:p text:style-name="P4"/>
      <text:p text:style-name="P1"><text:s text:c="10"/><text:span text:style-name="T1">_________</text:span></text:p>
      <text:p text:style-name="P2"><text:bookmark text:name="p17.10.14"/>17.10.14 <text:s/>RTF_RIGHT</text:p>
      <text:p text:style-name="P4"/>
      <text:p text:style-name="P2">Returns the last n characters of a string.</text:p>
      <text:p text:style-name="P4"/>
      <text:p text:style-name="P2">OP: <text:s text:c="4"/>$C4</text:p>
      <text:p text:style-name="P2">OPL: <text:s text:c="3"/>RIGHT$</text:p>
      <text:p text:style-name="P2">Para1: <text:s/>The string</text:p>
      <text:p text:style-name="P2">Para2: <text:s/>The number of characters wanted</text:p>
      <text:p text:style-name="P2">Stack: <text:s/>Drops the input parameters, stacks the resulting string</text:p>
      <text:p text:style-name="P2">Bugs: <text:s text:c="2"/>If the string is shorter than the number of characters the entire</text:p>
      <text:p text:style-name="P1"><text:s text:c="8"/><text:span text:style-name="T1">string is returned.</text:span></text:p>
      <text:p text:style-name="P4"/>
      <text:p text:style-name="P4"/>
      <text:p text:style-name="P4"/>
      <text:p text:style-name="P1"><text:s text:c="10"/><text:span text:style-name="T1">________</text:span></text:p>
      <text:p text:style-name="P2"><text:bookmark text:name="p17.10.15"/>17.10.15 <text:s/>RTF_REPT</text:p>
      <text:p text:style-name="P4"/>
      <text:p text:style-name="P2">Repeats the string n times.</text:p>
      <text:p text:style-name="P4"/>
      <text:p text:style-name="P2">OP: <text:s text:c="4"/>$C5</text:p>
      <text:p text:style-name="P2">OPL: <text:s text:c="3"/>REPT$</text:p>
      <text:p text:style-name="P2">Para1: <text:s/>The string</text:p>
      <text:p text:style-name="P2">Para2: <text:s/>The repeat count</text:p>
      <text:p text:style-name="P2">Stack: <text:s/>Drops the integer and input string, stacks the result</text:p>
      <text:p text:style-name="P2">Bugs: <text:s text:c="2"/>If the repeat count is zero no error is given.</text:p>
      <text:p text:style-name="P2">Errors: ER_MT_FN - function argument error</text:p>
      <text:p text:style-name="P1"><text:s text:c="8"/><text:span text:style-name="T1">ER_LX_ST - string too long</text:span></text:p>
      <text:p text:style-name="P4"/>
      <text:p text:style-name="P4"/>
      <text:p text:style-name="P4"/>
      <text:p text:style-name="P1"><text:s text:c="10"/><text:span text:style-name="T1">_______</text:span></text:p>
      <text:p text:style-name="P2"><text:bookmark text:name="p17.10.16"/>17.10.16 <text:s/>RTF_SCI</text:p>
      <text:p text:style-name="P4"/>
      <text:p text:style-name="P2">Returns the floating point number as a string in scientific form.</text:p>
      <text:p text:style-name="P4"/>
      <text:p text:style-name="P2">OP: <text:s text:c="4"/>$C6</text:p>
      <text:p text:style-name="P2">OPL: <text:s text:c="3"/>SCI$</text:p>
      <text:p text:style-name="P2">Para1: <text:s/>The floating point number</text:p>
      <text:p text:style-name="P2">Para2: <text:s/>Number of decimal places required</text:p>
      <text:p text:style-name="P2">Para3: <text:s/>Field width</text:p>
      <text:p text:style-name="P2">Stack: <text:s/>Drops the floating point number, stacks the result</text:p>
      <text:p text:style-name="P2">Calls: <text:s/>MT_FBEX</text:p>
      <text:p text:style-name="P2">Bugs: <text:s text:c="2"/>If the number does not fit, '*'s are inserted</text:p>
      <text:p text:style-name="P4"/>
      <text:p text:style-name="P4"/>
      <text:p text:style-name="P4"/>
      <text:p text:style-name="P1"><text:s text:c="10"/><text:span text:style-name="T1">_________</text:span></text:p>
      <text:p text:style-name="P2"><text:bookmark text:name="p17.10.17"/>17.10.17 <text:s/>RTF_UPPER</text:p>
      <text:p text:style-name="P4"/>
      <text:p text:style-name="P2">Converts the string to upper case.</text:p>
      <text:p text:style-name="P4"/>
      <text:p text:style-name="P2">OP: <text:s text:c="4"/>$C7</text:p>
      <text:p text:style-name="P2">OPL: <text:s text:c="3"/>UPPER$</text:p>
      <text:p text:style-name="P2">Stack: <text:s/>Drops the input string, stacks the result</text:p>
      <text:p text:style-name="P4"/>
      <text:p text:style-name="P4"/>
      <text:p text:style-name="P4"/>
      <text:p text:style-name="P1"><text:soft-page-break/><text:s text:c="10"/><text:span text:style-name="T1">________</text:span></text:p>
      <text:p text:style-name="P2"><text:bookmark text:name="p17.10.18"/>17.10.18 <text:s/>RTF_SUSR</text:p>
      <text:p text:style-name="P4"/>
      <text:p text:style-name="P2">Calls machine code.</text:p>
      <text:p text:style-name="P4"/>
      <text:p text:style-name="P2">OP: <text:s text:c="4"/>$C8</text:p>
      <text:p text:style-name="P2">OPL: <text:s text:c="3"/>USR$</text:p>
      <text:p text:style-name="P2">Para1: <text:s/>Address of the machine code</text:p>
      <text:p text:style-name="P2">Para2: <text:s/>The value to be passed in the D register</text:p>
      <text:p text:style-name="P2">Stack: <text:s/>Drops the parameters, stacks the string pointed at by the</text:p>
      <text:p text:style-name="P1"><text:s text:c="9"/><text:span text:style-name="T1">X register</text:span></text:p>
      <text:p text:style-name="P4"/>
      <text:p text:style-name="P4"/>
      <text:p text:style-name="P4"/>
      <text:p text:style-name="P1"><text:s text:c="7"/><text:span text:style-name="T1">_____</text:span></text:p>
      <text:p text:style-name="P2"><text:bookmark text:name="p17.11"/>17.11 <text:s/>FILES</text:p>
      <text:p text:style-name="P4"/>
      <text:p text:style-name="P4"/>
      <text:p text:style-name="P1"><text:s text:c="9"/><text:span text:style-name="T1">________</text:span></text:p>
      <text:p text:style-name="P2"><text:bookmark text:name="p17.11.1"/>17.11.1 <text:s/>CREATING</text:p>
      <text:p text:style-name="P4"/>
      <text:p text:style-name="P4"/>
      <text:p text:style-name="P4"/>
      <text:p text:style-name="P2">Before a file is created a check is made <text:s/>that <text:s/>no <text:s/>file <text:s/>exists <text:s/>with <text:s/>the</text:p>
      <text:p text:style-name="P2">specified <text:s/>name on that device. <text:s/>The first unused record number over $90 is</text:p>
      <text:p text:style-name="P2">assigned to the file and the file name record is <text:s/>written <text:s/>to <text:s/>the <text:s/>device.</text:p>
      <text:p text:style-name="P2">The process then continues in the same way as opening a file.</text:p>
      <text:p text:style-name="P4"/>
      <text:p text:style-name="P2">The file name records are type $81. <text:s/>The file name record for a file called</text:p>
      <text:p text:style-name="P2">"AMANDA", with record file type $95 looks like:</text:p>
      <text:p text:style-name="P4"/>
      <text:p text:style-name="P1"><text:s text:c="16"/><text:span text:style-name="T1">09 81 41 4D 41 4E 44 41 20 20 20 95</text:span></text:p>
      <text:p text:style-name="P4"/>
      <text:p text:style-name="P4"/>
      <text:p text:style-name="P4"/>
      <text:p text:style-name="P1"><text:s text:c="9"/><text:span text:style-name="T1">_______</text:span></text:p>
      <text:p text:style-name="P2"><text:bookmark text:name="p17.11.2"/>17.11.2 <text:s/>OPENING</text:p>
      <text:p text:style-name="P4"/>
      <text:p text:style-name="P4"/>
      <text:p text:style-name="P4"/>
      <text:p text:style-name="P2">First the file name record is located to ensure that the file exists. <text:s text:c="2"/>The</text:p>
      <text:p text:style-name="P2">file <text:s/>record <text:s/>type <text:s/>and the device on which the file was found are saved in</text:p>
      <text:p text:style-name="P2">the file block (RTT_FILE). <text:s/>The field names <text:s/>are <text:s/>saved <text:s/>in <text:s/>the <text:s/>allocator</text:p>
      <text:p text:style-name="P2">field <text:s/>name cell corresponding to the logical name and the file buffer cell</text:p>
      <text:p text:style-name="P2">is expanded to 256 bytes. <text:s/>The record position is initialised to 1 and <text:s/>the</text:p>
      <text:p text:style-name="P2">first record, if it exists, is read.</text:p>
      <text:p text:style-name="P4"/>
      <text:p text:style-name="P2">If the file has just been created or the record is empty the current record</text:p>
      <text:p text:style-name="P2">will be null and the EOF flag is set.</text:p>
      <text:p text:style-name="P4"/>
      <text:p text:style-name="P3"><text:span text:style-name="T13">See section </text:span><text:a xlink:type="simple" xlink:href="https://www.jaapsch.net/psion/tech06.htm#p6.5.1.4.1" text:style-name="Internet_20_link" text:visited-style-name="Visited_20_Internet_20_Link">6.5.1.4.1</text:a><text:span text:style-name="T13"> for the format of the file blocks.</text:span></text:p>
      <text:p text:style-name="P4"/>
      <text:p text:style-name="P4"/>
      <text:p text:style-name="P4"/>
      <text:p text:style-name="P1"><text:s text:c="9"/><text:span text:style-name="T1">__________________</text:span></text:p>
      <text:p text:style-name="P2"><text:bookmark text:name="p17.11.3"/>17.11.3 <text:s/>LOGICAL FILE NAMES</text:p>
      <text:p text:style-name="P4"/>
      <text:p text:style-name="P4"/>
      <text:p text:style-name="P4"/>
      <text:p text:style-name="P2">Up to 4 files may be open at one time; to distinguish between then <text:s/>logical</text:p>
      <text:p text:style-name="P2">file <text:s/>names are used. <text:s/>The 4 logical file names: <text:s/>A,B,C, and D, are used to</text:p>
      <text:p text:style-name="P2">determine which file is to be operated on by the file commands.</text:p>
      <text:p text:style-name="P4"/>
      <text:p text:style-name="P2">This means that you can open files in any order but have a constant way <text:s/>of</text:p>
      <text:p text:style-name="P2">referring <text:s/>to them. <text:s/>The USE operator selects which file is affected by the</text:p>
      <text:p text:style-name="P2">following commands:</text:p>
      <text:p text:style-name="P4"/>
      <text:p text:style-name="P2">APPEND <text:s text:c="9"/>BACK <text:s text:c="11"/>CLOSE <text:s text:c="10"/>ERASE</text:p>
      <text:p text:style-name="P2">FIRST <text:s text:c="10"/>NEXT <text:s text:c="11"/>LAST <text:s text:c="11"/>POSITION</text:p>
      <text:p text:style-name="P2">UPDATE</text:p>
      <text:p text:style-name="P4"/>
      <text:p text:style-name="P2">and the following functions:</text:p>
      <text:p text:style-name="P4"/>
      <text:p text:style-name="P2">COUNT <text:s text:c="10"/>DISP <text:s text:c="11"/>EOF <text:s text:c="12"/>FIND</text:p>
      <text:p text:style-name="P2">POS <text:s text:c="12"/>RECSIZE <text:s text:c="8"/>SPACE</text:p>
      <text:p text:style-name="P4"/>
      <text:p text:style-name="P4"/>
      <text:p text:style-name="P4"/>
      <text:p text:style-name="P1"><text:s text:c="9"/><text:span text:style-name="T1">___________</text:span></text:p>
      <text:p text:style-name="P2"><text:bookmark text:name="p17.11.4"/>17.11.4 <text:s/>USING FILES</text:p>
      <text:p text:style-name="P4"><text:soft-page-break/></text:p>
      <text:p text:style-name="P4"/>
      <text:p text:style-name="P4"/>
      <text:p text:style-name="P2">There is no functional difference between the logical file names.</text:p>
      <text:p text:style-name="P4"/>
      <text:p text:style-name="P2">When opening a file the file name record and the first record are <text:s/>located;</text:p>
      <text:p text:style-name="P2">two <text:s/>cells, <text:s/>one a buffer and one for the field names are grown. <text:s/>Closing a</text:p>
      <text:p text:style-name="P2">file entails the two cells being shrunk.</text:p>
      <text:p text:style-name="P4"/>
      <text:p text:style-name="P2">All references to fields must include the logical file name. <text:s text:c="2"/>This <text:s/>serves</text:p>
      <text:p text:style-name="P2">two <text:s/>purposes; <text:s/>it <text:s/>allows statements such as "A.MAX=B.VALUE" and it allows</text:p>
      <text:p text:style-name="P2">the language to distinguish between ordinary variables and field names.</text:p>
      <text:p text:style-name="P4"/>
      <text:p text:style-name="P4"/>
      <text:p text:style-name="P4"/>
      <text:p text:style-name="P1"><text:s text:c="7"/><text:span text:style-name="T1">_______________</text:span></text:p>
      <text:p text:style-name="P2"><text:bookmark text:name="p17.12"/>17.12 <text:s/>PROCEDURE CALLS</text:p>
      <text:p text:style-name="P4"/>
      <text:p text:style-name="P4"/>
      <text:p text:style-name="P2">To write <text:s/>compact, <text:s/>fast <text:s/>code <text:s/>it <text:s/>is <text:s/>important <text:s/>to <text:s/>understand <text:s/>the <text:s/>way</text:p>
      <text:p text:style-name="P2">procedures are loaded and automatically overlaid.</text:p>
      <text:p text:style-name="P4"/>
      <text:p text:style-name="P2">A procedure call consists <text:s/>of <text:s/>a <text:s/>procedure <text:s/>name <text:s/>followed <text:s/>by <text:s/>up <text:s/>to <text:s/>16</text:p>
      <text:p text:style-name="P2">parameters. <text:s/>The procedure name may include an optional '$' or '%' but must</text:p>
      <text:p text:style-name="P2">terminate with a ':'. <text:s/>If parameters are supplied they must be separated by</text:p>
      <text:p text:style-name="P2">commas and be enclosed in brackets.</text:p>
      <text:p text:style-name="P4"/>
      <text:p text:style-name="P2">There are two main types of procedure. <text:s/>In standard OPL <text:s/>procedures <text:s/>the <text:s/>Q</text:p>
      <text:p text:style-name="P2">code is loaded onto the stack and then executed. <text:s/>The second type are known</text:p>
      <text:p text:style-name="P2">as a device <text:s/>procedure <text:s/>or <text:s/>language <text:s/>extensions; <text:s/>they <text:s/>are <text:s/>identical <text:s/>to</text:p>
      <text:p text:style-name="P2">standard <text:s/>procedures in appearance, but differs in that it is recognised by</text:p>
      <text:p text:style-name="P2">the device lookup and runs as self-contained machine code.</text:p>
      <text:p text:style-name="P4"/>
      <text:p text:style-name="P4"/>
      <text:p text:style-name="P4"/>
      <text:p text:style-name="P1"><text:s text:c="9"/><text:span text:style-name="T1">___________________</text:span></text:p>
      <text:p text:style-name="P2"><text:bookmark text:name="p17.12.1"/>17.12.1 <text:s/>STANDARD PROCEDURES</text:p>
      <text:p text:style-name="P4"/>
      <text:p text:style-name="P4"/>
      <text:p text:style-name="P2">When a QCO_PROC operator is encountered the parameters will already <text:s/>be <text:s/>on</text:p>
      <text:p text:style-name="P2">the <text:s/>stack, <text:s/>along with the parameter count and the parameter types. <text:s/>After</text:p>
      <text:p text:style-name="P2">the operator is the name of the procedure.</text:p>
      <text:p text:style-name="P4"/>
      <text:p text:style-name="P2">The following list of actions are then carried out:</text:p>
      <text:p text:style-name="P4"/>
      <text:p text:style-name="P1"><text:s text:c="5"/><text:span text:style-name="T1">1. <text:s/>Check if it is a language extension/device call</text:span></text:p>
      <text:p text:style-name="P1"><text:s text:c="5"/><text:span text:style-name="T1">2. <text:s/>Search for the procedure starting with the default device</text:span></text:p>
      <text:p text:style-name="P1"><text:s text:c="5"/><text:span text:style-name="T1">3. <text:s/>Check that there is sufficient memory</text:span></text:p>
      <text:p text:style-name="P1"><text:s text:c="5"/><text:span text:style-name="T1">4. <text:s/>Set new RTA_SP, RTA_FP</text:span></text:p>
      <text:p text:style-name="P1"><text:s text:c="5"/><text:span text:style-name="T1">5. <text:s/>Check the parameter count</text:span></text:p>
      <text:p text:style-name="P1"><text:s text:c="5"/><text:span text:style-name="T1">6. <text:s/>Check the parameter types</text:span></text:p>
      <text:p text:style-name="P1"><text:s text:c="5"/><text:span text:style-name="T1">7. <text:s/>Set up a table of variables declared GLOBAL</text:span></text:p>
      <text:p text:style-name="P1"><text:s text:c="5"/><text:span text:style-name="T1">8. <text:s/>Set up the parameter table</text:span></text:p>
      <text:p text:style-name="P1"><text:s text:c="5"/><text:span text:style-name="T1">9. <text:s/>Resolve the externals, build an externals table</text:span></text:p>
      <text:p text:style-name="P1"><text:s text:c="4"/><text:span text:style-name="T1">10. <text:s/>Zero all variable space</text:span></text:p>
      <text:p text:style-name="P1"><text:s text:c="4"/><text:span text:style-name="T1">11. <text:s/>Fix-up strings</text:span></text:p>
      <text:p text:style-name="P1"><text:s text:c="4"/><text:span text:style-name="T1">12. <text:s/>Fix-up arrays</text:span></text:p>
      <text:p text:style-name="P1"><text:s text:c="4"/><text:span text:style-name="T1">13. <text:s/>Load the code</text:span></text:p>
      <text:p text:style-name="P1"><text:s text:c="4"/><text:span text:style-name="T1">14. <text:s/>Set new RTA_PC</text:span></text:p>
      <text:p text:style-name="P4"/>
      <text:p text:style-name="P4"/>
      <text:p text:style-name="P2">The code is loaded every time a <text:s/>procedure <text:s/>is <text:s/>called. <text:s text:c="2"/>This <text:s/>means <text:s/>that</text:p>
      <text:p text:style-name="P2">recursive <text:s/>procedures <text:s/>are allowed but that the stack will grow by the size</text:p>
      <text:p text:style-name="P2">of the Q code + data space + overhead for each call. <text:s/>On an XP, following a</text:p>
      <text:p text:style-name="P2">Reset, the procedure:</text:p>
      <text:p text:style-name="P4"/>
      <text:p text:style-name="P1"><text:s text:c="16"/><text:span text:style-name="T1">RECURS:(I%)</text:span></text:p>
      <text:p text:style-name="P1"><text:s text:c="16"/><text:span text:style-name="T1">IF I%</text:span></text:p>
      <text:p text:style-name="P1"><text:s text:c="17"/><text:span text:style-name="T1">RECURS:(I%-1)</text:span></text:p>
      <text:p text:style-name="P1"><text:s text:c="16"/><text:span text:style-name="T1">ENDIF</text:span></text:p>
      <text:p text:style-name="P4"/>
      <text:p text:style-name="P2">allows values up to 315 before an 'OUT OF MEMORY' error is given.</text:p>
      <text:p text:style-name="P4"/>
      <text:p text:style-name="P2">See EXAMPLE 3.</text:p>
      <text:p text:style-name="P4"/>
      <text:p text:style-name="P4"/>
      <text:p text:style-name="P4"/>
      <text:p text:style-name="P1"><text:s text:c="9"/><text:span text:style-name="T1">___________________</text:span></text:p>
      <text:p text:style-name="P2"><text:bookmark text:name="p17.12.2"/>17.12.2 <text:s/>LANGUAGE EXTENSIONS</text:p>
      <text:p text:style-name="P4"/>
      <text:p text:style-name="P4"><text:soft-page-break/></text:p>
      <text:p text:style-name="P2">Language extension are also referred to as device procedures. <text:s/>Examples are</text:p>
      <text:p text:style-name="P2">LINPUT, LSET and LTRIG in the RS232 interface.</text:p>
      <text:p text:style-name="P4"/>
      <text:p text:style-name="P2">To test if a procedure is a language extension, call DV$LKUP. <text:s text:c="2"/>This <text:s/>looks</text:p>
      <text:p text:style-name="P2">through <text:s/>the <text:s/>devices loaded in order of priority. <text:s/>If a language extension</text:p>
      <text:p text:style-name="P2">is found it returns with carry clear, the device number in the <text:s/>A <text:s/>register</text:p>
      <text:p text:style-name="P2">and <text:s/>the vector number in the B register, suitable for an immediate call to</text:p>
      <text:p text:style-name="P2">DV$VECT to run the code.</text:p>
      <text:p text:style-name="P4"/>
      <text:p text:style-name="P2">The machine code should check that any parameters that have been passed are</text:p>
      <text:p text:style-name="P2">correct, do whatever it has to do, add the return variable to the stack and</text:p>
      <text:p text:style-name="P2">return. <text:s/>It is essential <text:s/>to <text:s/>return <text:s/>the <text:s/>right <text:s/>variable <text:s/>type. <text:s text:c="2"/>If <text:s/>the</text:p>
      <text:p text:style-name="P2">extension name terminates with a '$' it must return a string, if with a '%'</text:p>
      <text:p text:style-name="P2">it requires an integer, otherwise an 8 byte floating point number.</text:p>
      <text:p text:style-name="P4"/>
      <text:p text:style-name="P2">Note that a variable number of parameters can be passed to a device.</text:p>
      <text:p text:style-name="P4"/>
      <text:p text:style-name="P2">As a simple example, consider a language <text:s/>extension <text:s/>to <text:s/>add <text:s/>two <text:s/>integers</text:p>
      <text:p text:style-name="P2">without <text:s/>giving <text:s/>an <text:s/>error <text:s/>if the sum overflows. <text:s/>If only one parameter is</text:p>
      <text:p text:style-name="P2">given the value is simply incremented, again without giving an error. <text:s text:c="2"/>The</text:p>
      <text:p text:style-name="P2">assembler for this extension called "ADD%" is:</text:p>
      <text:p text:style-name="P4"/>
      <text:p text:style-name="P2">XADD:</text:p>
      <text:p text:style-name="P1"><text:s text:c="8"/><text:span text:style-name="T1">LDX <text:s text:c="4"/>RTA_SP:</text:span></text:p>
      <text:p text:style-name="P1"><text:s text:c="8"/><text:span text:style-name="T1">LDA <text:s text:c="4"/>A,0,X</text:span></text:p>
      <text:p text:style-name="P1"><text:s text:c="8"/><text:span text:style-name="T1">BEQ <text:s text:c="4"/>1$ <text:s text:c="21"/>; wrong number of parameters</text:span></text:p>
      <text:p text:style-name="P1"><text:s text:c="8"/><text:span text:style-name="T1">DEC <text:s text:c="4"/>A</text:span></text:p>
      <text:p text:style-name="P1"><text:s text:c="8"/><text:span text:style-name="T1">BEQ <text:s text:c="4"/>INCREM <text:s text:c="17"/>; increment 1 parameter</text:span></text:p>
      <text:p text:style-name="P1"><text:s text:c="8"/><text:span text:style-name="T1">DEC <text:s text:c="4"/>A</text:span></text:p>
      <text:p text:style-name="P1"><text:s text:c="8"/><text:span text:style-name="T1">BEQ <text:s text:c="4"/>XXADD <text:s text:c="18"/>; add the two</text:span></text:p>
      <text:p text:style-name="P2">1$:</text:p>
      <text:p text:style-name="P1"><text:s text:c="8"/><text:span text:style-name="T1">LDA <text:s text:c="4"/>B,#ER_RT_NP <text:s text:c="12"/>; wrong number of parameters</text:span></text:p>
      <text:p text:style-name="P1"><text:s text:c="8"/><text:span text:style-name="T1">SEC <text:s text:c="28"/>; bad return</text:span></text:p>
      <text:p text:style-name="P1"><text:s text:c="8"/><text:span text:style-name="T1">RTS</text:span></text:p>
      <text:p text:style-name="P2">INCREM:</text:p>
      <text:p text:style-name="P1"><text:s text:c="8"/><text:span text:style-name="T1">LDA <text:s text:c="4"/>A,1,X <text:s text:c="18"/>; load parameter type</text:span></text:p>
      <text:p text:style-name="P1"><text:s text:c="8"/><text:span text:style-name="T1">BNE <text:s text:c="4"/>WRGTYP <text:s text:c="17"/>; branch if not integer</text:span></text:p>
      <text:p text:style-name="P1"><text:s text:c="8"/><text:span text:style-name="T1">LDD <text:s text:c="4"/>2,X</text:span></text:p>
      <text:p text:style-name="P1"><text:s text:c="8"/><text:span text:style-name="T1">ADDD <text:s text:c="3"/>#1</text:span></text:p>
      <text:p text:style-name="P2">EXIT:</text:p>
      <text:p text:style-name="P1"><text:s text:c="8"/><text:span text:style-name="T1">DEX</text:span></text:p>
      <text:p text:style-name="P1"><text:s text:c="8"/><text:span text:style-name="T1">DEX</text:span></text:p>
      <text:p text:style-name="P1"><text:s text:c="8"/><text:span text:style-name="T1">STX <text:s text:c="4"/>RTA_SP:</text:span></text:p>
      <text:p text:style-name="P1"><text:s text:c="8"/><text:span text:style-name="T1">STD <text:s text:c="4"/>0,X <text:s text:c="20"/>; save return value</text:span></text:p>
      <text:p text:style-name="P1"><text:s text:c="8"/><text:span text:style-name="T1">CLC <text:s text:c="28"/>; good return</text:span></text:p>
      <text:p text:style-name="P1"><text:s text:c="8"/><text:span text:style-name="T1">RTS</text:span></text:p>
      <text:p text:style-name="P2">XXADD:</text:p>
      <text:p text:style-name="P1"><text:s text:c="8"/><text:span text:style-name="T1">LDA <text:s text:c="4"/>A,1,X</text:span></text:p>
      <text:p text:style-name="P1"><text:s text:c="8"/><text:span text:style-name="T1">BNE <text:s text:c="4"/>WRGTYP <text:s text:c="17"/>; branch if not integer</text:span></text:p>
      <text:p text:style-name="P1"><text:s text:c="8"/><text:span text:style-name="T1">LDA <text:s text:c="4"/>A,4,X</text:span></text:p>
      <text:p text:style-name="P1"><text:s text:c="8"/><text:span text:style-name="T1">BNE <text:s text:c="4"/>WRGTYP <text:s text:c="17"/>; branch if not integer</text:span></text:p>
      <text:p text:style-name="P1"><text:s text:c="8"/><text:span text:style-name="T1">LDD <text:s text:c="4"/>2,X <text:s text:c="20"/>; and add the two integers</text:span></text:p>
      <text:p text:style-name="P1"><text:s text:c="8"/><text:span text:style-name="T1">ADDD <text:s text:c="3"/>5,X</text:span></text:p>
      <text:p text:style-name="P1"><text:s text:c="8"/><text:span text:style-name="T1">BRA <text:s text:c="4"/>EXIT</text:span></text:p>
      <text:p text:style-name="P2">WRGTYP:</text:p>
      <text:p text:style-name="P1"><text:s text:c="8"/><text:span text:style-name="T1">lda <text:s text:c="4"/>b,#ER_FN_BA <text:s text:c="12"/>; report wrong parameters type</text:span></text:p>
      <text:p text:style-name="P1"><text:s text:c="8"/><text:span text:style-name="T1">SEC <text:s text:c="28"/>; bad return</text:span></text:p>
      <text:p text:style-name="P1"><text:s text:c="8"/><text:span text:style-name="T1">RTS</text:span></text:p>
      <text:p text:style-name="P4"/>
      <text:p text:style-name="P2">See chapter 11 for the necessary pack header.</text:p>
      <text:p text:style-name="P4"/>
      <text:p text:style-name="P4"/>
      <text:p text:style-name="P4"/>
      <text:p text:style-name="P1"><text:s text:c="7"/><text:span text:style-name="T1">___________</text:span></text:p>
      <text:p text:style-name="P2"><text:bookmark text:name="p17.13"/>17.13 <text:s/>WRITING OPL</text:p>
      <text:p text:style-name="P4"/>
      <text:p text:style-name="P4"/>
      <text:p text:style-name="P2">Like any programming language there is an infinite number of approaches <text:s/>to</text:p>
      <text:p text:style-name="P2">every problem. <text:s/>The aim should be to produce fast, compact Q code that runs</text:p>
      <text:p text:style-name="P2">in a minimum of memory but is also easy to <text:s/>write <text:s/>and <text:s/>understand. <text:s text:c="2"/>These</text:p>
      <text:p text:style-name="P2">aims <text:s/>inevitably <text:s/>conflict with each other; the correct balance varies from</text:p>
      <text:p text:style-name="P2">application to application.</text:p>
      <text:p text:style-name="P4"/>
      <text:p text:style-name="P2">For example, the decision to use a separate procedure, rather than <text:s/>writing</text:p>
      <text:p text:style-name="P2">the code in line, is a matter of considering the difference in Q code size,</text:p>
      <text:p text:style-name="P2">the extra stack required at run time, the time overhead <text:s/>required <text:s/>to <text:s/>load</text:p>
      <text:p text:style-name="P2">and return from a procedure and finally style.</text:p>
      <text:p text:style-name="P4"/>
      <text:p text:style-name="P2">It is impossible to give definitive rules on writing code but it <text:s/>is <text:s/>worth</text:p>
      <text:p text:style-name="P2"><text:soft-page-break/>taking the following points into account.</text:p>
      <text:p text:style-name="P4"/>
      <text:p text:style-name="P4"/>
      <text:p text:style-name="P4"/>
      <text:p text:style-name="P1"><text:s text:c="9"/><text:span text:style-name="T1">______________</text:span></text:p>
      <text:p text:style-name="P2"><text:bookmark text:name="p17.13.1"/>17.13.1 <text:s/>COMPACT Q CODE</text:p>
      <text:p text:style-name="P4"/>
      <text:p text:style-name="P4"/>
      <text:p text:style-name="P1"><text:s text:c="5"/><text:span text:style-name="T1">1. <text:s/>Only use procedures where appropriate</text:span></text:p>
      <text:p text:style-name="P1"><text:s text:c="5"/><text:span text:style-name="T1">2. <text:s/>If it makes no difference, use LOCALs instead of GLOBALs</text:span></text:p>
      <text:p text:style-name="P1"><text:s text:c="5"/><text:span text:style-name="T1">3. <text:s/>Use short field names</text:span></text:p>
      <text:p text:style-name="P1"><text:s text:c="5"/><text:span text:style-name="T1">4. <text:s/>Use short global names</text:span></text:p>
      <text:p text:style-name="P1"><text:s text:c="5"/><text:span text:style-name="T1">5. <text:s/>If you repeatedly use a CHR$ with the same value, assign it <text:s/>to <text:s/>a</text:span></text:p>
      <text:p text:style-name="P1"><text:s text:c="9"/><text:span text:style-name="T1">variable</text:span></text:p>
      <text:p text:style-name="P1"><text:s text:c="5"/><text:span text:style-name="T1">6. <text:s/>Use "RETURN" instead of "RETURN 0" or "RETURN """</text:span></text:p>
      <text:p text:style-name="P1"><text:s text:c="5"/><text:span text:style-name="T1">7. <text:s/>Use hexadecimal integers instead of negative integers</text:span></text:p>
      <text:p text:style-name="P4"/>
      <text:p text:style-name="P4"/>
      <text:p text:style-name="P4"/>
      <text:p text:style-name="P1"><text:s text:c="9"/><text:span text:style-name="T1">___________________</text:span></text:p>
      <text:p text:style-name="P2"><text:bookmark text:name="p17.13.2"/>17.13.2 <text:s/>COMPACT ON RUN TIME</text:p>
      <text:p text:style-name="P4"/>
      <text:p text:style-name="P4"/>
      <text:p text:style-name="P1"><text:s text:c="5"/><text:span text:style-name="T1">1. <text:s/>Write short Q code (as above)</text:span></text:p>
      <text:p text:style-name="P1"><text:s text:c="5"/><text:span text:style-name="T1">2. <text:s/>Use a small main procedure to call several small procedures.</text:span></text:p>
      <text:p text:style-name="P1"><text:s text:c="5"/><text:span text:style-name="T1">3. <text:s/>Use integers instead of floating point numbers</text:span></text:p>
      <text:p text:style-name="P1"><text:s text:c="5"/><text:span text:style-name="T1">4. <text:s/>Use short field names</text:span></text:p>
      <text:p text:style-name="P1"><text:s text:c="5"/><text:span text:style-name="T1">5. <text:s/>Use short global names</text:span></text:p>
      <text:p text:style-name="P1"><text:s text:c="5"/><text:span text:style-name="T1">6. <text:s/>Check the deepest part of the code by adding, <text:s/>temporarily, <text:s/>PRINT</text:span></text:p>
      <text:p text:style-name="P1"><text:s text:c="9"/><text:span text:style-name="T1">FREE :GET. <text:s/>Then consider restructuring the procedures to decrease</text:span></text:p>
      <text:p text:style-name="P1"><text:s text:c="9"/><text:span text:style-name="T1">the amount of stack used.</text:span></text:p>
      <text:p text:style-name="P4"/>
      <text:p text:style-name="P4"/>
      <text:p text:style-name="P4"/>
      <text:p text:style-name="P1"><text:s text:c="9"/><text:span text:style-name="T1">_________</text:span></text:p>
      <text:p text:style-name="P2"><text:bookmark text:name="p17.13.3"/>17.13.3 <text:s/>FAST CODE</text:p>
      <text:p text:style-name="P4"/>
      <text:p text:style-name="P4"/>
      <text:p text:style-name="P2">Each operand/operator has an <text:s/>overhead <text:s/>of <text:s/>.05 <text:s/>ms. <text:s text:c="2"/>Most <text:s/>integer <text:s/>based</text:p>
      <text:p text:style-name="P2">operands/operators are very fast and run in less than .1 ms.</text:p>
      <text:p text:style-name="P4"/>
      <text:p text:style-name="P2">The following timings are rough and should only be used as a guide:</text:p>
      <text:p text:style-name="P4"/>
      <text:p text:style-name="P1"><text:s text:c="8"/><text:span text:style-name="T1">_______ <text:s text:c="21"/>____ ____</text:span></text:p>
      <text:p text:style-name="P1"><text:s text:c="8"/><text:span text:style-name="T1">OPERAND <text:s text:c="21"/>Time (ms)</text:span></text:p>
      <text:p text:style-name="P1"><text:s text:c="8"/><text:span text:style-name="T1">RND <text:s text:c="28"/>10</text:span></text:p>
      <text:p text:style-name="P1"><text:s text:c="8"/><text:span text:style-name="T1">AT <text:s text:c="29"/>.15</text:span></text:p>
      <text:p text:style-name="P1"><text:s text:c="8"/><text:span text:style-name="T1">PRINT a string <text:s text:c="17"/>.5</text:span></text:p>
      <text:p text:style-name="P1"><text:s text:c="8"/><text:span text:style-name="T1">INT_TO_NUM <text:s text:c="21"/>2.5</text:span></text:p>
      <text:p text:style-name="P1"><text:s text:c="8"/><text:span text:style-name="T1">NUM_TO_INT <text:s text:c="21"/>2</text:span></text:p>
      <text:p text:style-name="P1"><text:s text:c="8"/><text:span text:style-name="T1">SIN/COS <text:s text:c="24"/>150</text:span></text:p>
      <text:p text:style-name="P1"><text:s text:c="8"/><text:span text:style-name="T1">TAN <text:s text:c="28"/>350</text:span></text:p>
      <text:p text:style-name="P1"><text:s text:c="8"/><text:span text:style-name="T1">ATAN <text:s text:c="27"/>170</text:span></text:p>
      <text:p text:style-name="P1"><text:s text:c="8"/><text:span text:style-name="T1">SQR <text:s text:c="28"/>240</text:span></text:p>
      <text:p text:style-name="P1"><text:s text:c="8"/><text:span text:style-name="T1">EXP <text:s text:c="28"/>130</text:span></text:p>
      <text:p text:style-name="P1"><text:s text:c="8"/><text:span text:style-name="T1">LOG/LN <text:s text:c="25"/>200</text:span></text:p>
      <text:p text:style-name="P1"><text:s text:c="8"/><text:span text:style-name="T1">Integer add/subtract <text:s text:c="11"/>.1</text:span></text:p>
      <text:p text:style-name="P1"><text:s text:c="8"/><text:span text:style-name="T1">Integer multiply/divide <text:s text:c="8"/>1</text:span></text:p>
      <text:p text:style-name="P1"><text:s text:c="8"/><text:span text:style-name="T1">Floating point add/subtract <text:s text:c="4"/>3</text:span></text:p>
      <text:p text:style-name="P1"><text:s text:c="8"/><text:span text:style-name="T1">Floating point multiply <text:s text:c="8"/>10</text:span></text:p>
      <text:p text:style-name="P1"><text:s text:c="8"/><text:span text:style-name="T1">Floating point divide <text:s text:c="10"/>20</text:span></text:p>
      <text:p text:style-name="P1"><text:s text:c="8"/><text:span text:style-name="T1">Accessing a field <text:s text:c="14"/>5</text:span></text:p>
      <text:p text:style-name="P4"/>
      <text:p text:style-name="P2">PRINT_CR has a default delay <text:s/>of <text:s/>500 <text:s/>milliseconds. <text:s text:c="2"/>This <text:s/>value <text:s/>can <text:s/>be</text:p>
      <text:p text:style-name="P2">altered by poking the value in DPW_DELY.</text:p>
      <text:p text:style-name="P4"/>
      <text:p text:style-name="P1"><text:s text:c="5"/><text:span text:style-name="T1">1. <text:s/>don't use too many procedures, regard <text:s/>them <text:s/>as <text:s/>being <text:s/>similar <text:s/>to</text:span></text:p>
      <text:p text:style-name="P1"><text:s text:c="9"/><text:span text:style-name="T1">overlays</text:span></text:p>
      <text:p text:style-name="P1"><text:s text:c="5"/><text:span text:style-name="T1">2. <text:s/>place the procedures at the beginning of the pack, with <text:s/>the <text:s/>most</text:span></text:p>
      <text:p text:style-name="P1"><text:s text:c="9"/><text:span text:style-name="T1">frequently used at the start</text:span></text:p>
      <text:p text:style-name="P1"><text:s text:c="5"/><text:span text:style-name="T1">3. <text:s/>Use LOCALs or GLOBALs rather than field variables</text:span></text:p>
      <text:p text:style-name="P1"><text:s text:c="5"/><text:span text:style-name="T1">4. <text:s/>Don't use procedures inside time critical loops, <text:s/>write <text:s/>the <text:s/>code</text:span></text:p>
      <text:p text:style-name="P1"><text:s text:c="9"/><text:span text:style-name="T1">in-line</text:span></text:p>
      <text:p text:style-name="P1"><text:s text:c="5"/><text:span text:style-name="T1">5. <text:s/>Use integers instead of floating point numbers</text:span></text:p>
      <text:p text:style-name="P1"><text:s text:c="5"/><text:span text:style-name="T1">6. <text:s/>Write short Q code (less code to load)</text:span></text:p>
      <text:p text:style-name="P1"><text:s text:c="5"/><text:span text:style-name="T1">7. <text:s/>Use LOCALs instead of GLOBALs</text:span></text:p>
      <text:p text:style-name="P4"/>
      <text:p text:style-name="P4"/>
      <text:p text:style-name="P4"/>
      <text:p text:style-name="P1"><text:s text:c="11"/><text:span text:style-name="T1">__________</text:span></text:p>
      <text:p text:style-name="P2"><text:bookmark text:name="p17.13.3.1"/><text:soft-page-break/>17.13.3.1 <text:s/>PROCEDURES</text:p>
      <text:p text:style-name="P4"/>
      <text:p text:style-name="P4"/>
      <text:p text:style-name="P2">The smallest time overhead on loading, and returning form a procedure is <text:s/>8</text:p>
      <text:p text:style-name="P2">ms. <text:s text:c="2"/>This <text:s/>overhead <text:s/>increases <text:s/>if <text:s/>the <text:s/>procedure follows other blocks or</text:p>
      <text:p text:style-name="P2">records on the device. <text:s/>It also increases if the procedure is <text:s/>not <text:s/>on <text:s/>the</text:p>
      <text:p text:style-name="P2">same <text:s/>device <text:s/>as <text:s/>the <text:s/>top <text:s/>level procedure (as it will have to search that</text:p>
      <text:p text:style-name="P2">device first). <text:s/>See chapter 12 <text:s/>for <text:s/>a <text:s/>full <text:s/>explanation <text:s/>of <text:s/>the <text:s/>storage</text:p>
      <text:p text:style-name="P2">mechanism.</text:p>
      <text:p text:style-name="P4"/>
      <text:p text:style-name="P4"/>
      <text:p text:style-name="P4"/>
      <text:p text:style-name="P1"><text:s text:c="11"/><text:span text:style-name="T1">_____</text:span></text:p>
      <text:p text:style-name="P2"><text:bookmark text:name="p17.13.3.2"/>17.13.3.2 <text:s/>FILES</text:p>
      <text:p text:style-name="P4"/>
      <text:p text:style-name="P4"/>
      <text:p text:style-name="P2">Some of the file operators have to count up the pack <text:s/>each <text:s/>time <text:s/>they <text:s/>are</text:p>
      <text:p text:style-name="P2">used. <text:s text:c="2"/>For <text:s/>the <text:s/>sake <text:s/>of speed NEXT remembers its position on each of the</text:p>
      <text:p text:style-name="P2">packs. <text:s/>However it only remembers one position on each pack so:</text:p>
      <text:p text:style-name="P4"/>
      <text:p text:style-name="P1"><text:s text:c="16"/><text:span text:style-name="T1">USE B</text:span></text:p>
      <text:p text:style-name="P1"><text:s text:c="16"/><text:span text:style-name="T1">NEXT</text:span></text:p>
      <text:p text:style-name="P1"><text:s text:c="16"/><text:span text:style-name="T1">A.MAX=B.VAL</text:span></text:p>
      <text:p text:style-name="P1"><text:s text:c="16"/><text:span text:style-name="T1">USE A</text:span></text:p>
      <text:p text:style-name="P1"><text:s text:c="16"/><text:span text:style-name="T1">APPEND</text:span></text:p>
      <text:p text:style-name="P4"/>
      <text:p text:style-name="P2">where file A is on B: <text:s/>and file B on C: <text:s/>is significantly <text:s/>faster <text:s/>than <text:s/>if</text:p>
      <text:p text:style-name="P2">they are both on the same device.</text:p>
      <text:p text:style-name="P4"/>
      <text:p text:style-name="P2">BACK however always has to count up the pack to locate a <text:s/>record <text:s/>and <text:s/>this</text:p>
      <text:p text:style-name="P2">can <text:s/>take <text:s/>a <text:s/>noticeable <text:s/>time. <text:s text:c="2"/>Remember <text:s/>that erased records, as well as</text:p>
      <text:p text:style-name="P2">readable ones, will slow down the location of a record.</text:p>
      <text:p text:style-name="P4"/>
      <text:p text:style-name="P4"/>
      <text:p text:style-name="P4"/>
      <text:p text:style-name="P1"><text:s text:c="9"/><text:span text:style-name="T1">__________</text:span></text:p>
      <text:p text:style-name="P2"><text:bookmark text:name="p17.13.4"/>17.13.4 <text:s/>CODE STYLE</text:p>
      <text:p text:style-name="P4"/>
      <text:p text:style-name="P4"/>
      <text:p text:style-name="P2">Before starting to write a program (which normally will consist of a number</text:p>
      <text:p text:style-name="P2">of <text:s/>procedures) first decide the relative importance of speed of execution,</text:p>
      <text:p text:style-name="P2">compactness of the Q code and the amount of stack used.</text:p>
      <text:p text:style-name="P4"/>
      <text:p text:style-name="P2">Then rough out the procedure structure. <text:s/>For example, in the <text:s/>case <text:s/>of <text:s/>the</text:p>
      <text:p text:style-name="P2">finance pack the main procedure is called FINS:</text:p>
      <text:p text:style-name="P4"/>
      <text:p text:style-name="P2">fins:</text:p>
      <text:p text:style-name="P2">local i%,j%</text:p>
      <text:p text:style-name="P2">do</text:p>
      <text:p text:style-name="P1"><text:s text:c="2"/><text:span text:style-name="T1">i%=menu("BANK,EXPENSES,NPV,IRR,COMPOUND,BOND,MORTGAGE,APR,END")</text:span></text:p>
      <text:p text:style-name="P1"><text:s text:c="2"/><text:span text:style-name="T1">if <text:s text:c="4"/>i%=1 : bank:</text:span></text:p>
      <text:p text:style-name="P1"><text:s text:c="2"/><text:span text:style-name="T1">elseif i%=2 : expenses:</text:span></text:p>
      <text:p text:style-name="P1"><text:s text:c="2"/><text:span text:style-name="T1">elseif i%=3 : npv:</text:span></text:p>
      <text:p text:style-name="P1"><text:s text:c="2"/><text:span text:style-name="T1">elseif i%=4 : irr:</text:span></text:p>
      <text:p text:style-name="P1"><text:s text:c="2"/><text:span text:style-name="T1">elseif i%=5</text:span></text:p>
      <text:p text:style-name="P1"><text:s text:c="4"/><text:span text:style-name="T1">do</text:span></text:p>
      <text:p text:style-name="P1"><text:s text:c="6"/><text:span text:style-name="T1">j%=menu("VALUE,FUTURE,PAYMENT,DURATION,INTEREST,END")</text:span></text:p>
      <text:p text:style-name="P1"><text:s text:c="6"/><text:span text:style-name="T1">if <text:s text:c="4"/>j%=1 : value:</text:span></text:p>
      <text:p text:style-name="P1"><text:s text:c="6"/><text:span text:style-name="T1">elseif j%=2 : future:</text:span></text:p>
      <text:p text:style-name="P1"><text:s text:c="6"/><text:span text:style-name="T1">elseif j%=3 : payment:</text:span></text:p>
      <text:p text:style-name="P1"><text:s text:c="6"/><text:span text:style-name="T1">elseif j%=4 : duration:</text:span></text:p>
      <text:p text:style-name="P1"><text:s text:c="6"/><text:span text:style-name="T1">elseif j%=5 : interest:</text:span></text:p>
      <text:p text:style-name="P1"><text:s text:c="6"/><text:span text:style-name="T1">endif</text:span></text:p>
      <text:p text:style-name="P1"><text:s text:c="4"/><text:span text:style-name="T1">until j%=0 or j%=6</text:span></text:p>
      <text:p text:style-name="P1"><text:s text:c="2"/><text:span text:style-name="T1">elseif i%=6 : bond:</text:span></text:p>
      <text:p text:style-name="P1"><text:s text:c="2"/><text:span text:style-name="T1">elseif i%=7 : mortgage:</text:span></text:p>
      <text:p text:style-name="P1"><text:s text:c="2"/><text:span text:style-name="T1">elseif i%=8 : apr:</text:span></text:p>
      <text:p text:style-name="P1"><text:s text:c="2"/><text:span text:style-name="T1">endif</text:span></text:p>
      <text:p text:style-name="P2">until i%=0 or i%=9</text:p>
      <text:p text:style-name="P4"/>
      <text:p text:style-name="P2">Your style may vary if you are writing on the <text:s/>emulator <text:s/>or <text:s/>the <text:s/>ORGANISER</text:p>
      <text:p text:style-name="P2">itself. <text:s text:c="2"/>On <text:s/>the <text:s/>ORGANISER <text:s/>it <text:s/>is <text:s/>worth, as a general rule, making only</text:p>
      <text:p text:style-name="P2">limited use of the ':' option to have more than one statement <text:s/>on <text:s/>a <text:s/>line.</text:p>
      <text:p text:style-name="P2">On the emulator you may prefer to write multiple statements on a line. <text:s/>The</text:p>
      <text:p text:style-name="P2">procedure above was written using a full screen editor which <text:s/>is <text:s/>reflected</text:p>
      <text:p text:style-name="P2">in the elegant use of non-functional spaces.</text:p>
      <text:p text:style-name="P4"/>
      <text:p text:style-name="P2">It is very helpful to indent the code by logical function. <text:s text:c="2"/>This <text:s/>is <text:s/>very</text:p>
      <text:p text:style-name="P2">useful in matching IF/ENDIF and loop commands.</text:p>
      <text:p text:style-name="P4"/>
      <text:p text:style-name="P2"><text:soft-page-break/>Comment the code. <text:s/>The logic may seem very obvious when you <text:s/>write <text:s/>it <text:s/>but</text:p>
      <text:p text:style-name="P2">other <text:s/>people <text:s/>may <text:s/>want <text:s/>to <text:s/>read <text:s/>it, or you may return to the code after</text:p>
      <text:p text:style-name="P2">several months. <text:s/>In most cases the extra space taken <text:s/>by <text:s/>the <text:s/>comments <text:s/>is</text:p>
      <text:p text:style-name="P2">well <text:s/>worth <text:s/>it. <text:s text:c="2"/>Remember <text:s/>that comments make no difference to the Q code</text:p>
      <text:p text:style-name="P2">size.</text:p>
      <text:p text:style-name="P4"/>
      <text:p text:style-name="P2">Use brackets if you are unsure <text:s/>of <text:s/>the <text:s/>operator <text:s/>precedence. <text:s text:c="2"/>This <text:s/>adds</text:p>
      <text:p text:style-name="P2">nothing to the Q code size but makes your intentions absolutely clear.</text:p>
      <text:p text:style-name="P4"/>
      <text:p text:style-name="P2">When using the ':' separator it is not necessary to precede it by <text:s/>a <text:s/>space</text:p>
      <text:p text:style-name="P2">when <text:s/>the <text:s/>preceding <text:s/>characters <text:s/>cannot <text:s/>be <text:s/>taken as a variable name. <text:s/>So</text:p>
      <text:p text:style-name="P2">"A%=1:B%=2" is valid but "A%=B%:B%=C%" <text:s/>gives <text:s/>a <text:s/>syntax <text:s/>error. <text:s text:c="2"/>It <text:s/>can,</text:p>
      <text:p text:style-name="P2">however, <text:s/>save <text:s/>time <text:s/>and make the code more readable if you always proceed</text:p>
      <text:p text:style-name="P2">the ':' separator with a space.</text:p>
      <text:p text:style-name="P4"/>
      <text:p text:style-name="P4"/>
      <text:p text:style-name="P4"/>
      <text:p text:style-name="P1"><text:s text:c="7"/><text:span text:style-name="T1">__________</text:span></text:p>
      <text:p text:style-name="P2"><text:bookmark text:name="p17.14"/>17.14 <text:s/>TRANSLATOR</text:p>
      <text:p text:style-name="P4"/>
      <text:p text:style-name="P4"/>
      <text:p text:style-name="P2">The translator scans the source code, statement by <text:s/>statement, <text:s/>translating</text:p>
      <text:p text:style-name="P2">it <text:s/>into Q code. <text:s/>All expressions are converted to reverse polish (postfix)</text:p>
      <text:p text:style-name="P2">form so that, at run time, the operators can be executed as <text:s/>soon <text:s/>as <text:s/>they</text:p>
      <text:p text:style-name="P2">are encountered.</text:p>
      <text:p text:style-name="P4"/>
      <text:p text:style-name="P2">It is beyond the scope of this document to describe the detailed working of</text:p>
      <text:p text:style-name="P2">the <text:s/>translator. <text:s/>Fortunately, such a description is not necessary in order</text:p>
      <text:p text:style-name="P2">to understand either the execution of the code or the writing of <text:s/>efficient</text:p>
      <text:p text:style-name="P2">code.</text:p>
      <text:p text:style-name="P4"/>
      <text:p text:style-name="P4"/>
      <text:p text:style-name="P4"/>
      <text:p text:style-name="P1"><text:s text:c="7"/><text:span text:style-name="T1">_________________________</text:span></text:p>
      <text:p text:style-name="P2"><text:bookmark text:name="p17.15"/>17.15 <text:s/>SYSTEM SERVICES INTERFACE</text:p>
      <text:p text:style-name="P4"/>
      <text:p text:style-name="P4"/>
      <text:p text:style-name="P4"/>
      <text:p text:style-name="P1"><text:s text:c="9"/><text:span text:style-name="T1">_______</text:span></text:p>
      <text:p text:style-name="P2"><text:bookmark text:name="p17.15.1"/>17.15.1 <text:s/>RM$RUNP</text:p>
      <text:p text:style-name="P4"/>
      <text:p text:style-name="P2">VECTOR NUMBER: <text:s text:c="9"/>100</text:p>
      <text:p text:style-name="P2">INPUT PARAMETERS: <text:s text:c="6"/>X register - points at the name of the procedure</text:p>
      <text:p text:style-name="P1"><text:s text:c="24"/><text:span text:style-name="T1">B register - if set then runs the calculator</text:span></text:p>
      <text:p text:style-name="P2">OUTPUT VALUES: <text:s text:c="9"/>None</text:p>
      <text:p text:style-name="P4"/>
      <text:p text:style-name="P2">DESCRIPTION</text:p>
      <text:p text:style-name="P4"/>
      <text:p text:style-name="P1"><text:s text:c="4"/><text:span text:style-name="T1">Runs the language by <text:s/>loading <text:s/>and <text:s/>running <text:s/>the <text:s/>OPL <text:s/>procedure. <text:s text:c="2"/>The</text:span></text:p>
      <text:p text:style-name="P1"><text:s text:c="4"/><text:span text:style-name="T1">procedure can not have any parameters.</text:span></text:p>
      <text:p text:style-name="P4"/>
      <text:p text:style-name="P2">EXAMPLE</text:p>
      <text:p text:style-name="P4"/>
      <text:p text:style-name="P2">For example, to run a procedure called BOOT:</text:p>
      <text:p text:style-name="P4"/>
      <text:p text:style-name="P1"><text:s text:c="16"/><text:span text:style-name="T1">LDX <text:s text:c="4"/>pname <text:s text:c="10"/>; address of the name of the</text:span></text:p>
      <text:p text:style-name="P2">procedure</text:p>
      <text:p text:style-name="P1"><text:s text:c="16"/><text:span text:style-name="T1">LDA <text:s text:c="4"/>B,#BLANTYP</text:span></text:p>
      <text:p text:style-name="P1"><text:s text:c="16"/><text:span text:style-name="T1">OS <text:s text:c="5"/>FL$BOPN <text:s text:c="8"/>; test that procedure exists</text:span></text:p>
      <text:p text:style-name="P1"><text:s text:c="16"/><text:span text:style-name="T1">BCS <text:s text:c="4"/>2$</text:span></text:p>
      <text:p text:style-name="P1"><text:s text:c="16"/><text:span text:style-name="T1">LDX <text:s text:c="4"/>pname <text:s text:c="10"/>; address of the name of the</text:span></text:p>
      <text:p text:style-name="P2">procedure</text:p>
      <text:p text:style-name="P1"><text:s text:c="16"/><text:span text:style-name="T1">CLR <text:s text:c="4"/>B</text:span></text:p>
      <text:p text:style-name="P1"><text:s text:c="16"/><text:span text:style-name="T1">OS <text:s text:c="5"/>RM$RUNP</text:span></text:p>
      <text:p text:style-name="P1"><text:s text:c="16"/><text:span text:style-name="T1">BCC <text:s text:c="4"/>1$</text:span></text:p>
      <text:p text:style-name="P1"><text:s text:c="8"/><text:span text:style-name="T1">2$:</text:span></text:p>
      <text:p text:style-name="P1"><text:s text:c="16"/><text:span text:style-name="T1">OS <text:s text:c="5"/>ER$MESS <text:s text:c="8"/>; report error</text:span></text:p>
      <text:p text:style-name="P1"><text:s text:c="8"/><text:span text:style-name="T1">1$:</text:span></text:p>
      <text:p text:style-name="P1"><text:s text:c="16"/><text:span text:style-name="T1">RTS</text:span></text:p>
      <text:p text:style-name="P4"/>
      <text:p text:style-name="P2">ERRORS: <text:s text:c="16"/>Any error is possible</text:p>
      <text:p text:style-name="P4"/>
      <text:p text:style-name="P2">BUGS</text:p>
      <text:p text:style-name="P4"/>
      <text:p text:style-name="P1"><text:s text:c="4"/><text:span text:style-name="T1">If the procedure does not <text:s/>exist <text:s/>the <text:s/>error <text:s/>message <text:s/>will <text:s/>contain <text:s/>a</text:span></text:p>
      <text:p text:style-name="P1"><text:s text:c="4"/><text:span text:style-name="T1">garbage name.</text:span></text:p>
      <text:p text:style-name="P4"/>
      <text:p text:style-name="P1"><text:s text:c="4"/><text:span text:style-name="T1">Every time RM$RUNP is run the language re-initialises, it resets RTA_SP</text:span></text:p>
      <text:p text:style-name="P1"><text:s text:c="4"/><text:span text:style-name="T1">to BTA_SBAS, zeroes all the file cells and close all the files.</text:span></text:p>
      <text:p text:style-name="P4"/>
      <text:p text:style-name="P4"><text:soft-page-break/></text:p>
      <text:p text:style-name="P4"/>
      <text:p text:style-name="P1"><text:s text:c="9"/><text:span text:style-name="T1">_______</text:span></text:p>
      <text:p text:style-name="P2"><text:bookmark text:name="p17.15.2"/>17.15.2 <text:s/>LN$STRT</text:p>
      <text:p text:style-name="P4"/>
      <text:p text:style-name="P2">VECTOR NUMBER: <text:s text:c="9"/>079</text:p>
      <text:p text:style-name="P2">INPUT PARAMETERS: <text:s text:c="6"/>B register -</text:p>
      <text:p text:style-name="P1"><text:s text:c="32"/><text:span text:style-name="T1">0 translating language procedures</text:span></text:p>
      <text:p text:style-name="P1"><text:s text:c="32"/><text:span text:style-name="T1">1 translating CALC expressions</text:span></text:p>
      <text:p text:style-name="P1"><text:s text:c="32"/><text:span text:style-name="T1">2 locating errors in CALC</text:span></text:p>
      <text:p text:style-name="P1"><text:s text:c="32"/><text:span text:style-name="T1">3 locating errors in language procedures</text:span></text:p>
      <text:p text:style-name="P4"/>
      <text:p text:style-name="P1"><text:s text:c="24"/><text:span text:style-name="T1">X register - offset in Q code to run time error</text:span></text:p>
      <text:p text:style-name="P1"><text:s text:c="32"/><text:span text:style-name="T1">ignored if B register 0 or 1.</text:span></text:p>
      <text:p text:style-name="P4"/>
      <text:p text:style-name="P2">OUTPUT VALUES: <text:s text:c="9"/>translated result, if successful, in OCODCELL</text:p>
      <text:p text:style-name="P1"><text:s text:c="24"/><text:span text:style-name="T1">If an error is detected:</text:span></text:p>
      <text:p text:style-name="P1"><text:s text:c="32"/><text:span text:style-name="T1">X register - offset to error in TEXTCELL</text:span></text:p>
      <text:p text:style-name="P1"><text:s text:c="32"/><text:span text:style-name="T1">B register - error number</text:span></text:p>
      <text:p text:style-name="P4"/>
      <text:p text:style-name="P2">DESCRIPTION</text:p>
      <text:p text:style-name="P4"/>
      <text:p text:style-name="P1"><text:s text:c="4"/><text:span text:style-name="T1">Runs the translator.</text:span></text:p>
      <text:p text:style-name="P4"/>
      <text:p text:style-name="P2">EXAMPLE</text:p>
      <text:p text:style-name="P4"/>
      <text:p text:style-name="P1"><text:s text:c="16"/><text:span text:style-name="T1">CLR <text:s text:c="4"/>B <text:s text:c="14"/>; translate language procedure</text:span></text:p>
      <text:p text:style-name="P1"><text:s text:c="16"/><text:span text:style-name="T1">OS <text:s text:c="5"/>LN$STRT</text:span></text:p>
      <text:p text:style-name="P1"><text:s text:c="16"/><text:span text:style-name="T1">BCC <text:s text:c="4"/>1$</text:span></text:p>
      <text:p text:style-name="P1"><text:s text:c="16"/><text:span text:style-name="T1">OS <text:s text:c="5"/>ER$MESS <text:s text:c="8"/>; report error</text:span></text:p>
      <text:p text:style-name="P1"><text:s text:c="8"/><text:span text:style-name="T1">1$:</text:span></text:p>
      <text:p text:style-name="P1"><text:s text:c="16"/><text:span text:style-name="T1">RTS</text:span></text:p>
      <text:p text:style-name="P4"/>
      <text:p text:style-name="P2">ERRORS: <text:s text:c="16"/>Many</text:p>
      <text:p text:style-name="P4"/>
      <text:p text:style-name="P2">BUGS</text:p>
      <text:p text:style-name="P4"/>
      <text:p text:style-name="P2">If the B register is 2 or 3 and the value of X is greater than <text:s/>the <text:s/>length</text:p>
      <text:p text:style-name="P2">of <text:s/>the <text:s/>Q code, in other words you are asking for an error past the end of</text:p>
      <text:p text:style-name="P2">the code, the effect is unpredictable.</text:p>
      <text:p text:style-name="P4"/>
      <text:p text:style-name="P4"/>
      <text:p text:style-name="P4"/>
      <text:p text:style-name="P1"><text:s text:c="7"/><text:span text:style-name="T1">______________________</text:span></text:p>
      <text:p text:style-name="P2"><text:bookmark text:name="p17.16"/>17.16 <text:s/>MACHINE CODE INTERFACE</text:p>
      <text:p text:style-name="P4"/>
      <text:p text:style-name="P4"/>
      <text:p text:style-name="P2">From the information in this chapter, the programmer <text:s/>knows <text:s/>exactly <text:s/>where</text:p>
      <text:p text:style-name="P2">everything is on the stack.</text:p>
      <text:p text:style-name="P4"/>
      <text:p text:style-name="P2">When variables are declared they are used in order, so:</text:p>
      <text:p text:style-name="P4"/>
      <text:p text:style-name="P1"><text:s text:c="16"/><text:span text:style-name="T1">LOCAL A%,B%</text:span></text:p>
      <text:p text:style-name="P1"><text:s text:c="16"/><text:span text:style-name="T1">PRINT ADDR(A%)=ADDR(B%)+2</text:span></text:p>
      <text:p text:style-name="P1"><text:s text:c="16"/><text:span text:style-name="T1">GET</text:span></text:p>
      <text:p text:style-name="P4"/>
      <text:p text:style-name="P2">will print -1, i.e. TRUE.</text:p>
      <text:p text:style-name="P4"/>
      <text:p text:style-name="P3"><text:span text:style-name="T13">See section </text:span><text:a xlink:type="simple" xlink:href="https://www.jaapsch.net/psion/tech06.htm#p6.5.2.2" text:style-name="Internet_20_link" text:visited-style-name="Visited_20_Internet_20_Link">6.5.2.2</text:a><text:span text:style-name="T13"> for details of where machine code <text:s/>can <text:s/>be <text:s/>permanently</text:span></text:p>
      <text:p text:style-name="P2">hidden.</text:p>
      <text:p text:style-name="P4"/>
      <text:p text:style-name="P2">For short machine code routines you can <text:s/>use <text:s/>this <text:s/>crude, <text:s/>but <text:s/>effective,</text:p>
      <text:p text:style-name="P2">procedure:</text:p>
      <text:p text:style-name="P4"/>
      <text:p text:style-name="P1"><text:s text:c="16"/><text:span text:style-name="T1">LOADR:(ADDR%,CODE$)</text:span></text:p>
      <text:p text:style-name="P1"><text:s text:c="16"/><text:span text:style-name="T1">LOCAL A%,B1%,B2%,I%</text:span></text:p>
      <text:p text:style-name="P1"><text:s text:c="16"/><text:span text:style-name="T1">A%=ADDR%</text:span></text:p>
      <text:p text:style-name="P1"><text:s text:c="16"/><text:span text:style-name="T1">I%=1</text:span></text:p>
      <text:p text:style-name="P1"><text:s text:c="16"/><text:span text:style-name="T1">WHILE I%&lt;LEN(CODE$)</text:span></text:p>
      <text:p text:style-name="P1"><text:s text:c="17"/><text:span text:style-name="T1">B1%=ASC(MID$(CODE$,I%,1))-%0</text:span></text:p>
      <text:p text:style-name="P1"><text:s text:c="17"/><text:span text:style-name="T1">IF B1%&gt;9 :B1%=B1%-7 :ENDIF</text:span></text:p>
      <text:p text:style-name="P1"><text:s text:c="17"/><text:span text:style-name="T1">B2%=ASC(MID$(CODE$,I%+1,1))-%0</text:span></text:p>
      <text:p text:style-name="P1"><text:s text:c="17"/><text:span text:style-name="T1">IF B2%&gt;9 :B2%=B2%-7 :ENDIF</text:span></text:p>
      <text:p text:style-name="P1"><text:s text:c="17"/><text:span text:style-name="T1">POKEB A%,B1%*16+B2%</text:span></text:p>
      <text:p text:style-name="P1"><text:s text:c="17"/><text:span text:style-name="T1">A%=A%+1</text:span></text:p>
      <text:p text:style-name="P1"><text:s text:c="17"/><text:span text:style-name="T1">I%=I%+2</text:span></text:p>
      <text:p text:style-name="P1"><text:s text:c="16"/><text:span text:style-name="T1">ENDWH</text:span></text:p>
      <text:p text:style-name="P4"/>
      <text:p text:style-name="P2">When calling this procedure you must pass the machine code in digital <text:s/>form</text:p>
      <text:p text:style-name="P2">and <text:s/>the <text:s/>address <text:s/>where to put the machine code. <text:s/>It is essential that the</text:p>
      <text:p text:style-name="P2"><text:soft-page-break/>programmer ensures there is enough room for the machine code at the address</text:p>
      <text:p text:style-name="P2">given.</text:p>
      <text:p text:style-name="P4"/>
      <text:p text:style-name="P2">A calling sequence might look like:</text:p>
      <text:p text:style-name="P4"/>
      <text:p text:style-name="P1"><text:s text:c="16"/><text:span text:style-name="T1">MAIN:</text:span></text:p>
      <text:p text:style-name="P1"><text:s text:c="16"/><text:span text:style-name="T1">GLOBAL MC%,MC$(10)</text:span></text:p>
      <text:p text:style-name="P1"><text:s text:c="16"/><text:span text:style-name="T1">MINIT: :REM Initialise the machine code</text:span></text:p>
      <text:p text:style-name="P1"><text:s text:c="16"/><text:span text:style-name="T1">..</text:span></text:p>
      <text:p text:style-name="P1"><text:s text:c="16"/><text:span text:style-name="T1">CELL%=USR(MC%,100) :REM GRABs a cell of size 100</text:span></text:p>
      <text:p text:style-name="P1"><text:s text:c="16"/><text:span text:style-name="T1">IF CELL%=0</text:span></text:p>
      <text:p text:style-name="P1"><text:s text:c="17"/><text:span text:style-name="T1">PRINT "No cell free"</text:span></text:p>
      <text:p text:style-name="P1"><text:s text:c="17"/><text:span text:style-name="T1">GET :RAISE 0</text:span></text:p>
      <text:p text:style-name="P1"><text:s text:c="16"/><text:span text:style-name="T1">ENDIF</text:span></text:p>
      <text:p text:style-name="P1"><text:s text:c="16"/><text:span text:style-name="T1">..</text:span></text:p>
      <text:p text:style-name="P1"><text:s text:c="16"/><text:span text:style-name="T1">RETURN</text:span></text:p>
      <text:p text:style-name="P4"/>
      <text:p text:style-name="P4"/>
      <text:p text:style-name="P1"><text:s text:c="16"/><text:span text:style-name="T1">MINIT:</text:span></text:p>
      <text:p text:style-name="P1"><text:s text:c="16"/><text:span text:style-name="T1">A$="3F012403CE000039"</text:span></text:p>
      <text:p text:style-name="P1"><text:s text:c="16"/><text:span text:style-name="T1">IF LEN(A$)/2&gt;LEN(MC$)</text:span></text:p>
      <text:p text:style-name="P1"><text:s text:c="18"/><text:span text:style-name="T1">PRINT "Not enough room for MC"</text:span></text:p>
      <text:p text:style-name="P1"><text:s text:c="18"/><text:span text:style-name="T1">GET :RAISE 0</text:span></text:p>
      <text:p text:style-name="P1"><text:s text:c="16"/><text:span text:style-name="T1">ENDIF</text:span></text:p>
      <text:p text:style-name="P1"><text:s text:c="16"/><text:span text:style-name="T1">MC%=ADDR(MC$)</text:span></text:p>
      <text:p text:style-name="P1"><text:s text:c="16"/><text:span text:style-name="T1">LOADR:(MC%,A$)</text:span></text:p>
      <text:p text:style-name="P4"/>
      <text:p text:style-name="P2">The machine code is:</text:p>
      <text:p text:style-name="P1"><text:s text:c="16"/><text:span text:style-name="T1">OS <text:s text:c="5"/>AL$GRAB</text:span></text:p>
      <text:p text:style-name="P1"><text:s text:c="16"/><text:span text:style-name="T1">BCC <text:s text:c="4"/>1$</text:span></text:p>
      <text:p text:style-name="P1"><text:s text:c="16"/><text:span text:style-name="T1">LDX <text:s text:c="4"/>#0</text:span></text:p>
      <text:p text:style-name="P1"><text:s text:c="8"/><text:span text:style-name="T1">1$:</text:span></text:p>
      <text:p text:style-name="P1"><text:s text:c="16"/><text:span text:style-name="T1">RTS</text:span></text:p>
      <text:p text:style-name="P4"/>
      <text:p text:style-name="P4"/>
      <text:p text:style-name="P4"/>
      <text:p text:style-name="P1"><text:s text:c="7"/><text:span text:style-name="T1">__________________</text:span></text:p>
      <text:p text:style-name="P2"><text:bookmark text:name="p17.17"/>17.17 <text:s/>EXCEPTION HANDLING</text:p>
      <text:p text:style-name="P4"/>
      <text:p text:style-name="P4"/>
      <text:p text:style-name="P4"/>
      <text:p text:style-name="P1"><text:s text:c="9"/><text:span text:style-name="T1">______________</text:span></text:p>
      <text:p text:style-name="P2"><text:bookmark text:name="p17.17.1"/>17.17.1 <text:s/>ERROR HANDLING</text:p>
      <text:p text:style-name="P4"/>
      <text:p text:style-name="P4"/>
      <text:p text:style-name="P2">When an error is first detected the following actions are taken:</text:p>
      <text:p text:style-name="P4"/>
      <text:p text:style-name="P1"><text:s text:c="5"/><text:span text:style-name="T1">1. <text:s/>The error saved in RTB_EROR</text:span></text:p>
      <text:p text:style-name="P1"><text:s text:c="5"/><text:span text:style-name="T1">2. <text:s/>If the TRAP flag is set then the language continues</text:span></text:p>
      <text:p text:style-name="P1"><text:s text:c="5"/><text:span text:style-name="T1">3. <text:s/>The ON_ERR address for that procedure and each procedure above <text:s/>is</text:span></text:p>
      <text:p text:style-name="P1"><text:s text:c="9"/><text:span text:style-name="T1">tested. <text:s text:c="2"/>If <text:s/>one <text:s/>is <text:s/>found to be non-zero, RTA_PC is set to that</text:span></text:p>
      <text:p text:style-name="P1"><text:s text:c="9"/><text:span text:style-name="T1">value and RTA_SP set to <text:s/>the <text:s/>BASE_SP <text:s/>for <text:s/>that <text:s/>procedure. <text:s text:c="2"/>The</text:span></text:p>
      <text:p text:style-name="P1"><text:s text:c="9"/><text:span text:style-name="T1">language then continues on.</text:span></text:p>
      <text:p text:style-name="P1"><text:s text:c="5"/><text:span text:style-name="T1">4. <text:s/>If no error handling is detected then the error is reported <text:s/>along</text:span></text:p>
      <text:p text:style-name="P1"><text:s text:c="9"/><text:span text:style-name="T1">with the name of the procedure in which the error was detected and</text:span></text:p>
      <text:p text:style-name="P1"><text:s text:c="9"/><text:span text:style-name="T1">the language exits.</text:span></text:p>
      <text:p text:style-name="P4"/>
      <text:p text:style-name="P2">If the error is ER_RT_UE (undefined external) then the externals which <text:s/>are</text:p>
      <text:p text:style-name="P2">undefined are displayed with DP$VIEW.</text:p>
      <text:p text:style-name="P4"/>
      <text:p text:style-name="P2">If the error is ER_RT_PN <text:s/>(procedure <text:s/>not <text:s/>found) <text:s/>then <text:s/>the <text:s/>name <text:s/>of <text:s/>the</text:p>
      <text:p text:style-name="P2">procedure <text:s/>not <text:s/>found <text:s/>is <text:s/>displayed (as well as the procedure where it was</text:p>
      <text:p text:style-name="P2">called).</text:p>
      <text:p text:style-name="P4"/>
      <text:p text:style-name="P4"/>
      <text:p text:style-name="P4"/>
      <text:p text:style-name="P1"><text:s text:c="9"/><text:span text:style-name="T1">_____________</text:span></text:p>
      <text:p text:style-name="P2"><text:bookmark text:name="p17.17.2"/>17.17.2 <text:s/>OUT OF MEMORY</text:p>
      <text:p text:style-name="P4"/>
      <text:p text:style-name="P4"/>
      <text:p text:style-name="P2">Every time round the top loop the difference between RTA_SP and ALA_FREE is</text:p>
      <text:p text:style-name="P2">calculated. <text:s text:c="2"/>If this difference is less than 256 bytes, "OUT OF MEMORY" is</text:p>
      <text:p text:style-name="P2">reported. <text:s/>Note that no operand or operator can grow the stack by more than</text:p>
      <text:p text:style-name="P2">256 bytes.</text:p>
      <text:p text:style-name="P4"/>
      <text:p text:style-name="P2">The filing system can also generate the "PACK FULL" <text:s/>error <text:s/>if <text:s/>it <text:s/>detects</text:p>
      <text:p text:style-name="P2">that <text:s/>after an operation fewer than 256 bytes will be free on device A. <text:s/>In</text:p>
      <text:p text:style-name="P2">this case it means essentially the same thing as "OUT OF MEMORY".</text:p>
      <text:p text:style-name="P4"/>
      <text:p text:style-name="P2">The only time when OPL uses memory, other than on the <text:s/>stack, <text:s/>is <text:s/>when <text:s/>it</text:p>
      <text:p text:style-name="P3"><text:soft-page-break/><text:span text:style-name="T13">opens files. <text:s/>See section </text:span><text:a xlink:type="simple" xlink:href="https://www.jaapsch.net/psion/tech17.htm#p17.11.2" text:style-name="Internet_20_link" text:visited-style-name="Visited_20_Internet_20_Link">17.11.2</text:a><text:span text:style-name="T13">.</text:span></text:p>
      <text:p text:style-name="P4"/>
      <text:p text:style-name="P4"/>
      <text:p text:style-name="P4"/>
      <text:p text:style-name="P1"><text:s text:c="9"/><text:span text:style-name="T1">___________</text:span></text:p>
      <text:p text:style-name="P2"><text:bookmark text:name="p17.17.3"/>17.17.3 <text:s/>LOW BATTERY</text:p>
      <text:p text:style-name="P4"/>
      <text:p text:style-name="P4"/>
      <text:p text:style-name="P2">If the voltage goes <text:s/>below <text:s/>the <text:s/>threshold <text:s/>value <text:s/>(5.2 <text:s/>volts) <text:s/>while <text:s/>the</text:p>
      <text:p text:style-name="P2">language <text:s/>is <text:s/>running, <text:s/>it is detected either in the top loop or during the</text:p>
      <text:p text:style-name="P2">execution of an operator. <text:s/>In either case <text:s/>it <text:s/>is <text:s/>treated <text:s/>as <text:s/>a <text:s/>standard</text:p>
      <text:p text:style-name="P2">error. <text:s text:c="2"/>If <text:s/>no <text:s/>error <text:s/>handling is in force, the error is reported and the</text:p>
      <text:p text:style-name="P2">machine turns off.</text:p>
      <text:p text:style-name="P4"/>
      <text:p text:style-name="P2">If the error is handled by an ONERR, the low battery error number is <text:s/>saved</text:p>
      <text:p text:style-name="P2">in <text:s/>RTB_EROR. <text:s text:c="2"/>It is not reported again by the top level until the battery</text:p>
      <text:p text:style-name="P2">voltage has gone back above the minimum voltage. <text:s/>This allows the procedure</text:p>
      <text:p text:style-name="P2">to <text:s/>take some action (e.g. to turn the organiser off). <text:s/>If the procedure just</text:p>
      <text:p text:style-name="P2">continues on the battery will eventually die completely and there is a risk</text:p>
      <text:p text:style-name="P2">of having to cold boot the machine.</text:p>
      <text:p text:style-name="P4"/>
      <text:p text:style-name="P2">Note that the battery is more likely to drop below <text:s/>the <text:s/>threshold <text:s/>voltage</text:p>
      <text:p text:style-name="P2">when <text:s/>devices, <text:s/>such <text:s/>as <text:s/>the packs or the RS232 interface, are switched on</text:p>
      <text:p text:style-name="P2">because they drain substantially more current than the Organiser by itself.</text:p>
      <text:p text:style-name="P3"><text:span text:style-name="T13">See <text:s/>section <text:s/></text:span><text:a xlink:type="simple" xlink:href="https://www.jaapsch.net/psion/tech03.htm#p3.2" text:style-name="Internet_20_link" text:visited-style-name="Visited_20_Internet_20_Link">3.2</text:a><text:span text:style-name="T13"> for more details of the power drain of different devices.</text:span></text:p>
      <text:p text:style-name="P2">Also note that a battery naturally recovers some of its power <text:s/>after <text:s/>being</text:p>
      <text:p text:style-name="P2">turned off for a while.</text:p>
      <text:p text:style-name="P4"/>
      <text:p text:style-name="P4"/>
      <text:p text:style-name="P4"/>
      <text:p text:style-name="P1"><text:s text:c="9"/><text:span text:style-name="T1">____________</text:span></text:p>
      <text:p text:style-name="P2"><text:bookmark text:name="p17.17.4"/>17.17.4 <text:s/>ON/CLEAR KEY</text:p>
      <text:p text:style-name="P4"/>
      <text:p text:style-name="P4"/>
      <text:p text:style-name="P2">In normal operation pressing the ON/CLEAR key results in the <text:s/>execution <text:s/>of</text:p>
      <text:p text:style-name="P2">the language being frozen until another key is pressed. <text:s/>If the key pressed</text:p>
      <text:p text:style-name="P2">is 'Q','q' or '6' it creates an error condition ER_RT_BK. <text:s/>If there <text:s/>is <text:s/>no</text:p>
      <text:p text:style-name="P2">user error handling, execution of the language will terminate.</text:p>
      <text:p text:style-name="P4"/>
      <text:p text:style-name="P2">If ESCAPE OFF has been executed <text:s/>then <text:s/>the <text:s/>ON/CLEAR <text:s/>key <text:s/>has <text:s/>no <text:s/>special</text:p>
      <text:p text:style-name="P2">effect.</text:p>
      <text:p text:style-name="P4"/>
      <text:p text:style-name="P2">In an input statement then the ON/CLEAR key acts <text:s/>in <text:s/>one <text:s/>of <text:s/>3 <text:s/>different</text:p>
      <text:p text:style-name="P2">ways:</text:p>
      <text:p text:style-name="P1"><text:s text:c="5"/><text:span text:style-name="T1">1. <text:s/>If there is any input it is cleared</text:span></text:p>
      <text:p text:style-name="P1"><text:s text:c="5"/><text:span text:style-name="T1">2. <text:s/>Or if the TRAP option has been used then the input exits with <text:s/>the</text:span></text:p>
      <text:p text:style-name="P1"><text:s text:c="9"/><text:span text:style-name="T1">error condition ER_RT_BK</text:span></text:p>
      <text:p text:style-name="P1"><text:s text:c="5"/><text:span text:style-name="T1">3. <text:s/>Otherwise it is ignored</text:span></text:p>
      <text:p text:style-name="P4"/>
      <text:p text:style-name="P2">See QCO_INPUT_INT, QCO_INPUT_NUM, QCO_INPUT_STR, RTF_GET, RTF_SGET, RTF_KEY</text:p>
      <text:p text:style-name="P2">and RTF_SKEY.</text:p>
      <text:p text:style-name="P4"/>
      <text:p text:style-name="P4"/>
      <text:p text:style-name="P4"/>
      <text:p text:style-name="P1"><text:s text:c="9"/><text:span text:style-name="T1">_______</text:span></text:p>
      <text:p text:style-name="P2"><text:bookmark text:name="p17.17.5"/>17.17.5 <text:s/>WARNING</text:p>
      <text:p text:style-name="P4"/>
      <text:p text:style-name="P4"/>
      <text:p text:style-name="P2">OPL is a powerful flexible language and as such it <text:s/>has <text:s/>the <text:s/>potential <text:s/>to</text:p>
      <text:p text:style-name="P2">crash <text:s/>the <text:s/>operating <text:s/>system <text:s/>or <text:s/>get <text:s/>into <text:s/>an <text:s/>infinite <text:s/>loop. <text:s text:c="2"/>This is</text:p>
      <text:p text:style-name="P2">particularly unfortunate in the case of the ORGANISER because all the <text:s/>data</text:p>
      <text:p text:style-name="P2">held <text:s/>in <text:s/>device <text:s/>A: <text:s text:c="2"/>is <text:s/>lost <text:s/>when <text:s/>the machine re-boots. <text:s/>For extensive</text:p>
      <text:p text:style-name="P2">development of 'dangerous' routines a RAMPACK has a lot to recommend it.</text:p>
      <text:p text:style-name="P4"/>
      <text:p text:style-name="P2">There are trivial ways to crash such as poking system <text:s/>variables <text:s/>or <text:s/>using</text:p>
      <text:p text:style-name="P2">USR function with wrong addresses or bad machine code. <text:s/>It is impossible to</text:p>
      <text:p text:style-name="P2">describe all the other ways in which such problems can arise. <text:s/>The examples</text:p>
      <text:p text:style-name="P2">listed below show the most obvious ways in the simplest possible form.</text:p>
      <text:p text:style-name="P4"/>
      <text:p text:style-name="P1"><text:s text:c="5"/><text:span text:style-name="T1">1. <text:s/>ESCAPE OFF :DO :UNTIL 0 <text:s text:c="7"/>:REM Impossible to get out</text:span></text:p>
      <text:p text:style-name="P4"/>
      <text:p text:style-name="P1"><text:s text:c="5"/><text:span text:style-name="T1">2. <text:s/>WHILE GET :ENDWH <text:s text:c="14"/>:REM Hard to get out of</text:span></text:p>
      <text:p text:style-name="P4"/>
      <text:p text:style-name="P1"><text:s text:c="5"/><text:span text:style-name="T1">3. <text:s/>DO :KEY :UNTIL 0 <text:s text:c="14"/>:REM Hard to get out of</text:span></text:p>
      <text:p text:style-name="P4"/>
      <text:p text:style-name="P1"><text:s text:c="5"/><text:span text:style-name="T1">4. <text:s/>A:: <text:s/>ONERR A:: <text:s/>:RAISE 0 <text:s text:c="6"/>:REM Impossible to get out</text:span></text:p>
      <text:p text:style-name="P4"/>
      <text:p text:style-name="P1"><text:s text:c="5"/><text:span text:style-name="T1">5. <text:s/>A:: <text:s/>ONERR A:: <text:s/>:DO :UNTIL 0 <text:s text:c="2"/>:REM Impossible to get out</text:span></text:p>
      <text:p text:style-name="P4"/>
      <text:p text:style-name="P2">Error handling is best added at the end of a <text:s/>development <text:s/>cycle. <text:s text:c="2"/>Turning</text:p>
      <text:p text:style-name="P2"><text:soft-page-break/>ESCAPE <text:s/>OFF substantially increases the chances of getting into an infinite</text:p>
      <text:p text:style-name="P2">loop from which there is no exit.</text:p>
      <text:p text:style-name="P4"/>
      <text:p text:style-name="P4"/>
      <text:p text:style-name="P4"/>
      <text:p text:style-name="P1"><text:s text:c="7"/><text:span text:style-name="T1">_________________</text:span></text:p>
      <text:p text:style-name="P2"><text:bookmark text:name="p17.18"/>17.18 <text:s/>INDEX OF OPERANDS</text:p>
      <text:p text:style-name="P4"/>
      <text:p text:style-name="P4"/>
      <text:p text:style-name="P2">00 <text:s/>QI_INT_SIM_FP <text:s text:c="6"/>0D <text:s/>QI_LS_INT_SIM_FP <text:s text:c="3"/>1A <text:s/>QI_INT_FLD</text:p>
      <text:p text:style-name="P2">01 <text:s/>QI_NUM_SIM_FP <text:s text:c="6"/>0E <text:s/>QI_LS_NUM_SIM_FP <text:s text:c="3"/>1B <text:s/>QI_NUM_FLD</text:p>
      <text:p text:style-name="P2">02 <text:s/>QI_STR_SIM_FP <text:s text:c="6"/>0F <text:s/>QI_LS_STR_SIM_FP <text:s text:c="3"/>1C <text:s/>QI_STR_FLD</text:p>
      <text:p text:style-name="P2">03 <text:s/>QI_INT_ARR_FP <text:s text:c="6"/>10 <text:s/>QI_LS_INT_ARR_FP <text:s text:c="3"/>1D <text:s/>QI_LS_INT_FLD</text:p>
      <text:p text:style-name="P2">04 <text:s/>QI_NUM_ARR_FP <text:s text:c="6"/>11 <text:s/>QI_LS_NUM_ARR_FP <text:s text:c="3"/>1E <text:s/>QI_LS_NUM_FLD</text:p>
      <text:p text:style-name="P2">05 <text:s/>QI_STR_ARR_FP <text:s text:c="6"/>12 <text:s/>QI_LS_STR_ARR_FP <text:s text:c="3"/>1F <text:s/>QI_LS_STR_FLD</text:p>
      <text:p text:style-name="P2">06 <text:s/>QI_NUM_SIM_ABS <text:s text:c="5"/>13 <text:s/>QI_LS_NUM_SIM_ABS <text:s text:c="2"/>20 <text:s/>QI_STK_LIT_BYTE</text:p>
      <text:p text:style-name="P2">07 <text:s/>QI_INT_SIM_IND <text:s text:c="5"/>14 <text:s/>QI_LS_INT_SIM_IND <text:s text:c="2"/>21 <text:s/>QI_STK_LIT_WORD</text:p>
      <text:p text:style-name="P2">08 <text:s/>QI_NUM_SIM_IND <text:s text:c="5"/>15 <text:s/>QI_LS_NUM_SIM_IND <text:s text:c="2"/>22 <text:s/>QI_INT_CON</text:p>
      <text:p text:style-name="P2">09 <text:s/>QI_STR_SIM_IND <text:s text:c="5"/>16 <text:s/>QI_LS_STR_SIM_IND <text:s text:c="2"/>23 <text:s/>QI_NUM_CON</text:p>
      <text:p text:style-name="P2">0A <text:s/>QI_INT_SIM_IND <text:s text:c="5"/>17 <text:s/>QI_LS_INT_SIM_IND <text:s text:c="2"/>24 <text:s/>QI_STR_CON</text:p>
      <text:p text:style-name="P2">0B <text:s/>QI_NUM_SIM_IND <text:s text:c="5"/>18 <text:s/>QI_LS_NUM_SIM_IND</text:p>
      <text:p text:style-name="P2">0C <text:s/>QI_STR_SIM_IND <text:s text:c="5"/>19 <text:s/>QI_LS_STR_SIM_IND</text:p>
      <text:p text:style-name="P4"/>
      <text:p text:style-name="P4"/>
      <text:p text:style-name="P4"/>
      <text:p text:style-name="P1"><text:s text:c="7"/><text:span text:style-name="T1">__________________</text:span></text:p>
      <text:p text:style-name="P2"><text:bookmark text:name="p17.19"/>17.19 <text:s/>INDEX OF OPERATORS</text:p>
      <text:p text:style-name="P4"/>
      <text:p text:style-name="P4"/>
      <text:p text:style-name="P2">25 <text:s/>QCO_SPECIAL <text:s text:c="8"/>47 <text:s/>QCO_GT_STR <text:s text:c="9"/>69 <text:s/>QCO_USE</text:p>
      <text:p text:style-name="P2">26 <text:s/>QCO_BREAK <text:s text:c="10"/>48 <text:s/>QCO_GTE_STR <text:s text:c="8"/>6A <text:s/>QCO_KSTAT</text:p>
      <text:p text:style-name="P2">27 <text:s/>QCO_LT_INT <text:s text:c="9"/>49 <text:s/>QCO_NE_STR <text:s text:c="9"/>6B <text:s/>QCO_EDIT</text:p>
      <text:p text:style-name="P2">28 <text:s/>QCO_LTE_INT <text:s text:c="8"/>4A <text:s/>QCO_EQ_STR <text:s text:c="9"/>6C <text:s/>QCO_INPUT_INT</text:p>
      <text:p text:style-name="P2">29 <text:s/>QCO_GT_INT <text:s text:c="9"/>4B <text:s/>QCO_ADD_STR <text:s text:c="8"/>6D <text:s/>QCO_INPUT_NUM</text:p>
      <text:p text:style-name="P2">2A <text:s/>QCO_GTE_INT <text:s text:c="8"/>4C <text:s/>QCO_AT <text:s text:c="13"/>6E <text:s/>QCO_INPUT_STR</text:p>
      <text:p text:style-name="P2">2B <text:s/>QCO_NE_INT <text:s text:c="9"/>4D <text:s/>QCO_BEEP <text:s text:c="11"/>6F <text:s/>QCO_PRINT_INT</text:p>
      <text:p text:style-name="P2">2C <text:s/>QCO_EQ_INT <text:s text:c="9"/>4E <text:s/>QCO_CLS <text:s text:c="12"/>70 <text:s/>QCO_PRINT_NUM</text:p>
      <text:p text:style-name="P2">2D <text:s/>QCO_ADD_INT <text:s text:c="8"/>4F <text:s/>QCO_CURSOR <text:s text:c="9"/>71 <text:s/>QCO_PRINT_STR</text:p>
      <text:p text:style-name="P2">2E <text:s/>QCO_SUB_INT <text:s text:c="8"/>50 <text:s/>QCO_ESCAPE <text:s text:c="9"/>72 <text:s/>QCO_PRINT_SP</text:p>
      <text:p text:style-name="P2">2F <text:s/>QCO_MUL_INT <text:s text:c="8"/>51 <text:s/>QCO_GOTO <text:s text:c="11"/>73 <text:s/>QCO_PRINT_CR</text:p>
      <text:p text:style-name="P2">30 <text:s/>QCO_DIV_INT <text:s text:c="8"/>52 <text:s/>QCO_OFF <text:s text:c="12"/>74 <text:s/>QCO_LPRINT_INT</text:p>
      <text:p text:style-name="P2">31 <text:s/>QCO_POW_INT <text:s text:c="8"/>53 <text:s/>QCO_ONERR <text:s text:c="10"/>75 <text:s/>QCO_LPRINT_NUM</text:p>
      <text:p text:style-name="P2">32 <text:s/>QCO_UMIN_INT <text:s text:c="7"/>54 <text:s/>QCO_PAUSE <text:s text:c="10"/>76 <text:s/>QCO_LPRINT_STR</text:p>
      <text:p text:style-name="P2">33 <text:s/>QCO_NOT_INT <text:s text:c="8"/>55 <text:s/>QCO_POKEB <text:s text:c="10"/>77 <text:s/>QCO_LPRINT_SP</text:p>
      <text:p text:style-name="P2">34 <text:s/>QCO_AND_INT <text:s text:c="8"/>56 <text:s/>QCO_POKEW <text:s text:c="10"/>78 <text:s/>QCO_LPRINT_CR</text:p>
      <text:p text:style-name="P2">35 <text:s/>QCO_OR_INT <text:s text:c="9"/>57 <text:s/>QCO_RAISE <text:s text:c="10"/>79 <text:s/>QCO_RETURN</text:p>
      <text:p text:style-name="P2">36 <text:s/>QCO_LT_NUM <text:s text:c="9"/>58 <text:s/>QCO_RANDOMIZE <text:s text:c="6"/>7A <text:s/>QCO_RETURN_NOUGHT</text:p>
      <text:p text:style-name="P2">37 <text:s/>QCO_LTE_NUM <text:s text:c="8"/>59 <text:s/>QCO_STOP <text:s text:c="11"/>7B <text:s/>QCO_RETURN_ZERO</text:p>
      <text:p text:style-name="P2">38 <text:s/>QCO_GT_NUM <text:s text:c="9"/>5A <text:s/>QCO_TRAP <text:s text:c="11"/>7C <text:s/>QCO_RETURN_NULL</text:p>
      <text:p text:style-name="P2">39 <text:s/>QCO_GTE_NUM <text:s text:c="8"/>5B <text:s/>QCO_APPEND <text:s text:c="9"/>7D <text:s/>QCO_PROC</text:p>
      <text:p text:style-name="P2">3A <text:s/>QCO_NE_NUM <text:s text:c="9"/>5C <text:s/>QCO_CLOSE <text:s text:c="10"/>7E <text:s/>QCO_BRA_FALSE</text:p>
      <text:p text:style-name="P2">3B <text:s/>QCO_EQ_NUM <text:s text:c="9"/>5D <text:s/>QCO_COPY <text:s text:c="11"/>7F <text:s/>QCO_ASS_INT</text:p>
      <text:p text:style-name="P2">3C <text:s/>QCO_ADD_NUM <text:s text:c="8"/>5E <text:s/>QCO_CREATE <text:s text:c="9"/>80 <text:s/>QCO_ASS_NUM</text:p>
      <text:p text:style-name="P2">3D <text:s/>QCO_SUB_NUM <text:s text:c="8"/>5F <text:s/>QCO_DELETE <text:s text:c="9"/>81 <text:s/>QCO_ASS_STR</text:p>
      <text:p text:style-name="P2">3E <text:s/>QCO_MUL_NUM <text:s text:c="8"/>60 <text:s/>QCO_ERASE <text:s text:c="10"/>82 <text:s/>QCO_DROP_BYTE</text:p>
      <text:p text:style-name="P2">3F <text:s/>QCO_DIV_NUM <text:s text:c="8"/>61 <text:s/>QCO_FIRST <text:s text:c="10"/>83 <text:s/>QCO_DROP_WORD</text:p>
      <text:p text:style-name="P2">40 <text:s/>QCO_POW_NUM <text:s text:c="8"/>62 <text:s/>QCO_LAST <text:s text:c="11"/>84 <text:s/>QCO_DROP_NUM</text:p>
      <text:p text:style-name="P2">41 <text:s/>QCO_UMIN_NUM <text:s text:c="7"/>63 <text:s/>QCO_NEXT <text:s text:c="11"/>85 <text:s/>QCO_DROP_STR</text:p>
      <text:p text:style-name="P2">42 <text:s/>QCO_NOT_NUM <text:s text:c="8"/>64 <text:s/>QCO_BACK <text:s text:c="11"/>86 <text:s/>QCO_INT_TO_NUM</text:p>
      <text:p text:style-name="P2">43 <text:s/>QCO_AND_NUM <text:s text:c="8"/>65 <text:s/>QCO_OPEN <text:s text:c="11"/>87 <text:s/>QCO_NUM_TO_INT</text:p>
      <text:p text:style-name="P2">44 <text:s/>QCO_OR_NUM <text:s text:c="9"/>66 <text:s/>QCO_POSITION <text:s text:c="7"/>88 <text:s/>QCO_END_FIELDS</text:p>
      <text:p text:style-name="P2">45 <text:s/>QCO_LT_STR <text:s text:c="9"/>67 <text:s/>QCO_RENAME <text:s text:c="9"/>89 <text:s/>QCO_RUN_ASSEM</text:p>
      <text:p text:style-name="P2">46 <text:s/>QCO_LTE_STR <text:s text:c="8"/>68 <text:s/>QCO_UPDATE</text:p>
      <text:p text:style-name="P4"/>
      <text:p text:style-name="P4"/>
      <text:p text:style-name="P4"/>
      <text:p text:style-name="P1"><text:s text:c="7"/><text:span text:style-name="T1">__________________</text:span></text:p>
      <text:p text:style-name="P2"><text:bookmark text:name="p17.20"/>17.20 <text:s/>INDEX OF FUNCTIONS</text:p>
      <text:p text:style-name="P4"/>
      <text:p text:style-name="P4"/>
      <text:p text:style-name="P2">8A <text:s/>RTF_ADDR <text:s text:c="11"/>A0 <text:s/>RTF_VIEW <text:s text:c="11"/>B6 <text:s/>RTF_SPACE</text:p>
      <text:p text:style-name="P2">8B <text:s/>RTF_ASC <text:s text:c="12"/>A1 <text:s/>RTF_YEAR <text:s text:c="11"/>B7 <text:s/>RTF_DIR</text:p>
      <text:p text:style-name="P2">8C <text:s/>RTF_DAY <text:s text:c="12"/>A2 <text:s/>RTF_COUNT <text:s text:c="10"/>B8 <text:s/>RTF_CHR</text:p>
      <text:p text:style-name="P2">8D <text:s/>RTF_DISP <text:s text:c="11"/>A3 <text:s/>RTF_EOF <text:s text:c="12"/>B9 <text:s/>RTF_DATIM</text:p>
      <text:p text:style-name="P2">8E <text:s/>RTF_ERR <text:s text:c="12"/>A4 <text:s/>RTF_EXIST <text:s text:c="10"/>BA <text:s/>RTF_SERR</text:p>
      <text:p text:style-name="P2">8F <text:s/>RTF_FIND <text:s text:c="11"/>A5 <text:s/>RTF_POS <text:s text:c="12"/>BB <text:s/>RTF_FIX</text:p>
      <text:p text:style-name="P2">90 <text:s/>RTF_FREE <text:s text:c="11"/>A6 <text:s/>RTF_ABS <text:s text:c="12"/>BC <text:s/>RTF_GEN</text:p>
      <text:p text:style-name="P2">91 <text:s/>RTF_GET <text:s text:c="12"/>A7 <text:s/>RTF_ATAN <text:s text:c="11"/>BD <text:s/>RTF_SGET</text:p>
      <text:p text:style-name="P2">92 <text:s/>RTF_HOUR <text:s text:c="11"/>A8 <text:s/>RTF_COS <text:s text:c="12"/>BE <text:s/>RTF_HEX</text:p>
      <text:p text:style-name="P2">93 <text:s/>RTF_IABS <text:s text:c="11"/>A9 <text:s/>RTF_DEG <text:s text:c="12"/>BF <text:s/>RTF_SKEY</text:p>
      <text:p text:style-name="P2"><text:soft-page-break/>94 <text:s/>RTF_INT <text:s text:c="12"/>AA <text:s/>RTF_EXP <text:s text:c="12"/>C0 <text:s/>RTF_LEFT</text:p>
      <text:p text:style-name="P2">95 <text:s/>RTF_KEY <text:s text:c="12"/>AB <text:s/>RTF_FLT <text:s text:c="12"/>C1 <text:s/>RTF_LOWER</text:p>
      <text:p text:style-name="P2">96 <text:s/>RTF_LEN <text:s text:c="12"/>AC <text:s/>RTF_INTF <text:s text:c="11"/>C2 <text:s/>RTF_MID</text:p>
      <text:p text:style-name="P2">97 <text:s/>RTF_LOC <text:s text:c="12"/>AD <text:s/>RTF_LN <text:s text:c="13"/>C3 <text:s/>RTF_NUM</text:p>
      <text:p text:style-name="P2">98 <text:s/>RTF_MENU <text:s text:c="11"/>AE <text:s/>RTF_LOG <text:s text:c="12"/>C4 <text:s/>RTF_RIGHT</text:p>
      <text:p text:style-name="P2">99 <text:s/>RTF_MINUTE <text:s text:c="9"/>AF <text:s/>RTF_PI <text:s text:c="13"/>C5 <text:s/>RTF_REPT</text:p>
      <text:p text:style-name="P2">9A <text:s/>RTF_MONTH <text:s text:c="10"/>B0 <text:s/>RTF_RAD <text:s text:c="12"/>C6 <text:s/>RTF_SCI</text:p>
      <text:p text:style-name="P2">9B <text:s/>RTF_PEEKB <text:s text:c="10"/>B1 <text:s/>RTF_RND <text:s text:c="12"/>C7 <text:s/>RTF_UPPER</text:p>
      <text:p text:style-name="P2">9C <text:s/>RTF_PEEKW <text:s text:c="10"/>B2 <text:s/>RTF_SIN <text:s text:c="12"/>C8 <text:s/>RTF_SUSR</text:p>
      <text:p text:style-name="P2">9D <text:s/>RTF_RECSIZE <text:s text:c="8"/>B3 <text:s/>RTF_SQR <text:s text:c="12"/>C9 <text:s/>RTF_SADDR</text:p>
      <text:p text:style-name="P2">9E <text:s/>RTF_SECOND <text:s text:c="9"/>B4 <text:s/>RTF_TAN</text:p>
      <text:p text:style-name="P2">9F <text:s/>RTF_IUSR <text:s text:c="11"/>B5 <text:s/>RTF_VAL</text:p>
      <text:p text:style-name="P4"/>
      <text:p text:style-name="P4"/>
      <text:p text:style-name="P4"/>
      <text:p text:style-name="P1"><text:s text:c="7"/><text:span text:style-name="T1">________</text:span></text:p>
      <text:p text:style-name="P2"><text:bookmark text:name="p17.21"/>17.21 <text:s/>EXAMPLES</text:p>
      <text:p text:style-name="P4"/>
      <text:p text:style-name="P4"/>
      <text:p text:style-name="P2">In these examples all values are given <text:s/>in <text:s/>hexadecimal; <text:s/>word <text:s/>values <text:s/>are</text:p>
      <text:p text:style-name="P2">given <text:s/>as <text:s/>4 <text:s/>digits, <text:s/>bytes as 2 digits each one separated by a space. <text:s/>If</text:p>
      <text:p text:style-name="P2">values are undefined they are written as **.</text:p>
      <text:p text:style-name="P4"/>
      <text:p text:style-name="P4"/>
      <text:p text:style-name="P4"/>
      <text:p text:style-name="P1"><text:s text:c="9"/><text:span text:style-name="T1">_________</text:span></text:p>
      <text:p text:style-name="P2"><text:bookmark text:name="p17.21.1"/>17.21.1 <text:s/>EXAMPLE 1</text:p>
      <text:p text:style-name="P4"/>
      <text:p text:style-name="P2">Source code:</text:p>
      <text:p text:style-name="P1"><text:s text:c="16"/><text:span text:style-name="T1">EX1:</text:span></text:p>
      <text:p text:style-name="P1"><text:s text:c="16"/><text:span text:style-name="T1">LOCAL A$(5)</text:span></text:p>
      <text:p text:style-name="P1"><text:s text:c="16"/><text:span text:style-name="T1">A$="ABC"</text:span></text:p>
      <text:p text:style-name="P4"/>
      <text:p text:style-name="P2">The Q code header is:</text:p>
      <text:p text:style-name="P2">High memory <text:s text:c="4"/>0009 <text:s text:c="11"/>size of the variables on stack</text:p>
      <text:p text:style-name="P1"><text:s text:c="16"/><text:span text:style-name="T1">000A <text:s text:c="11"/>length of Q code</text:span></text:p>
      <text:p text:style-name="P1"><text:s text:c="16"/><text:span text:style-name="T1">00 <text:s text:c="13"/>number of parameters</text:span></text:p>
      <text:p text:style-name="P1"><text:s text:c="34"/><text:span text:style-name="T1">type of parameter</text:span></text:p>
      <text:p text:style-name="P1"><text:s text:c="16"/><text:span text:style-name="T1">0000 <text:s text:c="11"/>size of global area</text:span></text:p>
      <text:p text:style-name="P1"><text:s text:c="34"/><text:span text:style-name="T1">global name</text:span></text:p>
      <text:p text:style-name="P1"><text:s text:c="34"/><text:span text:style-name="T1">global type</text:span></text:p>
      <text:p text:style-name="P1"><text:s text:c="34"/><text:span text:style-name="T1">offset</text:span></text:p>
      <text:p text:style-name="P1"><text:s text:c="16"/><text:span text:style-name="T1">0000 <text:s text:c="11"/>size of externals</text:span></text:p>
      <text:p text:style-name="P1"><text:s text:c="34"/><text:span text:style-name="T1">external name</text:span></text:p>
      <text:p text:style-name="P1"><text:s text:c="34"/><text:span text:style-name="T1">external type</text:span></text:p>
      <text:p text:style-name="P1"><text:s text:c="16"/><text:span text:style-name="T1">0003 <text:s text:c="11"/>bytes of string fix-ups</text:span></text:p>
      <text:p text:style-name="P1"><text:s text:c="16"/><text:span text:style-name="T1">FFF7 <text:s text:c="13"/>string fix-up offset (from FP)</text:span></text:p>
      <text:p text:style-name="P1"><text:s text:c="16"/><text:span text:style-name="T1">05 <text:s text:c="15"/>max length of string</text:span></text:p>
      <text:p text:style-name="P2">Low memory <text:s text:c="5"/>0000 <text:s text:c="11"/>bytes of array fix-ups</text:p>
      <text:p text:style-name="P1"><text:s text:c="34"/><text:span text:style-name="T1">array fix-up offset (from FP)</text:span></text:p>
      <text:p text:style-name="P1"><text:s text:c="34"/><text:span text:style-name="T1">size of array</text:span></text:p>
      <text:p text:style-name="P4"/>
      <text:p text:style-name="P2">The Q code is:</text:p>
      <text:p text:style-name="P1"><text:s text:c="16"/><text:span text:style-name="T1">0F FFF8 <text:s text:c="8"/>QI_LS_STR_SIM_FP</text:span></text:p>
      <text:p text:style-name="P1"><text:s text:c="16"/><text:span text:style-name="T1">24 <text:s text:c="13"/>QI_STR_CON</text:span></text:p>
      <text:p text:style-name="P1"><text:s text:c="16"/><text:span text:style-name="T1">03 41 42 43 <text:s text:c="4"/>"ABC"</text:span></text:p>
      <text:p text:style-name="P1"><text:s text:c="16"/><text:span text:style-name="T1">81 <text:s text:c="13"/>QCO_ASS_STR</text:span></text:p>
      <text:p text:style-name="P1"><text:s text:c="16"/><text:span text:style-name="T1">7B <text:s text:c="13"/>QCO_RETURN_ZERO</text:span></text:p>
      <text:p text:style-name="P4"/>
      <text:p text:style-name="P2">If this program is run on a CM the stack looks like:</text:p>
      <text:p text:style-name="P4"/>
      <text:p text:style-name="P1"><text:s text:c="8"/><text:span text:style-name="T1">Initially <text:s text:c="10"/>Left Side <text:s text:c="2"/>Constant <text:s text:c="3"/>Assign <text:s text:c="5"/>On Return</text:span></text:p>
      <text:p text:style-name="P2">3EFF <text:s text:c="3"/>'1' <text:s text:c="16"/>'1' <text:s text:c="8"/>'1' <text:s text:c="8"/>'1' <text:s text:c="8"/>'1'</text:p>
      <text:p text:style-name="P2">3EFE <text:s text:c="3"/>'X' <text:s text:c="16"/>'X' <text:s text:c="8"/>'X' <text:s text:c="8"/>'X' <text:s text:c="8"/>'X'</text:p>
      <text:p text:style-name="P2">3EFD <text:s text:c="3"/>'E' <text:s text:c="16"/>'E' <text:s text:c="8"/>'E' <text:s text:c="8"/>'E' <text:s text:c="8"/>'E'</text:p>
      <text:p text:style-name="P2">3EFC <text:s text:c="3"/>':' <text:s text:c="16"/>':' <text:s text:c="8"/>':' <text:s text:c="8"/>':' <text:s text:c="8"/>':'</text:p>
      <text:p text:style-name="P2">3EFB <text:s text:c="3"/>'A' <text:s text:c="16"/>'A' <text:s text:c="8"/>'A' <text:s text:c="8"/>'A' <text:s text:c="8"/>'A'</text:p>
      <text:p text:style-name="P2">3EFA <text:s text:c="3"/>05 <text:s text:c="17"/>05 <text:s text:c="9"/>05 <text:s text:c="9"/>05 <text:s text:c="9"/>05</text:p>
      <text:p text:style-name="P2">3EF9 <text:s text:c="3"/>00 <text:s text:c="2"/>- Top proc <text:s text:c="4"/>00 <text:s text:c="9"/>00 <text:s text:c="9"/>00 <text:s text:c="9"/>00</text:p>
      <text:p text:style-name="P2">3EF8 <text:s text:c="3"/>00 <text:s text:c="2"/>- No. paras <text:s text:c="3"/>00 <text:s text:c="9"/>00 <text:s text:c="9"/>00 <text:s text:c="9"/>00</text:p>
      <text:p text:style-name="P2">3EF6 <text:s text:c="3"/>3EF9 - Return PC <text:s text:c="3"/>3EF9 <text:s text:c="7"/>3EF9 <text:s text:c="7"/>3EF9 <text:s text:c="7"/>3EF9</text:p>
      <text:p text:style-name="P2">3EF4 <text:s text:c="3"/>0000 - ONERR <text:s text:c="7"/>0000 <text:s text:c="7"/>0000 <text:s text:c="7"/>0000 <text:s text:c="7"/>0000</text:p>
      <text:p text:style-name="P2">3EF2 <text:s text:c="3"/>3EDB - BASE SP <text:s text:c="5"/>3EDB <text:s text:c="7"/>3EDB <text:s text:c="7"/>3EDB <text:s text:c="7"/>3EDB</text:p>
      <text:p text:style-name="P2">3EF0 <text:s text:c="3"/>0000 - FP <text:s text:c="10"/>0000 <text:s text:c="7"/>0000 <text:s text:c="7"/>0000 <text:s text:c="7"/>0000</text:p>
      <text:p text:style-name="P2">3EEE <text:s text:c="3"/>3EEE - Global table 3EEE <text:s text:c="7"/>3EEE <text:s text:c="7"/>3EEE <text:s text:c="7"/>3EEE</text:p>
      <text:p text:style-name="P2">3EED <text:s text:c="3"/>00 <text:s text:c="17"/>00 <text:s text:c="9"/>00 <text:s text:c="9"/>00 <text:s text:c="9"/>00</text:p>
      <text:p text:style-name="P2">3EEC <text:s text:c="3"/>00 <text:s text:c="17"/>00 <text:s text:c="9"/>00 <text:s text:c="9"/>00 <text:s text:c="9"/>00</text:p>
      <text:p text:style-name="P2">3EEB <text:s text:c="3"/>00 <text:s text:c="17"/>00 <text:s text:c="9"/>'C' <text:s text:c="8"/>'C' <text:s text:c="8"/>'C'</text:p>
      <text:p text:style-name="P2">3EEA <text:s text:c="3"/>00 <text:s text:c="17"/>00 <text:s text:c="9"/>'B' <text:s text:c="8"/>'B' <text:s text:c="8"/>'B'</text:p>
      <text:p text:style-name="P2">3EE9 <text:s text:c="3"/>00 <text:s text:c="17"/>00 <text:s text:c="9"/>'A' <text:s text:c="8"/>'A' <text:s text:c="8"/>'A'</text:p>
      <text:p text:style-name="P2"><text:soft-page-break/>3EE8 <text:s text:c="3"/>00 <text:s text:c="17"/>00 <text:s text:c="9"/>03 <text:s text:c="9"/>03 <text:s text:c="9"/>03</text:p>
      <text:p text:style-name="P2">3EE7 <text:s text:c="3"/>05 <text:s text:c="17"/>05 <text:s text:c="9"/>05 <text:s text:c="9"/>05 <text:s text:c="9"/>05</text:p>
      <text:p text:style-name="P2">3EE6 <text:s text:c="3"/>** <text:s text:c="17"/>** <text:s text:c="9"/>** <text:s text:c="9"/>** <text:s text:c="9"/>**</text:p>
      <text:p text:style-name="P2">3EE5 <text:s text:c="3"/>** <text:s text:c="17"/>** <text:s text:c="9"/>** <text:s text:c="9"/>** <text:s text:c="9"/>**</text:p>
      <text:p text:style-name="P2">3EE4 <text:s text:c="3"/>QCO_RETURN_ZERO <text:s text:c="3"/>7B <text:s text:c="10"/>7B <text:s text:c="9"/>7B <text:s text:c="9"/>7B</text:p>
      <text:p text:style-name="P2">3EE3 <text:s text:c="3"/>QCO_ASS_STR <text:s text:c="8"/>81 <text:s text:c="9"/>81 <text:s text:c="9"/>81 <text:s text:c="9"/>81</text:p>
      <text:p text:style-name="P2">3EE2 <text:s text:c="3"/>'C' <text:s text:c="16"/>'C' <text:s text:c="8"/>'C' <text:s text:c="8"/>'C' <text:s text:c="8"/>'C'</text:p>
      <text:p text:style-name="P2">3EE1 <text:s text:c="3"/>'B' <text:s text:c="16"/>'B' <text:s text:c="8"/>'B' <text:s text:c="8"/>'B' <text:s text:c="8"/>'B'</text:p>
      <text:p text:style-name="P2">3EE0 <text:s text:c="3"/>'A' <text:s text:c="16"/>'A' <text:s text:c="8"/>'A' <text:s text:c="8"/>'A' <text:s text:c="8"/>'A'</text:p>
      <text:p text:style-name="P2">3EDF <text:s text:c="3"/>03 <text:s text:c="17"/>03 <text:s text:c="9"/>03 <text:s text:c="9"/>03 <text:s text:c="9"/>03</text:p>
      <text:p text:style-name="P2">3EDE <text:s text:c="3"/>QI_STR_CON <text:s text:c="9"/>24 <text:s text:c="9"/>24 <text:s text:c="9"/>24 <text:s text:c="9"/>24</text:p>
      <text:p text:style-name="P2">3EDC <text:s text:c="3"/>FFF8 <text:s text:c="15"/>FFF8 <text:s text:c="7"/>FFF8 <text:s text:c="7"/>FFF8 <text:s text:c="7"/>FFF8</text:p>
      <text:p text:style-name="P2">3EDB <text:s text:c="3"/>QI_LS_STR_SIM_FP <text:s text:c="3"/>0F <text:s text:c="9"/>0F <text:s text:c="9"/>0F <text:s text:c="9"/>0F</text:p>
      <text:p text:style-name="P2">3EDA <text:s text:c="3"/>** <text:s text:c="17"/>3EE8 <text:s text:c="7"/>3EE8 <text:s text:c="7"/>** <text:s text:c="9"/>00</text:p>
      <text:p text:style-name="P2">3ED9 <text:s text:c="3"/>** <text:s text:c="17"/>05 <text:s text:c="9"/>05 <text:s text:c="9"/>** <text:s text:c="9"/>00</text:p>
      <text:p text:style-name="P2">3ED8 <text:s text:c="3"/>** <text:s text:c="17"/>00 <text:s text:c="9"/>00 <text:s text:c="9"/>** <text:s text:c="9"/>00</text:p>
      <text:p text:style-name="P2">3ED7 <text:s text:c="3"/>** <text:s text:c="17"/>** <text:s text:c="9"/>'C' <text:s text:c="8"/>** <text:s text:c="9"/>00</text:p>
      <text:p text:style-name="P2">3ED6 <text:s text:c="3"/>** <text:s text:c="17"/>** <text:s text:c="9"/>'B' <text:s text:c="8"/>** <text:s text:c="9"/>00</text:p>
      <text:p text:style-name="P2">3ED5 <text:s text:c="3"/>** <text:s text:c="17"/>** <text:s text:c="9"/>'A' <text:s text:c="8"/>** <text:s text:c="9"/>00</text:p>
      <text:p text:style-name="P2">3ED4 <text:s text:c="3"/>** <text:s text:c="17"/>** <text:s text:c="9"/>03 <text:s text:c="9"/>** <text:s text:c="9"/>00</text:p>
      <text:p text:style-name="P2">3ED3 <text:s text:c="3"/>** <text:s text:c="17"/>** <text:s text:c="9"/>** <text:s text:c="9"/>** <text:s text:c="9"/>00</text:p>
      <text:p text:style-name="P2">3ED2 <text:s text:c="3"/>** <text:s text:c="17"/>** <text:s text:c="9"/>** <text:s text:c="9"/>** <text:s text:c="9"/>00</text:p>
      <text:p text:style-name="P4"/>
      <text:p text:style-name="P2">FP <text:s text:c="5"/>3EF0 <text:s text:c="15"/>3EF0 <text:s text:c="7"/>3EF0 <text:s text:c="7"/>3EF0</text:p>
      <text:p text:style-name="P2">PC <text:s text:c="5"/>3EDB <text:s text:c="15"/>3EDE <text:s text:c="7"/>3EE3 <text:s text:c="7"/>3EE4</text:p>
      <text:p text:style-name="P2">SP <text:s text:c="5"/>3EDB <text:s text:c="15"/>3ED8 <text:s text:c="7"/>3ED4 <text:s text:c="7"/>3EDB</text:p>
      <text:p text:style-name="P4"/>
      <text:p text:style-name="P4"/>
      <text:p text:style-name="P4"/>
      <text:p text:style-name="P1"><text:s text:c="9"/><text:span text:style-name="T1">_________</text:span></text:p>
      <text:p text:style-name="P2"><text:bookmark text:name="p17.21.2"/>17.21.2 <text:s/>EXAMPLE 2</text:p>
      <text:p text:style-name="P4"/>
      <text:p text:style-name="P2">When a file is created the operator QCO_CREATE is followed by <text:s/>the <text:s/>logical</text:p>
      <text:p text:style-name="P2">name <text:s/>to <text:s/>use <text:s/>and the field type and names. <text:s/>The list is terminated by the</text:p>
      <text:p text:style-name="P2">operator QCO_END_FIELDS.</text:p>
      <text:p text:style-name="P4"/>
      <text:p text:style-name="P2">For example:</text:p>
      <text:p text:style-name="P4"/>
      <text:p text:style-name="P1"><text:s text:c="16"/><text:span text:style-name="T1">CREATE "B:ABC",B,AAA$,B%,CC</text:span></text:p>
      <text:p text:style-name="P4"/>
      <text:p text:style-name="P2">is translated as the Q code:</text:p>
      <text:p text:style-name="P4"/>
      <text:p text:style-name="P1"><text:s text:c="16"/><text:span text:style-name="T1">24 <text:s text:c="21"/>QI_STR_CON</text:span></text:p>
      <text:p text:style-name="P1"><text:s text:c="16"/><text:span text:style-name="T1">05 42 3A 41 42 43 <text:s text:c="6"/>"B:ABC"</text:span></text:p>
      <text:p text:style-name="P1"><text:s text:c="16"/><text:span text:style-name="T1">5E <text:s text:c="21"/>QCO_CREATE</text:span></text:p>
      <text:p text:style-name="P1"><text:s text:c="16"/><text:span text:style-name="T1">01 <text:s text:c="21"/>Logical name B</text:span></text:p>
      <text:p text:style-name="P1"><text:s text:c="16"/><text:span text:style-name="T1">02 <text:s text:c="21"/>Type string</text:span></text:p>
      <text:p text:style-name="P1"><text:s text:c="16"/><text:span text:style-name="T1">04 41 41 41 24 <text:s text:c="9"/>"AAA$"</text:span></text:p>
      <text:p text:style-name="P1"><text:s text:c="16"/><text:span text:style-name="T1">00 <text:s text:c="21"/>Type integer</text:span></text:p>
      <text:p text:style-name="P1"><text:s text:c="16"/><text:span text:style-name="T1">02 42 25 <text:s text:c="15"/>"B%"</text:span></text:p>
      <text:p text:style-name="P1"><text:s text:c="16"/><text:span text:style-name="T1">01 <text:s text:c="21"/>Type floating point</text:span></text:p>
      <text:p text:style-name="P1"><text:s text:c="16"/><text:span text:style-name="T1">02 43 43 <text:s text:c="15"/>"CC"</text:span></text:p>
      <text:p text:style-name="P1"><text:s text:c="16"/><text:span text:style-name="T1">88 <text:s text:c="21"/>QCO_END_FIELDS</text:span></text:p>
      <text:p text:style-name="P4"/>
      <text:p text:style-name="P4"/>
      <text:p text:style-name="P4"/>
      <text:p text:style-name="P1"><text:s text:c="9"/><text:span text:style-name="T1">_________</text:span></text:p>
      <text:p text:style-name="P2"><text:bookmark text:name="p17.21.3"/>17.21.3 <text:s/>EXAMPLE 3</text:p>
      <text:p text:style-name="P4"/>
      <text:p text:style-name="P4"/>
      <text:p text:style-name="P2">The recursive example given in 17.12.1:</text:p>
      <text:p text:style-name="P4"/>
      <text:p text:style-name="P1"><text:s text:c="16"/><text:span text:style-name="T1">RECURS:(I%)</text:span></text:p>
      <text:p text:style-name="P1"><text:s text:c="16"/><text:span text:style-name="T1">IF I%</text:span></text:p>
      <text:p text:style-name="P1"><text:s text:c="17"/><text:span text:style-name="T1">RECURS:(I%-1)</text:span></text:p>
      <text:p text:style-name="P1"><text:s text:c="16"/><text:span text:style-name="T1">ENDIF</text:span></text:p>
      <text:p text:style-name="P4"/>
      <text:p text:style-name="P2">Looks like this on the stack:</text:p>
      <text:p text:style-name="P4"/>
      <text:p text:style-name="P1"><text:s text:c="8"/><text:span text:style-name="T1">Address <text:s text:c="8"/>Contents <text:s text:c="7"/>Description</text:span></text:p>
      <text:p text:style-name="P4"/>
      <text:p text:style-name="P1"><text:s text:c="8"/><text:span text:style-name="T1">3D5A <text:s text:c="11"/>0010 <text:s text:c="11"/>Parameter</text:span></text:p>
      <text:p text:style-name="P1"><text:s text:c="8"/><text:span text:style-name="T1">3D59 <text:s text:c="11"/>00 <text:s text:c="13"/>Parameter type</text:span></text:p>
      <text:p text:style-name="P1"><text:s text:c="8"/><text:span text:style-name="T1">3D58 <text:s text:c="11"/>01 <text:s text:c="13"/>Number of parameters</text:span></text:p>
      <text:p text:style-name="P1"><text:s text:c="8"/><text:span text:style-name="T1">3D57 <text:s text:c="11"/>41 <text:s text:c="13"/>Device A</text:span></text:p>
      <text:p text:style-name="P1"><text:s text:c="8"/><text:span text:style-name="T1">3D55 <text:s text:c="11"/>3D6D <text:s text:c="11"/>Return RTA_PC</text:span></text:p>
      <text:p text:style-name="P1"><text:s text:c="8"/><text:span text:style-name="T1">3D53 <text:s text:c="11"/>0000 <text:s text:c="11"/>ONERR address</text:span></text:p>
      <text:p text:style-name="P1"><text:s text:c="8"/><text:span text:style-name="T1">3D51 <text:s text:c="11"/>3D29 <text:s text:c="11"/>BASE SP</text:span></text:p>
      <text:p text:style-name="P1"><text:s text:c="8"/><text:span text:style-name="T1">3D4F <text:s text:c="11"/>3D82 <text:s text:c="11"/>Previous FP</text:span></text:p>
      <text:p text:style-name="P1"><text:s text:c="8"/><text:span text:style-name="T1">3D4D <text:s text:c="11"/>3D4D <text:s text:c="11"/>Globals start address</text:span></text:p>
      <text:p text:style-name="P1"><text:soft-page-break/><text:s text:c="8"/><text:span text:style-name="T1">3D4B <text:s text:c="11"/>3D5A <text:s text:c="11"/>Indirect address to parameter</text:span></text:p>
      <text:p text:style-name="P1"><text:s text:c="8"/><text:span text:style-name="T1">3D49 <text:s text:c="11"/>**</text:span></text:p>
      <text:p text:style-name="P1"><text:s text:c="8"/><text:span text:style-name="T1">3D48 <text:s text:c="11"/>7B <text:s text:c="13"/>QCO_RETURN_ZERO</text:span></text:p>
      <text:p text:style-name="P1"><text:s text:c="8"/><text:span text:style-name="T1">3D47 <text:s text:c="11"/>84 <text:s text:c="13"/>QCO_DROP_NUM</text:span></text:p>
      <text:p text:style-name="P1"><text:s text:c="8"/><text:span text:style-name="T1">3D40 <text:s text:c="11"/>"RECURS"</text:span></text:p>
      <text:p text:style-name="P1"><text:s text:c="8"/><text:span text:style-name="T1">3D3F <text:s text:c="11"/>7D <text:s text:c="13"/>QCO_PROC</text:span></text:p>
      <text:p text:style-name="P1"><text:s text:c="8"/><text:span text:style-name="T1">3D3E <text:s text:c="11"/>01</text:span></text:p>
      <text:p text:style-name="P1"><text:s text:c="8"/><text:span text:style-name="T1">3D3D <text:s text:c="11"/>20 <text:s text:c="13"/>QCO_STK_LIT_BYTE</text:span></text:p>
      <text:p text:style-name="P1"><text:s text:c="8"/><text:span text:style-name="T1">3D3C <text:s text:c="11"/>00</text:span></text:p>
      <text:p text:style-name="P1"><text:s text:c="8"/><text:span text:style-name="T1">3D3B <text:s text:c="11"/>20 <text:s text:c="13"/>QCO_STK_LIT_BYTE</text:span></text:p>
      <text:p text:style-name="P1"><text:s text:c="8"/><text:span text:style-name="T1">3D3A <text:s text:c="11"/>2E <text:s text:c="13"/>QCO_SUB_INT</text:span></text:p>
      <text:p text:style-name="P1"><text:s text:c="8"/><text:span text:style-name="T1">3D38 <text:s text:c="11"/>0001</text:span></text:p>
      <text:p text:style-name="P1"><text:s text:c="8"/><text:span text:style-name="T1">3D37 <text:s text:c="11"/>22 <text:s text:c="13"/>QI_INT_CON</text:span></text:p>
      <text:p text:style-name="P1"><text:s text:c="8"/><text:span text:style-name="T1">3D35 <text:s text:c="11"/>FFFC</text:span></text:p>
      <text:p text:style-name="P1"><text:s text:c="8"/><text:span text:style-name="T1">3D34 <text:s text:c="11"/>07 <text:s text:c="13"/>QI_INT_SIM_IND</text:span></text:p>
      <text:p text:style-name="P1"><text:s text:c="8"/><text:span text:style-name="T1">3D32 <text:s text:c="11"/>001B</text:span></text:p>
      <text:p text:style-name="P1"><text:s text:c="8"/><text:span text:style-name="T1">3D31 <text:s text:c="11"/>7E <text:s text:c="13"/>QCO_BRA_FALSE</text:span></text:p>
      <text:p text:style-name="P1"><text:s text:c="8"/><text:span text:style-name="T1">3D2F <text:s text:c="11"/>FFFC</text:span></text:p>
      <text:p text:style-name="P1"><text:s text:c="8"/><text:span text:style-name="T1">3D2E <text:s text:c="11"/>07 <text:s text:c="13"/>QI_INT_SIM_IND</text:span></text:p>
      <text:p text:style-name="P1"><text:s text:c="8"/><text:span text:style-name="T1">3D2C <text:s text:c="11"/>000F <text:s text:c="11"/>Parameter for next call</text:span></text:p>
      <text:p text:style-name="P1"><text:s text:c="8"/><text:span text:style-name="T1">3D2B <text:s text:c="11"/>00 <text:s text:c="13"/>parameter type</text:span></text:p>
      <text:p text:style-name="P1"><text:s text:c="8"/><text:span text:style-name="T1">3D2A <text:s text:c="11"/>01 <text:s text:c="13"/>parameter count</text:span></text:p>
      <text:p text:style-name="P4"/>
      <text:p text:style-name="P2">Note that the top 4 byte and the bottom 4 bytes are almost identical, <text:s/>this</text:p>
      <text:p text:style-name="P2">is shown at the point where the procedure is about to be invoked:</text:p>
      <text:p text:style-name="P4"/>
      <text:p text:style-name="P1"><text:s text:c="8"/><text:span text:style-name="T1">RTA_PC <text:s text:c="9"/>3D3F</text:span></text:p>
      <text:p text:style-name="P1"><text:s text:c="8"/><text:span text:style-name="T1">RTA_SP <text:s text:c="9"/>3D2A</text:span></text:p>
      <text:p text:style-name="P1"><text:s text:c="8"/><text:span text:style-name="T1">RTA_FP <text:s text:c="9"/>3D4F</text:span></text:p>
      <text:p text:style-name="P4"/>
      <text:p text:style-name="P4"/>
      <text:p text:style-name="P4"/>
      <text:p text:style-name="P1"><text:s text:c="9"/><text:span text:style-name="T1">_________</text:span></text:p>
      <text:p text:style-name="P2"><text:bookmark text:name="p17.21.4"/>17.21.4 <text:s/>EXAMPLE 4</text:p>
      <text:p text:style-name="P4"/>
      <text:p text:style-name="P2">Source code:</text:p>
      <text:p text:style-name="P1"><text:s text:c="16"/><text:span text:style-name="T1">EX4:(PPP$)</text:span></text:p>
      <text:p text:style-name="P1"><text:s text:c="16"/><text:span text:style-name="T1">LOCAL A$(5)</text:span></text:p>
      <text:p text:style-name="P1"><text:s text:c="16"/><text:span text:style-name="T1">GLOBAL B,C%(3),D$(5)</text:span></text:p>
      <text:p text:style-name="P1"><text:s text:c="16"/><text:span text:style-name="T1">J$=PPP$</text:span></text:p>
      <text:p text:style-name="P4"/>
      <text:p text:style-name="P2">The Q code header is:</text:p>
      <text:p text:style-name="P1"><text:s text:c="16"/><text:span text:style-name="T1">0035 <text:s text:c="11"/>size of the variables on stack</text:span></text:p>
      <text:p text:style-name="P1"><text:s text:c="16"/><text:span text:style-name="T1">0008 <text:s text:c="11"/>size of Q code length</text:span></text:p>
      <text:p text:style-name="P1"><text:s text:c="16"/><text:span text:style-name="T1">01 <text:s text:c="13"/>number of parameters</text:span></text:p>
      <text:p text:style-name="P1"><text:s text:c="16"/><text:span text:style-name="T1">02 <text:s text:c="15"/>type of parameter</text:span></text:p>
      <text:p text:style-name="P1"><text:s text:c="16"/><text:span text:style-name="T1">0011 <text:s text:c="11"/>size of global area</text:span></text:p>
      <text:p text:style-name="P1"><text:s text:c="16"/><text:span text:style-name="T1">01 42 <text:s text:c="12"/>global name</text:span></text:p>
      <text:p text:style-name="P1"><text:s text:c="16"/><text:span text:style-name="T1">01 <text:s text:c="15"/>global type</text:span></text:p>
      <text:p text:style-name="P1"><text:s text:c="16"/><text:span text:style-name="T1">FFE1 <text:s text:c="13"/>offset</text:span></text:p>
      <text:p text:style-name="P1"><text:s text:c="16"/><text:span text:style-name="T1">02 43 25 <text:s text:c="9"/>global name</text:span></text:p>
      <text:p text:style-name="P1"><text:s text:c="16"/><text:span text:style-name="T1">03 <text:s text:c="15"/>global type</text:span></text:p>
      <text:p text:style-name="P1"><text:s text:c="16"/><text:span text:style-name="T1">FFD9 <text:s text:c="13"/>offset</text:span></text:p>
      <text:p text:style-name="P1"><text:s text:c="16"/><text:span text:style-name="T1">02 44 24 <text:s text:c="9"/>global name</text:span></text:p>
      <text:p text:style-name="P1"><text:s text:c="16"/><text:span text:style-name="T1">02 <text:s text:c="15"/>global type</text:span></text:p>
      <text:p text:style-name="P1"><text:s text:c="16"/><text:span text:style-name="T1">FFD3 <text:s text:c="13"/>offset</text:span></text:p>
      <text:p text:style-name="P1"><text:s text:c="16"/><text:span text:style-name="T1">0004 <text:s text:c="11"/>bytes of externals</text:span></text:p>
      <text:p text:style-name="P1"><text:s text:c="16"/><text:span text:style-name="T1">02 4A 24 <text:s text:c="9"/>external name</text:span></text:p>
      <text:p text:style-name="P1"><text:s text:c="16"/><text:span text:style-name="T1">02 <text:s text:c="15"/>external type</text:span></text:p>
      <text:p text:style-name="P1"><text:s text:c="16"/><text:span text:style-name="T1">0006 <text:s text:c="11"/>bytes of string fix-ups</text:span></text:p>
      <text:p text:style-name="P1"><text:s text:c="16"/><text:span text:style-name="T1">FFCB <text:s text:c="13"/>string fix-up offset (from FP)</text:span></text:p>
      <text:p text:style-name="P1"><text:s text:c="16"/><text:span text:style-name="T1">05 <text:s text:c="15"/>max length of string</text:span></text:p>
      <text:p text:style-name="P1"><text:s text:c="16"/><text:span text:style-name="T1">FFD2 <text:s text:c="13"/>string fix-up offset (from FP)</text:span></text:p>
      <text:p text:style-name="P1"><text:s text:c="16"/><text:span text:style-name="T1">05 <text:s text:c="15"/>max length of string</text:span></text:p>
      <text:p text:style-name="P1"><text:s text:c="16"/><text:span text:style-name="T1">0004 <text:s text:c="11"/>bytes of array fix-ups</text:span></text:p>
      <text:p text:style-name="P1"><text:s text:c="16"/><text:span text:style-name="T1">FFD9 <text:s text:c="13"/>array fix-up offset (from FP)</text:span></text:p>
      <text:p text:style-name="P1"><text:s text:c="16"/><text:span text:style-name="T1">0003 <text:s text:c="13"/>size of array</text:span></text:p>
      <text:p text:style-name="P4"/>
      <text:p text:style-name="P2">The Q code is:</text:p>
      <text:p text:style-name="P1"><text:s text:c="16"/><text:span text:style-name="T1">16 FFE9 <text:s text:c="8"/>QI_LS_STR_SIM_IND</text:span></text:p>
      <text:p text:style-name="P1"><text:s text:c="16"/><text:span text:style-name="T1">09 FFEB <text:s text:c="8"/>QI_STR_SIM_IND</text:span></text:p>
      <text:p text:style-name="P1"><text:s text:c="16"/><text:span text:style-name="T1">81 <text:s text:c="13"/>QCO_ASS_STR</text:span></text:p>
      <text:p text:style-name="P1"><text:s text:c="16"/><text:span text:style-name="T1">7B <text:s text:c="13"/>QCO_RETURN_ZERO</text:span></text:p>
      <text:p text:style-name="P4"/>
      <text:p text:style-name="P2">If this program is run on a CM from the procedure:</text:p>
      <text:p text:style-name="P1"><text:s text:c="16"/><text:span text:style-name="T1">XXX:</text:span></text:p>
      <text:p text:style-name="P1"><text:s text:c="16"/><text:span text:style-name="T1">GLOBAL J$(3)</text:span></text:p>
      <text:p text:style-name="P1"><text:s text:c="16"/><text:span text:style-name="T1">EX4:("RST")</text:span></text:p>
      <text:p text:style-name="P4"/>
      <text:p text:style-name="P2">The stack looks like:</text:p>
      <text:p text:style-name="P1"><text:soft-page-break/><text:s text:c="8"/><text:span text:style-name="T1">3EFA <text:s text:c="11"/>"A:XXX"</text:span></text:p>
      <text:p text:style-name="P1"><text:s text:c="8"/><text:span text:style-name="T1">3EF9 <text:s text:c="11"/>00 <text:s text:c="21"/>Number of parameters</text:span></text:p>
      <text:p text:style-name="P1"><text:s text:c="8"/><text:span text:style-name="T1">3EF8 <text:s text:c="11"/>00 <text:s text:c="21"/>Top procedure</text:span></text:p>
      <text:p text:style-name="P1"><text:s text:c="8"/><text:span text:style-name="T1">3EF6 <text:s text:c="11"/>3EF9 <text:s text:c="19"/>Return PC</text:span></text:p>
      <text:p text:style-name="P1"><text:s text:c="8"/><text:span text:style-name="T1">3EF4 <text:s text:c="11"/>0000 <text:s text:c="19"/>ONERR address</text:span></text:p>
      <text:p text:style-name="P1"><text:s text:c="8"/><text:span text:style-name="T1">3EF2 <text:s text:c="11"/>3ED1 <text:s text:c="19"/>BASE SP</text:span></text:p>
      <text:p text:style-name="P1"><text:s text:c="8"/><text:span text:style-name="T1">3EF0 <text:s text:c="11"/>0000 <text:s text:c="19"/>FP</text:span></text:p>
      <text:p text:style-name="P1"><text:s text:c="8"/><text:span text:style-name="T1">3EEE <text:s text:c="11"/>3EE8 <text:s text:c="19"/>Start of global table</text:span></text:p>
      <text:p text:style-name="P1"><text:s text:c="8"/><text:span text:style-name="T1">3EEC <text:s text:c="11"/>3EE4 <text:s text:c="19"/>Address of global</text:span></text:p>
      <text:p text:style-name="P1"><text:s text:c="8"/><text:span text:style-name="T1">3EEB <text:s text:c="11"/>02 <text:s text:c="21"/>Global type</text:span></text:p>
      <text:p text:style-name="P1"><text:s text:c="8"/><text:span text:style-name="T1">3EE8 <text:s text:c="11"/>"J$" <text:s text:c="19"/>Global name</text:span></text:p>
      <text:p text:style-name="P1"><text:s text:c="8"/><text:span text:style-name="T1">3EE3 <text:s text:c="11"/>03 00 00 00 00 <text:s text:c="9"/>Global J$</text:span></text:p>
      <text:p text:style-name="P1"><text:s text:c="8"/><text:span text:style-name="T1">3EE1 <text:s text:c="11"/>**</text:span></text:p>
      <text:p text:style-name="P1"><text:s text:c="8"/><text:span text:style-name="T1">3EE0 <text:s text:c="11"/>7B <text:s text:c="21"/>QCO_RETURN_ZERO</text:span></text:p>
      <text:p text:style-name="P1"><text:s text:c="8"/><text:span text:style-name="T1">3EDF <text:s text:c="11"/>84 <text:s text:c="21"/>QCO_DROP_NUM</text:span></text:p>
      <text:p text:style-name="P1"><text:s text:c="8"/><text:span text:style-name="T1">3EDB <text:s text:c="11"/>"EX4"</text:span></text:p>
      <text:p text:style-name="P1"><text:s text:c="8"/><text:span text:style-name="T1">3EDA <text:s text:c="11"/>7D <text:s text:c="21"/>QCO_PROC</text:span></text:p>
      <text:p text:style-name="P1"><text:s text:c="8"/><text:span text:style-name="T1">3ED8 <text:s text:c="11"/>20 01 <text:s text:c="18"/>QI_STK_LIT_BYTE</text:span></text:p>
      <text:p text:style-name="P1"><text:s text:c="8"/><text:span text:style-name="T1">3ED6 <text:s text:c="11"/>20 02 <text:s text:c="18"/>QI_STK_LIT_BYTE</text:span></text:p>
      <text:p text:style-name="P1"><text:s text:c="8"/><text:span text:style-name="T1">3ED2 <text:s text:c="11"/>"RST"</text:span></text:p>
      <text:p text:style-name="P1"><text:s text:c="8"/><text:span text:style-name="T1">3ED1 <text:s text:c="11"/>24 <text:s text:c="21"/>QI_STR_CON</text:span></text:p>
      <text:p text:style-name="P1"><text:s text:c="8"/><text:span text:style-name="T1">3ECD <text:s text:c="11"/>"RST" <text:s text:c="18"/>Parameter</text:span></text:p>
      <text:p text:style-name="P1"><text:s text:c="8"/><text:span text:style-name="T1">3ECC <text:s text:c="11"/>02 <text:s text:c="21"/>Parameter type</text:span></text:p>
      <text:p text:style-name="P1"><text:s text:c="8"/><text:span text:style-name="T1">3ECB <text:s text:c="11"/>01 <text:s text:c="21"/>Number of parameters</text:span></text:p>
      <text:p text:style-name="P1"><text:s text:c="8"/><text:span text:style-name="T1">3ECA <text:s text:c="11"/>00 <text:s text:c="21"/>Device A:</text:span></text:p>
      <text:p text:style-name="P1"><text:s text:c="8"/><text:span text:style-name="T1">3EC8 <text:s text:c="11"/>3EDA <text:s text:c="19"/>Return PC</text:span></text:p>
      <text:p text:style-name="P1"><text:s text:c="8"/><text:span text:style-name="T1">3EC6 <text:s text:c="11"/>0000 <text:s text:c="19"/>ONERR</text:span></text:p>
      <text:p text:style-name="P1"><text:s text:c="8"/><text:span text:style-name="T1">3EC4 <text:s text:c="11"/>3E83 <text:s text:c="19"/>BASE SP</text:span></text:p>
      <text:p text:style-name="P1"><text:s text:c="8"/><text:span text:style-name="T1">3EC2 <text:s text:c="11"/>3EF0 <text:s text:c="19"/>FP</text:span></text:p>
      <text:p text:style-name="P1"><text:s text:c="8"/><text:span text:style-name="T1">3EC0 <text:s text:c="11"/>3EAF <text:s text:c="19"/>Start global table</text:span></text:p>
      <text:p text:style-name="P1"><text:s text:c="8"/><text:span text:style-name="T1">3EBE <text:s text:c="11"/>3E95</text:span></text:p>
      <text:p text:style-name="P1"><text:s text:c="8"/><text:span text:style-name="T1">3EBD <text:s text:c="11"/>02</text:span></text:p>
      <text:p text:style-name="P1"><text:s text:c="8"/><text:span text:style-name="T1">3EBA <text:s text:c="11"/>02 44 24 <text:s text:c="15"/>Global D$</text:span></text:p>
      <text:p text:style-name="P1"><text:s text:c="8"/><text:span text:style-name="T1">3EB8 <text:s text:c="11"/>3E9B</text:span></text:p>
      <text:p text:style-name="P1"><text:s text:c="8"/><text:span text:style-name="T1">3EB7 <text:s text:c="11"/>03</text:span></text:p>
      <text:p text:style-name="P1"><text:s text:c="8"/><text:span text:style-name="T1">3EB4 <text:s text:c="11"/>02 43 25 <text:s text:c="15"/>Global C%()</text:span></text:p>
      <text:p text:style-name="P1"><text:s text:c="8"/><text:span text:style-name="T1">3EB2 <text:s text:c="11"/>3EA3</text:span></text:p>
      <text:p text:style-name="P1"><text:s text:c="8"/><text:span text:style-name="T1">3EB1 <text:s text:c="11"/>01</text:span></text:p>
      <text:p text:style-name="P1"><text:s text:c="8"/><text:span text:style-name="T1">3EAF <text:s text:c="11"/>01 42 <text:s text:c="18"/>Global B</text:span></text:p>
      <text:p text:style-name="P1"><text:s text:c="8"/><text:span text:style-name="T1">3EAD <text:s text:c="11"/>3ECD <text:s text:c="19"/>Indirection to PPP$</text:span></text:p>
      <text:p text:style-name="P1"><text:s text:c="8"/><text:span text:style-name="T1">3EAB <text:s text:c="11"/>3EE4 <text:s text:c="19"/>Indirection to J$</text:span></text:p>
      <text:p text:style-name="P1"><text:s text:c="8"/><text:span text:style-name="T1">3EA3 <text:s text:c="11"/>00 00 00 00 00 00 00 00 <text:s text:c="8"/>GLOBAL B</text:span></text:p>
      <text:p text:style-name="P1"><text:s text:c="8"/><text:span text:style-name="T1">3E9B <text:s text:c="11"/>00 03 00 00 00 00 00 00 <text:s text:c="8"/>GLOBAL C%()</text:span></text:p>
      <text:p text:style-name="P1"><text:s text:c="8"/><text:span text:style-name="T1">3E94 <text:s text:c="11"/>05 00 00 00 00 00 00 <text:s text:c="11"/>GLOBAL D$</text:span></text:p>
      <text:p text:style-name="P1"><text:s text:c="8"/><text:span text:style-name="T1">3E8D <text:s text:c="11"/>05 00 00 00 00 00 00 <text:s text:c="11"/>LOCAL A$</text:span></text:p>
      <text:p text:style-name="P1"><text:s text:c="8"/><text:span text:style-name="T1">3E8B <text:s text:c="11"/>**</text:span></text:p>
      <text:p text:style-name="P1"><text:s text:c="8"/><text:span text:style-name="T1">3E8A <text:s text:c="11"/>7B <text:s text:c="21"/>QCO_RETURN_ZERO</text:span></text:p>
      <text:p text:style-name="P1"><text:s text:c="8"/><text:span text:style-name="T1">3E89 <text:s text:c="11"/>81 <text:s text:c="21"/>QCO_ASS_STR</text:span></text:p>
      <text:p text:style-name="P1"><text:s text:c="8"/><text:span text:style-name="T1">3E87 <text:s text:c="11"/>FFEB</text:span></text:p>
      <text:p text:style-name="P1"><text:s text:c="8"/><text:span text:style-name="T1">3E86 <text:s text:c="11"/>09 <text:s text:c="21"/>QI_STR_SIM_IND</text:span></text:p>
      <text:p text:style-name="P1"><text:s text:c="8"/><text:span text:style-name="T1">3E84 <text:s text:c="11"/>FFE9</text:span></text:p>
      <text:p text:style-name="P1"><text:s text:c="8"/><text:span text:style-name="T1">3E83 <text:s text:c="11"/>16 <text:s text:c="21"/>QI_LS_STR_SIM_IND</text:span></text:p>
      <text:p text:style-name="P4"/>
      <text:p text:style-name="P2">When running EX4 the offset FFE9 is added to RTA_FP (3EC2) <text:s/>to <text:s/>give <text:s/>3EAB.</text:p>
      <text:p text:style-name="P2">The <text:s/>address <text:s/>at <text:s/>3EAB is 3EE4 which is the address of the global J$. <text:s/>This</text:p>
      <text:p text:style-name="P2">address with a non-field flag is <text:s/>stacked. <text:s text:c="2"/>Similarly <text:s/>FFEB <text:s/>is <text:s/>added <text:s/>to</text:p>
      <text:p text:style-name="P2">RTA_FP <text:s/>to <text:s/>give <text:s/>3EAD, which contains the address 3ECD, the address of the</text:p>
      <text:p text:style-name="P2">parameter PPP$.</text:p>
      <text:p text:style-name="P4"/>
      <text:p text:style-name="P4"/>
      <text:p text:style-name="P4"/>
      <text:p text:style-name="P1"><text:s text:c="9"/><text:span text:style-name="T1">_________</text:span></text:p>
      <text:p text:style-name="P2"><text:bookmark text:name="p17.21.5"/>17.21.5 <text:s/>EXAMPLE 5</text:p>
      <text:p text:style-name="P4"/>
      <text:p text:style-name="P4"/>
      <text:p text:style-name="P2">Source code:</text:p>
      <text:p text:style-name="P1"><text:s text:c="16"/><text:span text:style-name="T1">TOP:</text:span></text:p>
      <text:p text:style-name="P1"><text:s text:c="16"/><text:span text:style-name="T1">PRINT ABC:(GET)</text:span></text:p>
      <text:p text:style-name="P1"><text:s text:c="16"/><text:span text:style-name="T1">GET</text:span></text:p>
      <text:p text:style-name="P4"/>
      <text:p text:style-name="P4"/>
      <text:p text:style-name="P1"><text:s text:c="16"/><text:span text:style-name="T1">ABC:(N%)</text:span></text:p>
      <text:p text:style-name="P1"><text:s text:c="16"/><text:span text:style-name="T1">RETURN(N%*N%)</text:span></text:p>
      <text:p text:style-name="P4"/>
      <text:p text:style-name="P2">At the point when ABC: has just been called the stack looks like:</text:p>
      <text:p text:style-name="P4"/>
      <text:p text:style-name="P2">3EFA <text:s text:c="11"/>"A:TOP"</text:p>
      <text:p text:style-name="P2">3EF9 <text:s text:c="11"/>00 <text:s text:c="13"/>NO. of parameters</text:p>
      <text:p text:style-name="P2">3EF8 <text:s text:c="11"/>00 <text:s text:c="13"/>Top procedure</text:p>
      <text:p text:style-name="P2">3EF6 <text:s text:c="11"/>3EF9 <text:s text:c="11"/>Return PC</text:p>
      <text:p text:style-name="P2"><text:soft-page-break/>3EF4 <text:s text:c="11"/>0000 <text:s text:c="11"/>ONERR address</text:p>
      <text:p text:style-name="P2">3EF2 <text:s text:c="11"/>3EDD <text:s text:c="11"/>BASE SP</text:p>
      <text:p text:style-name="P2">3EF0 <text:s text:c="11"/>0000 <text:s text:c="11"/>FP</text:p>
      <text:p text:style-name="P2">3EEE <text:s text:c="11"/>3EEE <text:s text:c="11"/>Global table</text:p>
      <text:p text:style-name="P2">3EEC <text:s text:c="11"/>**</text:p>
      <text:p text:style-name="P2">3EEB <text:s text:c="11"/>7B <text:s text:c="13"/>QCO_RETURN_ZERO</text:p>
      <text:p text:style-name="P2">3EEA <text:s text:c="11"/>83 <text:s text:c="13"/>QCO_DROP_WORD</text:p>
      <text:p text:style-name="P2">3EE9 <text:s text:c="11"/>91 <text:s text:c="13"/>RTF_GET</text:p>
      <text:p text:style-name="P2">3EE8 <text:s text:c="11"/>73 <text:s text:c="13"/>QCO_PRINT_CR</text:p>
      <text:p text:style-name="P2">3EE7 <text:s text:c="11"/>70 <text:s text:c="13"/>QCO_PRINT_NUM</text:p>
      <text:p text:style-name="P2">3EE3 <text:s text:c="11"/>"ABC"</text:p>
      <text:p text:style-name="P2">3EE2 <text:s text:c="11"/>7D <text:s text:c="13"/>QCO_PROC</text:p>
      <text:p text:style-name="P2">3EE0 <text:s text:c="11"/>20 01 <text:s text:c="10"/>QI_STK_LIT_BYTE</text:p>
      <text:p text:style-name="P2">3EDE <text:s text:c="11"/>20 00 <text:s text:c="10"/>QI_STK_LIT_BYTE</text:p>
      <text:p text:style-name="P2">3EDD <text:s text:c="11"/>91 <text:s text:c="13"/>RTF_GET</text:p>
      <text:p text:style-name="P2">3EDB <text:s text:c="11"/>0020</text:p>
      <text:p text:style-name="P2">3EDA <text:s text:c="11"/>00 <text:s text:c="13"/>Integer</text:p>
      <text:p text:style-name="P2">3ED9 <text:s text:c="11"/>01 <text:s text:c="13"/>No. parameters</text:p>
      <text:p text:style-name="P2">3ED8 <text:s text:c="11"/>41 <text:s text:c="13"/>Device A:</text:p>
      <text:p text:style-name="P2">3ED6 <text:s text:c="11"/>3EE2 <text:s text:c="11"/>Return PC</text:p>
      <text:p text:style-name="P2">3ED4 <text:s text:c="11"/>0000 <text:s text:c="11"/>ONERR</text:p>
      <text:p text:style-name="P2">3ED2 <text:s text:c="11"/>3EC1 <text:s text:c="11"/>BASE SP</text:p>
      <text:p text:style-name="P2">3ED0 <text:s text:c="11"/>3EF0 <text:s text:c="11"/>FP</text:p>
      <text:p text:style-name="P2">3ECE <text:s text:c="11"/>3ECE <text:s text:c="11"/>global table</text:p>
      <text:p text:style-name="P2">3ECC <text:s text:c="11"/>3EE4 <text:s text:c="11"/>Address of N%</text:p>
      <text:p text:style-name="P2">3ECA <text:s text:c="11"/>**</text:p>
      <text:p text:style-name="P2">3EC9 <text:s text:c="11"/>79 <text:s text:c="13"/>QCO_RETURN</text:p>
      <text:p text:style-name="P2">3EC8 <text:s text:c="11"/>86 <text:s text:c="13"/>QCO_INT_TO_NUM</text:p>
      <text:p text:style-name="P2">3EC7 <text:s text:c="11"/>2F <text:s text:c="13"/>QCO_MUL_INT</text:p>
      <text:p text:style-name="P2">3EC4 <text:s text:c="11"/>07 FFF7 <text:s text:c="8"/>QI_INT_SIM_IND</text:p>
      <text:p text:style-name="P2">3EC1 <text:s text:c="11"/>07 FFF7 <text:s text:c="8"/>QI_INT_SIM_IND</text:p>
      <text:p text:style-name="P2">3EBF <text:s text:c="11"/>0020 <text:s text:c="19"/>0400 <text:s text:c="19"/>0300</text:p>
      <text:p text:style-name="P2">3EBD <text:s text:c="11"/>0020 <text:s text:c="19"/>** <text:s text:c="21"/>1024</text:p>
      <text:p text:style-name="P2">3EBB <text:s text:c="11"/>** <text:s text:c="21"/>** <text:s text:c="21"/>0000</text:p>
      <text:p text:style-name="P2">3EB9 <text:s text:c="11"/>** <text:s text:c="21"/>** <text:s text:c="21"/>0000</text:p>
      <text:p text:style-name="P4"/>
      <text:p text:style-name="P6"><text:span text:style-name="T13">PC <text:s text:c="13"/>3EC7 <text:s text:c="19"/>3EC8 <text:s text:c="19"/>3EC9</text:span></text:p>
      <text:p text:style-name="P6"><text:span text:style-name="T14"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'Lucida Grande', 'Trebuchet MS', Verdana, Helvetica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7T21:48:55.604490465</meta:creation-date>
    <dc:date>2024-08-07T21:52:36.887346326</dc:date>
    <meta:editing-duration>PT3M42S</meta:editing-duration>
    <meta:editing-cycles>1</meta:editing-cycles>
    <meta:document-statistic meta:table-count="0" meta:image-count="0" meta:object-count="0" meta:page-count="50" meta:paragraph-count="2669" meta:word-count="15765" meta:character-count="109632" meta:non-whitespace-character-count="74762"/>
    <meta:generator>LibreOffice/6.4.7.2$Linux_X86_64 LibreOffice_project/40$Build-2</meta:generator>
  </office:meta>
</office:document-meta>
</file>